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edffa" officeooo:paragraph-rsid="000edffa"/>
    </style:style>
    <style:style style:name="P2" style:family="paragraph" style:parent-style-name="Text_20_body">
      <style:text-properties officeooo:rsid="000edffa" officeooo:paragraph-rsid="0090ade7"/>
    </style:style>
    <style:style style:name="P3" style:family="paragraph" style:parent-style-name="Text_20_body">
      <style:text-properties officeooo:rsid="000edffa" officeooo:paragraph-rsid="00e52cc4"/>
    </style:style>
    <style:style style:name="P4" style:family="paragraph" style:parent-style-name="Text_20_body">
      <style:text-properties officeooo:rsid="000edffa" officeooo:paragraph-rsid="046e5563"/>
    </style:style>
    <style:style style:name="P5" style:family="paragraph" style:parent-style-name="Text_20_body">
      <style:text-properties officeooo:rsid="0013bcba" officeooo:paragraph-rsid="0013bcba"/>
    </style:style>
    <style:style style:name="P6" style:family="paragraph" style:parent-style-name="Text_20_body">
      <style:text-properties officeooo:rsid="0014eea2" officeooo:paragraph-rsid="0014eea2"/>
    </style:style>
    <style:style style:name="P7" style:family="paragraph" style:parent-style-name="Text_20_body">
      <style:text-properties officeooo:paragraph-rsid="00310941"/>
    </style:style>
    <style:style style:name="P8" style:family="paragraph" style:parent-style-name="Text_20_body">
      <style:text-properties officeooo:rsid="00355b33" officeooo:paragraph-rsid="0035ea9a"/>
    </style:style>
    <style:style style:name="P9" style:family="paragraph" style:parent-style-name="Text_20_body">
      <style:text-properties officeooo:rsid="00355b33" officeooo:paragraph-rsid="016a862b"/>
    </style:style>
    <style:style style:name="P10" style:family="paragraph" style:parent-style-name="Text_20_body">
      <style:text-properties officeooo:rsid="00355b33" officeooo:paragraph-rsid="017303d7"/>
    </style:style>
    <style:style style:name="P11" style:family="paragraph" style:parent-style-name="Text_20_body">
      <style:text-properties officeooo:rsid="00355b33" officeooo:paragraph-rsid="022e60bc"/>
    </style:style>
    <style:style style:name="P12" style:family="paragraph" style:parent-style-name="Text_20_body">
      <style:text-properties officeooo:rsid="00355b33" officeooo:paragraph-rsid="00355b33"/>
    </style:style>
    <style:style style:name="P13" style:family="paragraph" style:parent-style-name="Text_20_body">
      <style:text-properties officeooo:rsid="00355b33" officeooo:paragraph-rsid="03088d8a"/>
    </style:style>
    <style:style style:name="P14" style:family="paragraph" style:parent-style-name="Text_20_body">
      <style:text-properties officeooo:rsid="00355b33" officeooo:paragraph-rsid="0308f0db"/>
    </style:style>
    <style:style style:name="P15" style:family="paragraph" style:parent-style-name="Text_20_body">
      <style:text-properties officeooo:rsid="00355b33" officeooo:paragraph-rsid="05374796"/>
    </style:style>
    <style:style style:name="P16" style:family="paragraph" style:parent-style-name="Text_20_body">
      <style:text-properties officeooo:rsid="00355b33" officeooo:paragraph-rsid="0589e5b0"/>
    </style:style>
    <style:style style:name="P17" style:family="paragraph" style:parent-style-name="Text_20_body">
      <style:text-properties officeooo:rsid="00355b33" officeooo:paragraph-rsid="058b3505"/>
    </style:style>
    <style:style style:name="P18" style:family="paragraph" style:parent-style-name="Text_20_body">
      <style:text-properties officeooo:rsid="00355b33" officeooo:paragraph-rsid="0596c31a"/>
    </style:style>
    <style:style style:name="P19" style:family="paragraph" style:parent-style-name="Text_20_body">
      <style:text-properties officeooo:rsid="0046f0ae" officeooo:paragraph-rsid="0046f0ae"/>
    </style:style>
    <style:style style:name="P20" style:family="paragraph" style:parent-style-name="Text_20_body">
      <style:text-properties officeooo:paragraph-rsid="0055a941"/>
    </style:style>
    <style:style style:name="P21" style:family="paragraph" style:parent-style-name="Text_20_body">
      <style:text-properties officeooo:rsid="002a36ad" officeooo:paragraph-rsid="002a36ad"/>
    </style:style>
    <style:style style:name="P22" style:family="paragraph" style:parent-style-name="Text_20_body">
      <style:text-properties officeooo:rsid="0069abba" officeooo:paragraph-rsid="0069abba"/>
    </style:style>
    <style:style style:name="P23" style:family="paragraph" style:parent-style-name="Text_20_body">
      <style:text-properties officeooo:rsid="006bde68" officeooo:paragraph-rsid="006bde68"/>
    </style:style>
    <style:style style:name="P24" style:family="paragraph" style:parent-style-name="Text_20_body">
      <style:text-properties officeooo:rsid="006bde68" officeooo:paragraph-rsid="00ffc4a3"/>
    </style:style>
    <style:style style:name="P25" style:family="paragraph" style:parent-style-name="Text_20_body">
      <style:text-properties officeooo:rsid="006bde68" officeooo:paragraph-rsid="0103a50f"/>
    </style:style>
    <style:style style:name="P26" style:family="paragraph" style:parent-style-name="Text_20_body">
      <style:text-properties officeooo:rsid="006bde68" officeooo:paragraph-rsid="0108d6ad"/>
    </style:style>
    <style:style style:name="P27" style:family="paragraph" style:parent-style-name="Text_20_body">
      <style:text-properties officeooo:rsid="006bde68" officeooo:paragraph-rsid="01ffdec1"/>
    </style:style>
    <style:style style:name="P28" style:family="paragraph" style:parent-style-name="Text_20_body">
      <style:text-properties officeooo:rsid="006fac24" officeooo:paragraph-rsid="006fac24"/>
    </style:style>
    <style:style style:name="P29" style:family="paragraph" style:parent-style-name="Text_20_body">
      <style:text-properties officeooo:rsid="0070f970"/>
    </style:style>
    <style:style style:name="P30" style:family="paragraph" style:parent-style-name="Text_20_body">
      <style:text-properties officeooo:rsid="0070f970" officeooo:paragraph-rsid="0070f970"/>
    </style:style>
    <style:style style:name="P31" style:family="paragraph" style:parent-style-name="Text_20_body">
      <style:text-properties officeooo:rsid="0070f970" officeooo:paragraph-rsid="0074886c"/>
    </style:style>
    <style:style style:name="P32" style:family="paragraph" style:parent-style-name="Text_20_body">
      <style:text-properties officeooo:rsid="0070f970" officeooo:paragraph-rsid="0076002b"/>
    </style:style>
    <style:style style:name="P33" style:family="paragraph" style:parent-style-name="Text_20_body">
      <style:text-properties officeooo:rsid="0070f970" officeooo:paragraph-rsid="033d8772"/>
    </style:style>
    <style:style style:name="P34" style:family="paragraph" style:parent-style-name="Text_20_body">
      <style:text-properties officeooo:paragraph-rsid="0072a948"/>
    </style:style>
    <style:style style:name="P35" style:family="paragraph" style:parent-style-name="Text_20_body">
      <style:text-properties officeooo:rsid="00737985" officeooo:paragraph-rsid="00737985"/>
    </style:style>
    <style:style style:name="P36" style:family="paragraph" style:parent-style-name="Text_20_body">
      <style:text-properties officeooo:paragraph-rsid="0074886c"/>
    </style:style>
    <style:style style:name="P37" style:family="paragraph" style:parent-style-name="Text_20_body">
      <style:text-properties officeooo:rsid="00751d45" officeooo:paragraph-rsid="00751d45"/>
    </style:style>
    <style:style style:name="P38" style:family="paragraph" style:parent-style-name="Text_20_body">
      <style:text-properties officeooo:rsid="00751d45" officeooo:paragraph-rsid="0141f14e"/>
    </style:style>
    <style:style style:name="P39" style:family="paragraph" style:parent-style-name="Text_20_body">
      <style:paragraph-properties fo:margin-left="1.27cm" fo:margin-right="0cm" fo:text-indent="0cm" style:auto-text-indent="false"/>
      <style:text-properties officeooo:rsid="00751d45" officeooo:paragraph-rsid="0132524d"/>
    </style:style>
    <style:style style:name="P40" style:family="paragraph" style:parent-style-name="Text_20_body">
      <style:paragraph-properties fo:margin-left="1.27cm" fo:margin-right="0cm" fo:text-indent="0cm" style:auto-text-indent="false"/>
      <style:text-properties officeooo:rsid="00751d45" officeooo:paragraph-rsid="0134155d"/>
    </style:style>
    <style:style style:name="P41" style:family="paragraph" style:parent-style-name="Text_20_body">
      <style:paragraph-properties fo:margin-left="1.27cm" fo:margin-right="0cm" fo:text-indent="0cm" style:auto-text-indent="false"/>
      <style:text-properties officeooo:rsid="00751d45" officeooo:paragraph-rsid="014f85c4"/>
    </style:style>
    <style:style style:name="P42" style:family="paragraph" style:parent-style-name="Text_20_body">
      <style:text-properties officeooo:rsid="00751d45" officeooo:paragraph-rsid="02fe3960"/>
    </style:style>
    <style:style style:name="P43" style:family="paragraph" style:parent-style-name="Text_20_body">
      <style:text-properties officeooo:paragraph-rsid="0076002b"/>
    </style:style>
    <style:style style:name="P44" style:family="paragraph" style:parent-style-name="Text_20_body">
      <style:text-properties officeooo:rsid="0078d708" officeooo:paragraph-rsid="0078d708"/>
    </style:style>
    <style:style style:name="P45" style:family="paragraph" style:parent-style-name="Text_20_body">
      <style:text-properties officeooo:rsid="0078d708" officeooo:paragraph-rsid="0082236c"/>
    </style:style>
    <style:style style:name="P46" style:family="paragraph" style:parent-style-name="Text_20_body">
      <style:paragraph-properties fo:margin-left="1.251cm" fo:margin-right="0cm" fo:text-indent="0cm" style:auto-text-indent="false"/>
      <style:text-properties officeooo:rsid="0078d708" officeooo:paragraph-rsid="0082236c"/>
    </style:style>
    <style:style style:name="P47" style:family="paragraph" style:parent-style-name="Text_20_body">
      <style:text-properties officeooo:rsid="0078d708" officeooo:paragraph-rsid="0090ade7"/>
    </style:style>
    <style:style style:name="P48" style:family="paragraph" style:parent-style-name="Text_20_body">
      <style:paragraph-properties fo:margin-left="1.251cm" fo:margin-right="0cm" fo:text-indent="0cm" style:auto-text-indent="false"/>
      <style:text-properties officeooo:rsid="0078d708" officeooo:paragraph-rsid="0093d63b"/>
    </style:style>
    <style:style style:name="P49" style:family="paragraph" style:parent-style-name="Text_20_body">
      <style:paragraph-properties fo:margin-left="1.251cm" fo:margin-right="0cm" fo:text-indent="0cm" style:auto-text-indent="false"/>
      <style:text-properties officeooo:rsid="0078d708" officeooo:paragraph-rsid="00920234"/>
    </style:style>
    <style:style style:name="P50" style:family="paragraph" style:parent-style-name="Text_20_body">
      <style:paragraph-properties fo:margin-left="1.251cm" fo:margin-right="0cm" fo:text-indent="0cm" style:auto-text-indent="false"/>
      <style:text-properties officeooo:rsid="0078d708" officeooo:paragraph-rsid="009547ee"/>
    </style:style>
    <style:style style:name="P51" style:family="paragraph" style:parent-style-name="Text_20_body">
      <style:text-properties officeooo:rsid="0078d708" officeooo:paragraph-rsid="046e5563"/>
    </style:style>
    <style:style style:name="P52" style:family="paragraph" style:parent-style-name="Text_20_body">
      <style:text-properties officeooo:paragraph-rsid="00a497df"/>
    </style:style>
    <style:style style:name="P53" style:family="paragraph" style:parent-style-name="Text_20_body">
      <style:text-properties officeooo:paragraph-rsid="00a87b65"/>
    </style:style>
    <style:style style:name="P54" style:family="paragraph" style:parent-style-name="Text_20_body">
      <style:text-properties officeooo:rsid="00abf805" officeooo:paragraph-rsid="00abf805"/>
    </style:style>
    <style:style style:name="P55" style:family="paragraph" style:parent-style-name="Text_20_body">
      <style:text-properties officeooo:rsid="00db5ee8" officeooo:paragraph-rsid="00db5ee8"/>
    </style:style>
    <style:style style:name="P56" style:family="paragraph" style:parent-style-name="Text_20_body">
      <style:text-properties officeooo:rsid="00e61ac5" officeooo:paragraph-rsid="00e61ac5"/>
    </style:style>
    <style:style style:name="P57" style:family="paragraph" style:parent-style-name="Text_20_body">
      <style:text-properties officeooo:paragraph-rsid="00e70782"/>
    </style:style>
    <style:style style:name="P58" style:family="paragraph" style:parent-style-name="Text_20_body">
      <style:text-properties officeooo:rsid="00edbbd3" officeooo:paragraph-rsid="00edbbd3"/>
    </style:style>
    <style:style style:name="P59" style:family="paragraph" style:parent-style-name="Text_20_body">
      <style:paragraph-properties fo:margin-left="0cm" fo:margin-right="0cm" fo:text-indent="0cm" style:auto-text-indent="false"/>
      <style:text-properties officeooo:rsid="00edbbd3" officeooo:paragraph-rsid="0120cd74"/>
    </style:style>
    <style:style style:name="P60" style:family="paragraph" style:parent-style-name="Text_20_body">
      <style:text-properties officeooo:paragraph-rsid="00f8d17e"/>
    </style:style>
    <style:style style:name="P61" style:family="paragraph" style:parent-style-name="Text_20_body">
      <style:text-properties officeooo:rsid="000d8a44" officeooo:paragraph-rsid="000d8a44"/>
    </style:style>
    <style:style style:name="P62" style:family="paragraph" style:parent-style-name="Text_20_body">
      <style:text-properties officeooo:paragraph-rsid="0101a1be"/>
    </style:style>
    <style:style style:name="P63" style:family="paragraph" style:parent-style-name="Text_20_body">
      <style:text-properties officeooo:paragraph-rsid="0101a90c"/>
    </style:style>
    <style:style style:name="P64" style:family="paragraph" style:parent-style-name="Text_20_body">
      <style:text-properties officeooo:paragraph-rsid="0103a50f"/>
    </style:style>
    <style:style style:name="P65" style:family="paragraph" style:parent-style-name="Text_20_body">
      <style:text-properties officeooo:paragraph-rsid="0108d6ad"/>
    </style:style>
    <style:style style:name="P66" style:family="paragraph" style:parent-style-name="Text_20_body">
      <style:text-properties officeooo:paragraph-rsid="0109704c"/>
    </style:style>
    <style:style style:name="P67" style:family="paragraph" style:parent-style-name="Text_20_body">
      <style:text-properties officeooo:rsid="0116e95e" officeooo:paragraph-rsid="0116e95e"/>
    </style:style>
    <style:style style:name="P68" style:family="paragraph" style:parent-style-name="Text_20_body">
      <style:text-properties officeooo:rsid="00ef0ee6" officeooo:paragraph-rsid="00ef0ee6"/>
    </style:style>
    <style:style style:name="P69" style:family="paragraph" style:parent-style-name="Text_20_body">
      <style:text-properties officeooo:rsid="013a3ef7" officeooo:paragraph-rsid="016a862b"/>
    </style:style>
    <style:style style:name="P70" style:family="paragraph" style:parent-style-name="Text_20_body">
      <style:text-properties officeooo:rsid="013a3ef7" officeooo:paragraph-rsid="017303d7"/>
    </style:style>
    <style:style style:name="P71" style:family="paragraph" style:parent-style-name="Text_20_body">
      <style:text-properties officeooo:rsid="013a3ef7" officeooo:paragraph-rsid="022f173d"/>
    </style:style>
    <style:style style:name="P72" style:family="paragraph" style:parent-style-name="Text_20_body">
      <style:text-properties officeooo:rsid="01648977" officeooo:paragraph-rsid="01648977"/>
    </style:style>
    <style:style style:name="P73" style:family="paragraph" style:parent-style-name="Text_20_body">
      <style:text-properties officeooo:rsid="01648977" officeooo:paragraph-rsid="02855696"/>
    </style:style>
    <style:style style:name="P74" style:family="paragraph" style:parent-style-name="Text_20_body">
      <style:text-properties officeooo:paragraph-rsid="00180934"/>
    </style:style>
    <style:style style:name="P75" style:family="paragraph" style:parent-style-name="Text_20_body">
      <style:text-properties officeooo:rsid="003f3010" officeooo:paragraph-rsid="0201690d"/>
    </style:style>
    <style:style style:name="P76" style:family="paragraph" style:parent-style-name="Text_20_body">
      <style:text-properties officeooo:rsid="003f3010" officeooo:paragraph-rsid="026266ef"/>
    </style:style>
    <style:style style:name="P77" style:family="paragraph" style:parent-style-name="Text_20_body">
      <style:text-properties officeooo:rsid="01a9c0b7" officeooo:paragraph-rsid="01a9c0b7"/>
    </style:style>
    <style:style style:name="P78" style:family="paragraph" style:parent-style-name="Text_20_body">
      <style:text-properties officeooo:rsid="01aa6ab6" officeooo:paragraph-rsid="01aa6ab6"/>
    </style:style>
    <style:style style:name="P79" style:family="paragraph" style:parent-style-name="Text_20_body">
      <style:text-properties officeooo:rsid="01c496c8" officeooo:paragraph-rsid="01c8e054"/>
    </style:style>
    <style:style style:name="P80" style:family="paragraph" style:parent-style-name="Text_20_body">
      <style:text-properties officeooo:rsid="01bed333" officeooo:paragraph-rsid="01bed333"/>
    </style:style>
    <style:style style:name="P81" style:family="paragraph" style:parent-style-name="Text_20_body">
      <style:text-properties officeooo:rsid="00410571" officeooo:paragraph-rsid="01e6430e"/>
    </style:style>
    <style:style style:name="P82" style:family="paragraph" style:parent-style-name="Text_20_body">
      <style:text-properties officeooo:rsid="010f9d67" officeooo:paragraph-rsid="010f9d67"/>
    </style:style>
    <style:style style:name="P83" style:family="paragraph" style:parent-style-name="Text_20_body">
      <style:text-properties officeooo:rsid="01eee129" officeooo:paragraph-rsid="01eee129"/>
    </style:style>
    <style:style style:name="P84" style:family="paragraph" style:parent-style-name="Text_20_body">
      <style:text-properties officeooo:rsid="00dbdca3" officeooo:paragraph-rsid="00dbdca3"/>
    </style:style>
    <style:style style:name="P85" style:family="paragraph" style:parent-style-name="Text_20_body">
      <style:text-properties officeooo:rsid="01f9c766" officeooo:paragraph-rsid="01f9c766"/>
    </style:style>
    <style:style style:name="P86" style:family="paragraph" style:parent-style-name="Text_20_body">
      <style:text-properties officeooo:paragraph-rsid="01fa04af"/>
    </style:style>
    <style:style style:name="P87" style:family="paragraph" style:parent-style-name="Text_20_body">
      <style:text-properties officeooo:paragraph-rsid="0227c90f"/>
    </style:style>
    <style:style style:name="P88" style:family="paragraph" style:parent-style-name="Text_20_body">
      <style:text-properties officeooo:paragraph-rsid="0228c3e5"/>
    </style:style>
    <style:style style:name="P89" style:family="paragraph" style:parent-style-name="Text_20_body">
      <style:text-properties officeooo:rsid="0168e701" officeooo:paragraph-rsid="0168e701"/>
    </style:style>
    <style:style style:name="P90" style:family="paragraph" style:parent-style-name="Text_20_body">
      <style:text-properties officeooo:paragraph-rsid="022e60bc"/>
    </style:style>
    <style:style style:name="P91" style:family="paragraph" style:parent-style-name="Text_20_body">
      <style:text-properties officeooo:rsid="023aa082" officeooo:paragraph-rsid="027b73ad"/>
    </style:style>
    <style:style style:name="P92" style:family="paragraph" style:parent-style-name="Text_20_body">
      <style:paragraph-properties fo:margin-left="0cm" fo:margin-right="0cm" fo:text-indent="0cm" style:auto-text-indent="false"/>
      <style:text-properties officeooo:rsid="007a2e4c" officeooo:paragraph-rsid="007a2e4c"/>
    </style:style>
    <style:style style:name="P93" style:family="paragraph" style:parent-style-name="Text_20_body">
      <style:paragraph-properties fo:margin-left="0cm" fo:margin-right="0cm" fo:text-indent="0cm" style:auto-text-indent="false"/>
      <style:text-properties officeooo:rsid="007be835" officeooo:paragraph-rsid="007be835"/>
    </style:style>
    <style:style style:name="P94" style:family="paragraph" style:parent-style-name="Text_20_body">
      <style:paragraph-properties fo:margin-left="1.251cm" fo:margin-right="0cm" fo:text-indent="0cm" style:auto-text-indent="false"/>
      <style:text-properties officeooo:rsid="007be835" officeooo:paragraph-rsid="007be835"/>
    </style:style>
    <style:style style:name="P95" style:family="paragraph" style:parent-style-name="Text_20_body">
      <style:paragraph-properties fo:margin-left="0cm" fo:margin-right="0cm" fo:text-indent="0cm" style:auto-text-indent="false"/>
      <style:text-properties officeooo:rsid="007bf1ca" officeooo:paragraph-rsid="007bf1ca"/>
    </style:style>
    <style:style style:name="P96" style:family="paragraph" style:parent-style-name="Text_20_body">
      <style:paragraph-properties fo:margin-left="0cm" fo:margin-right="0cm" fo:text-indent="0cm" style:auto-text-indent="false"/>
      <style:text-properties officeooo:rsid="007bf1ca" officeooo:paragraph-rsid="00840f45"/>
    </style:style>
    <style:style style:name="P97" style:family="paragraph" style:parent-style-name="Text_20_body">
      <style:paragraph-properties fo:margin-left="0cm" fo:margin-right="0cm" fo:text-indent="0cm" style:auto-text-indent="false"/>
      <style:text-properties officeooo:rsid="007bf1ca" officeooo:paragraph-rsid="0095d3c8"/>
    </style:style>
    <style:style style:name="P98" style:family="paragraph" style:parent-style-name="Text_20_body">
      <style:paragraph-properties fo:margin-left="0cm" fo:margin-right="0cm" fo:text-indent="0cm" style:auto-text-indent="false"/>
      <style:text-properties officeooo:rsid="007bf1ca" officeooo:paragraph-rsid="046e5563"/>
    </style:style>
    <style:style style:name="P99" style:family="paragraph" style:parent-style-name="Text_20_body">
      <style:paragraph-properties fo:margin-left="0cm" fo:margin-right="0cm" fo:text-indent="0cm" style:auto-text-indent="false"/>
      <style:text-properties officeooo:paragraph-rsid="0079f929"/>
    </style:style>
    <style:style style:name="P100"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101"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102"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103" style:family="paragraph" style:parent-style-name="Text_20_body">
      <style:paragraph-properties fo:margin-left="1.251cm" fo:margin-right="0cm" fo:text-indent="0cm" style:auto-text-indent="false"/>
      <style:text-properties fo:font-weight="bold" officeooo:rsid="0078d708" officeooo:paragraph-rsid="0090ade7" style:font-weight-asian="bold" style:font-weight-complex="bold"/>
    </style:style>
    <style:style style:name="P104"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105" style:family="paragraph" style:parent-style-name="Text_20_body">
      <style:paragraph-properties fo:margin-left="1.251cm" fo:margin-right="0cm" fo:text-indent="0cm" style:auto-text-indent="false"/>
      <style:text-properties fo:font-weight="bold" officeooo:rsid="007be835" officeooo:paragraph-rsid="007be835" style:font-weight-asian="bold" style:font-weight-complex="bold"/>
    </style:style>
    <style:style style:name="P106" style:family="paragraph" style:parent-style-name="Text_20_body">
      <style:paragraph-properties fo:margin-left="1.251cm" fo:margin-right="0cm" fo:text-indent="0cm" style:auto-text-indent="false"/>
      <style:text-properties fo:font-weight="bold" officeooo:rsid="000edffa" officeooo:paragraph-rsid="0078d708" style:font-weight-asian="bold" style:font-weight-complex="bold"/>
    </style:style>
    <style:style style:name="P107" style:family="paragraph" style:parent-style-name="Text_20_body">
      <style:text-properties fo:font-weight="bold" officeooo:paragraph-rsid="025eee09" style:font-weight-asian="bold" style:font-weight-complex="bold"/>
    </style:style>
    <style:style style:name="P108" style:family="paragraph" style:parent-style-name="Text_20_body">
      <style:paragraph-properties fo:margin-left="0cm" fo:margin-right="0cm" fo:text-indent="0cm" style:auto-text-indent="false"/>
      <style:text-properties fo:font-weight="bold" officeooo:rsid="0086d25a" officeooo:paragraph-rsid="037471b7" style:font-weight-asian="bold" style:font-weight-complex="bold"/>
    </style:style>
    <style:style style:name="P109" style:family="paragraph" style:parent-style-name="Text_20_body">
      <style:paragraph-properties fo:margin-left="1.251cm" fo:margin-right="0cm" fo:text-indent="0cm" style:auto-text-indent="false"/>
      <style:text-properties fo:font-weight="bold" officeooo:rsid="046e5563" officeooo:paragraph-rsid="046e5563" style:font-weight-asian="bold" style:font-weight-complex="bold"/>
    </style:style>
    <style:style style:name="P110" style:family="paragraph" style:parent-style-name="Text_20_body">
      <style:text-properties fo:font-weight="bold" officeooo:paragraph-rsid="045095ed" style:font-weight-asian="bold" style:font-weight-complex="bold"/>
    </style:style>
    <style:style style:name="P111" style:family="paragraph" style:parent-style-name="Text_20_body">
      <style:paragraph-properties fo:margin-left="0cm" fo:margin-right="0cm" fo:text-indent="0cm" style:auto-text-indent="false"/>
      <style:text-properties officeooo:rsid="00920234" officeooo:paragraph-rsid="00920234"/>
    </style:style>
    <style:style style:name="P112" style:family="paragraph" style:parent-style-name="Text_20_body">
      <style:paragraph-properties fo:margin-left="0cm" fo:margin-right="0cm" fo:text-indent="0cm" style:auto-text-indent="false"/>
      <style:text-properties officeooo:rsid="00920234" officeooo:paragraph-rsid="046e5563"/>
    </style:style>
    <style:style style:name="P113" style:family="paragraph" style:parent-style-name="Text_20_body">
      <style:paragraph-properties fo:margin-left="0cm" fo:margin-right="0cm" fo:text-indent="0cm" style:auto-text-indent="false"/>
      <style:text-properties officeooo:paragraph-rsid="009d98bc"/>
    </style:style>
    <style:style style:name="P114" style:family="paragraph" style:parent-style-name="Text_20_body">
      <style:paragraph-properties fo:margin-left="0cm" fo:margin-right="0cm" fo:text-indent="0cm" style:auto-text-indent="false"/>
      <style:text-properties officeooo:rsid="00a9d3e9" officeooo:paragraph-rsid="00a9d3e9"/>
    </style:style>
    <style:style style:name="P115" style:family="paragraph" style:parent-style-name="Text_20_body">
      <style:paragraph-properties fo:margin-left="0cm" fo:margin-right="0cm" fo:text-indent="0cm" style:auto-text-indent="false"/>
      <style:text-properties officeooo:paragraph-rsid="00ab01fd"/>
    </style:style>
    <style:style style:name="P116" style:family="paragraph" style:parent-style-name="Text_20_body">
      <style:paragraph-properties fo:margin-left="0cm" fo:margin-right="0cm" fo:text-indent="0cm" style:auto-text-indent="false"/>
      <style:text-properties officeooo:paragraph-rsid="00e5d412"/>
    </style:style>
    <style:style style:name="P117" style:family="paragraph" style:parent-style-name="Text_20_body">
      <style:paragraph-properties fo:margin-left="1.251cm" fo:margin-right="0cm" fo:text-indent="0cm" style:auto-text-indent="false"/>
      <style:text-properties officeooo:rsid="009d010b" officeooo:paragraph-rsid="009d010b"/>
    </style:style>
    <style:style style:name="P118" style:family="paragraph" style:parent-style-name="Text_20_body">
      <style:paragraph-properties fo:margin-left="1.27cm" fo:margin-right="0cm" fo:text-indent="0cm" style:auto-text-indent="false"/>
      <style:text-properties officeooo:rsid="0075bd6b" officeooo:paragraph-rsid="0132524d"/>
    </style:style>
    <style:style style:name="P119" style:family="paragraph" style:parent-style-name="Text_20_body">
      <style:paragraph-properties fo:margin-left="1.27cm" fo:margin-right="0cm" fo:text-indent="0cm" style:auto-text-indent="false"/>
      <style:text-properties officeooo:rsid="0075bd6b" officeooo:paragraph-rsid="0134155d"/>
    </style:style>
    <style:style style:name="P120" style:family="paragraph" style:parent-style-name="Text_20_body">
      <style:paragraph-properties fo:margin-left="1.27cm" fo:margin-right="0cm" fo:text-indent="0cm" style:auto-text-indent="false"/>
      <style:text-properties officeooo:rsid="0075bd6b" officeooo:paragraph-rsid="01532c50"/>
    </style:style>
    <style:style style:name="P121" style:family="paragraph" style:parent-style-name="Text_20_body">
      <style:text-properties officeooo:rsid="0075bd6b" officeooo:paragraph-rsid="028e3f3a"/>
    </style:style>
    <style:style style:name="P122" style:family="paragraph" style:parent-style-name="Text_20_body">
      <style:paragraph-properties fo:margin-left="1.27cm" fo:margin-right="0cm" fo:text-indent="0cm" style:auto-text-indent="false"/>
      <style:text-properties officeooo:paragraph-rsid="01532c50"/>
    </style:style>
    <style:style style:name="P123" style:family="paragraph" style:parent-style-name="Text_20_body">
      <style:text-properties officeooo:paragraph-rsid="0244182b"/>
    </style:style>
    <style:style style:name="P124" style:family="paragraph" style:parent-style-name="Text_20_body">
      <style:text-properties officeooo:paragraph-rsid="025c79a4"/>
    </style:style>
    <style:style style:name="P125" style:family="paragraph" style:parent-style-name="Text_20_body">
      <style:text-properties officeooo:paragraph-rsid="025eee09"/>
    </style:style>
    <style:style style:name="P126" style:family="paragraph" style:parent-style-name="Text_20_body">
      <style:text-properties officeooo:rsid="02646f23" officeooo:paragraph-rsid="02646f23"/>
    </style:style>
    <style:style style:name="P127" style:family="paragraph" style:parent-style-name="Text_20_body">
      <style:text-properties officeooo:paragraph-rsid="0265cab4"/>
    </style:style>
    <style:style style:name="P128" style:family="paragraph" style:parent-style-name="Text_20_body">
      <style:text-properties officeooo:rsid="0265cab4" officeooo:paragraph-rsid="0265cab4"/>
    </style:style>
    <style:style style:name="P129" style:family="paragraph" style:parent-style-name="Text_20_body">
      <style:text-properties officeooo:rsid="026266ef" officeooo:paragraph-rsid="026266ef"/>
    </style:style>
    <style:style style:name="P130" style:family="paragraph" style:parent-style-name="Text_20_body">
      <style:text-properties officeooo:rsid="02708dc7" officeooo:paragraph-rsid="02708dc7"/>
    </style:style>
    <style:style style:name="P131" style:family="paragraph" style:parent-style-name="Text_20_body">
      <style:text-properties officeooo:paragraph-rsid="027b73ad"/>
    </style:style>
    <style:style style:name="P132" style:family="paragraph" style:parent-style-name="Text_20_body">
      <style:text-properties officeooo:paragraph-rsid="027e85b2"/>
    </style:style>
    <style:style style:name="P133" style:family="paragraph" style:parent-style-name="Text_20_body">
      <style:text-properties officeooo:rsid="02855696" officeooo:paragraph-rsid="02855696"/>
    </style:style>
    <style:style style:name="P134" style:family="paragraph" style:parent-style-name="Text_20_body">
      <style:text-properties officeooo:paragraph-rsid="01a992ae"/>
    </style:style>
    <style:style style:name="P135" style:family="paragraph" style:parent-style-name="Text_20_body">
      <style:text-properties officeooo:rsid="02792a8d" officeooo:paragraph-rsid="02792a8d"/>
    </style:style>
    <style:style style:name="P136" style:family="paragraph" style:parent-style-name="Text_20_body">
      <style:text-properties officeooo:rsid="02792a8d" officeooo:paragraph-rsid="02f0adc7"/>
    </style:style>
    <style:style style:name="P137" style:family="paragraph" style:parent-style-name="Text_20_body">
      <style:text-properties officeooo:rsid="02792a8d" officeooo:paragraph-rsid="03cad187"/>
    </style:style>
    <style:style style:name="P138" style:family="paragraph" style:parent-style-name="Text_20_body">
      <style:text-properties officeooo:rsid="02792a8d" officeooo:paragraph-rsid="043c1e0f"/>
    </style:style>
    <style:style style:name="P139" style:family="paragraph" style:parent-style-name="Text_20_body">
      <style:text-properties officeooo:rsid="028218ac" officeooo:paragraph-rsid="028218ac"/>
    </style:style>
    <style:style style:name="P140" style:family="paragraph" style:parent-style-name="Text_20_body">
      <style:text-properties officeooo:rsid="028218ac" officeooo:paragraph-rsid="02f0adc7"/>
    </style:style>
    <style:style style:name="P141" style:family="paragraph" style:parent-style-name="Text_20_body">
      <style:text-properties officeooo:rsid="028218ac" officeooo:paragraph-rsid="03cad187"/>
    </style:style>
    <style:style style:name="P142" style:family="paragraph" style:parent-style-name="Text_20_body">
      <style:text-properties officeooo:rsid="022d38d3" officeooo:paragraph-rsid="022d38d3"/>
    </style:style>
    <style:style style:name="P143" style:family="paragraph" style:parent-style-name="Text_20_body">
      <style:paragraph-properties fo:margin-left="1.27cm" fo:margin-right="0cm" fo:text-indent="0cm" style:auto-text-indent="false"/>
      <style:text-properties officeooo:rsid="02900ff3" officeooo:paragraph-rsid="02900ff3"/>
    </style:style>
    <style:style style:name="P144" style:family="paragraph" style:parent-style-name="Text_20_body">
      <style:paragraph-properties fo:margin-left="1.27cm" fo:margin-right="0cm" fo:text-indent="0cm" style:auto-text-indent="false"/>
      <style:text-properties officeooo:rsid="02900ff3" officeooo:paragraph-rsid="0292b9fa"/>
    </style:style>
    <style:style style:name="P145" style:family="paragraph" style:parent-style-name="Text_20_body">
      <style:text-properties officeooo:rsid="029bd8fc" officeooo:paragraph-rsid="029bd8fc"/>
    </style:style>
    <style:style style:name="P146" style:family="paragraph" style:parent-style-name="Text_20_body">
      <style:text-properties officeooo:rsid="029745bb" officeooo:paragraph-rsid="029745bb"/>
    </style:style>
    <style:style style:name="P147" style:family="paragraph" style:parent-style-name="Text_20_body">
      <style:text-properties officeooo:rsid="0298c062" officeooo:paragraph-rsid="0298c062"/>
    </style:style>
    <style:style style:name="P148" style:family="paragraph" style:parent-style-name="Text_20_body">
      <style:text-properties officeooo:rsid="029c41c7" officeooo:paragraph-rsid="029c41c7"/>
    </style:style>
    <style:style style:name="P149" style:family="paragraph" style:parent-style-name="Text_20_body">
      <style:paragraph-properties fo:margin-left="1.27cm" fo:margin-right="0cm" fo:text-indent="0cm" style:auto-text-indent="false"/>
      <style:text-properties officeooo:rsid="029c41c7" officeooo:paragraph-rsid="029c41c7"/>
    </style:style>
    <style:style style:name="P150" style:family="paragraph" style:parent-style-name="Text_20_body">
      <style:text-properties officeooo:rsid="02a0d784" officeooo:paragraph-rsid="02a0d784"/>
    </style:style>
    <style:style style:name="P151" style:family="paragraph" style:parent-style-name="Text_20_body">
      <style:paragraph-properties fo:margin-left="1.27cm" fo:margin-right="0cm" fo:text-indent="0cm" style:auto-text-indent="false"/>
      <style:text-properties officeooo:rsid="02a0d784" officeooo:paragraph-rsid="02a0d784"/>
    </style:style>
    <style:style style:name="P152" style:family="paragraph" style:parent-style-name="Text_20_body">
      <style:text-properties officeooo:rsid="02a26fff" officeooo:paragraph-rsid="02a26fff"/>
    </style:style>
    <style:style style:name="P153" style:family="paragraph" style:parent-style-name="Text_20_body">
      <style:text-properties officeooo:rsid="02af18a2" officeooo:paragraph-rsid="02af18a2"/>
    </style:style>
    <style:style style:name="P154" style:family="paragraph" style:parent-style-name="Text_20_body">
      <style:paragraph-properties fo:margin-left="1.27cm" fo:margin-right="0cm" fo:text-indent="0cm" style:auto-text-indent="false"/>
      <style:text-properties officeooo:rsid="02a91169" officeooo:paragraph-rsid="02b1d3e2"/>
    </style:style>
    <style:style style:name="P155" style:family="paragraph" style:parent-style-name="Text_20_body">
      <style:paragraph-properties fo:margin-left="1.27cm" fo:margin-right="0cm" fo:text-indent="0cm" style:auto-text-indent="false"/>
      <style:text-properties officeooo:rsid="02a81706" officeooo:paragraph-rsid="02a81706"/>
    </style:style>
    <style:style style:name="P156" style:family="paragraph" style:parent-style-name="Text_20_body">
      <style:paragraph-properties fo:margin-left="1.27cm" fo:margin-right="0cm" fo:text-indent="0cm" style:auto-text-indent="false"/>
      <style:text-properties officeooo:rsid="029cbbe6" officeooo:paragraph-rsid="029cbbe6"/>
    </style:style>
    <style:style style:name="P157" style:family="paragraph" style:parent-style-name="Text_20_body">
      <style:text-properties officeooo:rsid="00fad217" officeooo:paragraph-rsid="00fad217"/>
    </style:style>
    <style:style style:name="P158" style:family="paragraph" style:parent-style-name="Text_20_body">
      <style:text-properties officeooo:rsid="02de020f" officeooo:paragraph-rsid="02de020f"/>
    </style:style>
    <style:style style:name="P159" style:family="paragraph" style:parent-style-name="Text_20_body">
      <style:text-properties officeooo:paragraph-rsid="02de020f"/>
    </style:style>
    <style:style style:name="P160" style:family="paragraph" style:parent-style-name="Text_20_body">
      <style:text-properties officeooo:rsid="02e24a64" officeooo:paragraph-rsid="02e24a64"/>
    </style:style>
    <style:style style:name="P161" style:family="paragraph" style:parent-style-name="Text_20_body">
      <style:text-properties officeooo:rsid="02ea8d38" officeooo:paragraph-rsid="02ea8d38"/>
    </style:style>
    <style:style style:name="P162" style:family="paragraph" style:parent-style-name="Text_20_body">
      <style:text-properties officeooo:paragraph-rsid="02f0adc7"/>
    </style:style>
    <style:style style:name="P163" style:family="paragraph" style:parent-style-name="Text_20_body">
      <style:text-properties officeooo:rsid="02f6a40d" officeooo:paragraph-rsid="02f6a40d"/>
    </style:style>
    <style:style style:name="P164" style:family="paragraph" style:parent-style-name="Text_20_body">
      <style:text-properties officeooo:rsid="02f86f36" officeooo:paragraph-rsid="02f86f36"/>
    </style:style>
    <style:style style:name="P165" style:family="paragraph" style:parent-style-name="Text_20_body">
      <style:text-properties officeooo:paragraph-rsid="02fe3960"/>
    </style:style>
    <style:style style:name="P166" style:family="paragraph" style:parent-style-name="Text_20_body">
      <style:text-properties officeooo:rsid="030564c6" officeooo:paragraph-rsid="030564c6"/>
    </style:style>
    <style:style style:name="P167" style:family="paragraph" style:parent-style-name="Text_20_body">
      <style:text-properties officeooo:paragraph-rsid="030626f8"/>
    </style:style>
    <style:style style:name="P168" style:family="paragraph" style:parent-style-name="Text_20_body">
      <style:text-properties officeooo:paragraph-rsid="03072edb"/>
    </style:style>
    <style:style style:name="P169" style:family="paragraph" style:parent-style-name="Text_20_body">
      <style:text-properties officeooo:paragraph-rsid="032afbb3"/>
    </style:style>
    <style:style style:name="P170" style:family="paragraph" style:parent-style-name="Text_20_body">
      <style:text-properties officeooo:paragraph-rsid="032c36b0"/>
    </style:style>
    <style:style style:name="P171" style:family="paragraph" style:parent-style-name="Text_20_body">
      <style:text-properties officeooo:paragraph-rsid="032e34ea"/>
    </style:style>
    <style:style style:name="P172" style:family="paragraph" style:parent-style-name="Text_20_body">
      <style:text-properties officeooo:paragraph-rsid="0330228f"/>
    </style:style>
    <style:style style:name="P173" style:family="paragraph" style:parent-style-name="Text_20_body">
      <style:text-properties officeooo:paragraph-rsid="0330d0b9"/>
    </style:style>
    <style:style style:name="P174" style:family="paragraph" style:parent-style-name="Text_20_body">
      <style:text-properties officeooo:paragraph-rsid="0331d312"/>
    </style:style>
    <style:style style:name="P175" style:family="paragraph" style:parent-style-name="Text_20_body">
      <style:text-properties officeooo:paragraph-rsid="0070f970"/>
    </style:style>
    <style:style style:name="P176" style:family="paragraph" style:parent-style-name="Text_20_body">
      <style:text-properties officeooo:paragraph-rsid="0341a0ab"/>
    </style:style>
    <style:style style:name="P177" style:family="paragraph" style:parent-style-name="Text_20_body">
      <style:text-properties officeooo:rsid="0341a0ab" officeooo:paragraph-rsid="0341a0ab"/>
    </style:style>
    <style:style style:name="P178" style:family="paragraph" style:parent-style-name="Text_20_body">
      <style:text-properties officeooo:paragraph-rsid="03447634"/>
    </style:style>
    <style:style style:name="P179" style:family="paragraph" style:parent-style-name="Text_20_body">
      <style:text-properties officeooo:paragraph-rsid="0344877e"/>
    </style:style>
    <style:style style:name="P180" style:family="paragraph" style:parent-style-name="Text_20_body">
      <style:text-properties officeooo:rsid="0348762d" officeooo:paragraph-rsid="0348762d"/>
    </style:style>
    <style:style style:name="P181" style:family="paragraph" style:parent-style-name="Text_20_body">
      <style:text-properties officeooo:rsid="0348762d" officeooo:paragraph-rsid="03a1c142"/>
    </style:style>
    <style:style style:name="P182" style:family="paragraph" style:parent-style-name="Text_20_body">
      <style:text-properties officeooo:rsid="0348762d" officeooo:paragraph-rsid="03a2df64"/>
    </style:style>
    <style:style style:name="P183" style:family="paragraph" style:parent-style-name="Text_20_body">
      <style:text-properties officeooo:rsid="0348762d" officeooo:paragraph-rsid="03ec6f19"/>
    </style:style>
    <style:style style:name="P184" style:family="paragraph" style:parent-style-name="Text_20_body">
      <style:text-properties officeooo:rsid="0348762d" officeooo:paragraph-rsid="03ed91b5"/>
    </style:style>
    <style:style style:name="P185" style:family="paragraph" style:parent-style-name="Text_20_body">
      <style:text-properties officeooo:rsid="0348762d" officeooo:paragraph-rsid="03ee7c7b"/>
    </style:style>
    <style:style style:name="P186" style:family="paragraph" style:parent-style-name="Text_20_body">
      <style:text-properties officeooo:rsid="0348762d" officeooo:paragraph-rsid="03eff011"/>
    </style:style>
    <style:style style:name="P187" style:family="paragraph" style:parent-style-name="Text_20_body">
      <style:text-properties officeooo:rsid="0348762d" officeooo:paragraph-rsid="03eff9d4"/>
    </style:style>
    <style:style style:name="P188" style:family="paragraph" style:parent-style-name="Text_20_body">
      <style:text-properties officeooo:rsid="0348762d" officeooo:paragraph-rsid="03f0660d"/>
    </style:style>
    <style:style style:name="P189" style:family="paragraph" style:parent-style-name="Text_20_body">
      <style:text-properties officeooo:rsid="0348762d" officeooo:paragraph-rsid="03f06dc8"/>
    </style:style>
    <style:style style:name="P190" style:family="paragraph" style:parent-style-name="Text_20_body">
      <style:text-properties officeooo:rsid="0348762d" officeooo:paragraph-rsid="03f11885"/>
    </style:style>
    <style:style style:name="P191" style:family="paragraph" style:parent-style-name="Text_20_body">
      <style:text-properties officeooo:rsid="0348762d" officeooo:paragraph-rsid="03f15288"/>
    </style:style>
    <style:style style:name="P192" style:family="paragraph" style:parent-style-name="Text_20_body">
      <style:text-properties officeooo:rsid="0348762d" officeooo:paragraph-rsid="03f21117"/>
    </style:style>
    <style:style style:name="P193" style:family="paragraph" style:parent-style-name="Text_20_body">
      <style:text-properties officeooo:rsid="0348762d" officeooo:paragraph-rsid="03f3fd46"/>
    </style:style>
    <style:style style:name="P194" style:family="paragraph" style:parent-style-name="Text_20_body">
      <style:text-properties officeooo:rsid="0348762d" officeooo:paragraph-rsid="038fab43"/>
    </style:style>
    <style:style style:name="P195" style:family="paragraph" style:parent-style-name="Text_20_body">
      <style:text-properties officeooo:rsid="0346c9dc" officeooo:paragraph-rsid="0346c9dc"/>
    </style:style>
    <style:style style:name="P196" style:family="paragraph" style:parent-style-name="Text_20_body">
      <style:text-properties officeooo:rsid="0346c9dc" officeooo:paragraph-rsid="034d31da"/>
    </style:style>
    <style:style style:name="P197" style:family="paragraph" style:parent-style-name="Text_20_body">
      <style:text-properties officeooo:rsid="0349816c" officeooo:paragraph-rsid="034ab6f0"/>
    </style:style>
    <style:style style:name="P198" style:family="paragraph" style:parent-style-name="Text_20_body">
      <style:text-properties officeooo:rsid="0349816c" officeooo:paragraph-rsid="0349816c"/>
    </style:style>
    <style:style style:name="P199" style:family="paragraph" style:parent-style-name="Text_20_body">
      <style:text-properties officeooo:rsid="035f6071" officeooo:paragraph-rsid="035f6071"/>
    </style:style>
    <style:style style:name="P200" style:family="paragraph" style:parent-style-name="Text_20_body">
      <style:text-properties officeooo:rsid="035f6071" officeooo:paragraph-rsid="036720e8"/>
    </style:style>
    <style:style style:name="P201" style:family="paragraph" style:parent-style-name="Text_20_body">
      <style:text-properties officeooo:rsid="0369015d" officeooo:paragraph-rsid="0369015d"/>
    </style:style>
    <style:style style:name="P202" style:family="paragraph" style:parent-style-name="Text_20_body">
      <style:text-properties officeooo:paragraph-rsid="0369015d"/>
    </style:style>
    <style:style style:name="P203" style:family="paragraph" style:parent-style-name="Text_20_body">
      <style:text-properties officeooo:rsid="036c23d3" officeooo:paragraph-rsid="036c23d3"/>
    </style:style>
    <style:style style:name="P204" style:family="paragraph" style:parent-style-name="Text_20_body">
      <style:text-properties officeooo:rsid="036f1b9a" officeooo:paragraph-rsid="036f1b9a"/>
    </style:style>
    <style:style style:name="P205" style:family="paragraph" style:parent-style-name="Text_20_body">
      <style:text-properties officeooo:rsid="036fdb2b" officeooo:paragraph-rsid="036fdb2b"/>
    </style:style>
    <style:style style:name="P206" style:family="paragraph" style:parent-style-name="Text_20_body">
      <style:text-properties officeooo:paragraph-rsid="036fef59"/>
    </style:style>
    <style:style style:name="P207" style:family="paragraph" style:parent-style-name="Text_20_body">
      <style:text-properties officeooo:rsid="03898af1" officeooo:paragraph-rsid="03898af1"/>
    </style:style>
    <style:style style:name="P208" style:family="paragraph" style:parent-style-name="Text_20_body">
      <style:text-properties officeooo:rsid="03552b7e" officeooo:paragraph-rsid="03552b7e"/>
    </style:style>
    <style:style style:name="P209" style:family="paragraph" style:parent-style-name="Text_20_body">
      <style:text-properties officeooo:rsid="038ee484" officeooo:paragraph-rsid="038ee484"/>
    </style:style>
    <style:style style:name="P210" style:family="paragraph" style:parent-style-name="Text_20_body">
      <style:text-properties officeooo:rsid="039b75a5" officeooo:paragraph-rsid="039b75a5"/>
    </style:style>
    <style:style style:name="P211" style:family="paragraph" style:parent-style-name="Text_20_body">
      <style:text-properties officeooo:rsid="03a12170" officeooo:paragraph-rsid="03a12170"/>
    </style:style>
    <style:style style:name="P212" style:family="paragraph" style:parent-style-name="Text_20_body">
      <style:text-properties officeooo:rsid="03a12170" officeooo:paragraph-rsid="03b227b6"/>
    </style:style>
    <style:style style:name="P213" style:family="paragraph" style:parent-style-name="Text_20_body">
      <style:text-properties officeooo:rsid="03a12170" officeooo:paragraph-rsid="03d14ff9"/>
    </style:style>
    <style:style style:name="P214" style:family="paragraph" style:parent-style-name="Text_20_body">
      <style:text-properties officeooo:rsid="0390ff5c" officeooo:paragraph-rsid="03a463f3"/>
    </style:style>
    <style:style style:name="P215" style:family="paragraph" style:parent-style-name="Text_20_body">
      <style:text-properties officeooo:rsid="038c886c" officeooo:paragraph-rsid="038c886c"/>
    </style:style>
    <style:style style:name="P216" style:family="paragraph" style:parent-style-name="Text_20_body">
      <style:text-properties officeooo:rsid="03a82dbb" officeooo:paragraph-rsid="03a82dbb"/>
    </style:style>
    <style:style style:name="P217" style:family="paragraph" style:parent-style-name="Text_20_body">
      <style:text-properties officeooo:rsid="03a82dbb" officeooo:paragraph-rsid="03e8d01f"/>
    </style:style>
    <style:style style:name="P218" style:family="paragraph" style:parent-style-name="Text_20_body">
      <style:text-properties officeooo:rsid="039f5ea9" officeooo:paragraph-rsid="03b04804"/>
    </style:style>
    <style:style style:name="P219" style:family="paragraph" style:parent-style-name="Text_20_body">
      <style:text-properties officeooo:rsid="03b3fdf4" officeooo:paragraph-rsid="03b3fdf4"/>
    </style:style>
    <style:style style:name="P220" style:family="paragraph" style:parent-style-name="Text_20_body">
      <style:text-properties officeooo:rsid="03b3fdf4" officeooo:paragraph-rsid="03ba9c3c"/>
    </style:style>
    <style:style style:name="P221" style:family="paragraph" style:parent-style-name="Text_20_body">
      <style:text-properties officeooo:rsid="03b72c52" officeooo:paragraph-rsid="03b72c52"/>
    </style:style>
    <style:style style:name="P222" style:family="paragraph" style:parent-style-name="Text_20_body">
      <style:text-properties officeooo:rsid="03b98b90" officeooo:paragraph-rsid="03b98b90"/>
    </style:style>
    <style:style style:name="P223" style:family="paragraph" style:parent-style-name="Text_20_body">
      <style:text-properties officeooo:rsid="0356b1b6" officeooo:paragraph-rsid="0356b1b6"/>
    </style:style>
    <style:style style:name="P224" style:family="paragraph" style:parent-style-name="Text_20_body">
      <style:text-properties officeooo:rsid="0356b1b6" officeooo:paragraph-rsid="04bd97da"/>
    </style:style>
    <style:style style:name="P225" style:family="paragraph" style:parent-style-name="Text_20_body">
      <style:text-properties officeooo:rsid="03c127a8" officeooo:paragraph-rsid="03c127a8"/>
    </style:style>
    <style:style style:name="P226" style:family="paragraph" style:parent-style-name="Text_20_body">
      <style:text-properties officeooo:paragraph-rsid="03cad187"/>
    </style:style>
    <style:style style:name="P227" style:family="paragraph" style:parent-style-name="Text_20_body">
      <style:paragraph-properties fo:margin-left="1.27cm" fo:margin-right="0cm" fo:text-indent="0cm" style:auto-text-indent="false"/>
      <style:text-properties officeooo:paragraph-rsid="03d044b8"/>
    </style:style>
    <style:style style:name="P228" style:family="paragraph" style:parent-style-name="Text_20_body">
      <style:text-properties officeooo:paragraph-rsid="03d14ff9"/>
    </style:style>
    <style:style style:name="P229" style:family="paragraph" style:parent-style-name="Text_20_body">
      <style:text-properties officeooo:rsid="03e8d01f" officeooo:paragraph-rsid="03e8d01f"/>
    </style:style>
    <style:style style:name="P230" style:family="paragraph" style:parent-style-name="Text_20_body">
      <style:text-properties officeooo:paragraph-rsid="0405a316"/>
    </style:style>
    <style:style style:name="P231" style:family="paragraph" style:parent-style-name="Text_20_body">
      <style:text-properties officeooo:rsid="0405a316" officeooo:paragraph-rsid="0405a316"/>
    </style:style>
    <style:style style:name="P232" style:family="paragraph" style:parent-style-name="Text_20_body">
      <style:text-properties officeooo:rsid="0405f617" officeooo:paragraph-rsid="0405f617"/>
    </style:style>
    <style:style style:name="P233" style:family="paragraph" style:parent-style-name="Text_20_body">
      <style:text-properties officeooo:rsid="0406c2c2" officeooo:paragraph-rsid="0406c2c2"/>
    </style:style>
    <style:style style:name="P234" style:family="paragraph" style:parent-style-name="Text_20_body">
      <style:text-properties officeooo:rsid="0406c2c2" officeooo:paragraph-rsid="0408be1e"/>
    </style:style>
    <style:style style:name="P235" style:family="paragraph" style:parent-style-name="Text_20_body">
      <style:text-properties officeooo:rsid="0406c2c2" officeooo:paragraph-rsid="040a01d5"/>
    </style:style>
    <style:style style:name="P236" style:family="paragraph" style:parent-style-name="Text_20_body">
      <style:text-properties officeooo:rsid="0406c2c2" officeooo:paragraph-rsid="040a314a"/>
    </style:style>
    <style:style style:name="P237" style:family="paragraph" style:parent-style-name="Text_20_body">
      <style:text-properties officeooo:rsid="0406c2c2" officeooo:paragraph-rsid="040a5425"/>
    </style:style>
    <style:style style:name="P238" style:family="paragraph" style:parent-style-name="Text_20_body">
      <style:text-properties officeooo:rsid="0406c2c2" officeooo:paragraph-rsid="040badde"/>
    </style:style>
    <style:style style:name="P239" style:family="paragraph" style:parent-style-name="Text_20_body">
      <style:text-properties officeooo:rsid="0406c2c2" officeooo:paragraph-rsid="040cad49"/>
    </style:style>
    <style:style style:name="P240" style:family="paragraph" style:parent-style-name="Text_20_body">
      <style:text-properties officeooo:rsid="0406c2c2" officeooo:paragraph-rsid="040d86f8"/>
    </style:style>
    <style:style style:name="P241" style:family="paragraph" style:parent-style-name="Text_20_body">
      <style:text-properties officeooo:rsid="0406c2c2" officeooo:paragraph-rsid="040f3006"/>
    </style:style>
    <style:style style:name="P242" style:family="paragraph" style:parent-style-name="Text_20_body">
      <style:text-properties officeooo:rsid="0406c2c2" officeooo:paragraph-rsid="0411914b"/>
    </style:style>
    <style:style style:name="P243" style:family="paragraph" style:parent-style-name="Text_20_body">
      <style:text-properties officeooo:rsid="0406c2c2" officeooo:paragraph-rsid="04123885"/>
    </style:style>
    <style:style style:name="P244" style:family="paragraph" style:parent-style-name="Text_20_body">
      <style:text-properties officeooo:rsid="0437e511" officeooo:paragraph-rsid="0437e511"/>
    </style:style>
    <style:style style:name="P245" style:family="paragraph" style:parent-style-name="Text_20_body">
      <style:text-properties officeooo:paragraph-rsid="0437e511"/>
    </style:style>
    <style:style style:name="P246" style:family="paragraph" style:parent-style-name="Text_20_body">
      <style:text-properties officeooo:rsid="044873f8" officeooo:paragraph-rsid="044873f8"/>
    </style:style>
    <style:style style:name="P247" style:family="paragraph" style:parent-style-name="Text_20_body">
      <style:text-properties officeooo:rsid="044881ef" officeooo:paragraph-rsid="044881ef"/>
    </style:style>
    <style:style style:name="P248" style:family="paragraph" style:parent-style-name="Text_20_body">
      <style:text-properties officeooo:rsid="044881ef" officeooo:paragraph-rsid="059be22e"/>
    </style:style>
    <style:style style:name="P249" style:family="paragraph" style:parent-style-name="Text_20_body">
      <style:text-properties officeooo:paragraph-rsid="044ef99b"/>
    </style:style>
    <style:style style:name="P250" style:family="paragraph" style:parent-style-name="Text_20_body">
      <style:text-properties officeooo:paragraph-rsid="045095ed"/>
    </style:style>
    <style:style style:name="P251" style:family="paragraph" style:parent-style-name="Text_20_body">
      <style:text-properties officeooo:rsid="045102b2" officeooo:paragraph-rsid="045102b2"/>
    </style:style>
    <style:style style:name="P252" style:family="paragraph" style:parent-style-name="Text_20_body">
      <style:text-properties officeooo:rsid="045095ed" officeooo:paragraph-rsid="045095ed"/>
    </style:style>
    <style:style style:name="P253" style:family="paragraph" style:parent-style-name="Text_20_body">
      <style:text-properties officeooo:paragraph-rsid="046e5563"/>
    </style:style>
    <style:style style:name="P254" style:family="paragraph" style:parent-style-name="Text_20_body">
      <style:text-properties officeooo:paragraph-rsid="046e5b0c"/>
    </style:style>
    <style:style style:name="P255" style:family="paragraph" style:parent-style-name="Text_20_body">
      <style:text-properties officeooo:rsid="046e5563" officeooo:paragraph-rsid="046e5563"/>
    </style:style>
    <style:style style:name="P256" style:family="paragraph" style:parent-style-name="Text_20_body">
      <style:text-properties officeooo:rsid="0475b8ee" officeooo:paragraph-rsid="0475b8ee"/>
    </style:style>
    <style:style style:name="P257" style:family="paragraph" style:parent-style-name="Text_20_body">
      <style:text-properties officeooo:rsid="0477ae4d" officeooo:paragraph-rsid="0477ae4d"/>
    </style:style>
    <style:style style:name="P258" style:family="paragraph" style:parent-style-name="Text_20_body">
      <style:text-properties officeooo:rsid="0490eeae" officeooo:paragraph-rsid="0490eeae"/>
    </style:style>
    <style:style style:name="P259" style:family="paragraph" style:parent-style-name="Text_20_body">
      <style:text-properties officeooo:rsid="04912631" officeooo:paragraph-rsid="04912631"/>
    </style:style>
    <style:style style:name="P260" style:family="paragraph" style:parent-style-name="Text_20_body">
      <style:text-properties officeooo:rsid="04bd97da" officeooo:paragraph-rsid="04bd97da"/>
    </style:style>
    <style:style style:name="P261" style:family="paragraph" style:parent-style-name="Text_20_body">
      <style:text-properties officeooo:rsid="04b789c6" officeooo:paragraph-rsid="04b789c6"/>
    </style:style>
    <style:style style:name="P262" style:family="paragraph" style:parent-style-name="Text_20_body">
      <style:text-properties officeooo:rsid="04b900e1" officeooo:paragraph-rsid="04b900e1"/>
    </style:style>
    <style:style style:name="P263" style:family="paragraph" style:parent-style-name="Text_20_body">
      <style:text-properties officeooo:rsid="04ba9651" officeooo:paragraph-rsid="04ba9651"/>
    </style:style>
    <style:style style:name="P264" style:family="paragraph" style:parent-style-name="Text_20_body">
      <style:text-properties officeooo:rsid="04ba9651" officeooo:paragraph-rsid="04bd97da"/>
    </style:style>
    <style:style style:name="P265" style:family="paragraph" style:parent-style-name="Text_20_body">
      <style:text-properties officeooo:rsid="04ba9651" officeooo:paragraph-rsid="056e5859"/>
    </style:style>
    <style:style style:name="P266" style:family="paragraph" style:parent-style-name="Text_20_body">
      <style:text-properties officeooo:rsid="04c0dc76" officeooo:paragraph-rsid="04c0dc76"/>
    </style:style>
    <style:style style:name="P267" style:family="paragraph" style:parent-style-name="Text_20_body">
      <style:text-properties officeooo:rsid="04c1635a" officeooo:paragraph-rsid="04c1635a"/>
    </style:style>
    <style:style style:name="P268" style:family="paragraph" style:parent-style-name="Text_20_body">
      <style:text-properties officeooo:rsid="04cc0ed4" officeooo:paragraph-rsid="04cc0ed4"/>
    </style:style>
    <style:style style:name="P269" style:family="paragraph" style:parent-style-name="Text_20_body">
      <style:text-properties officeooo:rsid="0244182b" officeooo:paragraph-rsid="0244182b"/>
    </style:style>
    <style:style style:name="P270" style:family="paragraph" style:parent-style-name="Text_20_body">
      <style:text-properties officeooo:rsid="04ae300d" officeooo:paragraph-rsid="04d26a53"/>
    </style:style>
    <style:style style:name="P271" style:family="paragraph" style:parent-style-name="Text_20_body">
      <style:text-properties officeooo:rsid="04e9e752" officeooo:paragraph-rsid="04e9e752"/>
    </style:style>
    <style:style style:name="P272" style:family="paragraph" style:parent-style-name="Text_20_body">
      <style:text-properties officeooo:rsid="04e9e752" officeooo:paragraph-rsid="050b32ed"/>
    </style:style>
    <style:style style:name="P273" style:family="paragraph" style:parent-style-name="Text_20_body">
      <style:text-properties officeooo:rsid="04ebf605" officeooo:paragraph-rsid="04ebf605"/>
    </style:style>
    <style:style style:name="P274" style:family="paragraph" style:parent-style-name="Text_20_body">
      <style:text-properties officeooo:rsid="04ec6e45" officeooo:paragraph-rsid="04ec6e45"/>
    </style:style>
    <style:style style:name="P275" style:family="paragraph" style:parent-style-name="Text_20_body">
      <style:text-properties officeooo:rsid="04fe0afe" officeooo:paragraph-rsid="04fe0afe"/>
    </style:style>
    <style:style style:name="P276" style:family="paragraph" style:parent-style-name="Text_20_body">
      <style:text-properties officeooo:rsid="0450520e" officeooo:paragraph-rsid="04f9ee5e"/>
    </style:style>
    <style:style style:name="P277" style:family="paragraph" style:parent-style-name="Text_20_body">
      <style:paragraph-properties fo:margin-left="0cm" fo:margin-right="0cm" fo:text-indent="0cm" style:auto-text-indent="false"/>
      <style:text-properties officeooo:rsid="050f3ec2" officeooo:paragraph-rsid="050f3ec2"/>
    </style:style>
    <style:style style:name="P278" style:family="paragraph" style:parent-style-name="Text_20_body">
      <style:text-properties officeooo:rsid="05146db9" officeooo:paragraph-rsid="05146db9"/>
    </style:style>
    <style:style style:name="P279" style:family="paragraph" style:parent-style-name="Text_20_body">
      <style:text-properties officeooo:rsid="05174698" officeooo:paragraph-rsid="05174698"/>
    </style:style>
    <style:style style:name="P280" style:family="paragraph" style:parent-style-name="Text_20_body">
      <style:text-properties officeooo:rsid="03aa0f73" officeooo:paragraph-rsid="052676ff"/>
    </style:style>
    <style:style style:name="P281" style:family="paragraph" style:parent-style-name="Text_20_body">
      <style:text-properties officeooo:rsid="03f6c445" officeooo:paragraph-rsid="03f6c445"/>
    </style:style>
    <style:style style:name="P282" style:family="paragraph" style:parent-style-name="Text_20_body">
      <style:text-properties officeooo:rsid="02d577f9" officeooo:paragraph-rsid="02d577f9"/>
    </style:style>
    <style:style style:name="P283" style:family="paragraph" style:parent-style-name="Text_20_body">
      <style:text-properties officeooo:paragraph-rsid="052dc135"/>
    </style:style>
    <style:style style:name="P284" style:family="paragraph" style:parent-style-name="Text_20_body">
      <style:text-properties officeooo:rsid="05303991" officeooo:paragraph-rsid="05303991"/>
    </style:style>
    <style:style style:name="P285" style:family="paragraph" style:parent-style-name="Text_20_body">
      <style:text-properties officeooo:rsid="0539140c" officeooo:paragraph-rsid="0539140c"/>
    </style:style>
    <style:style style:name="P286" style:family="paragraph" style:parent-style-name="Text_20_body">
      <style:text-properties officeooo:paragraph-rsid="0539140c"/>
    </style:style>
    <style:style style:name="P287" style:family="paragraph" style:parent-style-name="Text_20_body">
      <style:text-properties officeooo:rsid="053c2860" officeooo:paragraph-rsid="053c2860"/>
    </style:style>
    <style:style style:name="P288" style:family="paragraph" style:parent-style-name="Text_20_body">
      <style:text-properties officeooo:paragraph-rsid="0541f7d3"/>
    </style:style>
    <style:style style:name="P289" style:family="paragraph" style:parent-style-name="Text_20_body">
      <style:text-properties officeooo:rsid="0541f7d3" officeooo:paragraph-rsid="0541f7d3"/>
    </style:style>
    <style:style style:name="P290" style:family="paragraph" style:parent-style-name="Text_20_body">
      <style:text-properties officeooo:rsid="02da08b9" officeooo:paragraph-rsid="0544fe0d"/>
    </style:style>
    <style:style style:name="P291" style:family="paragraph" style:parent-style-name="Text_20_body">
      <style:text-properties officeooo:rsid="054750cf" officeooo:paragraph-rsid="054750cf"/>
    </style:style>
    <style:style style:name="P292" style:family="paragraph" style:parent-style-name="Text_20_body">
      <style:text-properties officeooo:rsid="012ee0ee" officeooo:paragraph-rsid="052dc135"/>
    </style:style>
    <style:style style:name="P293" style:family="paragraph" style:parent-style-name="Text_20_body">
      <style:text-properties officeooo:rsid="012ee0ee" officeooo:paragraph-rsid="054c801d"/>
    </style:style>
    <style:style style:name="P294" style:family="paragraph" style:parent-style-name="Text_20_body">
      <style:text-properties officeooo:rsid="012ee0ee" officeooo:paragraph-rsid="059117d0"/>
    </style:style>
    <style:style style:name="P295" style:family="paragraph" style:parent-style-name="Text_20_body">
      <style:text-properties officeooo:rsid="012ee0ee" officeooo:paragraph-rsid="05a97d8f"/>
    </style:style>
    <style:style style:name="P296" style:family="paragraph" style:parent-style-name="Text_20_body">
      <style:text-properties officeooo:rsid="0548d64f" officeooo:paragraph-rsid="0548d64f"/>
    </style:style>
    <style:style style:name="P297" style:family="paragraph" style:parent-style-name="Text_20_body">
      <style:text-properties officeooo:paragraph-rsid="054eff2a"/>
    </style:style>
    <style:style style:name="P298" style:family="paragraph" style:parent-style-name="Text_20_body">
      <style:text-properties officeooo:rsid="00dbf747" officeooo:paragraph-rsid="00dbf747"/>
    </style:style>
    <style:style style:name="P299" style:family="paragraph" style:parent-style-name="Text_20_body">
      <style:text-properties officeooo:rsid="04ca120d" officeooo:paragraph-rsid="04ca120d"/>
    </style:style>
    <style:style style:name="P300" style:family="paragraph" style:parent-style-name="Text_20_body">
      <style:text-properties officeooo:rsid="0552c32c" officeooo:paragraph-rsid="0552c32c"/>
    </style:style>
    <style:style style:name="P301" style:family="paragraph" style:parent-style-name="Text_20_body">
      <style:text-properties officeooo:rsid="0553cee9" officeooo:paragraph-rsid="0553cee9"/>
    </style:style>
    <style:style style:name="P302" style:family="paragraph" style:parent-style-name="Text_20_body">
      <style:text-properties officeooo:rsid="055f6e75" officeooo:paragraph-rsid="055f6e75"/>
    </style:style>
    <style:style style:name="P303" style:family="paragraph" style:parent-style-name="Text_20_body">
      <style:text-properties officeooo:rsid="056d2e10" officeooo:paragraph-rsid="056d2e10"/>
    </style:style>
    <style:style style:name="P304" style:family="paragraph" style:parent-style-name="Text_20_body">
      <style:text-properties officeooo:rsid="056e5544" officeooo:paragraph-rsid="056e5544"/>
    </style:style>
    <style:style style:name="P305" style:family="paragraph" style:parent-style-name="Text_20_body">
      <style:text-properties officeooo:rsid="056e5544" officeooo:paragraph-rsid="0579c4c2"/>
    </style:style>
    <style:style style:name="P306" style:family="paragraph" style:parent-style-name="Text_20_body">
      <style:text-properties officeooo:rsid="056e5544" officeooo:paragraph-rsid="057dbb41"/>
    </style:style>
    <style:style style:name="P307" style:family="paragraph" style:parent-style-name="Text_20_body">
      <style:text-properties officeooo:rsid="056e5544" officeooo:paragraph-rsid="058f0518"/>
    </style:style>
    <style:style style:name="P308" style:family="paragraph" style:parent-style-name="Text_20_body">
      <style:text-properties officeooo:rsid="056e5859" officeooo:paragraph-rsid="056e5859"/>
    </style:style>
    <style:style style:name="P309" style:family="paragraph" style:parent-style-name="Text_20_body">
      <style:paragraph-properties fo:margin-left="1.27cm" fo:margin-right="0cm" fo:text-indent="0cm" style:auto-text-indent="false"/>
      <style:text-properties officeooo:rsid="05871cef" officeooo:paragraph-rsid="05871cef"/>
    </style:style>
    <style:style style:name="P310" style:family="paragraph" style:parent-style-name="Text_20_body">
      <style:text-properties officeooo:paragraph-rsid="058b3505"/>
    </style:style>
    <style:style style:name="P311" style:family="paragraph" style:parent-style-name="Text_20_body">
      <style:text-properties officeooo:rsid="05998bc0" officeooo:paragraph-rsid="05998bc0"/>
    </style:style>
    <style:style style:name="P312" style:family="paragraph" style:parent-style-name="Text_20_body">
      <style:text-properties officeooo:rsid="059be22e" officeooo:paragraph-rsid="059be22e"/>
    </style:style>
    <style:style style:name="P313" style:family="paragraph" style:parent-style-name="Text_20_body">
      <style:text-properties officeooo:rsid="059c943c" officeooo:paragraph-rsid="059c943c"/>
    </style:style>
    <style:style style:name="P314" style:family="paragraph" style:parent-style-name="Text_20_body">
      <style:text-properties officeooo:paragraph-rsid="028218ac"/>
    </style:style>
    <style:style style:name="P315" style:family="paragraph" style:parent-style-name="Text_20_body">
      <style:text-properties officeooo:paragraph-rsid="059d2fc9"/>
    </style:style>
    <style:style style:name="P316" style:family="paragraph" style:parent-style-name="Contents_20_1">
      <style:paragraph-properties>
        <style:tab-stops>
          <style:tab-stop style:position="17cm" style:type="right" style:leader-style="dotted" style:leader-text="."/>
        </style:tab-stops>
      </style:paragraph-properties>
    </style:style>
    <style:style style:name="P317" style:family="paragraph" style:parent-style-name="Contents_20_2">
      <style:paragraph-properties>
        <style:tab-stops>
          <style:tab-stop style:position="17cm" style:type="right" style:leader-style="dotted" style:leader-text="."/>
        </style:tab-stops>
      </style:paragraph-properties>
    </style:style>
    <style:style style:name="P318" style:family="paragraph" style:parent-style-name="Contents_20_3">
      <style:paragraph-properties>
        <style:tab-stops>
          <style:tab-stop style:position="17cm" style:type="right" style:leader-style="dotted" style:leader-text="."/>
        </style:tab-stops>
      </style:paragraph-properties>
    </style:style>
    <style:style style:name="P319" style:family="paragraph" style:parent-style-name="Text_20_body">
      <style:text-properties officeooo:rsid="059f3dcc" officeooo:paragraph-rsid="059f3dcc"/>
    </style:style>
    <style:style style:name="P320" style:family="paragraph" style:parent-style-name="Text_20_body">
      <style:text-properties officeooo:rsid="05a0f791" officeooo:paragraph-rsid="05a0f791"/>
    </style:style>
    <style:style style:name="P321" style:family="paragraph" style:parent-style-name="Text_20_body">
      <style:text-properties officeooo:rsid="05a0f791" officeooo:paragraph-rsid="05a28197"/>
    </style:style>
    <style:style style:name="P322" style:family="paragraph" style:parent-style-name="Text_20_body">
      <style:text-properties officeooo:rsid="05a28197" officeooo:paragraph-rsid="05a28197"/>
    </style:style>
    <style:style style:name="P323" style:family="paragraph" style:parent-style-name="Text_20_body">
      <style:text-properties officeooo:rsid="05a39b18" officeooo:paragraph-rsid="05a39b18"/>
    </style:style>
    <style:style style:name="P324" style:family="paragraph" style:parent-style-name="Text_20_body">
      <style:text-properties officeooo:rsid="05a39b18" officeooo:paragraph-rsid="05a6409e"/>
    </style:style>
    <style:style style:name="P325" style:family="paragraph" style:parent-style-name="Text_20_body">
      <style:text-properties officeooo:rsid="05a39b18" officeooo:paragraph-rsid="05a7816d"/>
    </style:style>
    <style:style style:name="P326" style:family="paragraph" style:parent-style-name="Text_20_body">
      <style:text-properties officeooo:rsid="05a39b18" officeooo:paragraph-rsid="05a93ab7"/>
    </style:style>
    <style:style style:name="P327" style:family="paragraph" style:parent-style-name="Text_20_body">
      <style:text-properties officeooo:rsid="05a39b18" officeooo:paragraph-rsid="05aabec0"/>
    </style:style>
    <style:style style:name="P328" style:family="paragraph" style:parent-style-name="Text_20_body">
      <style:text-properties officeooo:rsid="04fe44d2" officeooo:paragraph-rsid="04fe44d2"/>
    </style:style>
    <style:style style:name="P329" style:family="paragraph" style:parent-style-name="Heading_20_1">
      <style:paragraph-properties fo:break-before="page"/>
      <style:text-properties officeooo:paragraph-rsid="041997ea"/>
    </style:style>
    <style:style style:name="P330" style:family="paragraph" style:parent-style-name="Heading_20_1">
      <style:paragraph-properties fo:break-before="page"/>
    </style:style>
    <style:style style:name="P331" style:family="paragraph" style:parent-style-name="Heading_20_1">
      <style:paragraph-properties fo:break-before="page"/>
      <style:text-properties officeooo:rsid="00ef7bec" officeooo:paragraph-rsid="00ef7bec"/>
    </style:style>
    <style:style style:name="P332" style:family="paragraph" style:parent-style-name="Heading_20_1" style:list-style-name="">
      <style:text-properties officeooo:rsid="02876942" officeooo:paragraph-rsid="02876942"/>
    </style:style>
    <style:style style:name="P333" style:family="paragraph" style:parent-style-name="Heading_20_1">
      <style:paragraph-properties fo:break-before="page"/>
      <style:text-properties officeooo:rsid="02876942" officeooo:paragraph-rsid="02876942"/>
    </style:style>
    <style:style style:name="P334" style:family="paragraph" style:parent-style-name="Heading_20_2">
      <style:text-properties style:font-name="Liberation Sans" fo:font-size="16.1000003814697pt" fo:font-weight="bold" officeooo:rsid="016ff444" officeooo:paragraph-rsid="016ff444" style:font-name-asian="Noto Sans CJK SC" style:font-size-asian="16.1000003814697pt" style:font-weight-asian="bold" style:font-name-complex="Lohit Devanagari1" style:font-size-complex="16.1000003814697pt" style:font-weight-complex="bold"/>
    </style:style>
    <style:style style:name="P335" style:family="paragraph" style:parent-style-name="Heading_20_2">
      <style:text-properties style:font-name="Liberation Sans" fo:font-size="16.1000003814697pt" fo:font-weight="bold" officeooo:rsid="016ff444" officeooo:paragraph-rsid="017303d7" style:font-name-asian="Noto Sans CJK SC" style:font-size-asian="16.1000003814697pt" style:font-weight-asian="bold" style:font-name-complex="Lohit Devanagari1" style:font-size-complex="16.1000003814697pt" style:font-weight-complex="bold"/>
    </style:style>
    <style:style style:name="P336" style:family="paragraph" style:parent-style-name="Heading_20_2">
      <style:text-properties officeooo:rsid="0571abe4" officeooo:paragraph-rsid="0571abe4"/>
    </style:style>
    <style:style style:name="P337" style:family="paragraph" style:parent-style-name="Heading_20_2">
      <style:text-properties officeooo:rsid="0244182b" officeooo:paragraph-rsid="0244182b"/>
    </style:style>
    <style:style style:name="P338" style:family="paragraph" style:parent-style-name="Heading_20_2">
      <style:text-properties officeooo:paragraph-rsid="046e5b0c"/>
    </style:style>
    <style:style style:name="P339" style:family="paragraph" style:parent-style-name="Heading_20_2">
      <style:text-properties officeooo:paragraph-rsid="046e5563"/>
    </style:style>
    <style:style style:name="P340" style:family="paragraph" style:parent-style-name="Heading_20_2">
      <style:text-properties officeooo:paragraph-rsid="022e60bc"/>
    </style:style>
    <style:style style:name="P341" style:family="paragraph" style:parent-style-name="Heading_20_2">
      <style:text-properties officeooo:rsid="05374796" officeooo:paragraph-rsid="05374796"/>
    </style:style>
    <style:style style:name="P342" style:family="paragraph" style:parent-style-name="Heading_20_2">
      <style:text-properties officeooo:rsid="0589e5b0" officeooo:paragraph-rsid="0589e5b0"/>
    </style:style>
    <style:style style:name="P343" style:family="paragraph" style:parent-style-name="Heading_20_2">
      <style:text-properties officeooo:rsid="0596c31a" officeooo:paragraph-rsid="0596c31a"/>
    </style:style>
    <style:style style:name="P344" style:family="paragraph" style:parent-style-name="Heading_20_2">
      <style:text-properties officeooo:rsid="057cde70" officeooo:paragraph-rsid="057cde70"/>
    </style:style>
    <style:style style:name="P345" style:family="paragraph" style:parent-style-name="Heading_20_2">
      <style:text-properties officeooo:rsid="058f0518" officeooo:paragraph-rsid="058f0518"/>
    </style:style>
    <style:style style:name="P346" style:family="paragraph" style:parent-style-name="Heading_20_2">
      <style:text-properties officeooo:paragraph-rsid="0055a941"/>
    </style:style>
    <style:style style:name="P347" style:family="paragraph" style:parent-style-name="Heading_20_2">
      <style:text-properties officeooo:rsid="056e5544" officeooo:paragraph-rsid="056e5544"/>
    </style:style>
    <style:style style:name="P348" style:family="paragraph" style:parent-style-name="Heading_20_2">
      <style:text-properties officeooo:paragraph-rsid="00597809"/>
    </style:style>
    <style:style style:name="P349" style:family="paragraph" style:parent-style-name="Heading_20_2">
      <style:text-properties officeooo:rsid="03cad187" officeooo:paragraph-rsid="03cad187"/>
    </style:style>
    <style:style style:name="P350" style:family="paragraph" style:parent-style-name="Heading_20_2">
      <style:text-properties officeooo:paragraph-rsid="006609e8"/>
    </style:style>
    <style:style style:name="P351" style:family="paragraph" style:parent-style-name="Heading_20_2">
      <style:text-properties officeooo:rsid="04bd97da" officeooo:paragraph-rsid="04bd97da"/>
    </style:style>
    <style:style style:name="P352" style:family="paragraph" style:parent-style-name="Heading_20_2">
      <style:text-properties officeooo:paragraph-rsid="00666dcd"/>
    </style:style>
    <style:style style:name="P353" style:family="paragraph" style:parent-style-name="Heading_20_2">
      <style:text-properties officeooo:rsid="01648977" officeooo:paragraph-rsid="01648977"/>
    </style:style>
    <style:style style:name="P354" style:family="paragraph" style:parent-style-name="Heading_20_2">
      <style:text-properties officeooo:rsid="02855696" officeooo:paragraph-rsid="02855696"/>
    </style:style>
    <style:style style:name="P355" style:family="paragraph" style:parent-style-name="Heading_20_2">
      <style:text-properties officeooo:rsid="022d38d3" officeooo:paragraph-rsid="022d38d3"/>
    </style:style>
    <style:style style:name="P356" style:family="paragraph" style:parent-style-name="Heading_20_2">
      <style:text-properties officeooo:rsid="02876942" officeooo:paragraph-rsid="02876942"/>
    </style:style>
    <style:style style:name="P357" style:family="paragraph" style:parent-style-name="Heading_20_2">
      <style:text-properties officeooo:rsid="029bd8fc" officeooo:paragraph-rsid="029bd8fc"/>
    </style:style>
    <style:style style:name="P358" style:family="paragraph" style:parent-style-name="Heading_20_2">
      <style:text-properties officeooo:rsid="0348762d" officeooo:paragraph-rsid="0348762d"/>
    </style:style>
    <style:style style:name="P359" style:family="paragraph" style:parent-style-name="Heading_20_2">
      <style:text-properties officeooo:rsid="03a6f051" officeooo:paragraph-rsid="03a6f051"/>
    </style:style>
    <style:style style:name="P360" style:family="paragraph" style:parent-style-name="Heading_20_2">
      <style:text-properties officeooo:rsid="03e8d01f" officeooo:paragraph-rsid="03e8d01f"/>
    </style:style>
    <style:style style:name="P361" style:family="paragraph" style:parent-style-name="Heading_20_2">
      <style:text-properties officeooo:rsid="045095ed" officeooo:paragraph-rsid="045095ed"/>
    </style:style>
    <style:style style:name="P362" style:family="paragraph" style:parent-style-name="Heading_20_2">
      <style:text-properties officeooo:rsid="04f9ee5e" officeooo:paragraph-rsid="04f9ee5e"/>
    </style:style>
    <style:style style:name="P363" style:family="paragraph" style:parent-style-name="Heading_20_2">
      <style:text-properties officeooo:rsid="059f3dcc" officeooo:paragraph-rsid="059f3dcc"/>
    </style:style>
    <style:style style:name="P364" style:family="paragraph" style:parent-style-name="Heading_20_3">
      <style:text-properties officeooo:rsid="01a831ed" officeooo:paragraph-rsid="02f0adc7"/>
    </style:style>
    <style:style style:name="P365" style:family="paragraph" style:parent-style-name="Heading_20_3">
      <style:text-properties officeooo:paragraph-rsid="046e5563"/>
    </style:style>
    <style:style style:name="P366" style:family="paragraph" style:parent-style-name="Heading_20_3">
      <style:text-properties officeooo:rsid="01a2babb" officeooo:paragraph-rsid="01a2babb"/>
    </style:style>
    <style:style style:name="P367" style:family="paragraph" style:parent-style-name="Heading_20_3">
      <style:text-properties officeooo:paragraph-rsid="01a2babb"/>
    </style:style>
    <style:style style:name="P368" style:family="paragraph" style:parent-style-name="Heading_20_3">
      <style:text-properties officeooo:paragraph-rsid="01a47bc7"/>
    </style:style>
    <style:style style:name="P369" style:family="paragraph" style:parent-style-name="Heading_20_3">
      <style:text-properties officeooo:rsid="03c7af3f" officeooo:paragraph-rsid="03c7af3f"/>
    </style:style>
    <style:style style:name="P370" style:family="paragraph" style:parent-style-name="Heading_20_3">
      <style:text-properties officeooo:rsid="054750cf" officeooo:paragraph-rsid="054750cf"/>
    </style:style>
    <style:style style:name="P371" style:family="paragraph" style:parent-style-name="Heading_20_3">
      <style:text-properties officeooo:rsid="0539140c" officeooo:paragraph-rsid="0539140c"/>
    </style:style>
    <style:style style:name="P372" style:family="paragraph" style:parent-style-name="Heading_20_3">
      <style:text-properties officeooo:paragraph-rsid="01a070c1"/>
    </style:style>
    <style:style style:name="P373" style:family="paragraph" style:parent-style-name="Heading_20_3">
      <style:text-properties officeooo:rsid="000edffa" officeooo:paragraph-rsid="01a070c1"/>
    </style:style>
    <style:style style:name="P374" style:family="paragraph" style:parent-style-name="Heading_20_3">
      <style:text-properties style:font-weight-asian="normal" style:font-weight-complex="normal"/>
    </style:style>
    <style:style style:name="P375" style:family="paragraph" style:parent-style-name="Heading_20_3">
      <style:text-properties officeooo:paragraph-rsid="027b73ad"/>
    </style:style>
    <style:style style:name="P376" style:family="paragraph" style:parent-style-name="Heading_20_3">
      <style:text-properties officeooo:rsid="03c977cb" officeooo:paragraph-rsid="03c977cb"/>
    </style:style>
    <style:style style:name="P377" style:family="paragraph" style:parent-style-name="Heading_20_3">
      <style:text-properties officeooo:rsid="059c943c" officeooo:paragraph-rsid="059c943c"/>
    </style:style>
    <style:style style:name="P378" style:family="paragraph" style:parent-style-name="Heading_20_3">
      <style:text-properties officeooo:rsid="04fe0afe" officeooo:paragraph-rsid="04fe0afe"/>
    </style:style>
    <style:style style:name="P379" style:family="paragraph" style:parent-style-name="Heading_20_3">
      <style:text-properties officeooo:rsid="04e9e752" officeooo:paragraph-rsid="04e9e752"/>
    </style:style>
    <style:style style:name="P380" style:family="paragraph" style:parent-style-name="Heading_20_3">
      <style:text-properties officeooo:rsid="0477ae4d" officeooo:paragraph-rsid="0477ae4d"/>
    </style:style>
    <style:style style:name="P381" style:family="paragraph" style:parent-style-name="Heading_20_3">
      <style:text-properties officeooo:rsid="041e94d9" officeooo:paragraph-rsid="041e94d9"/>
    </style:style>
    <style:style style:name="P382" style:family="paragraph" style:parent-style-name="Heading_20_3">
      <style:text-properties officeooo:paragraph-rsid="0194803b"/>
    </style:style>
    <style:style style:name="P383" style:family="paragraph" style:parent-style-name="Heading_20_3">
      <style:text-properties officeooo:paragraph-rsid="052dc135"/>
    </style:style>
    <style:style style:name="P384" style:family="paragraph" style:parent-style-name="Heading_20_3">
      <style:text-properties officeooo:rsid="052dc135" officeooo:paragraph-rsid="052dc135"/>
    </style:style>
    <style:style style:name="P385" style:family="paragraph" style:parent-style-name="Heading_20_3">
      <style:text-properties officeooo:paragraph-rsid="019a8453"/>
    </style:style>
    <style:style style:name="P386" style:family="paragraph" style:parent-style-name="Heading_20_3">
      <style:text-properties officeooo:paragraph-rsid="056e5859"/>
    </style:style>
    <style:style style:name="P387" style:family="paragraph" style:parent-style-name="Heading_20_3">
      <style:text-properties officeooo:rsid="056e5859" officeooo:paragraph-rsid="056e5859"/>
    </style:style>
    <style:style style:name="P388" style:family="paragraph" style:parent-style-name="Heading_20_3">
      <style:text-properties officeooo:rsid="035f6071" officeooo:paragraph-rsid="035f6071"/>
    </style:style>
    <style:style style:name="P389" style:family="paragraph" style:parent-style-name="Text_20_body" style:list-style-name="L1">
      <style:text-properties officeooo:rsid="02ea8d38" officeooo:paragraph-rsid="02ea8d38"/>
    </style:style>
    <style:style style:name="P390" style:family="paragraph" style:parent-style-name="Text_20_body" style:list-style-name="L2">
      <style:text-properties officeooo:paragraph-rsid="04d26a53"/>
    </style:style>
    <style:style style:name="P391" style:family="paragraph" style:parent-style-name="Text_20_body" style:list-style-name="L2">
      <style:text-properties officeooo:rsid="04d26a53" officeooo:paragraph-rsid="04d26a53"/>
    </style:style>
    <style:style style:name="P392" style:family="paragraph" style:parent-style-name="Text_20_body" style:list-style-name="L2">
      <style:text-properties officeooo:rsid="04d26a53" officeooo:paragraph-rsid="05861c4a"/>
    </style:style>
    <style:style style:name="P393" style:family="paragraph" style:parent-style-name="Text_20_body" style:list-style-name="L3"/>
    <style:style style:name="P394" style:family="paragraph" style:parent-style-name="Text_20_body" style:list-style-name="L3">
      <style:text-properties officeooo:paragraph-rsid="0244182b"/>
    </style:style>
    <style:style style:name="P395" style:family="paragraph" style:parent-style-name="Text_20_body" style:list-style-name="L3">
      <style:text-properties officeooo:paragraph-rsid="024b22e4"/>
    </style:style>
    <style:style style:name="P396" style:family="paragraph" style:parent-style-name="Text_20_body" style:list-style-name="L3">
      <style:text-properties officeooo:paragraph-rsid="024af1c3"/>
    </style:style>
    <style:style style:name="P397" style:family="paragraph" style:parent-style-name="Text_20_body" style:list-style-name="L3">
      <style:text-properties officeooo:paragraph-rsid="00310941"/>
    </style:style>
    <style:style style:name="P398" style:family="paragraph" style:parent-style-name="Text_20_body" style:list-style-name="L3">
      <style:text-properties officeooo:paragraph-rsid="05401ec6"/>
    </style:style>
    <style:style style:name="P399" style:family="paragraph" style:parent-style-name="Text_20_body" style:list-style-name="L3">
      <style:text-properties officeooo:paragraph-rsid="0055a941"/>
    </style:style>
    <style:style style:name="P400" style:family="paragraph" style:parent-style-name="Text_20_body" style:list-style-name="L3">
      <style:text-properties fo:font-weight="bold" officeooo:rsid="047b91ba" officeooo:paragraph-rsid="047b91ba" style:font-weight-asian="bold" style:font-weight-complex="bold"/>
    </style:style>
    <style:style style:name="P401" style:family="paragraph" style:parent-style-name="Text_20_body" style:list-style-name="L3">
      <style:text-properties fo:font-weight="bold" officeooo:rsid="047b91ba" officeooo:paragraph-rsid="0486cab6" style:font-weight-asian="bold" style:font-weight-complex="bold"/>
    </style:style>
    <style:style style:name="P402" style:family="paragraph" style:parent-style-name="Text_20_body" style:list-style-name="L3">
      <style:text-properties fo:font-weight="bold" officeooo:rsid="047cecfb" officeooo:paragraph-rsid="047cecfb" style:font-weight-asian="bold" style:font-weight-complex="bold"/>
    </style:style>
    <style:style style:name="P403" style:family="paragraph" style:parent-style-name="Text_20_body" style:list-style-name="L3">
      <style:text-properties fo:font-weight="bold" officeooo:rsid="047cecfb" officeooo:paragraph-rsid="0486cab6" style:font-weight-asian="bold" style:font-weight-complex="bold"/>
    </style:style>
    <style:style style:name="P404" style:family="paragraph" style:parent-style-name="Text_20_body" style:list-style-name="L3">
      <style:text-properties fo:font-weight="bold" officeooo:rsid="047cecfb" officeooo:paragraph-rsid="048717d1" style:font-weight-asian="bold" style:font-weight-complex="bold"/>
    </style:style>
    <style:style style:name="P405" style:family="paragraph" style:parent-style-name="Text_20_body" style:list-style-name="L3">
      <style:text-properties fo:font-weight="bold" officeooo:rsid="047cecfb" officeooo:paragraph-rsid="0489b3b6" style:font-weight-asian="bold" style:font-weight-complex="bold"/>
    </style:style>
    <style:style style:name="P406" style:family="paragraph" style:parent-style-name="Text_20_body" style:list-style-name="L3">
      <style:text-properties fo:font-weight="bold" officeooo:rsid="047cecfb" officeooo:paragraph-rsid="048ae311" style:font-weight-asian="bold" style:font-weight-complex="bold"/>
    </style:style>
    <style:style style:name="P407" style:family="paragraph" style:parent-style-name="Text_20_body" style:list-style-name="L72">
      <style:text-properties fo:font-weight="bold" officeooo:rsid="047cecfb" officeooo:paragraph-rsid="048b419b" style:font-weight-asian="bold" style:font-weight-complex="bold"/>
    </style:style>
    <style:style style:name="P408" style:family="paragraph" style:parent-style-name="Text_20_body" style:list-style-name="L3">
      <style:text-properties fo:font-weight="bold" officeooo:rsid="024af1c3" officeooo:paragraph-rsid="0252bcf8" style:font-weight-asian="bold" style:font-weight-complex="bold"/>
    </style:style>
    <style:style style:name="P409" style:family="paragraph" style:parent-style-name="Text_20_body" style:list-style-name="L3">
      <style:text-properties fo:font-weight="bold" officeooo:rsid="024af1c3" officeooo:paragraph-rsid="024af1c3" style:font-weight-asian="bold" style:font-weight-complex="bold"/>
    </style:style>
    <style:style style:name="P410" style:family="paragraph" style:parent-style-name="Text_20_body" style:list-style-name="L4">
      <style:text-properties fo:font-weight="bold" officeooo:rsid="0480d103" officeooo:paragraph-rsid="0480d103" style:font-weight-asian="bold" style:font-weight-complex="bold"/>
    </style:style>
    <style:style style:name="P411" style:family="paragraph" style:parent-style-name="Text_20_body" style:list-style-name="L13">
      <style:text-properties fo:font-weight="bold" style:font-weight-asian="bold" style:font-weight-complex="bold"/>
    </style:style>
    <style:style style:name="P412" style:family="paragraph" style:parent-style-name="Text_20_body" style:list-style-name="L3">
      <style:text-properties fo:font-weight="bold" officeooo:rsid="02469373" officeooo:paragraph-rsid="04a766f4" style:font-weight-asian="bold" style:font-weight-complex="bold"/>
    </style:style>
    <style:style style:name="P413" style:family="paragraph" style:parent-style-name="Text_20_body" style:list-style-name="L15">
      <style:text-properties fo:font-weight="bold" officeooo:rsid="0470c7e1" officeooo:paragraph-rsid="0470c7e1" style:font-weight-asian="bold" style:font-weight-complex="bold"/>
    </style:style>
    <style:style style:name="P414" style:family="paragraph" style:parent-style-name="Text_20_body" style:list-style-name="L15">
      <style:text-properties fo:font-weight="bold" officeooo:rsid="0470c7e1" officeooo:paragraph-rsid="049cedc3" style:font-weight-asian="bold" style:font-weight-complex="bold"/>
    </style:style>
    <style:style style:name="P415" style:family="paragraph" style:parent-style-name="Text_20_body" style:list-style-name="L16">
      <style:text-properties fo:font-weight="bold" officeooo:rsid="047271d4" officeooo:paragraph-rsid="047271d4" style:font-weight-asian="bold" style:font-weight-complex="bold"/>
    </style:style>
    <style:style style:name="P416" style:family="paragraph" style:parent-style-name="Text_20_body" style:list-style-name="L3">
      <style:text-properties fo:font-weight="bold" officeooo:rsid="058061f8" officeooo:paragraph-rsid="058061f8" style:font-weight-asian="bold" style:font-weight-complex="bold"/>
    </style:style>
    <style:style style:name="P417" style:family="paragraph" style:parent-style-name="Text_20_body" style:list-style-name="L17">
      <style:text-properties fo:font-weight="bold" officeooo:paragraph-rsid="000f43cd" style:font-weight-asian="bold" style:font-weight-complex="bold"/>
    </style:style>
    <style:style style:name="P418" style:family="paragraph" style:parent-style-name="Text_20_body" style:list-style-name="L32">
      <style:text-properties fo:font-weight="bold" officeooo:rsid="02708dc7" officeooo:paragraph-rsid="02708dc7" style:font-weight-asian="bold" style:font-weight-complex="bold"/>
    </style:style>
    <style:style style:name="P419" style:family="paragraph" style:parent-style-name="Text_20_body" style:list-style-name="L36">
      <style:text-properties fo:font-weight="bold" style:font-weight-asian="bold" style:font-weight-complex="bold"/>
    </style:style>
    <style:style style:name="P420" style:family="paragraph" style:parent-style-name="Text_20_body" style:list-style-name="L3">
      <style:text-properties fo:font-weight="bold" officeooo:rsid="0055a941" officeooo:paragraph-rsid="0055a941" style:font-weight-asian="bold" style:font-weight-complex="bold"/>
    </style:style>
    <style:style style:name="P421" style:family="paragraph" style:parent-style-name="Text_20_body" style:list-style-name="L39">
      <style:text-properties fo:font-weight="bold" officeooo:paragraph-rsid="00591c56" style:font-weight-asian="bold" style:font-weight-complex="bold"/>
    </style:style>
    <style:style style:name="P422" style:family="paragraph" style:parent-style-name="Text_20_body" style:list-style-name="L43">
      <style:text-properties fo:font-weight="bold" style:font-weight-asian="bold" style:font-weight-complex="bold"/>
    </style:style>
    <style:style style:name="P423" style:family="paragraph" style:parent-style-name="Text_20_body" style:list-style-name="L3">
      <style:text-properties fo:font-weight="bold" style:font-weight-asian="bold" style:font-weight-complex="bold"/>
    </style:style>
    <style:style style:name="P424" style:family="paragraph" style:parent-style-name="Text_20_body" style:list-style-name="L44">
      <style:text-properties fo:font-weight="bold" officeooo:paragraph-rsid="006bde68" style:font-weight-asian="bold" style:font-weight-complex="bold"/>
    </style:style>
    <style:style style:name="P425" style:family="paragraph" style:parent-style-name="Text_20_body" style:list-style-name="L44">
      <style:text-properties fo:font-weight="bold" officeooo:paragraph-rsid="006fac24" style:font-weight-asian="bold" style:font-weight-complex="bold"/>
    </style:style>
    <style:style style:name="P426" style:family="paragraph" style:parent-style-name="Text_20_body" style:list-style-name="L53">
      <style:text-properties fo:font-weight="bold" officeooo:rsid="022cd6d7" officeooo:paragraph-rsid="022cd6d7" style:font-weight-asian="bold" style:font-weight-complex="bold"/>
    </style:style>
    <style:style style:name="P427" style:family="paragraph" style:parent-style-name="Text_20_body" style:list-style-name="L62">
      <style:text-properties fo:font-weight="bold" officeooo:rsid="00a600ca" officeooo:paragraph-rsid="00a600ca" style:font-weight-asian="bold" style:font-weight-complex="bold"/>
    </style:style>
    <style:style style:name="P428" style:family="paragraph" style:parent-style-name="Text_20_body" style:list-style-name="L63">
      <style:text-properties fo:font-weight="bold" officeooo:paragraph-rsid="00a87b65" style:font-weight-asian="bold" style:font-weight-complex="bold"/>
    </style:style>
    <style:style style:name="P429" style:family="paragraph" style:parent-style-name="Text_20_body" style:list-style-name="L65">
      <style:text-properties fo:font-weight="bold" officeooo:paragraph-rsid="01fa04af" style:font-weight-asian="bold" style:font-weight-complex="bold"/>
    </style:style>
    <style:style style:name="P430" style:family="paragraph" style:parent-style-name="Text_20_body" style:list-style-name="L65">
      <style:text-properties fo:font-weight="bold" officeooo:rsid="050d3773" officeooo:paragraph-rsid="050d3773" style:font-weight-asian="bold" style:font-weight-complex="bold"/>
    </style:style>
    <style:style style:name="P431" style:family="paragraph" style:parent-style-name="Text_20_body" style:list-style-name="L68">
      <style:text-properties fo:font-weight="bold" officeooo:rsid="05303991" officeooo:paragraph-rsid="05303991" style:font-weight-asian="bold" style:font-weight-complex="bold"/>
    </style:style>
    <style:style style:name="P432" style:family="paragraph" style:parent-style-name="Text_20_body" style:list-style-name="L20">
      <style:text-properties fo:font-weight="bold" officeooo:rsid="053475f5" officeooo:paragraph-rsid="053475f5" style:font-weight-asian="bold" style:font-weight-complex="bold"/>
    </style:style>
    <style:style style:name="P433" style:family="paragraph" style:parent-style-name="Text_20_body" style:list-style-name="L71">
      <style:text-properties fo:font-weight="bold" style:font-weight-asian="bold" style:font-weight-complex="bold"/>
    </style:style>
    <style:style style:name="P434" style:family="paragraph" style:parent-style-name="Text_20_body" style:list-style-name="L72">
      <style:text-properties fo:font-weight="bold" officeooo:rsid="00e70782" officeooo:paragraph-rsid="00e70782" style:font-weight-asian="bold" style:font-weight-complex="bold"/>
    </style:style>
    <style:style style:name="P435" style:family="paragraph" style:parent-style-name="Text_20_body" style:list-style-name="L72">
      <style:text-properties fo:font-weight="bold" officeooo:rsid="05032964" officeooo:paragraph-rsid="05032964" style:font-weight-asian="bold" style:font-weight-complex="bold"/>
    </style:style>
    <style:style style:name="P436" style:family="paragraph" style:parent-style-name="Text_20_body" style:list-style-name="L73">
      <style:text-properties fo:font-weight="bold" officeooo:paragraph-rsid="01ffdec1" style:font-weight-asian="bold" style:font-weight-complex="bold"/>
    </style:style>
    <style:style style:name="P437" style:family="paragraph" style:parent-style-name="Text_20_body" style:list-style-name="L73">
      <style:text-properties fo:font-weight="bold" officeooo:paragraph-rsid="02c48f31" style:font-weight-asian="bold" style:font-weight-complex="bold"/>
    </style:style>
    <style:style style:name="P438" style:family="paragraph" style:parent-style-name="Text_20_body" style:list-style-name="L73">
      <style:text-properties fo:font-weight="bold" officeooo:rsid="050126e2" officeooo:paragraph-rsid="050126e2" style:font-weight-asian="bold" style:font-weight-complex="bold"/>
    </style:style>
    <style:style style:name="P439" style:family="paragraph" style:parent-style-name="Text_20_body" style:list-style-name="L3">
      <style:text-properties officeooo:rsid="024af1c3" officeooo:paragraph-rsid="0252bcf8"/>
    </style:style>
    <style:style style:name="P440" style:family="paragraph" style:parent-style-name="Text_20_body" style:list-style-name="L4">
      <style:text-properties officeooo:paragraph-rsid="0013bcba"/>
    </style:style>
    <style:style style:name="P441" style:family="paragraph" style:parent-style-name="Text_20_body" style:list-style-name="L4">
      <style:text-properties officeooo:paragraph-rsid="006c5aff"/>
    </style:style>
    <style:style style:name="P442" style:family="paragraph" style:parent-style-name="Text_20_body" style:list-style-name="L4">
      <style:text-properties officeooo:paragraph-rsid="0008a716"/>
    </style:style>
    <style:style style:name="P443" style:family="paragraph" style:parent-style-name="Text_20_body" style:list-style-name="L4">
      <style:text-properties officeooo:paragraph-rsid="0238a493"/>
    </style:style>
    <style:style style:name="P444" style:family="paragraph" style:parent-style-name="Text_20_body" style:list-style-name="L4">
      <style:text-properties officeooo:paragraph-rsid="013e2a01"/>
    </style:style>
    <style:style style:name="P445" style:family="paragraph" style:parent-style-name="Text_20_body" style:list-style-name="L4">
      <style:text-properties officeooo:paragraph-rsid="000d8a44"/>
    </style:style>
    <style:style style:name="P446" style:family="paragraph" style:parent-style-name="Text_20_body" style:list-style-name="L4">
      <style:text-properties officeooo:rsid="0013bcba" officeooo:paragraph-rsid="0013bcba"/>
    </style:style>
    <style:style style:name="P447" style:family="paragraph" style:parent-style-name="Text_20_body" style:list-style-name="L5">
      <style:text-properties officeooo:paragraph-rsid="022e60bc"/>
    </style:style>
    <style:style style:name="P448" style:family="paragraph" style:parent-style-name="Text_20_body" style:list-style-name="L5">
      <style:text-properties officeooo:rsid="00355b33" officeooo:paragraph-rsid="016a862b"/>
    </style:style>
    <style:style style:name="P449" style:family="paragraph" style:parent-style-name="Text_20_body" style:list-style-name="L5">
      <style:text-properties officeooo:rsid="00355b33" officeooo:paragraph-rsid="022e60bc"/>
    </style:style>
    <style:style style:name="P450" style:family="paragraph" style:parent-style-name="Text_20_body" style:list-style-name="L5">
      <style:text-properties officeooo:rsid="00355b33" officeooo:paragraph-rsid="00355b33"/>
    </style:style>
    <style:style style:name="P451" style:family="paragraph" style:parent-style-name="Text_20_body" style:list-style-name="L5">
      <style:text-properties officeooo:rsid="00355b33" officeooo:paragraph-rsid="05374796"/>
    </style:style>
    <style:style style:name="P452" style:family="paragraph" style:parent-style-name="Text_20_body" style:list-style-name="L5">
      <style:text-properties officeooo:rsid="00355b33" officeooo:paragraph-rsid="017303d7"/>
    </style:style>
    <style:style style:name="P453" style:family="paragraph" style:parent-style-name="Text_20_body" style:list-style-name="L6">
      <style:text-properties officeooo:rsid="013a3ef7" officeooo:paragraph-rsid="016a862b"/>
    </style:style>
    <style:style style:name="P454" style:family="paragraph" style:parent-style-name="Text_20_body" style:list-style-name="L18">
      <style:text-properties officeooo:rsid="013a3ef7" officeooo:paragraph-rsid="022f173d"/>
    </style:style>
    <style:style style:name="P455" style:family="paragraph" style:parent-style-name="Text_20_body" style:list-style-name="L40">
      <style:text-properties officeooo:rsid="013a3ef7" officeooo:paragraph-rsid="017303d7"/>
    </style:style>
    <style:style style:name="P456" style:family="paragraph" style:parent-style-name="Text_20_body" style:list-style-name="L7">
      <style:text-properties officeooo:paragraph-rsid="0579c4c2"/>
    </style:style>
    <style:style style:name="P457" style:family="paragraph" style:parent-style-name="Text_20_body" style:list-style-name="L7">
      <style:text-properties officeooo:paragraph-rsid="057dbb41"/>
    </style:style>
    <style:style style:name="P458" style:family="paragraph" style:parent-style-name="Text_20_body" style:list-style-name="L7">
      <style:text-properties officeooo:rsid="0579c4c2" officeooo:paragraph-rsid="0579c4c2"/>
    </style:style>
    <style:style style:name="P459" style:family="paragraph" style:parent-style-name="Text_20_body" style:list-style-name="L7">
      <style:text-properties officeooo:rsid="0579c4c2" officeooo:paragraph-rsid="057dbb41"/>
    </style:style>
    <style:style style:name="P460" style:family="paragraph" style:parent-style-name="Text_20_body" style:list-style-name="L8">
      <style:text-properties officeooo:rsid="0078d708" officeooo:paragraph-rsid="0079f929"/>
    </style:style>
    <style:style style:name="P461" style:family="paragraph" style:parent-style-name="Text_20_body" style:list-style-name="L9">
      <style:text-properties officeooo:rsid="007a2e4c" officeooo:paragraph-rsid="007a2e4c"/>
    </style:style>
    <style:style style:name="P462" style:family="paragraph" style:parent-style-name="Text_20_body" style:list-style-name="L9">
      <style:text-properties officeooo:rsid="007a2e4c" officeooo:paragraph-rsid="007a844a"/>
    </style:style>
    <style:style style:name="P463" style:family="paragraph" style:parent-style-name="Text_20_body" style:list-style-name="L10">
      <style:text-properties officeooo:paragraph-rsid="007b06a8"/>
    </style:style>
    <style:style style:name="P464" style:family="paragraph" style:parent-style-name="Text_20_body" style:list-style-name="L11"/>
    <style:style style:name="P465" style:family="paragraph" style:parent-style-name="Text_20_body" style:list-style-name="L12">
      <style:text-properties officeooo:paragraph-rsid="059be22e"/>
    </style:style>
    <style:style style:name="P466" style:family="paragraph" style:parent-style-name="Text_20_body" style:list-style-name="L12">
      <style:text-properties officeooo:rsid="044881ef" officeooo:paragraph-rsid="059be22e"/>
    </style:style>
    <style:style style:name="P467" style:family="paragraph" style:parent-style-name="Text_20_body" style:list-style-name="L13"/>
    <style:style style:name="P468" style:family="paragraph" style:parent-style-name="Text_20_body" style:list-style-name="L14">
      <style:text-properties officeooo:rsid="028218ac" officeooo:paragraph-rsid="02f0adc7"/>
    </style:style>
    <style:style style:name="P469" style:family="paragraph" style:parent-style-name="Text_20_body" style:list-style-name="L14">
      <style:text-properties officeooo:rsid="028218ac" officeooo:paragraph-rsid="03cad187"/>
    </style:style>
    <style:style style:name="P470" style:family="paragraph" style:parent-style-name="Text_20_body" style:list-style-name="L14">
      <style:text-properties officeooo:rsid="028218ac" officeooo:paragraph-rsid="028218ac"/>
    </style:style>
    <style:style style:name="P471" style:family="paragraph" style:parent-style-name="Text_20_body" style:list-style-name="L14">
      <style:text-properties officeooo:rsid="028218ac" officeooo:paragraph-rsid="0442f926"/>
    </style:style>
    <style:style style:name="P472" style:family="paragraph" style:parent-style-name="Text_20_body" style:list-style-name="L14">
      <style:text-properties officeooo:rsid="028218ac" officeooo:paragraph-rsid="059c943c"/>
    </style:style>
    <style:style style:name="P473" style:family="paragraph" style:parent-style-name="Text_20_body" style:list-style-name="L14">
      <style:text-properties officeooo:rsid="02f19242" officeooo:paragraph-rsid="02f19242"/>
    </style:style>
    <style:style style:name="P474" style:family="paragraph" style:parent-style-name="Text_20_body" style:list-style-name="L3">
      <style:text-properties officeooo:rsid="0244a0ce" officeooo:paragraph-rsid="0244a0ce"/>
    </style:style>
    <style:style style:name="P475" style:family="paragraph" style:parent-style-name="Text_20_body" style:list-style-name="L3">
      <style:text-properties officeooo:rsid="0255c8e5" officeooo:paragraph-rsid="0255c8e5"/>
    </style:style>
    <style:style style:name="P476" style:family="paragraph" style:parent-style-name="Text_20_body" style:list-style-name="L3">
      <style:text-properties officeooo:rsid="0244182b" officeooo:paragraph-rsid="0244182b"/>
    </style:style>
    <style:style style:name="P477" style:family="paragraph" style:parent-style-name="Text_20_body" style:list-style-name="L3">
      <style:text-properties officeooo:rsid="02469373" officeooo:paragraph-rsid="02469373"/>
    </style:style>
    <style:style style:name="P478" style:family="paragraph" style:parent-style-name="Text_20_body" style:list-style-name="L15"/>
    <style:style style:name="P479" style:family="paragraph" style:parent-style-name="Text_20_body" style:list-style-name="L16">
      <style:text-properties officeooo:paragraph-rsid="046e5b0c"/>
    </style:style>
    <style:style style:name="P480" style:family="paragraph" style:parent-style-name="Text_20_body" style:list-style-name="L3">
      <style:text-properties officeooo:rsid="001f36f9" officeooo:paragraph-rsid="00310941"/>
    </style:style>
    <style:style style:name="P481" style:family="paragraph" style:parent-style-name="Text_20_body" style:list-style-name="L3">
      <style:text-properties officeooo:rsid="001f36f9" officeooo:paragraph-rsid="0055a941"/>
    </style:style>
    <style:style style:name="P482" style:family="paragraph" style:parent-style-name="Text_20_body" style:list-style-name="L3">
      <style:text-properties officeooo:rsid="0032911f" officeooo:paragraph-rsid="0032911f"/>
    </style:style>
    <style:style style:name="P483" style:family="paragraph" style:parent-style-name="Text_20_body" style:list-style-name="L17">
      <style:text-properties officeooo:paragraph-rsid="04effa4b"/>
    </style:style>
    <style:style style:name="P484" style:family="paragraph" style:parent-style-name="Text_20_body" style:list-style-name="L17">
      <style:text-properties officeooo:paragraph-rsid="00bcc648"/>
    </style:style>
    <style:style style:name="P485" style:family="paragraph" style:parent-style-name="Text_20_body" style:list-style-name="L17">
      <style:text-properties officeooo:rsid="04effa4b" officeooo:paragraph-rsid="04effa4b"/>
    </style:style>
    <style:style style:name="P486" style:family="paragraph" style:parent-style-name="Text_20_body" style:list-style-name="L5">
      <style:text-properties officeooo:rsid="00359722" officeooo:paragraph-rsid="022e60bc"/>
    </style:style>
    <style:style style:name="P487" style:family="paragraph" style:parent-style-name="Text_20_body" style:list-style-name="L5">
      <style:text-properties officeooo:rsid="05374796" officeooo:paragraph-rsid="05374796"/>
    </style:style>
    <style:style style:name="P488" style:family="paragraph" style:parent-style-name="Text_20_body" style:list-style-name="L19"/>
    <style:style style:name="P489" style:family="paragraph" style:parent-style-name="Text_20_body" style:list-style-name="L19">
      <style:text-properties officeooo:paragraph-rsid="058b3505"/>
    </style:style>
    <style:style style:name="P490" style:family="paragraph" style:parent-style-name="Text_20_body" style:list-style-name="L19">
      <style:text-properties officeooo:paragraph-rsid="026be4bf"/>
    </style:style>
    <style:style style:name="P491" style:family="paragraph" style:parent-style-name="Text_20_body" style:list-style-name="L20"/>
    <style:style style:name="P492" style:family="paragraph" style:parent-style-name="Text_20_body" style:list-style-name="L20">
      <style:text-properties officeooo:paragraph-rsid="0539140c"/>
    </style:style>
    <style:style style:name="P493" style:family="paragraph" style:parent-style-name="Text_20_body" style:list-style-name="L20">
      <style:text-properties officeooo:rsid="052be27f" officeooo:paragraph-rsid="052be27f"/>
    </style:style>
    <style:style style:name="P494" style:family="paragraph" style:parent-style-name="Text_20_body" style:list-style-name="L20">
      <style:text-properties officeooo:rsid="052be27f" officeooo:paragraph-rsid="0539140c"/>
    </style:style>
    <style:style style:name="P495" style:family="paragraph" style:parent-style-name="Text_20_body" style:list-style-name="L20">
      <style:text-properties officeooo:rsid="052be27f" officeooo:paragraph-rsid="052e90d6"/>
    </style:style>
    <style:style style:name="P496" style:family="paragraph" style:parent-style-name="Text_20_body" style:list-style-name="L21"/>
    <style:style style:name="P497" style:family="paragraph" style:parent-style-name="Text_20_body" style:list-style-name="L22">
      <style:text-properties officeooo:rsid="058f0518" officeooo:paragraph-rsid="058f0518"/>
    </style:style>
    <style:style style:name="P498" style:family="paragraph" style:parent-style-name="Text_20_body" style:list-style-name="L23">
      <style:text-properties officeooo:paragraph-rsid="037471b7"/>
    </style:style>
    <style:style style:name="P499" style:family="paragraph" style:parent-style-name="Text_20_body" style:list-style-name="L24">
      <style:text-properties officeooo:paragraph-rsid="01e6430e"/>
    </style:style>
    <style:style style:name="P500" style:family="paragraph" style:parent-style-name="Text_20_body" style:list-style-name="L24">
      <style:text-properties officeooo:paragraph-rsid="0086d25a"/>
    </style:style>
    <style:style style:name="P501" style:family="paragraph" style:parent-style-name="Text_20_body" style:list-style-name="L25">
      <style:text-properties officeooo:paragraph-rsid="01e6430e"/>
    </style:style>
    <style:style style:name="P502" style:family="paragraph" style:parent-style-name="Text_20_body" style:list-style-name="L26">
      <style:text-properties officeooo:paragraph-rsid="01e6430e"/>
    </style:style>
    <style:style style:name="P503" style:family="paragraph" style:parent-style-name="Text_20_body" style:list-style-name="L27">
      <style:text-properties officeooo:paragraph-rsid="02f80589"/>
    </style:style>
    <style:style style:name="P504" style:family="paragraph" style:parent-style-name="Text_20_body" style:list-style-name="L28">
      <style:text-properties officeooo:rsid="02f86f36" officeooo:paragraph-rsid="02f86f36"/>
    </style:style>
    <style:style style:name="P505" style:family="paragraph" style:parent-style-name="Text_20_body" style:list-style-name="L29"/>
    <style:style style:name="P506" style:family="paragraph" style:parent-style-name="Text_20_body" style:list-style-name="L30"/>
    <style:style style:name="P507" style:family="paragraph" style:parent-style-name="Text_20_body" style:list-style-name="L30">
      <style:text-properties officeooo:rsid="01c8f8d7" officeooo:paragraph-rsid="01c8f8d7"/>
    </style:style>
    <style:style style:name="P508" style:family="paragraph" style:parent-style-name="Text_20_body" style:list-style-name="L11">
      <style:text-properties officeooo:rsid="01c8f8d7" officeooo:paragraph-rsid="01c8f8d7"/>
    </style:style>
    <style:style style:name="P509" style:family="paragraph" style:parent-style-name="Text_20_body" style:list-style-name="L11">
      <style:text-properties officeooo:rsid="01c496c8" officeooo:paragraph-rsid="01c8e054"/>
    </style:style>
    <style:style style:name="P510" style:family="paragraph" style:parent-style-name="Text_20_body" style:list-style-name="L31"/>
    <style:style style:name="P511" style:family="paragraph" style:parent-style-name="Text_20_body" style:list-style-name="L33">
      <style:text-properties officeooo:paragraph-rsid="0201690d"/>
    </style:style>
    <style:style style:name="P512" style:family="paragraph" style:parent-style-name="Text_20_body" style:list-style-name="L33">
      <style:text-properties officeooo:rsid="003f3010" officeooo:paragraph-rsid="0201690d"/>
    </style:style>
    <style:style style:name="P513" style:family="paragraph" style:parent-style-name="Text_20_body" style:list-style-name="L34">
      <style:text-properties officeooo:paragraph-rsid="01e6430e"/>
    </style:style>
    <style:style style:name="P514" style:family="paragraph" style:parent-style-name="Text_20_body" style:list-style-name="L34">
      <style:text-properties officeooo:rsid="00410571" officeooo:paragraph-rsid="01e6430e"/>
    </style:style>
    <style:style style:name="P515" style:family="paragraph" style:parent-style-name="Text_20_body" style:list-style-name="L35"/>
    <style:style style:name="P516" style:family="paragraph" style:parent-style-name="Text_20_body" style:list-style-name="L36"/>
    <style:style style:name="P517" style:family="paragraph" style:parent-style-name="Text_20_body" style:list-style-name="L37">
      <style:text-properties officeooo:rsid="054750cf" officeooo:paragraph-rsid="05648aca"/>
    </style:style>
    <style:style style:name="P518" style:family="paragraph" style:parent-style-name="Text_20_body" style:list-style-name="L37">
      <style:text-properties officeooo:rsid="054750cf" officeooo:paragraph-rsid="05652804"/>
    </style:style>
    <style:style style:name="P519" style:family="paragraph" style:parent-style-name="Text_20_body" style:list-style-name="L37">
      <style:text-properties officeooo:rsid="054750cf" officeooo:paragraph-rsid="05669f90"/>
    </style:style>
    <style:style style:name="P520" style:family="paragraph" style:parent-style-name="Text_20_body" style:list-style-name="L37">
      <style:text-properties officeooo:rsid="054750cf" officeooo:paragraph-rsid="0567b99f"/>
    </style:style>
    <style:style style:name="P521" style:family="paragraph" style:parent-style-name="Text_20_body" style:list-style-name="L37">
      <style:text-properties officeooo:rsid="054750cf" officeooo:paragraph-rsid="0567d621"/>
    </style:style>
    <style:style style:name="P522" style:family="paragraph" style:parent-style-name="Text_20_body" style:list-style-name="L37">
      <style:text-properties officeooo:rsid="0562f6d4" officeooo:paragraph-rsid="0562f6d4"/>
    </style:style>
    <style:style style:name="P523" style:family="paragraph" style:parent-style-name="Text_20_body" style:list-style-name="L38">
      <style:text-properties officeooo:rsid="053a5e26" officeooo:paragraph-rsid="053a5e26"/>
    </style:style>
    <style:style style:name="P524" style:family="paragraph" style:parent-style-name="Text_20_body" style:list-style-name="L38">
      <style:text-properties officeooo:rsid="053a5e26" officeooo:paragraph-rsid="053c2860"/>
    </style:style>
    <style:style style:name="P525" style:family="paragraph" style:parent-style-name="Text_20_body" style:list-style-name="L3">
      <style:text-properties officeooo:rsid="0055a941" officeooo:paragraph-rsid="0055a941"/>
    </style:style>
    <style:style style:name="P526" style:family="paragraph" style:parent-style-name="Text_20_body" style:list-style-name="L39">
      <style:text-properties officeooo:paragraph-rsid="006cb84c"/>
    </style:style>
    <style:style style:name="P527" style:family="paragraph" style:parent-style-name="Text_20_body" style:list-style-name="L39">
      <style:text-properties officeooo:paragraph-rsid="00591c56"/>
    </style:style>
    <style:style style:name="P528" style:family="paragraph" style:parent-style-name="Text_20_body" style:list-style-name="L41">
      <style:text-properties officeooo:rsid="056e5544" officeooo:paragraph-rsid="056e5544"/>
    </style:style>
    <style:style style:name="P529" style:family="paragraph" style:parent-style-name="Text_20_body" style:list-style-name="L42"/>
    <style:style style:name="P530" style:family="paragraph" style:parent-style-name="Text_20_body" style:list-style-name="L43"/>
    <style:style style:name="P531" style:family="paragraph" style:parent-style-name="Text_20_body" style:list-style-name="L44">
      <style:text-properties officeooo:paragraph-rsid="006bde68"/>
    </style:style>
    <style:style style:name="P532" style:family="paragraph" style:parent-style-name="Text_20_body" style:list-style-name="L44">
      <style:text-properties officeooo:paragraph-rsid="006cb84c"/>
    </style:style>
    <style:style style:name="P533" style:family="paragraph" style:parent-style-name="Text_20_body" style:list-style-name="L44">
      <style:text-properties officeooo:paragraph-rsid="013f19b9"/>
    </style:style>
    <style:style style:name="P534" style:family="paragraph" style:parent-style-name="Text_20_body" style:list-style-name="L45">
      <style:text-properties officeooo:paragraph-rsid="015fd2bd"/>
    </style:style>
    <style:style style:name="P535" style:family="paragraph" style:parent-style-name="Text_20_body" style:list-style-name="L45">
      <style:text-properties officeooo:paragraph-rsid="014f85c4"/>
    </style:style>
    <style:style style:name="P536" style:family="paragraph" style:parent-style-name="Text_20_body" style:list-style-name="L46">
      <style:text-properties officeooo:rsid="00abf805" officeooo:paragraph-rsid="00abf805"/>
    </style:style>
    <style:style style:name="P537" style:family="paragraph" style:parent-style-name="Text_20_body" style:list-style-name="L46">
      <style:text-properties officeooo:rsid="00abf805" officeooo:paragraph-rsid="05985b45"/>
    </style:style>
    <style:style style:name="P538" style:family="paragraph" style:parent-style-name="Text_20_body" style:list-style-name="L46">
      <style:text-properties officeooo:rsid="05985b45" officeooo:paragraph-rsid="05985b45"/>
    </style:style>
    <style:style style:name="P539" style:family="paragraph" style:parent-style-name="Text_20_body" style:list-style-name="L14">
      <style:text-properties officeooo:rsid="03cad187" officeooo:paragraph-rsid="03cad187"/>
    </style:style>
    <style:style style:name="P540" style:family="paragraph" style:parent-style-name="Text_20_body" style:list-style-name="L14">
      <style:text-properties officeooo:rsid="037b5639" officeooo:paragraph-rsid="03cad187"/>
    </style:style>
    <style:style style:name="P541" style:family="paragraph" style:parent-style-name="Text_20_body" style:list-style-name="L14">
      <style:text-properties officeooo:rsid="037b5639" officeooo:paragraph-rsid="037f73bd"/>
    </style:style>
    <style:style style:name="P542" style:family="paragraph" style:parent-style-name="Text_20_body" style:list-style-name="L47"/>
    <style:style style:name="P543" style:family="paragraph" style:parent-style-name="Text_20_body" style:list-style-name="L47">
      <style:text-properties officeooo:rsid="04e4b290" officeooo:paragraph-rsid="04e4b290"/>
    </style:style>
    <style:style style:name="P544" style:family="paragraph" style:parent-style-name="Text_20_body" style:list-style-name="L48"/>
    <style:style style:name="P545" style:family="paragraph" style:parent-style-name="Text_20_body" style:list-style-name="L49"/>
    <style:style style:name="P546" style:family="paragraph" style:parent-style-name="Text_20_body" style:list-style-name="L49">
      <style:text-properties officeooo:paragraph-rsid="020280ff"/>
    </style:style>
    <style:style style:name="P547" style:family="paragraph" style:parent-style-name="Text_20_body" style:list-style-name="L50"/>
    <style:style style:name="P548" style:family="paragraph" style:parent-style-name="Text_20_body" style:list-style-name="L51"/>
    <style:style style:name="P549" style:family="paragraph" style:parent-style-name="Text_20_body" style:list-style-name="L51">
      <style:text-properties officeooo:paragraph-rsid="01ea9d3b"/>
    </style:style>
    <style:style style:name="P550" style:family="paragraph" style:parent-style-name="Text_20_body" style:list-style-name="L51">
      <style:text-properties officeooo:paragraph-rsid="0205ae6e"/>
    </style:style>
    <style:style style:name="P551" style:family="paragraph" style:parent-style-name="Text_20_body" style:list-style-name="L51">
      <style:text-properties officeooo:paragraph-rsid="033e1be8"/>
    </style:style>
    <style:style style:name="P552" style:family="paragraph" style:parent-style-name="Text_20_body" style:list-style-name="L51">
      <style:text-properties officeooo:rsid="022cd6d7" officeooo:paragraph-rsid="022cd6d7"/>
    </style:style>
    <style:style style:name="P553" style:family="paragraph" style:parent-style-name="Text_20_body" style:list-style-name="L51">
      <style:text-properties officeooo:rsid="00751d45" officeooo:paragraph-rsid="02fe3960"/>
    </style:style>
    <style:style style:name="P554" style:family="paragraph" style:parent-style-name="Text_20_body" style:list-style-name="L77">
      <style:text-properties officeooo:rsid="00751d45" officeooo:paragraph-rsid="0460190b"/>
    </style:style>
    <style:style style:name="P555" style:family="paragraph" style:parent-style-name="Text_20_body" style:list-style-name="L77">
      <style:text-properties officeooo:rsid="00751d45" officeooo:paragraph-rsid="0461e693"/>
    </style:style>
    <style:style style:name="P556" style:family="paragraph" style:parent-style-name="Text_20_body" style:list-style-name="L77">
      <style:text-properties officeooo:rsid="00751d45" officeooo:paragraph-rsid="02876942"/>
    </style:style>
    <style:style style:name="P557" style:family="paragraph" style:parent-style-name="Text_20_body" style:list-style-name="L52"/>
    <style:style style:name="P558" style:family="paragraph" style:parent-style-name="Text_20_body" style:list-style-name="L52">
      <style:text-properties officeooo:rsid="04fd2170" officeooo:paragraph-rsid="04fd2170"/>
    </style:style>
    <style:style style:name="P559" style:family="paragraph" style:parent-style-name="Text_20_body" style:list-style-name="L55">
      <style:text-properties officeooo:rsid="04fd2170" officeooo:paragraph-rsid="04fd2170"/>
    </style:style>
    <style:style style:name="P560" style:family="paragraph" style:parent-style-name="Text_20_body" style:list-style-name="L53">
      <style:text-properties officeooo:paragraph-rsid="020280ff"/>
    </style:style>
    <style:style style:name="P561" style:family="paragraph" style:parent-style-name="Text_20_body" style:list-style-name="L53">
      <style:text-properties officeooo:paragraph-rsid="0205c2a4"/>
    </style:style>
    <style:style style:name="P562" style:family="paragraph" style:parent-style-name="Text_20_body" style:list-style-name="L53">
      <style:text-properties officeooo:paragraph-rsid="033e1be8"/>
    </style:style>
    <style:style style:name="P563" style:family="paragraph" style:parent-style-name="Text_20_body" style:list-style-name="L54"/>
    <style:style style:name="P564" style:family="paragraph" style:parent-style-name="Text_20_body" style:list-style-name="L54">
      <style:text-properties officeooo:paragraph-rsid="045355e2"/>
    </style:style>
    <style:style style:name="P565" style:family="paragraph" style:parent-style-name="Text_20_body" style:list-style-name="L55"/>
    <style:style style:name="P566" style:family="paragraph" style:parent-style-name="Text_20_body" style:list-style-name="L56">
      <style:text-properties officeooo:paragraph-rsid="027b73ad"/>
    </style:style>
    <style:style style:name="P567" style:family="paragraph" style:parent-style-name="Text_20_body" style:list-style-name="L57">
      <style:text-properties officeooo:paragraph-rsid="027b73ad"/>
    </style:style>
    <style:style style:name="P568" style:family="paragraph" style:parent-style-name="Text_20_body" style:list-style-name="L58">
      <style:text-properties officeooo:rsid="023aa082" officeooo:paragraph-rsid="027b73ad"/>
    </style:style>
    <style:style style:name="P569" style:family="paragraph" style:parent-style-name="Text_20_body" style:list-style-name="L59">
      <style:text-properties officeooo:rsid="05146db9" officeooo:paragraph-rsid="05146db9"/>
    </style:style>
    <style:style style:name="P570" style:family="paragraph" style:parent-style-name="Text_20_body" style:list-style-name="L59">
      <style:text-properties officeooo:rsid="05174698" officeooo:paragraph-rsid="05174698"/>
    </style:style>
    <style:style style:name="P571" style:family="paragraph" style:parent-style-name="Text_20_body" style:list-style-name="L14">
      <style:text-properties fo:font-weight="normal" officeooo:rsid="028218ac" officeooo:paragraph-rsid="059c943c" style:font-weight-asian="normal" style:font-weight-complex="normal"/>
    </style:style>
    <style:style style:name="P572" style:family="paragraph" style:parent-style-name="Text_20_body" style:list-style-name="L14">
      <style:text-properties officeooo:rsid="059cbe6e" officeooo:paragraph-rsid="059cbe6e"/>
    </style:style>
    <style:style style:name="P573" style:family="paragraph" style:parent-style-name="Text_20_body" style:list-style-name="L60">
      <style:text-properties officeooo:paragraph-rsid="059d2fc9"/>
    </style:style>
    <style:style style:name="P574" style:family="paragraph" style:parent-style-name="Text_20_body" style:list-style-name="L61">
      <style:text-properties officeooo:rsid="04ec6e45" officeooo:paragraph-rsid="04ec6e45"/>
    </style:style>
    <style:style style:name="P575" style:family="paragraph" style:parent-style-name="Text_20_body" style:list-style-name="L62">
      <style:text-properties officeooo:rsid="00a600ca" officeooo:paragraph-rsid="00a600ca"/>
    </style:style>
    <style:style style:name="P576" style:family="paragraph" style:parent-style-name="Text_20_body" style:list-style-name="L62">
      <style:text-properties officeooo:rsid="00a600ca" officeooo:paragraph-rsid="04401fa9"/>
    </style:style>
    <style:style style:name="P577" style:family="paragraph" style:parent-style-name="Text_20_body" style:list-style-name="L63">
      <style:text-properties officeooo:paragraph-rsid="00a87b65"/>
    </style:style>
    <style:style style:name="P578" style:family="paragraph" style:parent-style-name="Text_20_body" style:list-style-name="L64">
      <style:text-properties officeooo:rsid="01a9c0b7" officeooo:paragraph-rsid="04225133"/>
    </style:style>
    <style:style style:name="P579" style:family="paragraph" style:parent-style-name="Text_20_body" style:list-style-name="L64">
      <style:text-properties officeooo:rsid="01a9c0b7" officeooo:paragraph-rsid="01a9c0b7"/>
    </style:style>
    <style:style style:name="P580" style:family="paragraph" style:parent-style-name="Text_20_body" style:list-style-name="L65">
      <style:text-properties officeooo:paragraph-rsid="01fa04af"/>
    </style:style>
    <style:style style:name="P581" style:family="paragraph" style:parent-style-name="Text_20_body" style:list-style-name="L66">
      <style:text-properties officeooo:rsid="0520cc5c" officeooo:paragraph-rsid="0520cc5c"/>
    </style:style>
    <style:style style:name="P582" style:family="paragraph" style:parent-style-name="Text_20_body" style:list-style-name="L66">
      <style:text-properties officeooo:rsid="00a9d3e9" officeooo:paragraph-rsid="047ae93d"/>
    </style:style>
    <style:style style:name="P583" style:family="paragraph" style:parent-style-name="Text_20_body" style:list-style-name="L66">
      <style:text-properties officeooo:rsid="00a9d3e9" officeooo:paragraph-rsid="00a9d3e9"/>
    </style:style>
    <style:style style:name="P584" style:family="paragraph" style:parent-style-name="Text_20_body" style:list-style-name="L67"/>
    <style:style style:name="P585" style:family="paragraph" style:parent-style-name="Text_20_body" style:list-style-name="L20">
      <style:text-properties officeooo:rsid="053475f5" officeooo:paragraph-rsid="053475f5"/>
    </style:style>
    <style:style style:name="P586" style:family="paragraph" style:parent-style-name="Text_20_body" style:list-style-name="L69"/>
    <style:style style:name="P587" style:family="paragraph" style:parent-style-name="Text_20_body" style:list-style-name="L70"/>
    <style:style style:name="P588" style:family="paragraph" style:parent-style-name="Text_20_body" style:list-style-name="L71"/>
    <style:style style:name="P589" style:family="paragraph" style:parent-style-name="Text_20_body" style:list-style-name="L72">
      <style:text-properties officeooo:rsid="00e70782" officeooo:paragraph-rsid="00e70782"/>
    </style:style>
    <style:style style:name="P590" style:family="paragraph" style:parent-style-name="Text_20_body" style:list-style-name="L72">
      <style:text-properties officeooo:rsid="00e70782" officeooo:paragraph-rsid="02c3088b"/>
    </style:style>
    <style:style style:name="P591" style:family="paragraph" style:parent-style-name="Text_20_body" style:list-style-name="L72">
      <style:text-properties officeooo:rsid="02c3088b" officeooo:paragraph-rsid="02c3088b"/>
    </style:style>
    <style:style style:name="P592" style:family="paragraph" style:parent-style-name="Text_20_body" style:list-style-name="L73">
      <style:text-properties officeooo:paragraph-rsid="01ffdec1"/>
    </style:style>
    <style:style style:name="P593" style:family="paragraph" style:parent-style-name="Text_20_body" style:list-style-name="L74"/>
    <style:style style:name="P594" style:family="paragraph" style:parent-style-name="Text_20_body" style:list-style-name="L75">
      <style:text-properties officeooo:paragraph-rsid="027e85b2"/>
    </style:style>
    <style:style style:name="P595" style:family="paragraph" style:parent-style-name="Text_20_body" style:list-style-name="L75">
      <style:text-properties officeooo:paragraph-rsid="048e160f"/>
    </style:style>
    <style:style style:name="P596" style:family="paragraph" style:parent-style-name="Text_20_body" style:list-style-name="L75">
      <style:text-properties officeooo:rsid="0556b9ec" officeooo:paragraph-rsid="0556b9ec"/>
    </style:style>
    <style:style style:name="P597" style:family="paragraph" style:parent-style-name="Text_20_body" style:list-style-name="L75">
      <style:text-properties officeooo:rsid="0556b9ec" officeooo:paragraph-rsid="056151e6"/>
    </style:style>
    <style:style style:name="P598" style:family="paragraph" style:parent-style-name="Text_20_body" style:list-style-name="L75">
      <style:text-properties officeooo:rsid="0553cee9" officeooo:paragraph-rsid="05540c86"/>
    </style:style>
    <style:style style:name="P599" style:family="paragraph" style:parent-style-name="Text_20_body" style:list-style-name="L75">
      <style:text-properties officeooo:rsid="048e160f" officeooo:paragraph-rsid="048e160f"/>
    </style:style>
    <style:style style:name="P600" style:family="paragraph" style:parent-style-name="Text_20_body" style:list-style-name="L75">
      <style:text-properties officeooo:rsid="022d38d3" officeooo:paragraph-rsid="048e160f"/>
    </style:style>
    <style:style style:name="P601" style:family="paragraph" style:parent-style-name="Text_20_body" style:list-style-name="L75">
      <style:text-properties officeooo:rsid="02d6f8a4" officeooo:paragraph-rsid="048e160f"/>
    </style:style>
    <style:style style:name="P602" style:family="paragraph" style:parent-style-name="Text_20_body" style:list-style-name="L76">
      <style:text-properties officeooo:paragraph-rsid="02855696"/>
    </style:style>
    <style:style style:name="P603" style:family="paragraph" style:parent-style-name="Text_20_body" style:list-style-name="L76">
      <style:text-properties officeooo:rsid="02855696" officeooo:paragraph-rsid="02d3b48b"/>
    </style:style>
    <style:style style:name="P604" style:family="paragraph" style:parent-style-name="Text_20_body" style:list-style-name="L76">
      <style:text-properties officeooo:rsid="02855696" officeooo:paragraph-rsid="02ca8a62"/>
    </style:style>
    <style:style style:name="P605" style:family="paragraph" style:parent-style-name="Text_20_body" style:list-style-name="L76">
      <style:text-properties officeooo:rsid="04160192" officeooo:paragraph-rsid="04160192"/>
    </style:style>
    <style:style style:name="P606" style:family="paragraph" style:parent-style-name="Text_20_body" style:list-style-name="L76">
      <style:text-properties officeooo:rsid="0416d6c0" officeooo:paragraph-rsid="0416d6c0"/>
    </style:style>
    <style:style style:name="P607" style:family="paragraph" style:parent-style-name="Text_20_body" style:list-style-name="L76">
      <style:text-properties officeooo:rsid="02cbf913" officeooo:paragraph-rsid="02cbf913"/>
    </style:style>
    <style:style style:name="P608" style:family="paragraph" style:parent-style-name="Text_20_body" style:list-style-name="L76">
      <style:text-properties officeooo:rsid="02cdc0bf" officeooo:paragraph-rsid="02cdc0bf"/>
    </style:style>
    <style:style style:name="P609" style:family="paragraph" style:parent-style-name="Text_20_body" style:list-style-name="L76">
      <style:text-properties officeooo:rsid="02cfc05a" officeooo:paragraph-rsid="02cfc05a"/>
    </style:style>
    <style:style style:name="P610" style:family="paragraph" style:parent-style-name="Text_20_body" style:list-style-name="L76">
      <style:text-properties officeooo:rsid="02d11845" officeooo:paragraph-rsid="02d11845"/>
    </style:style>
    <style:style style:name="P611" style:family="paragraph" style:parent-style-name="Text_20_body" style:list-style-name="L76">
      <style:text-properties officeooo:rsid="02ee2a91" officeooo:paragraph-rsid="02ee2a91"/>
    </style:style>
    <style:style style:name="P612" style:family="paragraph" style:parent-style-name="Text_20_body" style:list-style-name="L76">
      <style:text-properties officeooo:rsid="04e1d7d1" officeooo:paragraph-rsid="04e1d7d1"/>
    </style:style>
    <style:style style:name="P613" style:family="paragraph" style:parent-style-name="Text_20_body" style:list-style-name="L77">
      <style:text-properties officeooo:paragraph-rsid="028b9f11"/>
    </style:style>
    <style:style style:name="P614" style:family="paragraph" style:parent-style-name="Text_20_body" style:list-style-name="L77">
      <style:text-properties officeooo:paragraph-rsid="0319a376"/>
    </style:style>
    <style:style style:name="P615" style:family="paragraph" style:parent-style-name="Text_20_body" style:list-style-name="L77">
      <style:text-properties officeooo:rsid="0460190b" officeooo:paragraph-rsid="0460190b"/>
    </style:style>
    <style:style style:name="P616" style:family="paragraph" style:parent-style-name="Text_20_body" style:list-style-name="L77">
      <style:text-properties officeooo:rsid="045dbbf0" officeooo:paragraph-rsid="045dbbf0"/>
    </style:style>
    <style:style style:name="P617" style:family="paragraph" style:parent-style-name="Text_20_body" style:list-style-name="L77">
      <style:text-properties officeooo:rsid="028b9f11" officeooo:paragraph-rsid="028b9f11"/>
    </style:style>
    <style:style style:name="P618" style:family="paragraph" style:parent-style-name="Text_20_body" style:list-style-name="L78">
      <style:text-properties officeooo:rsid="0292b9fa" officeooo:paragraph-rsid="0292b9fa"/>
    </style:style>
    <style:style style:name="P619" style:family="paragraph" style:parent-style-name="Text_20_body" style:list-style-name="L78">
      <style:text-properties officeooo:rsid="0313939f" officeooo:paragraph-rsid="0313939f"/>
    </style:style>
    <style:style style:name="P620" style:family="paragraph" style:parent-style-name="Text_20_body" style:list-style-name="L79">
      <style:text-properties officeooo:rsid="0313939f" officeooo:paragraph-rsid="0313939f"/>
    </style:style>
    <style:style style:name="P621" style:family="paragraph" style:parent-style-name="Text_20_body" style:list-style-name="L78">
      <style:text-properties officeooo:rsid="02fcc7f8" officeooo:paragraph-rsid="02fcc7f8"/>
    </style:style>
    <style:style style:name="P622" style:family="paragraph" style:parent-style-name="Text_20_body" style:list-style-name="L79">
      <style:text-properties officeooo:rsid="02fcc7f8" officeooo:paragraph-rsid="02fcc7f8"/>
    </style:style>
    <style:style style:name="P623" style:family="paragraph" style:parent-style-name="Text_20_body" style:list-style-name="L78">
      <style:text-properties officeooo:rsid="02900ff3" officeooo:paragraph-rsid="0292b9fa"/>
    </style:style>
    <style:style style:name="P624" style:family="paragraph" style:parent-style-name="Text_20_body" style:list-style-name="L78">
      <style:text-properties officeooo:rsid="02900ff3" officeooo:paragraph-rsid="0313939f"/>
    </style:style>
    <style:style style:name="P625" style:family="paragraph" style:parent-style-name="Text_20_body" style:list-style-name="L79">
      <style:text-properties officeooo:rsid="02900ff3" officeooo:paragraph-rsid="02900ff3"/>
    </style:style>
    <style:style style:name="P626" style:family="paragraph" style:parent-style-name="Text_20_body" style:list-style-name="L79">
      <style:text-properties officeooo:rsid="02900ff3" officeooo:paragraph-rsid="0292e74c"/>
    </style:style>
    <style:style style:name="P627" style:family="paragraph" style:parent-style-name="Text_20_body" style:list-style-name="L78">
      <style:text-properties officeooo:rsid="030db805" officeooo:paragraph-rsid="030db805"/>
    </style:style>
    <style:style style:name="P628" style:family="paragraph" style:parent-style-name="Text_20_body" style:list-style-name="L78">
      <style:text-properties officeooo:rsid="0291b72e" officeooo:paragraph-rsid="0292b9fa"/>
    </style:style>
    <style:style style:name="P629" style:family="paragraph" style:parent-style-name="Text_20_body" style:list-style-name="L79">
      <style:text-properties officeooo:rsid="0291b72e" officeooo:paragraph-rsid="0291b72e"/>
    </style:style>
    <style:style style:name="P630" style:family="paragraph" style:parent-style-name="Text_20_body" style:list-style-name="L79">
      <style:text-properties officeooo:rsid="03171fb2" officeooo:paragraph-rsid="03171fb2"/>
    </style:style>
    <style:style style:name="P631" style:family="paragraph" style:parent-style-name="Text_20_body" style:list-style-name="L77">
      <style:text-properties officeooo:rsid="02957295" officeooo:paragraph-rsid="02957295"/>
    </style:style>
    <style:style style:name="P632" style:family="paragraph" style:parent-style-name="Text_20_body" style:list-style-name="L77">
      <style:text-properties officeooo:rsid="0075bd6b" officeooo:paragraph-rsid="02876942"/>
    </style:style>
    <style:style style:name="P633" style:family="paragraph" style:parent-style-name="Text_20_body" style:list-style-name="L77">
      <style:text-properties officeooo:rsid="0075bd6b" officeooo:paragraph-rsid="030f0459"/>
    </style:style>
    <style:style style:name="P634" style:family="paragraph" style:parent-style-name="Text_20_body" style:list-style-name="L77">
      <style:text-properties officeooo:rsid="0075bd6b" officeooo:paragraph-rsid="028e3f3a"/>
    </style:style>
    <style:style style:name="P635" style:family="paragraph" style:parent-style-name="Text_20_body" style:list-style-name="L77">
      <style:text-properties officeooo:rsid="030f0459" officeooo:paragraph-rsid="030f0459"/>
    </style:style>
    <style:style style:name="P636" style:family="paragraph" style:parent-style-name="Text_20_body" style:list-style-name="L77">
      <style:text-properties officeooo:rsid="030f0459" officeooo:paragraph-rsid="03101629"/>
    </style:style>
    <style:style style:name="P637" style:family="paragraph" style:parent-style-name="Text_20_body" style:list-style-name="L77">
      <style:text-properties officeooo:rsid="031031b6" officeooo:paragraph-rsid="031031b6"/>
    </style:style>
    <style:style style:name="P638" style:family="paragraph" style:parent-style-name="Text_20_body" style:list-style-name="L80">
      <style:text-properties officeooo:rsid="0346c9dc" officeooo:paragraph-rsid="0349816c"/>
    </style:style>
    <style:style style:name="P639" style:family="paragraph" style:parent-style-name="Text_20_body" style:list-style-name="L81">
      <style:text-properties officeooo:rsid="03a4f878" officeooo:paragraph-rsid="03a4f878"/>
    </style:style>
    <style:style style:name="P640" style:family="paragraph" style:parent-style-name="Text_20_body" style:list-style-name="L81">
      <style:text-properties officeooo:rsid="03ac15ac" officeooo:paragraph-rsid="03ac15ac"/>
    </style:style>
    <style:style style:name="P641" style:family="paragraph" style:parent-style-name="Text_20_body" style:list-style-name="L81">
      <style:text-properties officeooo:rsid="04d0c95c" officeooo:paragraph-rsid="04d0c95c"/>
    </style:style>
    <style:style style:name="P642" style:family="paragraph" style:parent-style-name="Text_20_body" style:list-style-name="L82">
      <style:text-properties officeooo:paragraph-rsid="03b04804"/>
    </style:style>
    <style:style style:name="P643" style:family="paragraph" style:parent-style-name="Text_20_body" style:list-style-name="L82">
      <style:text-properties officeooo:rsid="03b04804" officeooo:paragraph-rsid="03b04804"/>
    </style:style>
    <style:style style:name="P644" style:family="paragraph" style:parent-style-name="Text_20_body" style:list-style-name="L82">
      <style:text-properties officeooo:rsid="03e2e122" officeooo:paragraph-rsid="03e2e122"/>
    </style:style>
    <style:style style:name="P645" style:family="paragraph" style:parent-style-name="Text_20_body" style:list-style-name="L83">
      <style:text-properties officeooo:paragraph-rsid="03b227b6"/>
    </style:style>
    <style:style style:name="P646" style:family="paragraph" style:parent-style-name="Text_20_body" style:list-style-name="L84">
      <style:text-properties officeooo:paragraph-rsid="03b227b6"/>
    </style:style>
    <style:style style:name="P647" style:family="paragraph" style:parent-style-name="Text_20_body" style:list-style-name="L85">
      <style:text-properties officeooo:paragraph-rsid="03d14ff9"/>
    </style:style>
    <style:style style:name="P648" style:family="paragraph" style:parent-style-name="Text_20_body" style:list-style-name="L84">
      <style:text-properties officeooo:rsid="0348762d" officeooo:paragraph-rsid="03d14ff9"/>
    </style:style>
    <style:style style:name="P649" style:family="paragraph" style:parent-style-name="Text_20_body" style:list-style-name="L86">
      <style:text-properties officeooo:rsid="0348762d" officeooo:paragraph-rsid="03d14ff9"/>
    </style:style>
    <style:style style:name="P650" style:family="paragraph" style:parent-style-name="Text_20_body" style:list-style-name="L87">
      <style:text-properties officeooo:rsid="0348762d" officeooo:paragraph-rsid="03d14ff9"/>
    </style:style>
    <style:style style:name="P651" style:family="paragraph" style:parent-style-name="Text_20_body" style:list-style-name="L88">
      <style:text-properties officeooo:rsid="0348762d" officeooo:paragraph-rsid="03d14ff9"/>
    </style:style>
    <style:style style:name="P652" style:family="paragraph" style:parent-style-name="Text_20_body" style:list-style-name="L86">
      <style:text-properties officeooo:paragraph-rsid="03d14ff9"/>
    </style:style>
    <style:style style:name="P653" style:family="paragraph" style:parent-style-name="Text_20_body" style:list-style-name="L87">
      <style:text-properties officeooo:paragraph-rsid="03d14ff9"/>
    </style:style>
    <style:style style:name="P654" style:family="paragraph" style:parent-style-name="Text_20_body" style:list-style-name="L88">
      <style:text-properties officeooo:paragraph-rsid="03d14ff9"/>
    </style:style>
    <style:style style:name="P655" style:family="paragraph" style:parent-style-name="Text_20_body" style:list-style-name="L89">
      <style:text-properties officeooo:rsid="0523c0fb" officeooo:paragraph-rsid="0523c0fb"/>
    </style:style>
    <style:style style:name="P656" style:family="paragraph" style:parent-style-name="Text_20_body" style:list-style-name="L90">
      <style:text-properties officeooo:paragraph-rsid="045095ed"/>
    </style:style>
    <style:style style:name="P657" style:family="paragraph" style:parent-style-name="Text_20_body" style:list-style-name="L91">
      <style:text-properties officeooo:rsid="045102b2" officeooo:paragraph-rsid="045102b2"/>
    </style:style>
    <style:style style:name="P658" style:family="paragraph" style:parent-style-name="Text_20_body" style:list-style-name="L92">
      <style:text-properties officeooo:rsid="05a0f791" officeooo:paragraph-rsid="05a0f791"/>
    </style:style>
    <style:style style:name="T1" style:family="text">
      <style:text-properties officeooo:rsid="0008a716"/>
    </style:style>
    <style:style style:name="T2" style:family="text">
      <style:text-properties officeooo:rsid="000a9173"/>
    </style:style>
    <style:style style:name="T3" style:family="text">
      <style:text-properties officeooo:rsid="000bf2bb"/>
    </style:style>
    <style:style style:name="T4" style:family="text">
      <style:text-properties officeooo:rsid="000d1aa8"/>
    </style:style>
    <style:style style:name="T5" style:family="text">
      <style:text-properties officeooo:rsid="000d8a44"/>
    </style:style>
    <style:style style:name="T6" style:family="text">
      <style:text-properties officeooo:rsid="0013bcba"/>
    </style:style>
    <style:style style:name="T7" style:family="text">
      <style:text-properties officeooo:rsid="0013d4b1"/>
    </style:style>
    <style:style style:name="T8" style:family="text">
      <style:text-properties officeooo:rsid="00163061"/>
    </style:style>
    <style:style style:name="T9" style:family="text">
      <style:text-properties officeooo:rsid="00180934"/>
    </style:style>
    <style:style style:name="T10" style:family="text">
      <style:text-properties officeooo:rsid="001f36f9"/>
    </style:style>
    <style:style style:name="T11" style:family="text">
      <style:text-properties officeooo:rsid="00202e87"/>
    </style:style>
    <style:style style:name="T12" style:family="text">
      <style:text-properties officeooo:rsid="0021f8ae"/>
    </style:style>
    <style:style style:name="T13" style:family="text">
      <style:text-properties officeooo:rsid="0022f959"/>
    </style:style>
    <style:style style:name="T14" style:family="text">
      <style:text-properties officeooo:rsid="002808f1"/>
    </style:style>
    <style:style style:name="T15" style:family="text">
      <style:text-properties officeooo:rsid="002a5ab4"/>
    </style:style>
    <style:style style:name="T16" style:family="text">
      <style:text-properties officeooo:rsid="002dd260"/>
    </style:style>
    <style:style style:name="T17" style:family="text">
      <style:text-properties officeooo:rsid="00310941"/>
    </style:style>
    <style:style style:name="T18" style:family="text">
      <style:text-properties officeooo:rsid="0032911f"/>
    </style:style>
    <style:style style:name="T19" style:family="text">
      <style:text-properties officeooo:rsid="00339067"/>
    </style:style>
    <style:style style:name="T20" style:family="text">
      <style:text-properties officeooo:rsid="003391c5"/>
    </style:style>
    <style:style style:name="T21" style:family="text">
      <style:text-properties fo:font-variant="normal" fo:text-transform="none" fo:color="#000000" loext:opacity="100%" style:font-name="Arial" fo:letter-spacing="normal" fo:font-style="normal" fo:font-weight="normal" officeooo:rsid="003c9ab0"/>
    </style:style>
    <style:style style:name="T22" style:family="text">
      <style:text-properties fo:font-variant="normal" fo:text-transform="none" fo:color="#000000" loext:opacity="100%" style:font-name="Arial" fo:letter-spacing="normal" fo:font-style="normal" fo:font-weight="normal" officeooo:rsid="0019937b"/>
    </style:style>
    <style:style style:name="T23" style:family="text">
      <style:text-properties fo:font-variant="normal" fo:text-transform="none" fo:color="#000000" loext:opacity="100%" style:font-name="Arial" fo:letter-spacing="normal" fo:font-style="normal" fo:font-weight="normal" officeooo:rsid="01a070c1"/>
    </style:style>
    <style:style style:name="T24" style:family="text">
      <style:text-properties fo:font-variant="normal" fo:text-transform="none" fo:color="#000000" loext:opacity="100%" style:font-name="Arial" fo:letter-spacing="normal" fo:font-style="normal" fo:font-weight="normal" officeooo:rsid="01488529"/>
    </style:style>
    <style:style style:name="T25" style:family="text">
      <style:text-properties fo:font-variant="normal" fo:text-transform="none" fo:color="#000000" loext:opacity="100%" style:font-name="Arial" fo:letter-spacing="normal" fo:font-style="normal" fo:font-weight="normal" officeooo:rsid="033bc864"/>
    </style:style>
    <style:style style:name="T26" style:family="text">
      <style:text-properties officeooo:rsid="00355b33"/>
    </style:style>
    <style:style style:name="T27" style:family="text">
      <style:text-properties officeooo:rsid="00359722"/>
    </style:style>
    <style:style style:name="T28" style:family="text">
      <style:text-properties officeooo:rsid="0035ea9a"/>
    </style:style>
    <style:style style:name="T29" style:family="text">
      <style:text-properties fo:font-weight="bold" style:font-weight-asian="bold" style:font-weight-complex="bold"/>
    </style:style>
    <style:style style:name="T30" style:family="text">
      <style:text-properties fo:font-weight="bold" officeooo:rsid="0074886c" style:font-weight-asian="bold" style:font-weight-complex="bold"/>
    </style:style>
    <style:style style:name="T31" style:family="text">
      <style:text-properties fo:font-weight="bold" officeooo:rsid="00737985" style:font-weight-asian="bold" style:font-weight-complex="bold"/>
    </style:style>
    <style:style style:name="T32" style:family="text">
      <style:text-properties fo:font-weight="bold" officeooo:rsid="00751d45" style:font-weight-asian="bold" style:font-weight-complex="bold"/>
    </style:style>
    <style:style style:name="T33" style:family="text">
      <style:text-properties fo:font-weight="bold" officeooo:rsid="007a2e4c" style:font-weight-asian="bold" style:font-weight-complex="bold"/>
    </style:style>
    <style:style style:name="T34" style:family="text">
      <style:text-properties fo:font-weight="bold" officeooo:rsid="007ed982" style:font-weight-asian="bold" style:font-weight-complex="bold"/>
    </style:style>
    <style:style style:name="T35" style:family="text">
      <style:text-properties fo:font-weight="bold" officeooo:rsid="0078d708" style:font-weight-asian="bold" style:font-weight-complex="bold"/>
    </style:style>
    <style:style style:name="T36" style:family="text">
      <style:text-properties fo:font-weight="bold" officeooo:rsid="0086d25a" style:font-weight-asian="bold" style:font-weight-complex="bold"/>
    </style:style>
    <style:style style:name="T37" style:family="text">
      <style:text-properties fo:font-weight="bold" officeooo:rsid="008bf7ed" style:font-weight-asian="bold" style:font-weight-complex="bold"/>
    </style:style>
    <style:style style:name="T38" style:family="text">
      <style:text-properties fo:font-weight="bold" officeooo:rsid="0090ade7" style:font-weight-asian="bold" style:font-weight-complex="bold"/>
    </style:style>
    <style:style style:name="T39" style:family="text">
      <style:text-properties fo:font-weight="bold" officeooo:rsid="009d010b" style:font-weight-asian="bold" style:font-weight-complex="bold"/>
    </style:style>
    <style:style style:name="T40" style:family="text">
      <style:text-properties fo:font-weight="bold" officeooo:rsid="009d808b" style:font-weight-asian="bold" style:font-weight-complex="bold"/>
    </style:style>
    <style:style style:name="T41" style:family="text">
      <style:text-properties fo:font-weight="bold" officeooo:rsid="00a87b65" style:font-weight-asian="bold" style:font-weight-complex="bold"/>
    </style:style>
    <style:style style:name="T42" style:family="text">
      <style:text-properties fo:font-weight="bold" officeooo:rsid="0070f970" style:font-weight-asian="bold" style:font-weight-complex="bold"/>
    </style:style>
    <style:style style:name="T43" style:family="text">
      <style:text-properties fo:font-weight="bold" officeooo:rsid="010e3a66" style:font-weight-asian="bold" style:font-weight-complex="bold"/>
    </style:style>
    <style:style style:name="T44" style:family="text">
      <style:text-properties fo:font-weight="bold" officeooo:rsid="000d1aa8" style:font-weight-asian="bold" style:font-weight-complex="bold"/>
    </style:style>
    <style:style style:name="T45" style:family="text">
      <style:text-properties fo:font-weight="bold" officeooo:rsid="021a9c44" style:font-weight-asian="bold" style:font-weight-complex="bold"/>
    </style:style>
    <style:style style:name="T46" style:family="text">
      <style:text-properties fo:font-weight="bold" officeooo:rsid="007f860c" style:font-weight-asian="bold" style:font-weight-complex="bold"/>
    </style:style>
    <style:style style:name="T47" style:family="text">
      <style:text-properties fo:font-weight="bold" officeooo:rsid="007b06a8" style:font-weight-asian="bold" style:font-weight-complex="bold"/>
    </style:style>
    <style:style style:name="T48" style:family="text">
      <style:text-properties fo:font-weight="bold" officeooo:rsid="006c5aff" style:font-weight-asian="bold" style:font-weight-complex="bold"/>
    </style:style>
    <style:style style:name="T49" style:family="text">
      <style:text-properties fo:font-weight="bold" officeooo:rsid="00310941" style:font-weight-asian="bold" style:font-weight-complex="bold"/>
    </style:style>
    <style:style style:name="T50" style:family="text">
      <style:text-properties fo:font-weight="bold" officeooo:rsid="001f36f9" style:font-weight-asian="bold" style:font-weight-complex="bold"/>
    </style:style>
    <style:style style:name="T51" style:family="text">
      <style:text-properties fo:font-weight="bold" officeooo:rsid="0055a941" style:font-weight-asian="bold" style:font-weight-complex="bold"/>
    </style:style>
    <style:style style:name="T52" style:family="text">
      <style:text-properties fo:font-weight="bold" officeooo:rsid="00591c56" style:font-weight-asian="bold" style:font-weight-complex="bold"/>
    </style:style>
    <style:style style:name="T53" style:family="text">
      <style:text-properties fo:font-weight="bold" officeooo:rsid="00b50ee9" style:font-weight-asian="bold" style:font-weight-complex="bold"/>
    </style:style>
    <style:style style:name="T54" style:family="text">
      <style:text-properties fo:font-weight="bold" officeooo:rsid="024ece4a" style:font-weight-asian="bold" style:font-weight-complex="bold"/>
    </style:style>
    <style:style style:name="T55" style:family="text">
      <style:text-properties fo:font-weight="bold" officeooo:rsid="0250c1ee" style:font-weight-asian="bold" style:font-weight-complex="bold"/>
    </style:style>
    <style:style style:name="T56" style:family="text">
      <style:text-properties fo:font-weight="bold" officeooo:rsid="025324eb" style:font-weight-asian="bold" style:font-weight-complex="bold"/>
    </style:style>
    <style:style style:name="T57" style:family="text">
      <style:text-properties fo:font-weight="bold" officeooo:rsid="0256a7bb" style:font-weight-asian="bold" style:font-weight-complex="bold"/>
    </style:style>
    <style:style style:name="T58" style:family="text">
      <style:text-properties fo:font-weight="bold" officeooo:rsid="02587fbb" style:font-weight-asian="bold" style:font-weight-complex="bold"/>
    </style:style>
    <style:style style:name="T59" style:family="text">
      <style:text-properties fo:font-weight="bold" officeooo:rsid="02f0adc7" style:font-weight-asian="bold" style:font-weight-complex="bold"/>
    </style:style>
    <style:style style:name="T60" style:family="text">
      <style:text-properties fo:font-weight="bold" officeooo:rsid="00b67411" style:font-weight-asian="bold" style:font-weight-complex="bold"/>
    </style:style>
    <style:style style:name="T61" style:family="text">
      <style:text-properties fo:font-weight="bold" officeooo:rsid="046e5563" style:font-weight-asian="bold" style:font-weight-complex="bold"/>
    </style:style>
    <style:style style:name="T62" style:family="text">
      <style:text-properties fo:font-weight="bold" officeooo:rsid="04a3fd92" style:font-weight-asian="bold" style:font-weight-complex="bold"/>
    </style:style>
    <style:style style:name="T63" style:family="text">
      <style:text-properties fo:font-weight="bold" officeooo:rsid="04a40753" style:font-weight-asian="bold" style:font-weight-complex="bold"/>
    </style:style>
    <style:style style:name="T64" style:family="text">
      <style:text-properties fo:font-weight="bold" officeooo:rsid="04a766f4" style:font-weight-asian="bold" style:font-weight-complex="bold"/>
    </style:style>
    <style:style style:name="T65" style:family="text">
      <style:text-properties fo:font-weight="bold" officeooo:rsid="04b36616" style:font-weight-asian="bold" style:font-weight-complex="bold"/>
    </style:style>
    <style:style style:name="T66" style:family="text">
      <style:text-properties fo:font-weight="bold" officeooo:rsid="024af1c3" style:font-weight-asian="bold" style:font-weight-complex="bold"/>
    </style:style>
    <style:style style:name="T67" style:family="text">
      <style:text-properties fo:font-weight="bold" officeooo:rsid="04ae300d" style:font-weight-asian="bold" style:font-weight-complex="bold"/>
    </style:style>
    <style:style style:name="T68" style:family="text">
      <style:text-properties fo:font-weight="bold" officeooo:rsid="04f34640" style:font-weight-asian="bold" style:font-weight-complex="bold"/>
    </style:style>
    <style:style style:name="T69" style:family="text">
      <style:text-properties fo:font-weight="bold" officeooo:rsid="050c025f" style:font-weight-asian="bold" style:font-weight-complex="bold"/>
    </style:style>
    <style:style style:name="T70" style:family="text">
      <style:text-properties fo:font-weight="bold" officeooo:rsid="050e7f28" style:font-weight-asian="bold" style:font-weight-complex="bold"/>
    </style:style>
    <style:style style:name="T71" style:family="text">
      <style:text-properties fo:font-weight="bold" officeooo:rsid="0539140c" style:font-weight-asian="bold" style:font-weight-complex="bold"/>
    </style:style>
    <style:style style:name="T72" style:family="text">
      <style:text-properties fo:font-weight="bold" officeooo:rsid="0569aeaf" style:font-weight-asian="bold" style:font-weight-complex="bold"/>
    </style:style>
    <style:style style:name="T73" style:family="text">
      <style:text-properties fo:font-weight="bold" officeooo:rsid="05856747" style:font-weight-asian="bold" style:font-weight-complex="bold"/>
    </style:style>
    <style:style style:name="T74" style:family="text">
      <style:text-properties officeooo:rsid="00410571"/>
    </style:style>
    <style:style style:name="T75" style:family="text">
      <style:text-properties officeooo:rsid="0042126a"/>
    </style:style>
    <style:style style:name="T76" style:family="text">
      <style:text-properties officeooo:rsid="004856e2"/>
    </style:style>
    <style:style style:name="T77" style:family="text">
      <style:text-properties officeooo:rsid="004cd8f9"/>
    </style:style>
    <style:style style:name="T78" style:family="text">
      <style:text-properties officeooo:rsid="005140da"/>
    </style:style>
    <style:style style:name="T79" style:family="text">
      <style:text-properties officeooo:rsid="00515c84"/>
    </style:style>
    <style:style style:name="T80" style:family="text">
      <style:text-properties officeooo:rsid="0053e6e2"/>
    </style:style>
    <style:style style:name="T81" style:family="text">
      <style:text-properties officeooo:rsid="0055a941"/>
    </style:style>
    <style:style style:name="T82" style:family="text">
      <style:text-properties officeooo:rsid="005738fe"/>
    </style:style>
    <style:style style:name="T83" style:family="text">
      <style:text-properties officeooo:rsid="000edffa"/>
    </style:style>
    <style:style style:name="T84" style:family="text">
      <style:text-properties officeooo:rsid="005b2641"/>
    </style:style>
    <style:style style:name="T85" style:family="text">
      <style:text-properties officeooo:rsid="005ded4b"/>
    </style:style>
    <style:style style:name="T86" style:family="text">
      <style:text-properties officeooo:rsid="006c5aff"/>
    </style:style>
    <style:style style:name="T87" style:family="text">
      <style:text-properties officeooo:rsid="006cb84c"/>
    </style:style>
    <style:style style:name="T88" style:family="text">
      <style:text-properties officeooo:rsid="006fac24"/>
    </style:style>
    <style:style style:name="T89" style:family="text">
      <style:text-properties officeooo:rsid="007127b0"/>
    </style:style>
    <style:style style:name="T90" style:family="text">
      <style:text-properties officeooo:rsid="0071c657"/>
    </style:style>
    <style:style style:name="T91" style:family="text">
      <style:text-properties officeooo:rsid="0072a948"/>
    </style:style>
    <style:style style:name="T92" style:family="text">
      <style:text-properties officeooo:rsid="00737985"/>
    </style:style>
    <style:style style:name="T93" style:family="text">
      <style:text-properties officeooo:rsid="0073fb23"/>
    </style:style>
    <style:style style:name="T94" style:family="text">
      <style:text-properties officeooo:rsid="0074886c"/>
    </style:style>
    <style:style style:name="T95" style:family="text">
      <style:text-properties officeooo:rsid="0076002b"/>
    </style:style>
    <style:style style:name="T96" style:family="text">
      <style:text-properties officeooo:rsid="0078d708"/>
    </style:style>
    <style:style style:name="T97" style:family="text">
      <style:text-properties officeooo:rsid="0079f929"/>
    </style:style>
    <style:style style:name="T98" style:family="text">
      <style:text-properties officeooo:rsid="007a844a"/>
    </style:style>
    <style:style style:name="T99" style:family="text">
      <style:text-properties officeooo:rsid="007bb5ea"/>
    </style:style>
    <style:style style:name="T100" style:family="text">
      <style:text-properties officeooo:rsid="007be835"/>
    </style:style>
    <style:style style:name="T101" style:family="text">
      <style:text-properties officeooo:rsid="0080288c"/>
    </style:style>
    <style:style style:name="T102" style:family="text">
      <style:text-properties officeooo:rsid="0082236c"/>
    </style:style>
    <style:style style:name="T103" style:family="text">
      <style:text-properties officeooo:rsid="00840f45"/>
    </style:style>
    <style:style style:name="T104" style:family="text">
      <style:text-properties officeooo:rsid="0086d25a"/>
    </style:style>
    <style:style style:name="T105" style:family="text">
      <style:text-properties officeooo:rsid="008bf7ed"/>
    </style:style>
    <style:style style:name="T106" style:family="text">
      <style:text-properties officeooo:rsid="008d108b"/>
    </style:style>
    <style:style style:name="T107" style:family="text">
      <style:text-properties officeooo:rsid="008e3521"/>
    </style:style>
    <style:style style:name="T108" style:family="text">
      <style:text-properties officeooo:rsid="0090221a"/>
    </style:style>
    <style:style style:name="T109" style:family="text">
      <style:text-properties officeooo:rsid="0093d63b"/>
    </style:style>
    <style:style style:name="T110" style:family="text">
      <style:text-properties officeooo:rsid="009547ee"/>
    </style:style>
    <style:style style:name="T111" style:family="text">
      <style:text-properties officeooo:rsid="0095d3c8"/>
    </style:style>
    <style:style style:name="T112" style:family="text">
      <style:text-properties officeooo:rsid="009a4a11"/>
    </style:style>
    <style:style style:name="T113" style:family="text">
      <style:text-properties officeooo:rsid="009d98bc"/>
    </style:style>
    <style:style style:name="T114" style:family="text">
      <style:text-properties officeooo:rsid="007bf1ca"/>
    </style:style>
    <style:style style:name="T115" style:family="text">
      <style:text-properties officeooo:rsid="00a497df"/>
    </style:style>
    <style:style style:name="T116" style:family="text">
      <style:text-properties officeooo:rsid="00a74f99"/>
    </style:style>
    <style:style style:name="T117" style:family="text">
      <style:text-properties officeooo:rsid="00a87b65"/>
    </style:style>
    <style:style style:name="T118" style:family="text">
      <style:text-properties officeooo:rsid="00aaea04"/>
    </style:style>
    <style:style style:name="T119" style:family="text">
      <style:text-properties officeooo:rsid="00b01de3"/>
    </style:style>
    <style:style style:name="T120" style:family="text">
      <style:text-properties officeooo:rsid="00b50ee9"/>
    </style:style>
    <style:style style:name="T121" style:family="text">
      <style:text-properties fo:font-weight="normal" style:font-weight-asian="normal" style:font-weight-complex="normal"/>
    </style:style>
    <style:style style:name="T122" style:family="text">
      <style:text-properties fo:font-weight="normal" officeooo:rsid="00b67411" style:font-weight-asian="normal" style:font-weight-complex="normal"/>
    </style:style>
    <style:style style:name="T123" style:family="text">
      <style:text-properties fo:font-weight="normal" officeooo:rsid="00b7a6d7" style:font-weight-asian="normal" style:font-weight-complex="normal"/>
    </style:style>
    <style:style style:name="T124" style:family="text">
      <style:text-properties fo:font-weight="normal" officeooo:rsid="00b50ee9" style:font-weight-asian="normal" style:font-weight-complex="normal"/>
    </style:style>
    <style:style style:name="T125" style:family="text">
      <style:text-properties fo:font-weight="normal" officeooo:rsid="02235602" style:font-weight-asian="normal" style:font-weight-complex="normal"/>
    </style:style>
    <style:style style:name="T126" style:family="text">
      <style:text-properties fo:font-weight="normal" officeooo:rsid="02c48f31" style:font-weight-asian="normal" style:font-weight-complex="normal"/>
    </style:style>
    <style:style style:name="T127" style:family="text">
      <style:text-properties fo:font-weight="normal" officeooo:rsid="04023774" style:font-weight-asian="normal" style:font-weight-complex="normal"/>
    </style:style>
    <style:style style:name="T128" style:family="text">
      <style:text-properties fo:font-weight="normal" officeooo:rsid="045a0cc8" style:font-weight-asian="normal" style:font-weight-complex="normal"/>
    </style:style>
    <style:style style:name="T129" style:family="text">
      <style:text-properties fo:font-weight="normal" officeooo:rsid="047cecfb" style:font-weight-asian="normal" style:font-weight-complex="normal"/>
    </style:style>
    <style:style style:name="T130" style:family="text">
      <style:text-properties fo:font-weight="normal" officeooo:rsid="04817134" style:font-weight-asian="normal" style:font-weight-complex="normal"/>
    </style:style>
    <style:style style:name="T131" style:family="text">
      <style:text-properties fo:font-weight="normal" officeooo:rsid="048315b3" style:font-weight-asian="normal" style:font-weight-complex="normal"/>
    </style:style>
    <style:style style:name="T132" style:family="text">
      <style:text-properties fo:font-weight="normal" officeooo:rsid="048583c3" style:font-weight-asian="normal" style:font-weight-complex="normal"/>
    </style:style>
    <style:style style:name="T133" style:family="text">
      <style:text-properties fo:font-weight="normal" officeooo:rsid="0488483a" style:font-weight-asian="normal" style:font-weight-complex="normal"/>
    </style:style>
    <style:style style:name="T134" style:family="text">
      <style:text-properties fo:font-weight="normal" officeooo:rsid="0489b3b6" style:font-weight-asian="normal" style:font-weight-complex="normal"/>
    </style:style>
    <style:style style:name="T135" style:family="text">
      <style:text-properties fo:font-weight="normal" officeooo:rsid="048ae311" style:font-weight-asian="normal" style:font-weight-complex="normal"/>
    </style:style>
    <style:style style:name="T136" style:family="text">
      <style:text-properties fo:font-weight="normal" officeooo:rsid="048b419b" style:font-weight-asian="normal" style:font-weight-complex="normal"/>
    </style:style>
    <style:style style:name="T137" style:family="text">
      <style:text-properties fo:font-weight="normal" officeooo:rsid="049cedc3" style:font-weight-asian="normal" style:font-weight-complex="normal"/>
    </style:style>
    <style:style style:name="T138" style:family="text">
      <style:text-properties fo:font-weight="normal" officeooo:rsid="04b36616" style:font-weight-asian="normal" style:font-weight-complex="normal"/>
    </style:style>
    <style:style style:name="T139" style:family="text">
      <style:text-properties fo:font-weight="normal" officeooo:rsid="03576e89" style:font-weight-asian="normal" style:font-weight-complex="normal"/>
    </style:style>
    <style:style style:name="T140" style:family="text">
      <style:text-properties fo:font-weight="normal" officeooo:rsid="04bd97da" style:font-weight-asian="normal" style:font-weight-complex="normal"/>
    </style:style>
    <style:style style:name="T141" style:family="text">
      <style:text-properties fo:font-weight="normal" officeooo:rsid="04bed74a" style:font-weight-asian="normal" style:font-weight-complex="normal"/>
    </style:style>
    <style:style style:name="T142" style:family="text">
      <style:text-properties fo:font-weight="normal" officeooo:rsid="05032964" style:font-weight-asian="normal" style:font-weight-complex="normal"/>
    </style:style>
    <style:style style:name="T143" style:family="text">
      <style:text-properties fo:font-weight="normal" officeooo:rsid="0508302d" style:font-weight-asian="normal" style:font-weight-complex="normal"/>
    </style:style>
    <style:style style:name="T144" style:family="text">
      <style:text-properties fo:font-weight="normal" officeooo:rsid="031d5db6" style:font-weight-asian="normal" style:font-weight-complex="normal"/>
    </style:style>
    <style:style style:name="T145" style:family="text">
      <style:text-properties fo:font-weight="normal" officeooo:rsid="047ae93d" style:font-weight-asian="normal" style:font-weight-complex="normal"/>
    </style:style>
    <style:style style:name="T146" style:family="text">
      <style:text-properties fo:font-weight="normal" officeooo:rsid="0532bd46" style:font-weight-asian="normal" style:font-weight-complex="normal"/>
    </style:style>
    <style:style style:name="T147" style:family="text">
      <style:text-properties fo:font-weight="normal" officeooo:rsid="05435917" style:font-weight-asian="normal" style:font-weight-complex="normal"/>
    </style:style>
    <style:style style:name="T148" style:family="text">
      <style:text-properties fo:font-weight="normal" officeooo:rsid="058061f8" style:font-weight-asian="normal" style:font-weight-complex="normal"/>
    </style:style>
    <style:style style:name="T149" style:family="text">
      <style:text-properties officeooo:rsid="00bb52a4"/>
    </style:style>
    <style:style style:name="T150" style:family="text">
      <style:text-properties officeooo:rsid="00bcc648"/>
    </style:style>
    <style:style style:name="T151" style:family="text">
      <style:text-properties officeooo:rsid="00be681d"/>
    </style:style>
    <style:style style:name="T152" style:family="text">
      <style:text-properties officeooo:rsid="00cb036e"/>
    </style:style>
    <style:style style:name="T153" style:family="text">
      <style:text-properties officeooo:rsid="00cc495f"/>
    </style:style>
    <style:style style:name="T154" style:family="text">
      <style:text-properties officeooo:rsid="0070f970"/>
    </style:style>
    <style:style style:name="T155" style:family="text">
      <style:text-properties officeooo:rsid="00ccb785"/>
    </style:style>
    <style:style style:name="T156" style:family="text">
      <style:text-properties officeooo:rsid="00d07ee0"/>
    </style:style>
    <style:style style:name="T157" style:family="text">
      <style:text-properties officeooo:rsid="00751d45"/>
    </style:style>
    <style:style style:name="T158" style:family="text">
      <style:text-properties officeooo:rsid="00d774b9"/>
    </style:style>
    <style:style style:name="T159" style:family="text">
      <style:text-properties officeooo:rsid="00dbdca3"/>
    </style:style>
    <style:style style:name="T160" style:family="text">
      <style:text-properties officeooo:rsid="00e52cc4"/>
    </style:style>
    <style:style style:name="T161" style:family="text">
      <style:text-properties officeooo:rsid="00e5d412"/>
    </style:style>
    <style:style style:name="T162" style:family="text">
      <style:text-properties officeooo:rsid="00e70782"/>
    </style:style>
    <style:style style:name="T163" style:family="text">
      <style:text-properties officeooo:rsid="00e8df79"/>
    </style:style>
    <style:style style:name="T164" style:family="text">
      <style:text-properties officeooo:rsid="00ea7de9"/>
    </style:style>
    <style:style style:name="T165" style:family="text">
      <style:text-properties officeooo:rsid="00ece73e"/>
    </style:style>
    <style:style style:name="T166" style:family="text">
      <style:text-properties officeooo:rsid="00ece769"/>
    </style:style>
    <style:style style:name="T167" style:family="text">
      <style:text-properties officeooo:rsid="00fca73b"/>
    </style:style>
    <style:style style:name="T168" style:family="text">
      <style:text-properties officeooo:rsid="00fe05c8"/>
    </style:style>
    <style:style style:name="T169" style:family="text">
      <style:text-properties officeooo:rsid="0101a1be"/>
    </style:style>
    <style:style style:name="T170" style:family="text">
      <style:text-properties officeooo:rsid="0101a90c"/>
    </style:style>
    <style:style style:name="T171" style:family="text">
      <style:text-properties officeooo:rsid="0103a50f"/>
    </style:style>
    <style:style style:name="T172" style:family="text">
      <style:text-properties officeooo:rsid="0106b245"/>
    </style:style>
    <style:style style:name="T173" style:family="text">
      <style:text-properties officeooo:rsid="0107e5ff"/>
    </style:style>
    <style:style style:name="T174" style:family="text">
      <style:text-properties officeooo:rsid="0108d6ad"/>
    </style:style>
    <style:style style:name="T175" style:family="text">
      <style:text-properties officeooo:rsid="0109704c"/>
    </style:style>
    <style:style style:name="T176" style:family="text">
      <style:text-properties officeooo:rsid="0110aec1"/>
    </style:style>
    <style:style style:name="T177" style:family="text">
      <style:text-properties officeooo:rsid="0118d2cb"/>
    </style:style>
    <style:style style:name="T178" style:family="text">
      <style:text-properties officeooo:rsid="0120cd74"/>
    </style:style>
    <style:style style:name="T179" style:family="text">
      <style:text-properties officeooo:rsid="01233991"/>
    </style:style>
    <style:style style:name="T180" style:family="text">
      <style:text-properties officeooo:rsid="01238834"/>
    </style:style>
    <style:style style:name="T181" style:family="text">
      <style:text-properties officeooo:rsid="01252452"/>
    </style:style>
    <style:style style:name="T182" style:family="text">
      <style:text-properties officeooo:rsid="01290703"/>
    </style:style>
    <style:style style:name="T183" style:family="text">
      <style:text-properties officeooo:rsid="012ee0ee"/>
    </style:style>
    <style:style style:name="T184" style:family="text">
      <style:text-properties officeooo:rsid="0130a610"/>
    </style:style>
    <style:style style:name="T185" style:family="text">
      <style:text-properties officeooo:rsid="013601c9"/>
    </style:style>
    <style:style style:name="T186" style:family="text">
      <style:text-properties officeooo:rsid="013e2a01"/>
    </style:style>
    <style:style style:name="T187" style:family="text">
      <style:text-properties officeooo:rsid="013f19b9"/>
    </style:style>
    <style:style style:name="T188" style:family="text">
      <style:text-properties officeooo:rsid="0141f14e"/>
    </style:style>
    <style:style style:name="T189" style:family="text">
      <style:text-properties style:font-weight-asian="normal" style:font-weight-complex="normal"/>
    </style:style>
    <style:style style:name="T190" style:family="text">
      <style:text-properties officeooo:rsid="00c925f4" style:font-weight-asian="normal" style:font-weight-complex="normal"/>
    </style:style>
    <style:style style:name="T191" style:family="text">
      <style:text-properties officeooo:rsid="014f85c4"/>
    </style:style>
    <style:style style:name="T192" style:family="text">
      <style:text-properties officeooo:rsid="015d5913"/>
    </style:style>
    <style:style style:name="T193" style:family="text">
      <style:text-properties officeooo:rsid="015fd2bd"/>
    </style:style>
    <style:style style:name="T194" style:family="text">
      <style:text-properties officeooo:rsid="0161b36e"/>
    </style:style>
    <style:style style:name="T195" style:family="text">
      <style:text-properties officeooo:rsid="016a862b"/>
    </style:style>
    <style:style style:name="T196" style:family="text">
      <style:text-properties officeooo:rsid="016b7738"/>
    </style:style>
    <style:style style:name="T197" style:family="text">
      <style:text-properties officeooo:rsid="016ce2ea"/>
    </style:style>
    <style:style style:name="T198" style:family="text">
      <style:text-properties officeooo:rsid="016e8a76"/>
    </style:style>
    <style:style style:name="T199" style:family="text">
      <style:text-properties officeooo:rsid="017303d7"/>
    </style:style>
    <style:style style:name="T200" style:family="text">
      <style:text-properties officeooo:rsid="017e5307"/>
    </style:style>
    <style:style style:name="T201" style:family="text">
      <style:text-properties officeooo:rsid="018244ea"/>
    </style:style>
    <style:style style:name="T202" style:family="text">
      <style:text-properties officeooo:rsid="0191e193"/>
    </style:style>
    <style:style style:name="T203" style:family="text">
      <style:text-properties officeooo:rsid="01926943"/>
    </style:style>
    <style:style style:name="T204" style:family="text">
      <style:text-properties officeooo:rsid="0194803b"/>
    </style:style>
    <style:style style:name="T205" style:family="text">
      <style:text-properties officeooo:rsid="019a7ad5"/>
    </style:style>
    <style:style style:name="T206" style:family="text">
      <style:text-properties officeooo:rsid="019a8453"/>
    </style:style>
    <style:style style:name="T207" style:family="text">
      <style:text-properties officeooo:rsid="019b3ba1"/>
    </style:style>
    <style:style style:name="T208" style:family="text">
      <style:text-properties officeooo:rsid="01a22a53"/>
    </style:style>
    <style:style style:name="T209" style:family="text">
      <style:text-properties officeooo:rsid="01a25878"/>
    </style:style>
    <style:style style:name="T210" style:family="text">
      <style:text-properties officeooo:rsid="01a2babb"/>
    </style:style>
    <style:style style:name="T211" style:family="text">
      <style:text-properties officeooo:rsid="01a47bc7"/>
    </style:style>
    <style:style style:name="T212" style:family="text">
      <style:text-properties officeooo:rsid="01a4bacc"/>
    </style:style>
    <style:style style:name="T213" style:family="text">
      <style:text-properties officeooo:rsid="01a624d9"/>
    </style:style>
    <style:style style:name="T214" style:family="text">
      <style:text-properties officeooo:rsid="01a7ef82"/>
    </style:style>
    <style:style style:name="T215" style:family="text">
      <style:text-properties officeooo:rsid="01aa6ab6"/>
    </style:style>
    <style:style style:name="T216" style:family="text">
      <style:text-properties officeooo:rsid="01abb233"/>
    </style:style>
    <style:style style:name="T217" style:family="text">
      <style:text-properties officeooo:rsid="01acbf8a"/>
    </style:style>
    <style:style style:name="T218" style:family="text">
      <style:text-properties officeooo:rsid="01ae8941"/>
    </style:style>
    <style:style style:name="T219" style:family="text">
      <style:text-properties officeooo:rsid="01b5224b"/>
    </style:style>
    <style:style style:name="T220" style:family="text">
      <style:text-properties officeooo:rsid="01b587c0"/>
    </style:style>
    <style:style style:name="T221" style:family="text">
      <style:text-properties officeooo:rsid="01c10883"/>
    </style:style>
    <style:style style:name="T222" style:family="text">
      <style:text-properties officeooo:rsid="01c2b1c6"/>
    </style:style>
    <style:style style:name="T223" style:family="text">
      <style:text-properties officeooo:rsid="01c8e054"/>
    </style:style>
    <style:style style:name="T224" style:family="text">
      <style:text-properties officeooo:rsid="01c8f8d7"/>
    </style:style>
    <style:style style:name="T225" style:family="text">
      <style:text-properties officeooo:rsid="01cd546b"/>
    </style:style>
    <style:style style:name="T226" style:family="text">
      <style:text-properties officeooo:rsid="01cde0e5"/>
    </style:style>
    <style:style style:name="T227" style:family="text">
      <style:text-properties officeooo:rsid="01d8e143"/>
    </style:style>
    <style:style style:name="T228" style:family="text">
      <style:text-properties officeooo:rsid="01d9d9ed"/>
    </style:style>
    <style:style style:name="T229" style:family="text">
      <style:text-properties officeooo:rsid="01dacd69"/>
    </style:style>
    <style:style style:name="T230" style:family="text">
      <style:text-properties officeooo:rsid="01dc4d28"/>
    </style:style>
    <style:style style:name="T231" style:family="text">
      <style:text-properties officeooo:rsid="01e091e6"/>
    </style:style>
    <style:style style:name="T232" style:family="text">
      <style:text-properties officeooo:rsid="01e221a7"/>
    </style:style>
    <style:style style:name="T233" style:family="text">
      <style:text-properties officeooo:rsid="01e444d6"/>
    </style:style>
    <style:style style:name="T234" style:family="text">
      <style:text-properties officeooo:rsid="01e49d96"/>
    </style:style>
    <style:style style:name="T235" style:family="text">
      <style:text-properties officeooo:rsid="01e55ebf"/>
    </style:style>
    <style:style style:name="T236" style:family="text">
      <style:text-properties officeooo:rsid="01e84e05"/>
    </style:style>
    <style:style style:name="T237" style:family="text">
      <style:text-properties officeooo:rsid="01eb633d"/>
    </style:style>
    <style:style style:name="T238" style:family="text">
      <style:text-properties officeooo:rsid="01ec9d4e"/>
    </style:style>
    <style:style style:name="T239" style:family="text">
      <style:text-properties officeooo:rsid="01f2e83e"/>
    </style:style>
    <style:style style:name="T240" style:family="text">
      <style:text-properties officeooo:rsid="01f9968a"/>
    </style:style>
    <style:style style:name="T241" style:family="text">
      <style:text-properties officeooo:rsid="01ffdec1"/>
    </style:style>
    <style:style style:name="T242" style:family="text">
      <style:text-properties officeooo:rsid="003f3010"/>
    </style:style>
    <style:style style:name="T243" style:family="text">
      <style:text-properties officeooo:rsid="02022de6"/>
    </style:style>
    <style:style style:name="T244" style:family="text">
      <style:text-properties officeooo:rsid="0204b363"/>
    </style:style>
    <style:style style:name="T245" style:family="text">
      <style:text-properties officeooo:rsid="0205c2a4"/>
    </style:style>
    <style:style style:name="T246" style:family="text">
      <style:text-properties officeooo:rsid="0209dcd8"/>
    </style:style>
    <style:style style:name="T247" style:family="text">
      <style:text-properties officeooo:rsid="02089aaf"/>
    </style:style>
    <style:style style:name="T248" style:family="text">
      <style:text-properties officeooo:rsid="021a9c44"/>
    </style:style>
    <style:style style:name="T249" style:family="text">
      <style:text-properties officeooo:rsid="007b06a8"/>
    </style:style>
    <style:style style:name="T250" style:family="text">
      <style:text-properties officeooo:rsid="021d5b90"/>
    </style:style>
    <style:style style:name="T251" style:family="text">
      <style:text-properties officeooo:rsid="021f4b99"/>
    </style:style>
    <style:style style:name="T252" style:family="text">
      <style:text-properties officeooo:rsid="0227c90f"/>
    </style:style>
    <style:style style:name="T253" style:family="text">
      <style:text-properties officeooo:rsid="0228c3e5"/>
    </style:style>
    <style:style style:name="T254" style:family="text">
      <style:text-properties officeooo:rsid="023518be"/>
    </style:style>
    <style:style style:name="T255" style:family="text">
      <style:text-properties officeooo:rsid="02366a37"/>
    </style:style>
    <style:style style:name="T256" style:family="text">
      <style:text-properties officeooo:rsid="02373681"/>
    </style:style>
    <style:style style:name="T257" style:family="text">
      <style:text-properties officeooo:rsid="0238a493"/>
    </style:style>
    <style:style style:name="T258" style:family="text">
      <style:text-properties officeooo:rsid="024004ba"/>
    </style:style>
    <style:style style:name="T259" style:family="text">
      <style:text-properties officeooo:rsid="0241c312"/>
    </style:style>
    <style:style style:name="T260" style:family="text">
      <style:text-properties officeooo:rsid="0244182b"/>
    </style:style>
    <style:style style:name="T261" style:family="text">
      <style:text-properties officeooo:rsid="0247a9e5"/>
    </style:style>
    <style:style style:name="T262" style:family="text">
      <style:text-properties officeooo:rsid="02490c21"/>
    </style:style>
    <style:style style:name="T263" style:family="text">
      <style:text-properties officeooo:rsid="024b22e4"/>
    </style:style>
    <style:style style:name="T264" style:family="text">
      <style:text-properties officeooo:rsid="024cf19b"/>
    </style:style>
    <style:style style:name="T265" style:family="text">
      <style:text-properties officeooo:rsid="0250c1ee"/>
    </style:style>
    <style:style style:name="T266" style:family="text">
      <style:text-properties officeooo:rsid="0251d94d"/>
    </style:style>
    <style:style style:name="T267" style:family="text">
      <style:text-properties officeooo:rsid="025324eb"/>
    </style:style>
    <style:style style:name="T268" style:family="text">
      <style:text-properties officeooo:rsid="0254db1c"/>
    </style:style>
    <style:style style:name="T269" style:family="text">
      <style:text-properties officeooo:rsid="0256092a"/>
    </style:style>
    <style:style style:name="T270" style:family="text">
      <style:text-properties officeooo:rsid="025eee09"/>
    </style:style>
    <style:style style:name="T271" style:family="text">
      <style:text-properties officeooo:rsid="0260c9c8"/>
    </style:style>
    <style:style style:name="T272" style:family="text">
      <style:text-properties officeooo:rsid="026405bb"/>
    </style:style>
    <style:style style:name="T273" style:family="text">
      <style:text-properties officeooo:rsid="0267eb26"/>
    </style:style>
    <style:style style:name="T274" style:family="text">
      <style:text-properties officeooo:rsid="0269ceee"/>
    </style:style>
    <style:style style:name="T275" style:family="text">
      <style:text-properties officeooo:rsid="026be4bf"/>
    </style:style>
    <style:style style:name="T276" style:family="text">
      <style:text-properties officeooo:rsid="026f280e"/>
    </style:style>
    <style:style style:name="T277" style:family="text">
      <style:text-properties officeooo:rsid="02708dc7"/>
    </style:style>
    <style:style style:name="T278" style:family="text">
      <style:text-properties officeooo:rsid="02758ef6"/>
    </style:style>
    <style:style style:name="T279" style:family="text">
      <style:text-properties officeooo:rsid="02775d68"/>
    </style:style>
    <style:style style:name="T280" style:family="text">
      <style:text-properties officeooo:rsid="027a9e4f"/>
    </style:style>
    <style:style style:name="T281" style:family="text">
      <style:text-properties officeooo:rsid="028218ac"/>
    </style:style>
    <style:style style:name="T282" style:family="text">
      <style:text-properties officeooo:rsid="01a992ae"/>
    </style:style>
    <style:style style:name="T283" style:family="text">
      <style:text-properties officeooo:rsid="02867864"/>
    </style:style>
    <style:style style:name="T284" style:family="text">
      <style:text-properties officeooo:rsid="02888c62"/>
    </style:style>
    <style:style style:name="T285" style:family="text">
      <style:text-properties officeooo:rsid="028a12ed"/>
    </style:style>
    <style:style style:name="T286" style:family="text">
      <style:text-properties officeooo:rsid="028b9f11"/>
    </style:style>
    <style:style style:name="T287" style:family="text">
      <style:text-properties officeooo:rsid="028c4663"/>
    </style:style>
    <style:style style:name="T288" style:family="text">
      <style:text-properties officeooo:rsid="028e3f3a"/>
    </style:style>
    <style:style style:name="T289" style:family="text">
      <style:text-properties officeooo:rsid="0292b9fa"/>
    </style:style>
    <style:style style:name="T290" style:family="text">
      <style:text-properties officeooo:rsid="0292e74c"/>
    </style:style>
    <style:style style:name="T291" style:family="text">
      <style:text-properties officeooo:rsid="0293d5a4"/>
    </style:style>
    <style:style style:name="T292" style:family="text">
      <style:text-properties officeooo:rsid="029520a4"/>
    </style:style>
    <style:style style:name="T293" style:family="text">
      <style:text-properties officeooo:rsid="02987154"/>
    </style:style>
    <style:style style:name="T294" style:family="text">
      <style:text-properties officeooo:rsid="0298c062"/>
    </style:style>
    <style:style style:name="T295" style:family="text">
      <style:text-properties officeooo:rsid="0298f38d"/>
    </style:style>
    <style:style style:name="T296" style:family="text">
      <style:text-properties officeooo:rsid="029e4cd7"/>
    </style:style>
    <style:style style:name="T297" style:family="text">
      <style:text-properties officeooo:rsid="029f43d2"/>
    </style:style>
    <style:style style:name="T298" style:family="text">
      <style:text-properties style:text-underline-style="none" fo:font-weight="bold" style:font-weight-asian="bold" style:font-weight-complex="bold"/>
    </style:style>
    <style:style style:name="T299" style:family="text">
      <style:text-properties officeooo:rsid="02a609e3"/>
    </style:style>
    <style:style style:name="T300" style:family="text">
      <style:text-properties officeooo:rsid="02a741c3"/>
    </style:style>
    <style:style style:name="T301" style:family="text">
      <style:text-properties officeooo:rsid="02a8b41b"/>
    </style:style>
    <style:style style:name="T302" style:family="text">
      <style:text-properties officeooo:rsid="02ac8dcc"/>
    </style:style>
    <style:style style:name="T303" style:family="text">
      <style:text-properties officeooo:rsid="02af02f5"/>
    </style:style>
    <style:style style:name="T304" style:family="text">
      <style:text-properties officeooo:rsid="02b280a1"/>
    </style:style>
    <style:style style:name="T305" style:family="text">
      <style:text-properties officeooo:rsid="02b396de"/>
    </style:style>
    <style:style style:name="T306" style:family="text">
      <style:text-properties officeooo:rsid="02b83ea0"/>
    </style:style>
    <style:style style:name="T307" style:family="text">
      <style:text-properties officeooo:rsid="02b97697"/>
    </style:style>
    <style:style style:name="T308" style:family="text">
      <style:text-properties officeooo:rsid="02ba21cd"/>
    </style:style>
    <style:style style:name="T309" style:family="text">
      <style:text-properties officeooo:rsid="02bbdbf6"/>
    </style:style>
    <style:style style:name="T310" style:family="text">
      <style:text-properties officeooo:rsid="02c3088b"/>
    </style:style>
    <style:style style:name="T311" style:family="text">
      <style:text-properties officeooo:rsid="02c48f31"/>
    </style:style>
    <style:style style:name="T312" style:family="text">
      <style:text-properties officeooo:rsid="02c7133a"/>
    </style:style>
    <style:style style:name="T313" style:family="text">
      <style:text-properties officeooo:rsid="02ca2ec4"/>
    </style:style>
    <style:style style:name="T314" style:family="text">
      <style:text-properties officeooo:rsid="02ca8a62"/>
    </style:style>
    <style:style style:name="T315" style:family="text">
      <style:text-properties officeooo:rsid="02855696"/>
    </style:style>
    <style:style style:name="T316" style:family="text">
      <style:text-properties officeooo:rsid="02cfbc1e"/>
    </style:style>
    <style:style style:name="T317" style:family="text">
      <style:text-properties officeooo:rsid="02d2ee03"/>
    </style:style>
    <style:style style:name="T318" style:family="text">
      <style:text-properties officeooo:rsid="02d3b48b"/>
    </style:style>
    <style:style style:name="T319" style:family="text">
      <style:text-properties officeooo:rsid="02d8fdab"/>
    </style:style>
    <style:style style:name="T320" style:family="text">
      <style:text-properties officeooo:rsid="02db809c"/>
    </style:style>
    <style:style style:name="T321" style:family="text">
      <style:text-properties officeooo:rsid="02dd6584"/>
    </style:style>
    <style:style style:name="T322" style:family="text">
      <style:text-properties officeooo:rsid="02de020f"/>
    </style:style>
    <style:style style:name="T323" style:family="text">
      <style:text-properties officeooo:rsid="02df7aa4"/>
    </style:style>
    <style:style style:name="T324" style:family="text">
      <style:text-properties officeooo:rsid="02e24a64"/>
    </style:style>
    <style:style style:name="T325" style:family="text">
      <style:text-properties officeooo:rsid="02e785d8"/>
    </style:style>
    <style:style style:name="T326" style:family="text">
      <style:text-properties fo:font-style="italic" officeooo:rsid="02e785d8" style:font-style-asian="italic" style:font-style-complex="italic"/>
    </style:style>
    <style:style style:name="T327" style:family="text">
      <style:text-properties officeooo:rsid="02e7faf7"/>
    </style:style>
    <style:style style:name="T328" style:family="text">
      <style:text-properties officeooo:rsid="02ec5066"/>
    </style:style>
    <style:style style:name="T329" style:family="text">
      <style:text-properties officeooo:rsid="02f0adc7"/>
    </style:style>
    <style:style style:name="T330" style:family="text">
      <style:text-properties officeooo:rsid="02f3695f"/>
    </style:style>
    <style:style style:name="T331" style:family="text">
      <style:text-properties officeooo:rsid="02f3ce96"/>
    </style:style>
    <style:style style:name="T332" style:family="text">
      <style:text-properties officeooo:rsid="02f6a40d"/>
    </style:style>
    <style:style style:name="T333" style:family="text">
      <style:text-properties officeooo:rsid="02f80589"/>
    </style:style>
    <style:style style:name="T334" style:family="text">
      <style:text-properties officeooo:rsid="02fe3960"/>
    </style:style>
    <style:style style:name="T335" style:family="text">
      <style:text-properties officeooo:rsid="03031cdd"/>
    </style:style>
    <style:style style:name="T336" style:family="text">
      <style:text-properties officeooo:rsid="0303afaa"/>
    </style:style>
    <style:style style:name="T337" style:family="text">
      <style:text-properties officeooo:rsid="030564c6"/>
    </style:style>
    <style:style style:name="T338" style:family="text">
      <style:text-properties officeooo:rsid="030626f8"/>
    </style:style>
    <style:style style:name="T339" style:family="text">
      <style:text-properties officeooo:rsid="03072edb"/>
    </style:style>
    <style:style style:name="T340" style:family="text">
      <style:text-properties officeooo:rsid="03088d8a"/>
    </style:style>
    <style:style style:name="T341" style:family="text">
      <style:text-properties officeooo:rsid="0308f0db"/>
    </style:style>
    <style:style style:name="T342" style:family="text">
      <style:text-properties officeooo:rsid="030a48da"/>
    </style:style>
    <style:style style:name="T343" style:family="text">
      <style:text-properties officeooo:rsid="03138ce0"/>
    </style:style>
    <style:style style:name="T344" style:family="text">
      <style:text-properties officeooo:rsid="0319a376"/>
    </style:style>
    <style:style style:name="T345" style:family="text">
      <style:text-properties officeooo:rsid="031bfa2a"/>
    </style:style>
    <style:style style:name="T346" style:family="text">
      <style:text-properties officeooo:rsid="031fa049"/>
    </style:style>
    <style:style style:name="T347" style:family="text">
      <style:text-properties officeooo:rsid="0320862f"/>
    </style:style>
    <style:style style:name="T348" style:family="text">
      <style:text-properties officeooo:rsid="0320bce4"/>
    </style:style>
    <style:style style:name="T349" style:family="text">
      <style:text-properties officeooo:rsid="03254721"/>
    </style:style>
    <style:style style:name="T350" style:family="text">
      <style:text-properties officeooo:rsid="0325c725"/>
    </style:style>
    <style:style style:name="T351" style:family="text">
      <style:text-properties officeooo:rsid="0327c033"/>
    </style:style>
    <style:style style:name="T352" style:family="text">
      <style:text-properties officeooo:rsid="03287d61"/>
    </style:style>
    <style:style style:name="T353" style:family="text">
      <style:text-properties officeooo:rsid="032917ad"/>
    </style:style>
    <style:style style:name="T354" style:family="text">
      <style:text-properties officeooo:rsid="032afbb3"/>
    </style:style>
    <style:style style:name="T355" style:family="text">
      <style:text-properties officeooo:rsid="0331d312"/>
    </style:style>
    <style:style style:name="T356" style:family="text">
      <style:text-properties officeooo:rsid="0331f4dc"/>
    </style:style>
    <style:style style:name="T357" style:family="text">
      <style:text-properties officeooo:rsid="03320ab5"/>
    </style:style>
    <style:style style:name="T358" style:family="text">
      <style:text-properties officeooo:rsid="03353d2e"/>
    </style:style>
    <style:style style:name="T359" style:family="text">
      <style:text-properties officeooo:rsid="03368d10"/>
    </style:style>
    <style:style style:name="T360" style:family="text">
      <style:text-properties officeooo:rsid="033965d0"/>
    </style:style>
    <style:style style:name="T361" style:family="text">
      <style:text-properties officeooo:rsid="033d8772"/>
    </style:style>
    <style:style style:name="T362" style:family="text">
      <style:text-properties officeooo:rsid="033e1be8"/>
    </style:style>
    <style:style style:name="T363" style:family="text">
      <style:text-properties officeooo:rsid="033e57ad"/>
    </style:style>
    <style:style style:name="T364" style:family="text">
      <style:text-properties officeooo:rsid="033eff9b"/>
    </style:style>
    <style:style style:name="T365" style:family="text">
      <style:text-properties officeooo:rsid="0340fde0"/>
    </style:style>
    <style:style style:name="T366" style:family="text">
      <style:text-properties officeooo:rsid="0341a0ab"/>
    </style:style>
    <style:style style:name="T367" style:family="text">
      <style:text-properties officeooo:rsid="03439b66"/>
    </style:style>
    <style:style style:name="T368" style:family="text">
      <style:text-properties officeooo:rsid="03447634"/>
    </style:style>
    <style:style style:name="T369" style:family="text">
      <style:text-properties officeooo:rsid="0344877e"/>
    </style:style>
    <style:style style:name="T370" style:family="text">
      <style:text-properties officeooo:rsid="0348762d"/>
    </style:style>
    <style:style style:name="T371" style:family="text">
      <style:text-properties officeooo:rsid="034ab6f0"/>
    </style:style>
    <style:style style:name="T372" style:family="text">
      <style:text-properties officeooo:rsid="034b769a"/>
    </style:style>
    <style:style style:name="T373" style:family="text">
      <style:text-properties officeooo:rsid="034d31da"/>
    </style:style>
    <style:style style:name="T374" style:family="text">
      <style:text-properties officeooo:rsid="034e3e87"/>
    </style:style>
    <style:style style:name="T375" style:family="text">
      <style:text-properties officeooo:rsid="0353bc39"/>
    </style:style>
    <style:style style:name="T376" style:family="text">
      <style:text-properties officeooo:rsid="03552b7e"/>
    </style:style>
    <style:style style:name="T377" style:family="text">
      <style:text-properties officeooo:rsid="03599565"/>
    </style:style>
    <style:style style:name="T378" style:family="text">
      <style:text-properties officeooo:rsid="03643e3a"/>
    </style:style>
    <style:style style:name="T379" style:family="text">
      <style:text-properties officeooo:rsid="035f6071"/>
    </style:style>
    <style:style style:name="T380" style:family="text">
      <style:text-properties officeooo:rsid="036720e8"/>
    </style:style>
    <style:style style:name="T381" style:family="text">
      <style:text-properties officeooo:rsid="0369015d"/>
    </style:style>
    <style:style style:name="T382" style:family="text">
      <style:text-properties officeooo:rsid="036a5a41"/>
    </style:style>
    <style:style style:name="T383" style:family="text">
      <style:text-properties officeooo:rsid="036f1b9a"/>
    </style:style>
    <style:style style:name="T384" style:family="text">
      <style:text-properties officeooo:rsid="036fef59"/>
    </style:style>
    <style:style style:name="T385" style:family="text">
      <style:text-properties officeooo:rsid="0371a426"/>
    </style:style>
    <style:style style:name="T386" style:family="text">
      <style:text-properties officeooo:rsid="0375ebe3"/>
    </style:style>
    <style:style style:name="T387" style:family="text">
      <style:text-properties officeooo:rsid="03762d10"/>
    </style:style>
    <style:style style:name="T388" style:family="text">
      <style:text-properties officeooo:rsid="03792be1"/>
    </style:style>
    <style:style style:name="T389" style:family="text">
      <style:text-properties officeooo:rsid="03799565"/>
    </style:style>
    <style:style style:name="T390" style:family="text">
      <style:text-properties officeooo:rsid="037b5639"/>
    </style:style>
    <style:style style:name="T391" style:family="text">
      <style:text-properties officeooo:rsid="037d1bed"/>
    </style:style>
    <style:style style:name="T392" style:family="text">
      <style:text-properties officeooo:rsid="037f73bd"/>
    </style:style>
    <style:style style:name="T393" style:family="text">
      <style:text-properties officeooo:rsid="0384323e"/>
    </style:style>
    <style:style style:name="T394" style:family="text">
      <style:text-properties officeooo:rsid="03857811"/>
    </style:style>
    <style:style style:name="T395" style:family="text">
      <style:text-properties officeooo:rsid="03872119"/>
    </style:style>
    <style:style style:name="T396" style:family="text">
      <style:text-properties officeooo:rsid="03898af1"/>
    </style:style>
    <style:style style:name="T397" style:family="text">
      <style:text-properties officeooo:rsid="038acf84"/>
    </style:style>
    <style:style style:name="T398" style:family="text">
      <style:text-properties officeooo:rsid="038c886c"/>
    </style:style>
    <style:style style:name="T399" style:family="text">
      <style:text-properties officeooo:rsid="038d8036"/>
    </style:style>
    <style:style style:name="T400" style:family="text">
      <style:text-properties officeooo:rsid="038fab43"/>
    </style:style>
    <style:style style:name="T401" style:family="text">
      <style:text-properties officeooo:rsid="0392acbc"/>
    </style:style>
    <style:style style:name="T402" style:family="text">
      <style:text-properties officeooo:rsid="03944576"/>
    </style:style>
    <style:style style:name="T403" style:family="text">
      <style:text-properties officeooo:rsid="0395d9ca"/>
    </style:style>
    <style:style style:name="T404" style:family="text">
      <style:text-properties officeooo:rsid="03977718"/>
    </style:style>
    <style:style style:name="T405" style:family="text">
      <style:text-properties officeooo:rsid="0399032a"/>
    </style:style>
    <style:style style:name="T406" style:family="text">
      <style:text-properties officeooo:rsid="039b75a5"/>
    </style:style>
    <style:style style:name="T407" style:family="text">
      <style:text-properties officeooo:rsid="039b7bc7"/>
    </style:style>
    <style:style style:name="T408" style:family="text">
      <style:text-properties officeooo:rsid="039cf436"/>
    </style:style>
    <style:style style:name="T409" style:family="text">
      <style:text-properties officeooo:rsid="03a12170"/>
    </style:style>
    <style:style style:name="T410" style:family="text">
      <style:text-properties officeooo:rsid="03a1483a"/>
    </style:style>
    <style:style style:name="T411" style:family="text">
      <style:text-properties officeooo:rsid="03a1c142"/>
    </style:style>
    <style:style style:name="T412" style:family="text">
      <style:text-properties officeooo:rsid="03a2df64"/>
    </style:style>
    <style:style style:name="T413" style:family="text">
      <style:text-properties officeooo:rsid="03a463f3"/>
    </style:style>
    <style:style style:name="T414" style:family="text">
      <style:text-properties officeooo:rsid="03ad2136"/>
    </style:style>
    <style:style style:name="T415" style:family="text">
      <style:text-properties officeooo:rsid="03af0a79"/>
    </style:style>
    <style:style style:name="T416" style:family="text">
      <style:text-properties officeooo:rsid="03af64e6"/>
    </style:style>
    <style:style style:name="T417" style:family="text">
      <style:text-properties officeooo:rsid="039f5ea9"/>
    </style:style>
    <style:style style:name="T418" style:family="text">
      <style:text-properties officeooo:rsid="03b04804"/>
    </style:style>
    <style:style style:name="T419" style:family="text">
      <style:text-properties officeooo:rsid="03b227b6"/>
    </style:style>
    <style:style style:name="T420" style:family="text">
      <style:text-properties officeooo:rsid="03b3fb29"/>
    </style:style>
    <style:style style:name="T421" style:family="text">
      <style:text-properties officeooo:rsid="03b697d2"/>
    </style:style>
    <style:style style:name="T422" style:family="text">
      <style:text-properties officeooo:rsid="03b81c84"/>
    </style:style>
    <style:style style:name="T423" style:family="text">
      <style:text-properties officeooo:rsid="03b98b90"/>
    </style:style>
    <style:style style:name="T424" style:family="text">
      <style:text-properties officeooo:rsid="03b3fdf4"/>
    </style:style>
    <style:style style:name="T425" style:family="text">
      <style:text-properties officeooo:rsid="03ba4c89"/>
    </style:style>
    <style:style style:name="T426" style:family="text">
      <style:text-properties officeooo:rsid="03ba9c3c"/>
    </style:style>
    <style:style style:name="T427" style:family="text">
      <style:text-properties officeooo:rsid="03bd01de"/>
    </style:style>
    <style:style style:name="T428" style:family="text">
      <style:text-properties officeooo:rsid="03bd7381"/>
    </style:style>
    <style:style style:name="T429" style:family="text">
      <style:text-properties officeooo:rsid="03beee83"/>
    </style:style>
    <style:style style:name="T430" style:family="text">
      <style:text-properties style:font-name="Liberation Serif"/>
    </style:style>
    <style:style style:name="T431" style:family="text">
      <style:text-properties style:font-name="Liberation Serif" officeooo:rsid="03beee83"/>
    </style:style>
    <style:style style:name="T432" style:family="text">
      <style:text-properties style:font-name="Liberation Serif" officeooo:rsid="03ed91b5"/>
    </style:style>
    <style:style style:name="T433" style:family="text">
      <style:text-properties style:font-name="Liberation Serif" officeooo:rsid="03f06dc8"/>
    </style:style>
    <style:style style:name="T434" style:family="text">
      <style:text-properties style:font-name="Liberation Serif" officeooo:rsid="03f15288"/>
    </style:style>
    <style:style style:name="T435" style:family="text">
      <style:text-properties style:font-name="Liberation Serif" officeooo:rsid="03fb5b2a"/>
    </style:style>
    <style:style style:name="T436" style:family="text">
      <style:text-properties style:font-name="Liberation Serif1" officeooo:rsid="03beee83"/>
    </style:style>
    <style:style style:name="T437" style:family="text">
      <style:text-properties style:font-name="Liberation Serif1" officeooo:rsid="03f0660d"/>
    </style:style>
    <style:style style:name="T438" style:family="text">
      <style:text-properties officeooo:rsid="03c054fe"/>
    </style:style>
    <style:style style:name="T439" style:family="text">
      <style:text-properties officeooo:rsid="03c127a8"/>
    </style:style>
    <style:style style:name="T440" style:family="text">
      <style:text-properties officeooo:rsid="03c23191"/>
    </style:style>
    <style:style style:name="T441" style:family="text">
      <style:text-properties officeooo:rsid="03c977cb"/>
    </style:style>
    <style:style style:name="T442" style:family="text">
      <style:text-properties officeooo:rsid="03ca562a"/>
    </style:style>
    <style:style style:name="T443" style:family="text">
      <style:text-properties officeooo:rsid="03ca787e"/>
    </style:style>
    <style:style style:name="T444" style:family="text">
      <style:text-properties officeooo:rsid="03cad187"/>
    </style:style>
    <style:style style:name="T445" style:family="text">
      <style:text-properties officeooo:rsid="03cdb42f"/>
    </style:style>
    <style:style style:name="T446" style:family="text">
      <style:text-properties officeooo:rsid="03cec786"/>
    </style:style>
    <style:style style:name="T447" style:family="text">
      <style:text-properties officeooo:rsid="03cf77b1"/>
    </style:style>
    <style:style style:name="T448" style:family="text">
      <style:text-properties officeooo:rsid="03cfc34f"/>
    </style:style>
    <style:style style:name="T449" style:family="text">
      <style:text-properties officeooo:rsid="03d044b8"/>
    </style:style>
    <style:style style:name="T450" style:family="text">
      <style:text-properties officeooo:rsid="03d0ae78"/>
    </style:style>
    <style:style style:name="T451" style:family="text">
      <style:text-properties officeooo:rsid="03d14ff9"/>
    </style:style>
    <style:style style:name="T452" style:family="text">
      <style:text-properties officeooo:rsid="03d39280"/>
    </style:style>
    <style:style style:name="T453" style:family="text">
      <style:text-properties officeooo:rsid="03d4d595"/>
    </style:style>
    <style:style style:name="T454" style:family="text">
      <style:text-properties officeooo:rsid="03d5f0a6"/>
    </style:style>
    <style:style style:name="T455" style:family="text">
      <style:text-properties officeooo:rsid="03d9c895"/>
    </style:style>
    <style:style style:name="T456" style:family="text">
      <style:text-properties officeooo:rsid="03db20d5"/>
    </style:style>
    <style:style style:name="T457" style:family="text">
      <style:text-properties officeooo:rsid="03dcca6d"/>
    </style:style>
    <style:style style:name="T458" style:family="text">
      <style:text-properties officeooo:rsid="03de9878"/>
    </style:style>
    <style:style style:name="T459" style:family="text">
      <style:text-properties officeooo:rsid="03e092fd"/>
    </style:style>
    <style:style style:name="T460" style:family="text">
      <style:text-properties officeooo:rsid="03e4ef39"/>
    </style:style>
    <style:style style:name="T461" style:family="text">
      <style:text-properties officeooo:rsid="03e64eb7"/>
    </style:style>
    <style:style style:name="T462" style:family="text">
      <style:text-properties officeooo:rsid="03e8d01f"/>
    </style:style>
    <style:style style:name="T463" style:family="text">
      <style:text-properties officeooo:rsid="03e9d321"/>
    </style:style>
    <style:style style:name="T464" style:family="text">
      <style:text-properties officeooo:rsid="03eac1df"/>
    </style:style>
    <style:style style:name="T465" style:family="text">
      <style:text-properties officeooo:rsid="03ec5d57"/>
    </style:style>
    <style:style style:name="T466" style:family="text">
      <style:text-properties officeooo:rsid="03ed91b5"/>
    </style:style>
    <style:style style:name="T467" style:family="text">
      <style:text-properties officeooo:rsid="03f0660d"/>
    </style:style>
    <style:style style:name="T468" style:family="text">
      <style:text-properties officeooo:rsid="03f06dc8"/>
    </style:style>
    <style:style style:name="T469" style:family="text">
      <style:text-properties officeooo:rsid="03f11885"/>
    </style:style>
    <style:style style:name="T470" style:family="text">
      <style:text-properties officeooo:rsid="03f15288"/>
    </style:style>
    <style:style style:name="T471" style:family="text">
      <style:text-properties officeooo:rsid="03f21117"/>
    </style:style>
    <style:style style:name="T472" style:family="text">
      <style:text-properties officeooo:rsid="03fb0599"/>
    </style:style>
    <style:style style:name="T473" style:family="text">
      <style:text-properties officeooo:rsid="03fba47b"/>
    </style:style>
    <style:style style:name="T474" style:family="text">
      <style:text-properties officeooo:rsid="04023774"/>
    </style:style>
    <style:style style:name="T475" style:family="text">
      <style:text-properties officeooo:rsid="0405a316"/>
    </style:style>
    <style:style style:name="T476" style:family="text">
      <style:text-properties officeooo:rsid="040692aa"/>
    </style:style>
    <style:style style:name="T477" style:family="text">
      <style:text-properties officeooo:rsid="0406c2c2"/>
    </style:style>
    <style:style style:name="T478" style:family="text">
      <style:text-properties officeooo:rsid="0408be1e"/>
    </style:style>
    <style:style style:name="T479" style:family="text">
      <style:text-properties officeooo:rsid="040a01d5"/>
    </style:style>
    <style:style style:name="T480" style:family="text">
      <style:text-properties officeooo:rsid="040a314a"/>
    </style:style>
    <style:style style:name="T481" style:family="text">
      <style:text-properties officeooo:rsid="040a5425"/>
    </style:style>
    <style:style style:name="T482" style:family="text">
      <style:text-properties officeooo:rsid="040badde"/>
    </style:style>
    <style:style style:name="T483" style:family="text">
      <style:text-properties officeooo:rsid="040cad49"/>
    </style:style>
    <style:style style:name="T484" style:family="text">
      <style:text-properties officeooo:rsid="040d86f8"/>
    </style:style>
    <style:style style:name="T485" style:family="text">
      <style:text-properties officeooo:rsid="040f3006"/>
    </style:style>
    <style:style style:name="T486" style:family="text">
      <style:text-properties officeooo:rsid="0411914b"/>
    </style:style>
    <style:style style:name="T487" style:family="text">
      <style:text-properties officeooo:rsid="04123885"/>
    </style:style>
    <style:style style:name="T488" style:family="text">
      <style:text-properties officeooo:rsid="0416d6c0"/>
    </style:style>
    <style:style style:name="T489" style:family="text">
      <style:text-properties officeooo:rsid="041eda67"/>
    </style:style>
    <style:style style:name="T490" style:family="text">
      <style:text-properties officeooo:rsid="04225133"/>
    </style:style>
    <style:style style:name="T491" style:family="text">
      <style:text-properties officeooo:rsid="0422f47c"/>
    </style:style>
    <style:style style:name="T492" style:family="text">
      <style:text-properties officeooo:rsid="0424abc9"/>
    </style:style>
    <style:style style:name="T493" style:family="text">
      <style:text-properties officeooo:rsid="042553c6"/>
    </style:style>
    <style:style style:name="T494" style:family="text">
      <style:text-properties officeooo:rsid="0428977a"/>
    </style:style>
    <style:style style:name="T495" style:family="text">
      <style:text-properties officeooo:rsid="042a25e8"/>
    </style:style>
    <style:style style:name="T496" style:family="text">
      <style:text-properties officeooo:rsid="042bb5ea"/>
    </style:style>
    <style:style style:name="T497" style:family="text">
      <style:text-properties officeooo:rsid="04364bb3"/>
    </style:style>
    <style:style style:name="T498" style:family="text">
      <style:text-properties officeooo:rsid="0439b216"/>
    </style:style>
    <style:style style:name="T499" style:family="text">
      <style:text-properties officeooo:rsid="043a85a9"/>
    </style:style>
    <style:style style:name="T500" style:family="text">
      <style:text-properties officeooo:rsid="04401fa9"/>
    </style:style>
    <style:style style:name="T501" style:family="text">
      <style:text-properties officeooo:rsid="044152d7"/>
    </style:style>
    <style:style style:name="T502" style:family="text">
      <style:text-properties officeooo:rsid="0442f926"/>
    </style:style>
    <style:style style:name="T503" style:family="text">
      <style:text-properties officeooo:rsid="04442b06"/>
    </style:style>
    <style:style style:name="T504" style:family="text">
      <style:text-properties officeooo:rsid="0445bf04"/>
    </style:style>
    <style:style style:name="T505" style:family="text">
      <style:text-properties officeooo:rsid="044873f8"/>
    </style:style>
    <style:style style:name="T506" style:family="text">
      <style:text-properties officeooo:rsid="044881ef"/>
    </style:style>
    <style:style style:name="T507" style:family="text">
      <style:text-properties officeooo:rsid="04493700"/>
    </style:style>
    <style:style style:name="T508" style:family="text">
      <style:text-properties officeooo:rsid="044c238f"/>
    </style:style>
    <style:style style:name="T509" style:family="text">
      <style:text-properties officeooo:rsid="045095ed"/>
    </style:style>
    <style:style style:name="T510" style:family="text">
      <style:text-properties officeooo:rsid="045102b2"/>
    </style:style>
    <style:style style:name="T511" style:family="text">
      <style:text-properties officeooo:rsid="045355e2"/>
    </style:style>
    <style:style style:name="T512" style:family="text">
      <style:text-properties officeooo:rsid="0455f130"/>
    </style:style>
    <style:style style:name="T513" style:family="text">
      <style:text-properties officeooo:rsid="0458d402"/>
    </style:style>
    <style:style style:name="T514" style:family="text">
      <style:text-properties officeooo:rsid="045bd312"/>
    </style:style>
    <style:style style:name="T515" style:family="text">
      <style:text-properties officeooo:rsid="045dbbf0"/>
    </style:style>
    <style:style style:name="T516" style:family="text">
      <style:text-properties officeooo:rsid="0460190b"/>
    </style:style>
    <style:style style:name="T517" style:family="text">
      <style:text-properties officeooo:rsid="0461e693"/>
    </style:style>
    <style:style style:name="T518" style:family="text">
      <style:text-properties officeooo:rsid="0461fffe"/>
    </style:style>
    <style:style style:name="T519" style:family="text">
      <style:text-properties officeooo:rsid="04627560"/>
    </style:style>
    <style:style style:name="T520" style:family="text">
      <style:text-properties officeooo:rsid="0463de21"/>
    </style:style>
    <style:style style:name="T521" style:family="text">
      <style:text-properties officeooo:rsid="04670062"/>
    </style:style>
    <style:style style:name="T522" style:family="text">
      <style:text-properties officeooo:rsid="0469599d"/>
    </style:style>
    <style:style style:name="T523" style:family="text">
      <style:text-properties officeooo:rsid="046e5563"/>
    </style:style>
    <style:style style:name="T524" style:family="text">
      <style:text-properties officeooo:rsid="0473acc8"/>
    </style:style>
    <style:style style:name="T525" style:family="text">
      <style:text-properties officeooo:rsid="0479634e"/>
    </style:style>
    <style:style style:name="T526" style:family="text">
      <style:text-properties officeooo:rsid="0483f0b2"/>
    </style:style>
    <style:style style:name="T527" style:family="text">
      <style:text-properties officeooo:rsid="048717d1"/>
    </style:style>
    <style:style style:name="T528" style:family="text">
      <style:text-properties officeooo:rsid="048ae311"/>
    </style:style>
    <style:style style:name="T529" style:family="text">
      <style:text-properties officeooo:rsid="048e160f"/>
    </style:style>
    <style:style style:name="T530" style:family="text">
      <style:text-properties officeooo:rsid="04928663"/>
    </style:style>
    <style:style style:name="T531" style:family="text">
      <style:text-properties officeooo:rsid="04950024"/>
    </style:style>
    <style:style style:name="T532" style:family="text">
      <style:text-properties officeooo:rsid="049a24e9"/>
    </style:style>
    <style:style style:name="T533" style:family="text">
      <style:text-properties officeooo:rsid="049a99b6"/>
    </style:style>
    <style:style style:name="T534" style:family="text">
      <style:text-properties officeooo:rsid="049c0010"/>
    </style:style>
    <style:style style:name="T535" style:family="text">
      <style:text-properties officeooo:rsid="049cedc3"/>
    </style:style>
    <style:style style:name="T536" style:family="text">
      <style:text-properties officeooo:rsid="04a17b06"/>
    </style:style>
    <style:style style:name="T537" style:family="text">
      <style:text-properties officeooo:rsid="04a3fd92"/>
    </style:style>
    <style:style style:name="T538" style:family="text">
      <style:text-properties officeooo:rsid="04a766f4"/>
    </style:style>
    <style:style style:name="T539" style:family="text">
      <style:text-properties officeooo:rsid="04a8480e"/>
    </style:style>
    <style:style style:name="T540" style:family="text">
      <style:text-properties officeooo:rsid="04b1ab8b"/>
    </style:style>
    <style:style style:name="T541" style:family="text">
      <style:text-properties officeooo:rsid="04b35921"/>
    </style:style>
    <style:style style:name="T542" style:family="text">
      <style:text-properties officeooo:rsid="04b385de"/>
    </style:style>
    <style:style style:name="T543" style:family="text">
      <style:text-properties officeooo:rsid="024af1c3"/>
    </style:style>
    <style:style style:name="T544" style:family="text">
      <style:text-properties officeooo:rsid="04b3adb5"/>
    </style:style>
    <style:style style:name="T545" style:family="text">
      <style:text-properties officeooo:rsid="04b3f774"/>
    </style:style>
    <style:style style:name="T546" style:family="text">
      <style:text-properties officeooo:rsid="04b707a7"/>
    </style:style>
    <style:style style:name="T547" style:family="text">
      <style:text-properties officeooo:rsid="04bd97da"/>
    </style:style>
    <style:style style:name="T548" style:family="text">
      <style:text-properties officeooo:rsid="04bed74a"/>
    </style:style>
    <style:style style:name="T549" style:family="text">
      <style:text-properties officeooo:rsid="04c0dc76"/>
    </style:style>
    <style:style style:name="T550" style:family="text">
      <style:text-properties officeooo:rsid="04c54aef"/>
    </style:style>
    <style:style style:name="T551" style:family="text">
      <style:text-properties officeooo:rsid="04cc0ed4"/>
    </style:style>
    <style:style style:name="T552" style:family="text">
      <style:text-properties officeooo:rsid="04cd8a3a"/>
    </style:style>
    <style:style style:name="T553" style:family="text">
      <style:text-properties officeooo:rsid="04d0c95c"/>
    </style:style>
    <style:style style:name="T554" style:family="text">
      <style:text-properties officeooo:rsid="04d26a53"/>
    </style:style>
    <style:style style:name="T555" style:family="text">
      <style:text-properties officeooo:rsid="04ae300d"/>
    </style:style>
    <style:style style:name="T556" style:family="text">
      <style:text-properties officeooo:rsid="04d301d8"/>
    </style:style>
    <style:style style:name="T557" style:family="text">
      <style:text-properties officeooo:rsid="04e6a435"/>
    </style:style>
    <style:style style:name="T558" style:family="text">
      <style:text-properties officeooo:rsid="04e85cdb"/>
    </style:style>
    <style:style style:name="T559" style:family="text">
      <style:text-properties officeooo:rsid="04ebf605"/>
    </style:style>
    <style:style style:name="T560" style:family="text">
      <style:text-properties officeooo:rsid="04effa4b"/>
    </style:style>
    <style:style style:name="T561" style:family="text">
      <style:text-properties officeooo:rsid="04f314ef"/>
    </style:style>
    <style:style style:name="T562" style:family="text">
      <style:text-properties officeooo:rsid="04f34640"/>
    </style:style>
    <style:style style:name="T563" style:family="text">
      <style:text-properties officeooo:rsid="04f49058"/>
    </style:style>
    <style:style style:name="T564" style:family="text">
      <style:text-properties officeooo:rsid="04fe44d2"/>
    </style:style>
    <style:style style:name="T565" style:family="text">
      <style:text-properties officeooo:rsid="0502e1ef"/>
    </style:style>
    <style:style style:name="T566" style:family="text">
      <style:text-properties officeooo:rsid="05032964"/>
    </style:style>
    <style:style style:name="T567" style:family="text">
      <style:text-properties officeooo:rsid="050493cb"/>
    </style:style>
    <style:style style:name="T568" style:family="text">
      <style:text-properties officeooo:rsid="05068885"/>
    </style:style>
    <style:style style:name="T569" style:family="text">
      <style:text-properties officeooo:rsid="050b32ed"/>
    </style:style>
    <style:style style:name="T570" style:family="text">
      <style:text-properties officeooo:rsid="050c025f"/>
    </style:style>
    <style:style style:name="T571" style:family="text">
      <style:text-properties officeooo:rsid="05134feb"/>
    </style:style>
    <style:style style:name="T572" style:family="text">
      <style:text-properties officeooo:rsid="05188d46"/>
    </style:style>
    <style:style style:name="T573" style:family="text">
      <style:text-properties officeooo:rsid="0519bbf5"/>
    </style:style>
    <style:style style:name="T574" style:family="text">
      <style:text-properties officeooo:rsid="051b7d6b"/>
    </style:style>
    <style:style style:name="T575" style:family="text">
      <style:text-properties officeooo:rsid="051cf33a"/>
    </style:style>
    <style:style style:name="T576" style:family="text">
      <style:text-properties officeooo:rsid="052225ed"/>
    </style:style>
    <style:style style:name="T577" style:family="text">
      <style:text-properties officeooo:rsid="05233c3b"/>
    </style:style>
    <style:style style:name="T578" style:family="text">
      <style:text-properties officeooo:rsid="0523c0fb"/>
    </style:style>
    <style:style style:name="T579" style:family="text">
      <style:text-properties officeooo:rsid="052571f1"/>
    </style:style>
    <style:style style:name="T580" style:family="text">
      <style:text-properties officeooo:rsid="052676ff"/>
    </style:style>
    <style:style style:name="T581" style:family="text">
      <style:text-properties officeooo:rsid="052e90d6"/>
    </style:style>
    <style:style style:name="T582" style:family="text">
      <style:text-properties officeooo:rsid="05312595"/>
    </style:style>
    <style:style style:name="T583" style:family="text">
      <style:text-properties officeooo:rsid="0532bd46"/>
    </style:style>
    <style:style style:name="T584" style:family="text">
      <style:text-properties officeooo:rsid="05374796"/>
    </style:style>
    <style:style style:name="T585" style:family="text">
      <style:text-properties officeooo:rsid="0539140c"/>
    </style:style>
    <style:style style:name="T586" style:family="text">
      <style:text-properties officeooo:rsid="053c2860"/>
    </style:style>
    <style:style style:name="T587" style:family="text">
      <style:text-properties officeooo:rsid="05401ec6"/>
    </style:style>
    <style:style style:name="T588" style:family="text">
      <style:text-properties officeooo:rsid="05432967"/>
    </style:style>
    <style:style style:name="T589" style:family="text">
      <style:text-properties officeooo:rsid="0544fe0d"/>
    </style:style>
    <style:style style:name="T590" style:family="text">
      <style:text-properties officeooo:rsid="0545df83"/>
    </style:style>
    <style:style style:name="T591" style:family="text">
      <style:text-properties officeooo:rsid="054c801d"/>
    </style:style>
    <style:style style:name="T592" style:family="text">
      <style:text-properties officeooo:rsid="054dc0ab"/>
    </style:style>
    <style:style style:name="T593" style:family="text">
      <style:text-properties officeooo:rsid="05593c52"/>
    </style:style>
    <style:style style:name="T594" style:family="text">
      <style:text-properties officeooo:rsid="055a493e"/>
    </style:style>
    <style:style style:name="T595" style:family="text">
      <style:text-properties officeooo:rsid="055c2697"/>
    </style:style>
    <style:style style:name="T596" style:family="text">
      <style:text-properties officeooo:rsid="055d75dd"/>
    </style:style>
    <style:style style:name="T597" style:family="text">
      <style:text-properties officeooo:rsid="056151e6"/>
    </style:style>
    <style:style style:name="T598" style:family="text">
      <style:text-properties officeooo:rsid="0562f6d4"/>
    </style:style>
    <style:style style:name="T599" style:family="text">
      <style:text-properties officeooo:rsid="05648aca"/>
    </style:style>
    <style:style style:name="T600" style:family="text">
      <style:text-properties officeooo:rsid="05652804"/>
    </style:style>
    <style:style style:name="T601" style:family="text">
      <style:text-properties officeooo:rsid="05669f90"/>
    </style:style>
    <style:style style:name="T602" style:family="text">
      <style:text-properties officeooo:rsid="0567d621"/>
    </style:style>
    <style:style style:name="T603" style:family="text">
      <style:text-properties officeooo:rsid="0569aeaf"/>
    </style:style>
    <style:style style:name="T604" style:family="text">
      <style:text-properties officeooo:rsid="057040d7"/>
    </style:style>
    <style:style style:name="T605" style:family="text">
      <style:text-properties officeooo:rsid="05732be9"/>
    </style:style>
    <style:style style:name="T606" style:family="text">
      <style:text-properties officeooo:rsid="0573f0de"/>
    </style:style>
    <style:style style:name="T607" style:family="text">
      <style:text-properties officeooo:rsid="0576a21e"/>
    </style:style>
    <style:style style:name="T608" style:family="text">
      <style:text-properties officeooo:rsid="0578884d"/>
    </style:style>
    <style:style style:name="T609" style:family="text">
      <style:text-properties officeooo:rsid="056e5544"/>
    </style:style>
    <style:style style:name="T610" style:family="text">
      <style:text-properties officeooo:rsid="0579c4c2"/>
    </style:style>
    <style:style style:name="T611" style:family="text">
      <style:text-properties officeooo:rsid="057a87ea"/>
    </style:style>
    <style:style style:name="T612" style:family="text">
      <style:text-properties officeooo:rsid="057dbb41"/>
    </style:style>
    <style:style style:name="T613" style:family="text">
      <style:text-properties officeooo:rsid="05834706"/>
    </style:style>
    <style:style style:name="T614" style:family="text">
      <style:text-properties officeooo:rsid="05856747"/>
    </style:style>
    <style:style style:name="T615" style:family="text">
      <style:text-properties officeooo:rsid="0589e5b0"/>
    </style:style>
    <style:style style:name="T616" style:family="text">
      <style:text-properties officeooo:rsid="058b3505"/>
    </style:style>
    <style:style style:name="T617" style:family="text">
      <style:text-properties officeooo:rsid="058ca09b"/>
    </style:style>
    <style:style style:name="T618" style:family="text">
      <style:text-properties officeooo:rsid="058f0518"/>
    </style:style>
    <style:style style:name="T619" style:family="text">
      <style:text-properties officeooo:rsid="058fd690"/>
    </style:style>
    <style:style style:name="T620" style:family="text">
      <style:text-properties officeooo:rsid="058fe2d5"/>
    </style:style>
    <style:style style:name="T621" style:family="text">
      <style:text-properties officeooo:rsid="059117d0"/>
    </style:style>
    <style:style style:name="T622" style:family="text">
      <style:text-properties officeooo:rsid="0594ca87"/>
    </style:style>
    <style:style style:name="T623" style:family="text">
      <style:text-properties officeooo:rsid="0596c31a"/>
    </style:style>
    <style:style style:name="T624" style:family="text">
      <style:text-properties officeooo:rsid="05985b45"/>
    </style:style>
    <style:style style:name="T625" style:family="text">
      <style:text-properties officeooo:rsid="059be22e"/>
    </style:style>
    <style:style style:name="T626" style:family="text">
      <style:text-properties officeooo:rsid="059c943c"/>
    </style:style>
    <style:style style:name="T627" style:family="text">
      <style:text-properties officeooo:rsid="059d2fc9"/>
    </style:style>
    <style:style style:name="T628" style:family="text">
      <style:text-properties officeooo:rsid="05a211c1"/>
    </style:style>
    <style:style style:name="T629" style:family="text">
      <style:text-properties officeooo:rsid="056d2e10"/>
    </style:style>
    <style:style style:name="T630" style:family="text">
      <style:text-properties officeooo:rsid="05a45d7f"/>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41"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is-list-header="true"><text:bookmark-start text:name="__RefHeading___Toc2813_3705887347"/>Logiciel Ruches<text:bookmark-end text:name="__RefHeading___Toc2813_3705887347"/></text:h>
      <text:p text:style-name="P60"/>
      <text:p text:style-name="P157"><text:span text:style-name="T388">Ruches est une a</text:span>pplication web pour gérer des ruches, <text:span text:style-name="T216">hausses, essaims, ruchers, récoltes </text:span><text:span text:style-name="T221">et événements (traitement, ajout de sucre, </text:span><text:span text:style-name="T222">pesée, </text:span><text:span text:style-name="T590">modification des </text:span><text:span text:style-name="T222">cadre</text:span><text:span text:style-name="T590">s</text:span><text:span text:style-name="T222">, </text:span><text:span text:style-name="T590">ajouts de</text:span><text:span text:style-name="T222"> </text:span><text:span text:style-name="T221">commentaire</text:span><text:span text:style-name="T590">s</text:span><text:span text:style-name="T221">...)</text:span><text:span text:style-name="T216">. </text:span></text:p>
      <text:p text:style-name="P282">Cette documentation est disponible au format Libre<text:span text:style-name="T319">O</text:span>ffice (OpenDocument) et <text:span text:style-name="T324">sous forme de page web accessible</text:span> par le menu Admin/Doc du logiciel. <text:span text:style-name="T571">Elle a été mise à jour le </text:span><text:date style:data-style-name="N41" text:date-value="2024-08-31T14:09:31.351692080">31 août 2024</text:date>.</text:p>
      <text:p text:style-name="P290">L’application est open<text:span text:style-name="T320">s</text:span>ource, <text:span text:style-name="T499">gratuit</text:span><text:span text:style-name="T507">e, </text:span><text:span text:style-name="T589">sans publicité ni traqueur.</text:span></text:p>
      <text:p text:style-name="P290"><text:span text:style-name="T589">Elle est </text:span>disponible avec sa documentation <text:span text:style-name="T321">sur</text:span> GitLab :</text:p>
      <text:p text:style-name="P60"><text:a xlink:type="simple" xlink:href="https://gitlab.com/ruches/ruches" text:style-name="Internet_20_link" text:visited-style-name="Visited_20_Internet_20_Link">https://gitlab.com/<text:span text:style-name="T254">ruches</text:span>/ruches</text:a></text:p>
      <text:p text:style-name="P60"><text:a xlink:type="simple" xlink:href="https://gitlab.com/ruches/ruches-doc" text:style-name="Internet_20_link" text:visited-style-name="Visited_20_Internet_20_Link"><text:span text:style-name="T255">https://gitlab.com/ruches/ruches-doc</text:span></text:a></text:p>
      <text:p text:style-name="P60"/>
      <text:p text:style-name="P2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316"><text:a xlink:type="simple" xlink:href="#__RefHeading___Toc2813_3705887347" text:style-name="Index_20_Link" text:visited-style-name="Index_20_Link">Logiciel Ruches<text:tab/>1</text:a></text:p>
          <text:p text:style-name="P316"><text:a xlink:type="simple" xlink:href="#__RefHeading___Toc1056_1613789997" text:style-name="Index_20_Link" text:visited-style-name="Index_20_Link">1 Connexion<text:tab/>5</text:a></text:p>
          <text:p text:style-name="P316"><text:a xlink:type="simple" xlink:href="#__RefHeading___Toc1058_1613789997" text:style-name="Index_20_Link" text:visited-style-name="Index_20_Link">2 Ruches<text:tab/>6</text:a></text:p>
          <text:p text:style-name="P317"><text:a xlink:type="simple" xlink:href="#__RefHeading___Toc1060_1613789997" text:style-name="Index_20_Link" text:visited-style-name="Index_20_Link">2.1 Liste<text:tab/>6</text:a></text:p>
          <text:p text:style-name="P317"><text:a xlink:type="simple" xlink:href="#__RefHeading___Toc1062_1613789997" text:style-name="Index_20_Link" text:visited-style-name="Index_20_Link">2.2 Création<text:tab/>6</text:a></text:p>
          <text:p text:style-name="P317"><text:a xlink:type="simple" xlink:href="#__RefHeading___Toc3496_4134729872" text:style-name="Index_20_Link" text:visited-style-name="Index_20_Link">2.3 Commentaire par lot<text:tab/>7</text:a></text:p>
          <text:p text:style-name="P317"><text:a xlink:type="simple" xlink:href="#__RefHeading___Toc13074_3867945699" text:style-name="Index_20_Link" text:visited-style-name="Index_20_Link">2.4 Graphique nombre de ruches<text:tab/>8</text:a></text:p>
          <text:p text:style-name="P317"><text:a xlink:type="simple" xlink:href="#__RefHeading___Toc1064_1613789997" text:style-name="Index_20_Link" text:visited-style-name="Index_20_Link">2.5 Détail d'une ruche<text:tab/>8</text:a></text:p>
          <text:p text:style-name="P318"><text:a xlink:type="simple" xlink:href="#__RefHeading___Toc3798_3476563104" text:style-name="Index_20_Link" text:visited-style-name="Index_20_Link">2.5.1 Modifier<text:tab/>9</text:a></text:p>
          <text:p text:style-name="P318"><text:a xlink:type="simple" xlink:href="#__RefHeading___Toc3800_3476563104" text:style-name="Index_20_Link" text:visited-style-name="Index_20_Link">2.5.2 Cloner<text:tab/>9</text:a></text:p>
          <text:p text:style-name="P318"><text:a xlink:type="simple" xlink:href="#__RefHeading___Toc3802_3476563104" text:style-name="Index_20_Link" text:visited-style-name="Index_20_Link">2.5.3 Ajouter/Retirer/Réordonner des hausses<text:tab/>9</text:a></text:p>
          <text:p text:style-name="P318"><text:a xlink:type="simple" xlink:href="#__RefHeading___Toc3804_3476563104" text:style-name="Index_20_Link" text:visited-style-name="Index_20_Link">2.5.4 Changer de rucher<text:tab/>10</text:a></text:p>
          <text:p text:style-name="P318"><text:a xlink:type="simple" xlink:href="#__RefHeading___Toc3806_3476563104" text:style-name="Index_20_Link" text:visited-style-name="Index_20_Link">2.5.5 Supprimer<text:tab/>10</text:a></text:p>
          <text:p text:style-name="P318"><text:a xlink:type="simple" xlink:href="#__RefHeading___Toc3808_3476563104" text:style-name="Index_20_Link" text:visited-style-name="Index_20_Link">2.5.6 Liste des événements<text:tab/>10</text:a></text:p>
          <text:p text:style-name="P318"><text:a xlink:type="simple" xlink:href="#__RefHeading___Toc3810_3476563104" text:style-name="Index_20_Link" text:visited-style-name="Index_20_Link">2.5.7 Création d’un événement commentaire<text:tab/>10</text:a></text:p>
          <text:p text:style-name="P318"><text:a xlink:type="simple" xlink:href="#__RefHeading___Toc3834_34765631041" text:style-name="Index_20_Link" text:visited-style-name="Index_20_Link">2.5.8 Historique hausses<text:tab/>11</text:a></text:p>
          <text:p text:style-name="P317"><text:a xlink:type="simple" xlink:href="#__RefHeading___Toc4312_2043422998" text:style-name="Index_20_Link" text:visited-style-name="Index_20_Link">2.6 Liste détaillée<text:tab/>11</text:a></text:p>
          <text:p text:style-name="P316"><text:a xlink:type="simple" xlink:href="#__RefHeading___Toc1066_1613789997" text:style-name="Index_20_Link" text:visited-style-name="Index_20_Link">3 Types de ruche<text:tab/>13</text:a></text:p>
          <text:p text:style-name="P317"><text:a xlink:type="simple" xlink:href="#__RefHeading___Toc1068_1613789997" text:style-name="Index_20_Link" text:visited-style-name="Index_20_Link">3.1 Liste<text:tab/>13</text:a></text:p>
          <text:p text:style-name="P317"><text:a xlink:type="simple" xlink:href="#__RefHeading___Toc1070_1613789997" text:style-name="Index_20_Link" text:visited-style-name="Index_20_Link">3.2 Création<text:tab/>13</text:a></text:p>
          <text:p text:style-name="P317"><text:a xlink:type="simple" xlink:href="#__RefHeading___Toc1129_1613789997%20Copie%201" text:style-name="Index_20_Link" text:visited-style-name="Index_20_Link">3.3 Détail d'un type de ruche<text:tab/>13</text:a></text:p>
          <text:p text:style-name="P318"><text:a xlink:type="simple" xlink:href="#__RefHeading___Toc3812_3476563104%20Copie%201" text:style-name="Index_20_Link" text:visited-style-name="Index_20_Link">3.3.1 Modifier<text:tab/>13</text:a></text:p>
          <text:p text:style-name="P318"><text:a xlink:type="simple" xlink:href="#__RefHeading___Toc3816_3476563104%20Copie%201" text:style-name="Index_20_Link" text:visited-style-name="Index_20_Link">3.3.2 Supprimer<text:tab/>13</text:a></text:p>
          <text:p text:style-name="P316"><text:a xlink:type="simple" xlink:href="#__RefHeading___Toc1074_1613789997" text:style-name="Index_20_Link" text:visited-style-name="Index_20_Link">4 Essaims<text:tab/>14</text:a></text:p>
          <text:p text:style-name="P317"><text:a xlink:type="simple" xlink:href="#__RefHeading___Toc1076_1613789997" text:style-name="Index_20_Link" text:visited-style-name="Index_20_Link">4.1 Liste<text:tab/>14</text:a></text:p>
          <text:p text:style-name="P317"><text:a xlink:type="simple" xlink:href="#__RefHeading___Toc1078_1613789997" text:style-name="Index_20_Link" text:visited-style-name="Index_20_Link">4.2 Création<text:tab/>15</text:a></text:p>
          <text:p text:style-name="P317"><text:a xlink:type="simple" xlink:href="#__RefHeading___Toc4212_3240690596" text:style-name="Index_20_Link" text:visited-style-name="Index_20_Link">4.3 Commentaire par lot<text:tab/>15</text:a></text:p>
          <text:p text:style-name="P317"><text:a xlink:type="simple" xlink:href="#__RefHeading___Toc4214_3240690596" text:style-name="Index_20_Link" text:visited-style-name="Index_20_Link">4.4 Ajout de sucre par lot<text:tab/>16</text:a></text:p>
          <text:p text:style-name="P317"><text:a xlink:type="simple" xlink:href="#__RefHeading___Toc4216_3240690596" text:style-name="Index_20_Link" text:visited-style-name="Index_20_Link">4.5 Traitement d'un lot<text:tab/>16</text:a></text:p>
          <text:p text:style-name="P317"><text:a xlink:type="simple" xlink:href="#__RefHeading___Toc12551_3753175892" text:style-name="Index_20_Link" text:visited-style-name="Index_20_Link">4.6 Événements cadre pour un lot<text:tab/>16</text:a></text:p>
          <text:p text:style-name="P317"><text:a xlink:type="simple" xlink:href="#__RefHeading___Toc13571_2283852854" text:style-name="Index_20_Link" text:visited-style-name="Index_20_Link"><text:soft-page-break/>4.7 Dispersion par lot<text:tab/>17</text:a></text:p>
          <text:p text:style-name="P317"><text:a xlink:type="simple" xlink:href="#__RefHeading___Toc13618_1213448855" text:style-name="Index_20_Link" text:visited-style-name="Index_20_Link">4.8 Marquer un lot<text:tab/>17</text:a></text:p>
          <text:p text:style-name="P317"><text:a xlink:type="simple" xlink:href="#__RefHeading___Toc1084_1613789997" text:style-name="Index_20_Link" text:visited-style-name="Index_20_Link">4.9 Statistiques production<text:tab/>17</text:a></text:p>
          <text:p text:style-name="P317"><text:a xlink:type="simple" xlink:href="#__RefHeading___Toc3766_272341674" text:style-name="Index_20_Link" text:visited-style-name="Index_20_Link">4.10 Statistiques âges de reines<text:tab/>18</text:a></text:p>
          <text:p text:style-name="P317"><text:a xlink:type="simple" xlink:href="#__RefHeading___Toc13369_138011360" text:style-name="Index_20_Link" text:visited-style-name="Index_20_Link">4.11 Graphique nombre d’essaims<text:tab/>18</text:a></text:p>
          <text:p text:style-name="P317"><text:a xlink:type="simple" xlink:href="#__RefHeading___Toc13525_1389146479" text:style-name="Index_20_Link" text:visited-style-name="Index_20_Link">4.12 Arbres de descendance des essaims<text:tab/>18</text:a></text:p>
          <text:p text:style-name="P317"><text:a xlink:type="simple" xlink:href="#__RefHeading___Toc1086_1613789997" text:style-name="Index_20_Link" text:visited-style-name="Index_20_Link">4.13 Détail d'un essaim<text:tab/>19</text:a></text:p>
          <text:p text:style-name="P318"><text:a xlink:type="simple" xlink:href="#__RefHeading___Toc3671_3061578475" text:style-name="Index_20_Link" text:visited-style-name="Index_20_Link">4.13.1 Modifier<text:tab/>20</text:a></text:p>
          <text:p text:style-name="P318"><text:a xlink:type="simple" xlink:href="#__RefHeading___Toc3673_3061578475" text:style-name="Index_20_Link" text:visited-style-name="Index_20_Link">4.13.2 Cloner<text:tab/>20</text:a></text:p>
          <text:p text:style-name="P318"><text:a xlink:type="simple" xlink:href="#__RefHeading___Toc3675_3061578475" text:style-name="Index_20_Link" text:visited-style-name="Index_20_Link">4.13.3 Essaimer<text:tab/>20</text:a></text:p>
          <text:p text:style-name="P318"><text:a xlink:type="simple" xlink:href="#__RefHeading___Toc3677_3061578475" text:style-name="Index_20_Link" text:visited-style-name="Index_20_Link">4.13.4 Associer avec une ruche<text:tab/>21</text:a></text:p>
          <text:p text:style-name="P318"><text:a xlink:type="simple" xlink:href="#__RefHeading___Toc3679_3061578475" text:style-name="Index_20_Link" text:visited-style-name="Index_20_Link">4.13.5 Supprimer<text:tab/>21</text:a></text:p>
          <text:p text:style-name="P318"><text:a xlink:type="simple" xlink:href="#__RefHeading___Toc3681_3061578475" text:style-name="Index_20_Link" text:visited-style-name="Index_20_Link">4.13.6 Graphe de descendance<text:tab/>21</text:a></text:p>
          <text:p text:style-name="P318"><text:a xlink:type="simple" xlink:href="#__RefHeading___Toc3683_3061578475" text:style-name="Index_20_Link" text:visited-style-name="Index_20_Link">4.13.7 Disperser/Remérer<text:tab/>22</text:a></text:p>
          <text:p text:style-name="P318"><text:a xlink:type="simple" xlink:href="#__RefHeading___Toc3685_3061578475" text:style-name="Index_20_Link" text:visited-style-name="Index_20_Link">4.13.8 Liste des événements<text:tab/>22</text:a></text:p>
          <text:p text:style-name="P318"><text:a xlink:type="simple" xlink:href="#__RefHeading___Toc3824_3476563104" text:style-name="Index_20_Link" text:visited-style-name="Index_20_Link">4.13.9 Création d’un événement commentaire<text:tab/>23</text:a></text:p>
          <text:p text:style-name="P318"><text:a xlink:type="simple" xlink:href="#__RefHeading___Toc3826_3476563104" text:style-name="Index_20_Link" text:visited-style-name="Index_20_Link">4.13.10 Création d’un événement sucre<text:tab/>23</text:a></text:p>
          <text:p text:style-name="P318"><text:a xlink:type="simple" xlink:href="#__RefHeading___Toc3828_3476563104" text:style-name="Index_20_Link" text:visited-style-name="Index_20_Link">4.13.11 Création d’un événement traitement<text:tab/>23</text:a></text:p>
          <text:p text:style-name="P318"><text:a xlink:type="simple" xlink:href="#__RefHeading___Toc3830_3476563104" text:style-name="Index_20_Link" text:visited-style-name="Index_20_Link">4.13.12 Création d’un événement pesée<text:tab/>23</text:a></text:p>
          <text:p text:style-name="P318"><text:a xlink:type="simple" xlink:href="#__RefHeading___Toc3832_3476563104" text:style-name="Index_20_Link" text:visited-style-name="Index_20_Link">4.13.13 Création d’un événement cadre<text:tab/>23</text:a></text:p>
          <text:p text:style-name="P318"><text:a xlink:type="simple" xlink:href="#__RefHeading___Toc4719_3359971188" text:style-name="Index_20_Link" text:visited-style-name="Index_20_Link">4.13.14 Historique Ruche/Rucher<text:tab/>24</text:a></text:p>
          <text:p text:style-name="P318"><text:a xlink:type="simple" xlink:href="#__RefHeading___Toc7814_266008779" text:style-name="Index_20_Link" text:visited-style-name="Index_20_Link">4.13.15 Graphique des événements<text:tab/>24</text:a></text:p>
          <text:p text:style-name="P318"><text:a xlink:type="simple" xlink:href="#__RefHeading___Toc12438_875194337" text:style-name="Index_20_Link" text:visited-style-name="Index_20_Link">4.13.16 Statistiques production<text:tab/>25</text:a></text:p>
          <text:p text:style-name="P316"><text:a xlink:type="simple" xlink:href="#__RefHeading___Toc1088_1613789997" text:style-name="Index_20_Link" text:visited-style-name="Index_20_Link">5 Hausses<text:tab/>26</text:a></text:p>
          <text:p text:style-name="P317"><text:a xlink:type="simple" xlink:href="#__RefHeading___Toc1090_1613789997" text:style-name="Index_20_Link" text:visited-style-name="Index_20_Link">5.1 Liste<text:tab/>26</text:a></text:p>
          <text:p text:style-name="P317"><text:a xlink:type="simple" xlink:href="#__RefHeading___Toc1127_1613789997" text:style-name="Index_20_Link" text:visited-style-name="Index_20_Link">5.2 Création<text:tab/>26</text:a></text:p>
          <text:p text:style-name="P317"><text:a xlink:type="simple" xlink:href="#__RefHeading___Toc3500_4134729872" text:style-name="Index_20_Link" text:visited-style-name="Index_20_Link">5.3 Commentaire par lot<text:tab/>27</text:a></text:p>
          <text:p text:style-name="P317"><text:a xlink:type="simple" xlink:href="#__RefHeading___Toc12842_4017852548" text:style-name="Index_20_Link" text:visited-style-name="Index_20_Link">5.4 Graphique nombre de hausses posées<text:tab/>27</text:a></text:p>
          <text:p text:style-name="P317"><text:a xlink:type="simple" xlink:href="#__RefHeading___Toc1129_1613789997" text:style-name="Index_20_Link" text:visited-style-name="Index_20_Link">5.5 Détail d'une hausse <text:tab/>27</text:a></text:p>
          <text:p text:style-name="P318"><text:a xlink:type="simple" xlink:href="#__RefHeading___Toc3812_3476563104" text:style-name="Index_20_Link" text:visited-style-name="Index_20_Link">5.5.1 Modifier<text:tab/>28</text:a></text:p>
          <text:p text:style-name="P318"><text:a xlink:type="simple" xlink:href="#__RefHeading___Toc3814_3476563104" text:style-name="Index_20_Link" text:visited-style-name="Index_20_Link">5.5.2 Cloner<text:tab/>28</text:a></text:p>
          <text:p text:style-name="P318"><text:a xlink:type="simple" xlink:href="#__RefHeading___Toc3816_3476563104" text:style-name="Index_20_Link" text:visited-style-name="Index_20_Link">5.5.3 Supprimer<text:tab/>28</text:a></text:p>
          <text:p text:style-name="P318"><text:a xlink:type="simple" xlink:href="#__RefHeading___Toc3818_3476563104" text:style-name="Index_20_Link" text:visited-style-name="Index_20_Link">5.5.4 Liste des événements<text:tab/>28</text:a></text:p>
          <text:p text:style-name="P318"><text:a xlink:type="simple" xlink:href="#__RefHeading___Toc3820_3476563104" text:style-name="Index_20_Link" text:visited-style-name="Index_20_Link">5.5.5 Création d’un événement commentaire<text:tab/>29</text:a></text:p>
          <text:p text:style-name="P318"><text:a xlink:type="simple" xlink:href="#__RefHeading___Toc3822_3476563104" text:style-name="Index_20_Link" text:visited-style-name="Index_20_Link">5.5.6 Création d’un événement remplissage<text:tab/>29</text:a></text:p>
          <text:p text:style-name="P316"><text:a xlink:type="simple" xlink:href="#__RefHeading___Toc1094_1613789997" text:style-name="Index_20_Link" text:visited-style-name="Index_20_Link">6 Ruchers<text:tab/>30</text:a></text:p>
          <text:p text:style-name="P317"><text:a xlink:type="simple" xlink:href="#__RefHeading___Toc1096_1613789997" text:style-name="Index_20_Link" text:visited-style-name="Index_20_Link">6.1 Liste<text:tab/>30</text:a></text:p>
          <text:p text:style-name="P317"><text:a xlink:type="simple" xlink:href="#__RefHeading___Toc1098_1613789997" text:style-name="Index_20_Link" text:visited-style-name="Index_20_Link">6.2 Création<text:tab/>30</text:a></text:p>
          <text:p text:style-name="P317"><text:a xlink:type="simple" xlink:href="#__RefHeading___Toc1558_1905309782" text:style-name="Index_20_Link" text:visited-style-name="Index_20_Link">6.3 Carte Google<text:tab/>31</text:a></text:p>
          <text:p text:style-name="P317"><text:a xlink:type="simple" xlink:href="#__RefHeading___Toc1560_1905309782" text:style-name="Index_20_Link" text:visited-style-name="Index_20_Link">6.4 Carte IGN<text:tab/>31</text:a></text:p>
          <text:p text:style-name="P317"><text:a xlink:type="simple" xlink:href="#__RefHeading___Toc1562_1905309782" text:style-name="Index_20_Link" text:visited-style-name="Index_20_Link">6.5 Carte OpenStreetMap<text:tab/>32</text:a></text:p>
          <text:p text:style-name="P317"><text:a xlink:type="simple" xlink:href="#__RefHeading___Toc1564_1905309782" text:style-name="Index_20_Link" text:visited-style-name="Index_20_Link">6.6 Statistiques<text:tab/>32</text:a></text:p>
          <text:p text:style-name="P317"><text:a xlink:type="simple" xlink:href="#__RefHeading___Toc6867_3218336070" text:style-name="Index_20_Link" text:visited-style-name="Index_20_Link">6.7 Transhumances<text:tab/>33</text:a></text:p>
          <text:p text:style-name="P317"><text:a xlink:type="simple" xlink:href="#__RefHeading___Toc1100_1613789997" text:style-name="Index_20_Link" text:visited-style-name="Index_20_Link">6.8 Détail d'un rucher<text:tab/>33</text:a></text:p>
          <text:p text:style-name="P318"><text:a xlink:type="simple" xlink:href="#__RefHeading___Toc3537_3352760186" text:style-name="Index_20_Link" text:visited-style-name="Index_20_Link">6.8.1 Modifier<text:tab/>34</text:a></text:p>
          <text:p text:style-name="P318"><text:a xlink:type="simple" xlink:href="#__RefHeading___Toc3547_3352760186" text:style-name="Index_20_Link" text:visited-style-name="Index_20_Link">6.8.2 Carte Google<text:tab/>34</text:a></text:p>
          <text:p text:style-name="P318"><text:a xlink:type="simple" xlink:href="#__RefHeading___Toc3549_3352760186" text:style-name="Index_20_Link" text:visited-style-name="Index_20_Link">6.8.3 Carte IGN<text:tab/>35</text:a></text:p>
          <text:p text:style-name="P318"><text:a xlink:type="simple" xlink:href="#__RefHeading___Toc3551_3352760186" text:style-name="Index_20_Link" text:visited-style-name="Index_20_Link">6.8.4 Carte OpenStreetMap<text:tab/>36</text:a></text:p>
          <text:p text:style-name="P318"><text:a xlink:type="simple" xlink:href="#__RefHeading___Toc3541_3352760186" text:style-name="Index_20_Link" text:visited-style-name="Index_20_Link">6.8.5 Météo<text:tab/>38</text:a></text:p>
          <text:p text:style-name="P318"><text:a xlink:type="simple" xlink:href="#__RefHeading___Toc3543_3352760186" text:style-name="Index_20_Link" text:visited-style-name="Index_20_Link">6.8.6 Ajouter des ruches<text:tab/>38</text:a></text:p>
          <text:p text:style-name="P318"><text:a xlink:type="simple" xlink:href="#__RefHeading___Toc3539_3352760186" text:style-name="Index_20_Link" text:visited-style-name="Index_20_Link">6.8.7 Supprimer<text:tab/>38</text:a></text:p>
          <text:p text:style-name="P318"><text:a xlink:type="simple" xlink:href="#__RefHeading___Toc3553_3352760186" text:style-name="Index_20_Link" text:visited-style-name="Index_20_Link">6.8.8 Liste de événements<text:tab/>38</text:a></text:p>
          <text:p text:style-name="P318"><text:a xlink:type="simple" xlink:href="#__RefHeading___Toc3555_3352760186" text:style-name="Index_20_Link" text:visited-style-name="Index_20_Link"><text:soft-page-break/>6.8.9 Création d’un événement commentaire<text:tab/>39</text:a></text:p>
          <text:p text:style-name="P318"><text:a xlink:type="simple" xlink:href="#__RefHeading___Toc3834_3476563104" text:style-name="Index_20_Link" text:visited-style-name="Index_20_Link">6.8.10 Transhumances<text:tab/>39</text:a></text:p>
          <text:p text:style-name="P318"><text:a xlink:type="simple" xlink:href="#__RefHeading___Toc14129_417900955" text:style-name="Index_20_Link" text:visited-style-name="Index_20_Link">6.8.11 Graphique transhumances<text:tab/>39</text:a></text:p>
          <text:p text:style-name="P318"><text:a xlink:type="simple" xlink:href="#__RefHeading___Toc8696_3166814798" text:style-name="Index_20_Link" text:visited-style-name="Index_20_Link">6.8.12 Courbe des poids<text:tab/>40</text:a></text:p>
          <text:p text:style-name="P318"><text:a xlink:type="simple" xlink:href="#__RefHeading___Toc7781_3017125109" text:style-name="Index_20_Link" text:visited-style-name="Index_20_Link">6.8.13 Création des événements Pesée<text:tab/>40</text:a></text:p>
          <text:p text:style-name="P316"><text:a xlink:type="simple" xlink:href="#__RefHeading___Toc1102_1613789997" text:style-name="Index_20_Link" text:visited-style-name="Index_20_Link">7 Récoltes<text:tab/>41</text:a></text:p>
          <text:p text:style-name="P317"><text:a xlink:type="simple" xlink:href="#__RefHeading___Toc1104_1613789997" text:style-name="Index_20_Link" text:visited-style-name="Index_20_Link">7.1 Liste<text:tab/>41</text:a></text:p>
          <text:p text:style-name="P317"><text:a xlink:type="simple" xlink:href="#__RefHeading___Toc1106_1613789997" text:style-name="Index_20_Link" text:visited-style-name="Index_20_Link">7.2 Création<text:tab/>41</text:a></text:p>
          <text:p text:style-name="P317"><text:a xlink:type="simple" xlink:href="#__RefHeading___Toc2109_1915135085" text:style-name="Index_20_Link" text:visited-style-name="Index_20_Link">7.3 Statistiques production essaim/récolte<text:tab/>41</text:a></text:p>
          <text:p text:style-name="P317"><text:a xlink:type="simple" xlink:href="#__RefHeading___Toc3836_3476563104" text:style-name="Index_20_Link" text:visited-style-name="Index_20_Link">7.4 Statistiques production annuelle<text:tab/>42</text:a></text:p>
          <text:p text:style-name="P317"><text:a xlink:type="simple" xlink:href="#__RefHeading___Toc1108_1613789997" text:style-name="Index_20_Link" text:visited-style-name="Index_20_Link">7.5 Détail d'une récolte<text:tab/>42</text:a></text:p>
          <text:p text:style-name="P318"><text:a xlink:type="simple" xlink:href="#__RefHeading___Toc3780_3476563104" text:style-name="Index_20_Link" text:visited-style-name="Index_20_Link">7.5.1 Modifier<text:tab/>43</text:a></text:p>
          <text:p text:style-name="P318"><text:a xlink:type="simple" xlink:href="#__RefHeading___Toc3782_3476563104" text:style-name="Index_20_Link" text:visited-style-name="Index_20_Link">7.5.2 Choix des hausses<text:tab/>43</text:a></text:p>
          <text:p text:style-name="P318"><text:a xlink:type="simple" xlink:href="#__RefHeading___Toc7239_1261868521" text:style-name="Index_20_Link" text:visited-style-name="Index_20_Link">7.5.3 Saisie des poids de miel<text:tab/>43</text:a></text:p>
          <text:p text:style-name="P318"><text:a xlink:type="simple" xlink:href="#__RefHeading___Toc3784_3476563104" text:style-name="Index_20_Link" text:visited-style-name="Index_20_Link">7.5.4 Enlever toutes les hausses de leurs Ruches<text:tab/>44</text:a></text:p>
          <text:p text:style-name="P318"><text:a xlink:type="simple" xlink:href="#__RefHeading___Toc3788_3476563104" text:style-name="Index_20_Link" text:visited-style-name="Index_20_Link">7.5.5 Supprimer<text:tab/>44</text:a></text:p>
          <text:p text:style-name="P318"><text:a xlink:type="simple" xlink:href="#__RefHeading___Toc3786_3476563104" text:style-name="Index_20_Link" text:visited-style-name="Index_20_Link">7.5.6 Statistiques essaim<text:tab/>44</text:a></text:p>
          <text:p text:style-name="P318"><text:a xlink:type="simple" xlink:href="#__RefHeading___Toc13359_3141829358" text:style-name="Index_20_Link" text:visited-style-name="Index_20_Link">7.5.7 Statistiques production<text:tab/>45</text:a></text:p>
          <text:p text:style-name="P316"><text:a xlink:type="simple" xlink:href="#__RefHeading___Toc1110_1613789997" text:style-name="Index_20_Link" text:visited-style-name="Index_20_Link">8 Événements<text:tab/>46</text:a></text:p>
          <text:p text:style-name="P317"><text:a xlink:type="simple" xlink:href="#__RefHeading___Toc1566_1905309782" text:style-name="Index_20_Link" text:visited-style-name="Index_20_Link">8.1 Liste<text:tab/>46</text:a></text:p>
          <text:p text:style-name="P317"><text:a xlink:type="simple" xlink:href="#__RefHeading___Toc1568_1905309782" text:style-name="Index_20_Link" text:visited-style-name="Index_20_Link">8.2 Création<text:tab/>47</text:a></text:p>
          <text:p text:style-name="P317"><text:a xlink:type="simple" xlink:href="#__RefHeading___Toc1114_1613789997" text:style-name="Index_20_Link" text:visited-style-name="Index_20_Link">8.3 Détail d'un événement<text:tab/>47</text:a></text:p>
          <text:p text:style-name="P318"><text:a xlink:type="simple" xlink:href="#__RefHeading___Toc3790_3476563104" text:style-name="Index_20_Link" text:visited-style-name="Index_20_Link">8.3.1 Modifier<text:tab/>47</text:a></text:p>
          <text:p text:style-name="P318"><text:a xlink:type="simple" xlink:href="#__RefHeading___Toc3792_3476563104" text:style-name="Index_20_Link" text:visited-style-name="Index_20_Link">8.3.2 Supprimer<text:tab/>47</text:a></text:p>
          <text:p text:style-name="P317"><text:a xlink:type="simple" xlink:href="#__RefHeading___Toc8646_2708070060" text:style-name="Index_20_Link" text:visited-style-name="Index_20_Link">8.4 Listes par type d’événements<text:tab/>47</text:a></text:p>
          <text:p text:style-name="P318"><text:a xlink:type="simple" xlink:href="#__RefHeading___Toc8301_2708070060" text:style-name="Index_20_Link" text:visited-style-name="Index_20_Link">8.4.1 Liste événements Sucre<text:tab/>47</text:a></text:p>
          <text:p text:style-name="P318"><text:a xlink:type="simple" xlink:href="#__RefHeading___Toc8303_2708070060" text:style-name="Index_20_Link" text:visited-style-name="Index_20_Link">8.4.2 Liste événements Traitement varroa<text:tab/>48</text:a></text:p>
          <text:p text:style-name="P318"><text:a xlink:type="simple" xlink:href="#__RefHeading___Toc8305_2708070060" text:style-name="Index_20_Link" text:visited-style-name="Index_20_Link">8.4.3 Liste événements Poids ruche<text:tab/>48</text:a></text:p>
          <text:p text:style-name="P318"><text:a xlink:type="simple" xlink:href="#__RefHeading___Toc8307_2708070060" text:style-name="Index_20_Link" text:visited-style-name="Index_20_Link">8.4.4 Liste événements Cadre ruche<text:tab/>48</text:a></text:p>
          <text:p text:style-name="P318"><text:a xlink:type="simple" xlink:href="#__RefHeading___Toc8311_2708070060" text:style-name="Index_20_Link" text:visited-style-name="Index_20_Link">8.4.5 Liste événements Ajout ruche<text:tab/>48</text:a></text:p>
          <text:p text:style-name="P318"><text:a xlink:type="simple" xlink:href="#__RefHeading___Toc8313_2708070060" text:style-name="Index_20_Link" text:visited-style-name="Index_20_Link">8.4.6 Liste événements Notifications<text:tab/>48</text:a></text:p>
          <text:p text:style-name="P318"><text:a xlink:type="simple" xlink:href="#__RefHeading___Toc8309_2708070060" text:style-name="Index_20_Link" text:visited-style-name="Index_20_Link">8.4.7 Liste événements Remplissage hausse<text:tab/>48</text:a></text:p>
          <text:p text:style-name="P318"><text:a xlink:type="simple" xlink:href="#__RefHeading___Toc13061_2172779865" text:style-name="Index_20_Link" text:visited-style-name="Index_20_Link">8.4.8 Liste événements Pose/Retrait hausse<text:tab/>48</text:a></text:p>
          <text:p text:style-name="P316"><text:a xlink:type="simple" xlink:href="#__RefHeading___Toc1116_1613789997" text:style-name="Index_20_Link" text:visited-style-name="Index_20_Link">9 Personnes<text:tab/>49</text:a></text:p>
          <text:p text:style-name="P317"><text:a xlink:type="simple" xlink:href="#__RefHeading___Toc1570_1905309782" text:style-name="Index_20_Link" text:visited-style-name="Index_20_Link">9.1 Liste<text:tab/>49</text:a></text:p>
          <text:p text:style-name="P317"><text:a xlink:type="simple" xlink:href="#__RefHeading___Toc1572_1905309782" text:style-name="Index_20_Link" text:visited-style-name="Index_20_Link">9.2 Création<text:tab/>49</text:a></text:p>
          <text:p text:style-name="P317"><text:a xlink:type="simple" xlink:href="#__RefHeading___Toc1120_1613789997" text:style-name="Index_20_Link" text:visited-style-name="Index_20_Link">9.3 Détail d'une personne<text:tab/>50</text:a></text:p>
          <text:p text:style-name="P318"><text:a xlink:type="simple" xlink:href="#__RefHeading___Toc3794_3476563104" text:style-name="Index_20_Link" text:visited-style-name="Index_20_Link">9.3.1 Modifier<text:tab/>50</text:a></text:p>
          <text:p text:style-name="P318"><text:a xlink:type="simple" xlink:href="#__RefHeading___Toc3796_3476563104" text:style-name="Index_20_Link" text:visited-style-name="Index_20_Link">9.3.2 Supprimer<text:tab/>50</text:a></text:p>
          <text:p text:style-name="P316"><text:a xlink:type="simple" xlink:href="#__RefHeading___Toc2756_3921109291" text:style-name="Index_20_Link" text:visited-style-name="Index_20_Link">10 Admin<text:tab/>51</text:a></text:p>
          <text:p text:style-name="P317"><text:a xlink:type="simple" xlink:href="#__RefHeading___Toc1122_1613789997" text:style-name="Index_20_Link" text:visited-style-name="Index_20_Link">10.1 Préférences<text:tab/>51</text:a></text:p>
          <text:p text:style-name="P317"><text:a xlink:type="simple" xlink:href="#__RefHeading___Toc3324_1733795245" text:style-name="Index_20_Link" text:visited-style-name="Index_20_Link">10.2 API REST<text:tab/>51</text:a></text:p>
          <text:p text:style-name="P318"><text:a xlink:type="simple" xlink:href="#__RefHeading___Toc5932_2327531732" text:style-name="Index_20_Link" text:visited-style-name="Index_20_Link">10.2.1 Exemples de navigation<text:tab/>51</text:a></text:p>
          <text:p text:style-name="P318"><text:a xlink:type="simple" xlink:href="#__RefHeading___Toc5934_2327531732" text:style-name="Index_20_Link" text:visited-style-name="Index_20_Link">10.2.2 En ligne de commande<text:tab/>51</text:a></text:p>
          <text:p text:style-name="P317"><text:a xlink:type="simple" xlink:href="#__RefHeading___Toc3332_1733795245" text:style-name="Index_20_Link" text:visited-style-name="Index_20_Link">10.3 Logs<text:tab/>52</text:a></text:p>
          <text:p text:style-name="P317"><text:a xlink:type="simple" xlink:href="#__RefHeading___Toc2758_3921109291" text:style-name="Index_20_Link" text:visited-style-name="Index_20_Link">10.4 Infos<text:tab/>52</text:a></text:p>
          <text:p text:style-name="P317"><text:a xlink:type="simple" xlink:href="#__RefHeading___Toc4457_1171085051" text:style-name="Index_20_Link" text:visited-style-name="Index_20_Link">10.5 Tests<text:tab/>53</text:a></text:p>
          <text:p text:style-name="P317"><text:a xlink:type="simple" xlink:href="#__RefHeading___Toc4193_3223985247" text:style-name="Index_20_Link" text:visited-style-name="Index_20_Link">10.6 Doc<text:tab/>54</text:a></text:p>
          <text:p text:style-name="P316"><text:a xlink:type="simple" xlink:href="#__RefHeading___Toc4617_1171273416" text:style-name="Index_20_Link" text:visited-style-name="Index_20_Link">11 Annexes<text:tab/>55</text:a></text:p>
          <text:p text:style-name="P317"><text:a xlink:type="simple" xlink:href="#__RefHeading___Toc4619_1171273416" text:style-name="Index_20_Link" text:visited-style-name="Index_20_Link">11.1 Cartes IGN ou OSM<text:tab/>55</text:a></text:p>
          <text:p text:style-name="P317"><text:a xlink:type="simple" xlink:href="#__RefHeading___Toc4624_1171273416" text:style-name="Index_20_Link" text:visited-style-name="Index_20_Link">11.2 Tableaux dynamiques<text:tab/>57</text:a></text:p>
          <text:p text:style-name="P317"><text:a xlink:type="simple" xlink:href="#__RefHeading___Toc5493_2176436653" text:style-name="Index_20_Link" text:visited-style-name="Index_20_Link">11.3 Notifications par email<text:tab/>58</text:a></text:p>
          <text:p text:style-name="P317"><text:a xlink:type="simple" xlink:href="#__RefHeading___Toc6776_4003007640" text:style-name="Index_20_Link" text:visited-style-name="Index_20_Link"><text:soft-page-break/>11.4 Événements<text:tab/>58</text:a></text:p>
          <text:p text:style-name="P318"><text:a xlink:type="simple" xlink:href="#__RefHeading___Toc6778_4003007640" text:style-name="Index_20_Link" text:visited-style-name="Index_20_Link">11.4.1 Ajout dans rucher<text:tab/>58</text:a></text:p>
          <text:p text:style-name="P318"><text:a xlink:type="simple" xlink:href="#__RefHeading___Toc6780_4003007640" text:style-name="Index_20_Link" text:visited-style-name="Index_20_Link">11.4.2 Essaim mis dans ruche<text:tab/>59</text:a></text:p>
          <text:p text:style-name="P318"><text:a xlink:type="simple" xlink:href="#__RefHeading___Toc6782_4003007640" text:style-name="Index_20_Link" text:visited-style-name="Index_20_Link">11.4.3 Ajout hausse<text:tab/>59</text:a></text:p>
          <text:p text:style-name="P318"><text:a xlink:type="simple" xlink:href="#__RefHeading___Toc6784_4003007640" text:style-name="Index_20_Link" text:visited-style-name="Index_20_Link">11.4.4 Retrait hausse<text:tab/>59</text:a></text:p>
          <text:p text:style-name="P318"><text:a xlink:type="simple" xlink:href="#__RefHeading___Toc6786_4003007640" text:style-name="Index_20_Link" text:visited-style-name="Index_20_Link">11.4.5 Remplissage hausse<text:tab/>59</text:a></text:p>
          <text:p text:style-name="P318"><text:a xlink:type="simple" xlink:href="#__RefHeading___Toc6788_4003007640" text:style-name="Index_20_Link" text:visited-style-name="Index_20_Link">11.4.6 Essaim traitement<text:tab/>60</text:a></text:p>
          <text:p text:style-name="P318"><text:a xlink:type="simple" xlink:href="#__RefHeading___Toc6790_4003007640" text:style-name="Index_20_Link" text:visited-style-name="Index_20_Link">11.4.7 Essaim fin traitement<text:tab/>60</text:a></text:p>
          <text:p text:style-name="P318"><text:a xlink:type="simple" xlink:href="#__RefHeading___Toc6792_4003007640" text:style-name="Index_20_Link" text:visited-style-name="Index_20_Link">11.4.8 Essaim sucre<text:tab/>60</text:a></text:p>
          <text:p text:style-name="P318"><text:a xlink:type="simple" xlink:href="#__RefHeading___Toc6794_4003007640" text:style-name="Index_20_Link" text:visited-style-name="Index_20_Link">11.4.9 Commentaire ruche<text:tab/>61</text:a></text:p>
          <text:p text:style-name="P318"><text:a xlink:type="simple" xlink:href="#__RefHeading___Toc6796_4003007640" text:style-name="Index_20_Link" text:visited-style-name="Index_20_Link">11.4.10 Commentaire hausse<text:tab/>61</text:a></text:p>
          <text:p text:style-name="P318"><text:a xlink:type="simple" xlink:href="#__RefHeading___Toc6798_4003007640" text:style-name="Index_20_Link" text:visited-style-name="Index_20_Link">11.4.11 Commentaire essaim<text:tab/>61</text:a></text:p>
          <text:p text:style-name="P318"><text:a xlink:type="simple" xlink:href="#__RefHeading___Toc6800_4003007640" text:style-name="Index_20_Link" text:visited-style-name="Index_20_Link">11.4.12 Commentaire rucher<text:tab/>61</text:a></text:p>
          <text:p text:style-name="P318"><text:a xlink:type="simple" xlink:href="#__RefHeading___Toc6804_4003007640" text:style-name="Index_20_Link" text:visited-style-name="Index_20_Link">11.4.13 Poids de la ruche<text:tab/>61</text:a></text:p>
          <text:p text:style-name="P318"><text:a xlink:type="simple" xlink:href="#__RefHeading___Toc6806_4003007640" text:style-name="Index_20_Link" text:visited-style-name="Index_20_Link">11.4.14 Cadres de la ruche<text:tab/>62</text:a></text:p>
          <text:p text:style-name="P317"><text:a xlink:type="simple" xlink:href="#__RefHeading___Toc6328_3240219463" text:style-name="Index_20_Link" text:visited-style-name="Index_20_Link">11.5 Mise à jour des distances entre ruchers<text:tab/>62</text:a></text:p>
          <text:p text:style-name="P317"><text:a xlink:type="simple" xlink:href="#__RefHeading___Toc6582_2903251251" text:style-name="Index_20_Link" text:visited-style-name="Index_20_Link">11.6 Mise à jour des noms des ruchers dans les événements Ruche ajout Rucher<text:tab/>62</text:a></text:p>
          <text:p text:style-name="P317"><text:a xlink:type="simple" xlink:href="#__RefHeading___Toc7084_2659094818" text:style-name="Index_20_Link" text:visited-style-name="Index_20_Link">11.7 Annoter les cartes OSM ou IGN<text:tab/>63</text:a></text:p>
          <text:p text:style-name="P317"><text:a xlink:type="simple" xlink:href="#__RefHeading___Toc8328_3166814798" text:style-name="Index_20_Link" text:visited-style-name="Index_20_Link">11.8 Géolocalisation<text:tab/>63</text:a></text:p>
          <text:p text:style-name="P317"><text:a xlink:type="simple" xlink:href="#__RefHeading___Toc14005_1842270800" text:style-name="Index_20_Link" text:visited-style-name="Index_20_Link">11.9 Graphiques chartjs<text:tab/>63</text:a></text:p>
        </text:index-body>
      </text:table-of-content>
      <text:p text:style-name="P21"/>
      <text:h text:style-name="P329" text:outline-level="1"><text:bookmark-start text:name="__RefNumPara__5436_3313357475"/><text:bookmark-start text:name="__RefHeading___Toc1056_1613789997"/>Connexion<text:bookmark-end text:name="__RefNumPara__5436_3313357475"/><text:bookmark-end text:name="__RefHeading___Toc1056_1613789997"/></text:h>
      <text:p text:style-name="P158">Connectez vous avec votre navigateur internet préféré à votre application Ruches.</text:p>
      <text:p text:style-name="P159"><text:span text:style-name="T322">La page d’accueil s’affiche et si vous</text:span> clique<text:span text:style-name="T322">z</text:span> sur un des items des menus, le formulaire de connexion apparaît <text:span text:style-name="T323">vous demandant votre "Nom d’utilisateur" et votre "Mot de passe".</text:span></text:p>
      <text:p text:style-name="Text_20_body">Si vous avez oublié votre mot de passe, cliquez sur "Mot de passe oublié ?", renseignez l’e-mail que vous avez déclaré pour ce compte puis cliquez sur "Réinitialisation du mot de passe". Un e-mail vous sera envoyé avec un lien à cliquer pour ré-initialiser votre mot de passe.</text:p>
      <text:p text:style-name="Text_20_body">Une fois connecté si vous voulez modifier le nom, le mot de passe ou l’e-mail, cliquer sur le menu <text:bookmark-ref text:reference-format="text" text:ref-name="__RefNumPara__6983_1347557479">Personnes</text:bookmark-ref>.</text:p>
      <text:p text:style-name="P161">En cliquant sur l’icône représentant une ruche à gauche des menus :</text:p>
      <text:list text:style-name="L1">
        <text:list-item>
          <text:p text:style-name="P389">vous avez accès au nom de l’utilisateur connecté et à son rôle,</text:p>
        </text:list-item>
        <text:list-item>
          <text:p text:style-name="P389">vous pouvez vous déconnecter en cliquant sur "Déconnexion".</text:p>
        </text:list-item>
      </text:list>
      <text:p text:style-name="P161"/>
      <text:p text:style-name="P205">Sur un smartphone avec Firefox vous pouvez installer l’application "Ruches" en cliquant sur "Installer" dans le menu de Firefox. Cela crée une icône sur la page d’accueil qui vous permettra d’appeler l’application et de l’afficher en plein écran sans le menu Firefox.</text:p>
      <text:h text:style-name="P330" text:outline-level="1"><text:bookmark-start text:name="__RefHeading___Toc1058_1613789997"/>Ruches<text:bookmark-end text:name="__RefHeading___Toc1058_1613789997"/></text:h>
      <text:p text:style-name="Text_20_body">Les ruches doivent être identifiées par un nom. Un nom court est souhaitable : c’est plus facile à écrire sur la ruche et ça prend moins de place dans les tableaux du programme.</text:p>
      <text:p text:style-name="Text_20_body">Une ruche peut contenir un essaim et elle est placée dans un rucher (au dépôt si elle ne contient pas d’essaim). Des hausses peuvent être placées sur la ruche.</text:p>
      <text:h text:style-name="Heading_20_2" text:outline-level="2"><text:bookmark-start text:name="__RefNumPara__8220_678264368"/><text:bookmark-start text:name="__RefHeading___Toc1060_1613789997"/>Liste<text:bookmark-end text:name="__RefNumPara__8220_678264368"/><text:bookmark-end text:name="__RefHeading___Toc1060_1613789997"/></text:h>
      <text:p text:style-name="P169">La liste peut être exportée au format CSV (tableur) ou PDF, imprimée, triée, filtrée, paginée. Les colonnes peuvent être masquées/affichées. <text:span text:style-name="T354">V</text:span><text:span text:style-name="T305">oir l’annexe </text:span><text:span text:style-name="T305"><text:bookmark-ref text:reference-format="chapter" text:ref-name="__RefNumPara__4764_801375353">11.2</text:bookmark-ref></text:span><text:span text:style-name="T305">.</text:span></text:p>
      <text:p text:style-name="P270">Pour ne lister que les <text:span text:style-name="T554">ruches</text:span> d’un rucher <text:span text:style-name="T554">vous pouvez </text:span>utiliser :</text:p>
      <text:list xml:id="list1605870955" text:style-name="L2">
        <text:list-item>
          <text:p text:style-name="P391">l<text:span text:style-name="T614">e champ de recherche </text:span><text:span text:style-name="T73">Rucher</text:span><text:span text:style-name="T614"> en bas de la page,</text:span></text:p>
        </text:list-item>
        <text:list-item>
          <text:p text:style-name="P390"><text:span text:style-name="T554">ou </text:span><text:span text:style-name="T555">les boutons de</text:span><text:span text:style-name="T67"> liste et liste détaillée des ruches</text:span><text:span text:style-name="T555"> du rucher ordonnées suivant le sens du parcours présents dans les cartes IGN et OSM du rucher (voir </text:span><text:span text:style-name="T555"><text:bookmark-ref text:reference-format="chapter" text:ref-name="__RefNumPara__5455_4220975069">6.8.3</text:bookmark-ref></text:span><text:span text:style-name="T555"><text:s/>et </text:span><text:span text:style-name="T555"><text:bookmark-ref text:reference-format="chapter" text:ref-name="__RefNumPara__7565_3381710122">6.8.4</text:bookmark-ref></text:span><text:span text:style-name="T555">).</text:span></text:p>
        </text:list-item>
      </text:list>
      <text:p text:style-name="Text_20_body">La liste des ruches affiche les champs suivants :</text:p>
      <text:list xml:id="list1452476416" text:style-name="L3">
        <text:list-item>
          <text:p text:style-name="P393"><text:span text:style-name="T29">Nom </text:span>: nom de la ruche (lien vers la page détail de la ruche)</text:p>
        </text:list-item>
        <text:list-item>
          <text:p text:style-name="P393"><text:span text:style-name="T29">Essaim </text:span>: nom de l’essaim (lien vers la page détail de l’essaim)</text:p>
        </text:list-item>
        <text:list-item>
          <text:p text:style-name="P393"><text:span text:style-name="T29">Rucher </text:span>: nom du rucher (lien vers la page détail du rucher)</text:p>
        </text:list-item>
        <text:list-item>
          <text:p text:style-name="P393"><text:span text:style-name="T29">Date </text:span>: date d’ajout de cette ruche dans le rucher</text:p>
        </text:list-item>
        <text:list-item>
          <text:p text:style-name="P400">Prod <text:span text:style-name="T121">: ruche de production si </text:span><text:span text:style-name="T129">"oui". </text:span><text:span text:style-name="T130">Cela permet de ne pas prendre en compte les ruches qui ne sont pas de production (élevage) dans les statistiques </text:span><text:span text:style-name="T131">de production de miel.</text:span></text:p>
        </text:list-item>
        <text:list-item>
          <text:p text:style-name="P402">Active <text:span text:style-name="T121">: ce champ n’est affiché que si "Affich</text:span><text:span text:style-name="T132">er</text:span><text:span text:style-name="T121"> les inactifs" a été demandé (voir </text:span><text:span text:style-name="T121"><text:bookmark-ref text:reference-format="chapter" text:ref-name="__RefNumPara__7374_3519764387">10.1</text:bookmark-ref></text:span><text:span text:style-name="T121">), ruche active si "oui"</text:span></text:p>
        </text:list-item>
        <text:list-item>
          <text:p text:style-name="P393"><text:span text:style-name="T29">Acquisition </text:span>: date d’acquisition de la ruche</text:p>
        </text:list-item>
        <text:list-item>
          <text:p text:style-name="P393"><text:span text:style-name="T29">Poids </text:span>: poids de la ruche vide</text:p>
        </text:list-item>
        <text:list-item>
          <text:p text:style-name="P393"><text:span text:style-name="T29">Cadres max</text:span> : nom de cadres max du type de ruche</text:p>
        </text:list-item>
        <text:list-item>
          <text:p text:style-name="P393"><text:span text:style-name="T29">Type </text:span>: type de ruche</text:p>
        </text:list-item>
        <text:list-item>
          <text:p text:style-name="P393"><text:span text:style-name="T29">Hausses </text:span>: nombre de hausses</text:p>
        </text:list-item>
        <text:list-item>
          <text:p text:style-name="P439"><text:span text:style-name="T29">Latitude</text:span> et longitude si affichage demandé dans Admin/Préférences</text:p>
        </text:list-item>
        <text:list-item>
          <text:p text:style-name="P408">Longitude</text:p>
        </text:list-item>
        <text:list-item>
          <text:p text:style-name="P393"><text:span text:style-name="T29">Commentaire </text:span>: <text:span text:style-name="T540">le commentaire de la ruche. C’est un commentaire non daté associé à la ruche. Pour créer des commentaire datés, utiliser les Événements Commentaire Ruche </text:span><text:span text:style-name="T540"><text:bookmark-ref text:reference-format="chapter" text:ref-name="__RefNumPara__7442_678264368">2.5.7</text:bookmark-ref></text:span><text:span text:style-name="T540">.</text:span></text:p>
        </text:list-item>
      </text:list>
      <text:h text:style-name="Heading_20_2" text:outline-level="2"><text:bookmark-start text:name="__RefHeading___Toc1062_1613789997"/>Création<text:bookmark-end text:name="__RefHeading___Toc1062_1613789997"/></text:h>
      <text:p text:style-name="P61">Vous pouvez créer une nouvelle ruche en cliquant sur <text:s/>le "+" dans la liste des ruches.</text:p>
      <text:p text:style-name="P24"><text:soft-page-break/>Le formulaire de création présente les champs suivants :</text:p>
      <text:list text:style-name="L4">
        <text:list-item>
          <text:p text:style-name="P440"><text:span text:style-name="T29">Nom </text:span>: <text:span text:style-name="T4">l</text:span><text:span text:style-name="T1">e nom de la ruche. </text:span><text:span text:style-name="T6">Ce champ doit être renseigné.</text:span></text:p>
        </text:list-item>
        <text:list-item>
          <text:p text:style-name="P441"><text:span text:style-name="T29">Active </text:span>: <text:span text:style-name="T86">en création on met normalement la ruche active. En modification, p</text:span><text:span text:style-name="T1">lutôt que de supprimer une ruche, on l’inactive. De cette manière elle n’apparaît plus dans les listes, mais elle existe toujours comme référence pour </text:span><text:span text:style-name="T2">l’historique d’un rucher ou pour les récoltes passées.</text:span></text:p>
        </text:list-item>
        <text:list-item>
          <text:p text:style-name="P410">Production <text:span text:style-name="T121">: ruche de production si la case est cochée.</text:span></text:p>
        </text:list-item>
        <text:list-item>
          <text:p text:style-name="P446"><text:span text:style-name="T29">Poids </text:span>: le poids de la ruche vide en kg. Ce champ doit être renseigné. <text:span text:style-name="T181">Peser la ruche avec tous ses cadres et un couvercle. Ce poids pourra alors être utilisé pour estimer les réserves de l’essaim pour l’hivernage après une pesée (voir essaim, événement pesée).</text:span></text:p>
        </text:list-item>
        <text:list-item>
          <text:p text:style-name="P442"><text:span text:style-name="T29">Type </text:span>: <text:span text:style-name="T4">l</text:span><text:span text:style-name="T3">e type de la ruche, voir <text:s text:c="2"/></text:span><text:span text:style-name="T3"><text:bookmark-ref text:reference-format="chapter" text:ref-name="__RefNumPara__5188_958657291">3</text:bookmark-ref></text:span><text:span text:style-name="T3"><text:s/>. </text:span><text:span text:style-name="T4">Par exemple </text:span><text:span text:style-name="T335">"</text:span><text:span text:style-name="T4">Dadant 10 cadres</text:span><text:span text:style-name="T335">"</text:span><text:span text:style-name="T4">.</text:span></text:p>
        </text:list-item>
        <text:list-item>
          <text:p text:style-name="P442"><text:span text:style-name="T29">Dat</text:span><text:span text:style-name="T44">e</text:span><text:span text:style-name="T29"> </text:span><text:span text:style-name="T44">d’</text:span><text:span text:style-name="T29">acquisition</text:span> : <text:span text:style-name="T4">la </text:span><text:span text:style-name="T303">jour</text:span><text:span text:style-name="T4"> d’achat, d’acquisition de la ruche.</text:span></text:p>
        </text:list-item>
        <text:list-item>
          <text:p text:style-name="P443"><text:span text:style-name="T29">Latitude </text:span>: <text:span text:style-name="T5">la latitude de la ruche </text:span><text:span text:style-name="T186">(nombre décimal entre -90 et 90 degrés)</text:span><text:span text:style-name="T5">. Vous pouvez laissez ce champ tel quel </text:span><text:span text:style-name="T167">ainsi que la longitude. </text:span><text:span text:style-name="T257">La nouvelle ruche sera placée dans le dépôt.</text:span><text:span text:style-name="T167"> </text:span><text:span text:style-name="T257">Vous pourrez par la suite lui affecter un essaim </text:span><text:span text:style-name="T349">(Associer un essaim avec une ruche </text:span><text:span text:style-name="T349"><text:bookmark-ref text:reference-format="chapter" text:ref-name="__RefNumPara__5191_958657291">4.13.4</text:bookmark-ref></text:span><text:span text:style-name="T349">) </text:span><text:span text:style-name="T257">et la placer dans un rucher de production </text:span><text:span text:style-name="T350">(</text:span><text:span text:style-name="T352">C</text:span><text:span text:style-name="T351">hanger de Rucher </text:span><text:span text:style-name="T350"><text:bookmark-ref text:reference-format="chapter" text:ref-name="__RefNumPara__5253_958657291">2.5.4</text:bookmark-ref></text:span><text:span text:style-name="T350">, </text:span><text:span text:style-name="T352">ou Ajouter de Ruches </text:span><text:span text:style-name="T352"><text:bookmark-ref text:reference-format="chapter" text:ref-name="__RefNumPara__5288_958657291">6.8.6</text:bookmark-ref></text:span><text:span text:style-name="T350">)</text:span><text:span text:style-name="T257">. Les cartes des ruchers permettent de déplacer les ruches </text:span><text:span text:style-name="T353">dans leur Rucher</text:span><text:span text:style-name="T257">.</text:span></text:p>
        </text:list-item>
        <text:list-item>
          <text:p text:style-name="P444"><text:span text:style-name="T29">Longitude </text:span>: <text:span text:style-name="T5">longitude de la ruche </text:span><text:span text:style-name="T186">(nombre décimal entre -180 et 180 degrés)</text:span><text:span text:style-name="T5">.</text:span></text:p>
        </text:list-item>
        <text:list-item>
          <text:p text:style-name="P445"><text:span text:style-name="T29">Commentaire </text:span>: <text:span text:style-name="T5">un commentaire sur la ruche. </text:span><text:span text:style-name="T149">Vous pouvez par la suite créer de</text:span><text:span text:style-name="T472">s</text:span><text:span text:style-name="T149"> événements </text:span><text:span text:style-name="T336">"</text:span><text:span text:style-name="T472">C</text:span><text:span text:style-name="T149">ommentaire </text:span><text:span text:style-name="T472">R</text:span><text:span text:style-name="T149">uche</text:span><text:span text:style-name="T336">"</text:span><text:span text:style-name="T149"> datés indépendamment de ce champ </text:span><text:span text:style-name="T149"><text:bookmark-ref text:reference-format="chapter" text:ref-name="__RefNumPara__7442_678264368">2.5.7</text:bookmark-ref></text:span><text:span text:style-name="T149">. Ne pas mettre de commentaire sur l’essaim, </text:span><text:span text:style-name="T336">il a son champ </text:span><text:span text:style-name="T541">C</text:span><text:span text:style-name="T336">ommentaire ainsi que des </text:span><text:span text:style-name="T541">É</text:span><text:span text:style-name="T336">vénements "</text:span><text:span text:style-name="T472">C</text:span><text:span text:style-name="T336">ommentaire </text:span><text:span text:style-name="T472">E</text:span><text:span text:style-name="T336">ssaim" </text:span><text:span text:style-name="T336"><text:bookmark-ref text:reference-format="chapter" text:ref-name="__RefNumPara__7594_678264368">4.13.9</text:bookmark-ref></text:span><text:span text:style-name="T336">.</text:span></text:p>
        </text:list-item>
      </text:list>
      <text:p text:style-name="P5">Pour abandonner sans créer la ruche, cliquer sur <text:span text:style-name="T250">le lien "Ruche" en haut du formulaire ou sur </text:span>un item des menus, ou sur la touche <text:span text:style-name="T7">pour revenir à la page précédente de votre navigateur.</text:span></text:p>
      <text:p text:style-name="P6">Après avoir <text:span text:style-name="T8">cliqué sur le bouton "Enregistrer", la ruche est créée et</text:span> la page de détail de <text:span text:style-name="T168">cette</text:span> ruche affichée.</text:p>
      <text:p text:style-name="P74">La ruche est mise dans le rucher dépôt. Un événement de mise au dépôt de cet<text:span text:style-name="T14">te</text:span> nouvelle ruche est aussi créé. <text:span text:style-name="T302">La date de cet événement est l</text:span><text:span text:style-name="T303">e jour</text:span><text:span text:style-name="T302"> d’acquisition de la ruche.</text:span></text:p>
      <text:h text:style-name="P334" text:outline-level="2"><text:bookmark-start text:name="__RefHeading___Toc3496_4134729872"/>Commentaire par lot<text:bookmark-end text:name="__RefHeading___Toc3496_4134729872"/></text:h>
      <text:p text:style-name="P166">Vous pouvez à partir de la liste des ruches créer des événements commentaires identiques pour un lot de ruches.</text:p>
      <text:p text:style-name="P9">Sélectionner dans la liste les lignes des <text:span text:style-name="T195">ruches</text:span> à traiter en cliquant dans ces lignes puis cliquer sur le bouton "Ajouter des événements <text:span text:style-name="T195">Commentaires</text:span>".</text:p>
      <text:p text:style-name="P9">Dans le formulaire saisir :</text:p>
      <text:list xml:id="list1413937137" text:style-name="L5">
        <text:list-item>
          <text:p text:style-name="P448"><text:span text:style-name="T45">Date </text:span><text:span text:style-name="T248">: </text:span>la date d<text:span text:style-name="T197">e l’événement</text:span></text:p>
        </text:list-item>
        <text:list-item>
          <text:p text:style-name="P448"><text:span text:style-name="T45">Commentaire </text:span><text:span text:style-name="T248">: </text:span>un commentaire</text:p>
        </text:list-item>
      </text:list>
      <text:p text:style-name="P69"><text:soft-page-break/>Sélection des lignes :</text:p>
      <text:list text:style-name="L6">
        <text:list-item>
          <text:p text:style-name="P453">cliquer dans une zone de la ligne qui n’a pas de lien</text:p>
        </text:list-item>
        <text:list-item>
          <text:p text:style-name="P453">utiliser <text:span text:style-name="T196">un clic simple</text:span> pour ajouter ou retirer une ligne à la sélection</text:p>
        </text:list-item>
        <text:list-item>
          <text:p text:style-name="P453">utiliser "majuscule clic" pour ajouter une série de lignes qui se suivent.</text:p>
        </text:list-item>
      </text:list>
      <text:p text:style-name="Text_20_body">Les événements "Ruche Commentaire" sont créés pour les ruches sélectionnées.</text:p>
      <text:h text:style-name="P336" text:outline-level="2"><text:bookmark-start text:name="__RefNumPara__13717_1389146479"/><text:bookmark-start text:name="__RefHeading___Toc13074_3867945699"/>Graphique nombre de ruches<text:bookmark-end text:name="__RefNumPara__13717_1389146479"/><text:bookmark-end text:name="__RefHeading___Toc13074_3867945699"/></text:h>
      <text:p text:style-name="P305">En cliquant sur l’icône représentant une courbe "Graphique nombre de <text:span text:style-name="T605">ruches</text:span>" dans la liste des <text:span text:style-name="T605">ruches</text:span> vous affichez un graphique dont l’axe horizontal est le temps et qui présente :</text:p>
      <text:list xml:id="list1073857853" text:style-name="L7">
        <text:list-item>
          <text:p text:style-name="P456"><text:span text:style-name="T609">la courbe </text:span><text:span text:style-name="T610">en escalier</text:span><text:span text:style-name="T609"> du nombre de </text:span><text:span text:style-name="T605">ruches actives. </text:span><text:span text:style-name="T607">Ce nombre est calculé avec la date d’acquisition des </text:span><text:span text:style-name="T610">ruches</text:span><text:span text:style-name="T607"> et pour les </text:span><text:span text:style-name="T610">ruches</text:span><text:span text:style-name="T607"> inactives, avec une estimation de leur date d’inactivation prise égale à la date du dernier événement les concernant plus un jour.</text:span></text:p>
        </text:list-item>
        <text:list-item>
          <text:p text:style-name="P458">la courbe en escalier du nombre de ruches actives de production. C’est la même méthode que ci-dessus mais en ne prenant en compte que les ruches qui sont actuellement déclarées comme ruche de production. <text:span text:style-name="T611">On a donc une deuxième estimation qui suppose que les ruches actuellement déclarée de production, l’ont été toute leur existence.</text:span></text:p>
        </text:list-item>
      </text:list>
      <text:p text:style-name="P323">Pour les contrôles du graphique : zoom, panoramique, légende voir l’annexe <text:bookmark-ref text:reference-format="chapter" text:ref-name="__RefNumPara__14404_1842270800">11.9</text:bookmark-ref>.</text:p>
      <text:p text:style-name="P294"><text:span text:style-name="T619">Vous pouvez </text:span><text:span text:style-name="T630">en cliquant sur leurs légendes,</text:span><text:span text:style-name="T619"> ajouter les courbes du nombre d’</text:span><text:span text:style-name="T621">essaims</text:span><text:span text:style-name="T619"> </text:span><text:span text:style-name="T620">(voir </text:span><text:span text:style-name="T620"><text:bookmark-ref text:reference-format="chapter" text:ref-name="__RefNumPara__13912_1389146479">4.11</text:bookmark-ref></text:span><text:span text:style-name="T620">).</text:span></text:p>
      <text:h text:style-name="Heading_20_2" text:outline-level="2"><text:bookmark-start text:name="__RefHeading___Toc1064_1613789997"/>Détail d'une ruche<text:bookmark-end text:name="__RefHeading___Toc1064_1613789997"/></text:h>
      <text:p text:style-name="P1">On accède <text:span text:style-name="T100">à cette page </text:span>en cliquant sur le nom d’une ruche <text:span text:style-name="T9">(pages liste des ruches ou des essaims, détail d’un essaim…). </text:span><text:span text:style-name="T100">Elle donne une synthèse de l’état de la ruche :</text:span></text:p>
      <text:p text:style-name="P44"><text:span text:style-name="T29">Premier tableau </text:span><text:span text:style-name="T33">rappel</text:span><text:span text:style-name="T29"> </text:span><text:span text:style-name="T33">d</text:span><text:span text:style-name="T29">es caractéristiques de la ruche </text:span>:</text:p>
      <text:p text:style-name="P106">Acquisition, Poids, Cadres max, Type, <text:span text:style-name="T526">Prod, </text:span>Latitude, Longitude, Commentaire</text:p>
      <text:p text:style-name="P99"><text:span text:style-name="T34">Deuxième tableau le</text:span><text:span text:style-name="T35"> rucher</text:span><text:span text:style-name="T96"> : </text:span></text:p>
      <text:list text:style-name="L8">
        <text:list-item>
          <text:p text:style-name="P460"><text:span text:style-name="T29">Rucher </text:span>: <text:span text:style-name="T97">le nom du rucher</text:span></text:p>
        </text:list-item>
        <text:list-item>
          <text:p text:style-name="P460"><text:span text:style-name="T29">Date </text:span>: la date où la ruche a été mise dans ce rucher</text:p>
        </text:list-item>
        <text:list-item>
          <text:p text:style-name="P460"><text:span text:style-name="T29">Commentaire </text:span>: <text:span text:style-name="T97">le commentaire de cet événement mise en rucher</text:span></text:p>
        </text:list-item>
      </text:list>
      <text:p text:style-name="P92"><text:span text:style-name="T34">p</text:span><text:span text:style-name="T29">uis l’essaim</text:span> :</text:p>
      <text:list text:style-name="L9">
        <text:list-item>
          <text:p text:style-name="P461"><text:span text:style-name="T29">Essaim </text:span>: <text:span text:style-name="T98">nom de l’essaim</text:span></text:p>
        </text:list-item>
        <text:list-item>
          <text:p text:style-name="P461"><text:span text:style-name="T29">Date </text:span>: <text:span text:style-name="T98">la date où l’essaim a été mis dans la ruche</text:span></text:p>
        </text:list-item>
        <text:list-item>
          <text:p text:style-name="P462"><text:span text:style-name="T29">Commentaire </text:span>:<text:span text:style-name="T96"> </text:span><text:span text:style-name="T97">le commentaire de cet événement mise en ruche</text:span></text:p>
        </text:list-item>
      </text:list>
      <text:p text:style-name="P104">Troisième tableau les derniers événements :</text:p>
      <text:list text:style-name="L10">
        <text:list-item>
          <text:p text:style-name="P463"><text:span text:style-name="T46">C</text:span><text:span text:style-name="T47">ommentaire ruche</text:span><text:span text:style-name="T249"> : Commentaire, </text:span><text:span text:style-name="T99">Date</text:span></text:p>
        </text:list-item>
      </text:list>
      <text:p text:style-name="P93"><text:span text:style-name="T29">Tableau de</text:span><text:span text:style-name="T43">s</text:span><text:span text:style-name="T29"> hausses de la ruche</text:span> :</text:p>
      <text:p text:style-name="P94"><text:soft-page-break/><text:span text:style-name="T29">Nom </text:span>: le nom de la hausse</text:p>
      <text:p text:style-name="P94"><text:span text:style-name="T29">Ordre </text:span>: le numéro d’ordre de la hausse (1 première hausse posée sur la ruche)</text:p>
      <text:p text:style-name="P105">Date pose, Acquisition, Poids, Cadres, Cadres max, Commentaire</text:p>
      <text:p text:style-name="P95"/>
      <text:p text:style-name="P95">Les boutons d’action en haut à droite de la page <text:span text:style-name="T103">détail d’une ruche</text:span> :</text:p>
      <text:h text:style-name="Heading_20_3" text:outline-level="3"><text:bookmark-start text:name="__RefHeading___Toc3798_3476563104"/>Modifier<text:bookmark-end text:name="__RefHeading___Toc3798_3476563104"/></text:h>
      <text:p text:style-name="Text_20_body">Les champs affichés sont les mêmes que pour la création d’une ruche.</text:p>
      <text:h text:style-name="Heading_20_3" text:outline-level="3"><text:bookmark-start text:name="__RefHeading___Toc3800_3476563104"/>Cloner<text:bookmark-end text:name="__RefHeading___Toc3800_3476563104"/></text:h>
      <text:p text:style-name="Text_20_body">Pour créer une série de ruches avec les mêmes caractéristiques que celles de la ruche courante. Il faut donner une liste de noms séparés par des virgules. Par exemple "r1,r2,r3" pour créer les ruches r1, r2 et r3.</text:p>
      <text:p text:style-name="Text_20_body">Les nouvelles ruches sont dispersées dans le rucher. On peut les déplacer en utilisant la carte du rucher. Les événements "Ajout dans le rucher" de ces ruches sont créés.</text:p>
      <text:p text:style-name="Text_20_body">Attention à bien partir d’une ruche avec des caractéristiques recherchées pour les clones. Les champs conservés sont :</text:p>
      <text:list xml:id="list1922342388" text:style-name="L11">
        <text:list-item>
          <text:p text:style-name="P464">la date d’acquisition</text:p>
        </text:list-item>
        <text:list-item>
          <text:p text:style-name="P464">le poids à vide</text:p>
        </text:list-item>
        <text:list-item>
          <text:p text:style-name="P464">le commentaire</text:p>
        </text:list-item>
        <text:list-item>
          <text:p text:style-name="P464">le rucher</text:p>
        </text:list-item>
      </text:list>
      <text:p text:style-name="P126">Des événements ajout des nouvelles ruches dans le rucher sont créés à la date courante <text:span text:style-name="T452">avec le commentaire "Clone ruche xx".</text:span></text:p>
      <text:h text:style-name="Heading_20_3" text:outline-level="3"><text:bookmark-start text:name="__RefHeading___Toc3802_3476563104"/>Ajouter/Retirer/Réordonner des hausses<text:bookmark-end text:name="__RefHeading___Toc3802_3476563104"/></text:h>
      <text:p text:style-name="Text_20_body"><text:span text:style-name="T251">P</text:span>ermet d’ajouter ou d’enlever les hausses pour la ruche courante. Il faut cliquer sur le nom de la hausse <text:span text:style-name="T324">dans la liste </text:span><text:span text:style-name="T505">"</text:span><text:span text:style-name="T324">Retirer</text:span><text:span text:style-name="T505">"</text:span><text:span text:style-name="T324"> ou </text:span><text:span text:style-name="T505">"</text:span><text:span text:style-name="T324">Ajouter</text:span><text:span text:style-name="T505">"</text:span>. Un <text:span text:style-name="T342">formulaire permet de saisir la date et un commentaire pour l’</text:span>événement <text:span text:style-name="T506">A</text:span>jout ou <text:span text:style-name="T506">R</text:span>etrait de hausse <text:span text:style-name="T342">qui sera</text:span> créé.</text:p>
      <text:p text:style-name="P160">En cas d’erreur, pour abandonner l’action de retirer ou d’ajouter cliquez sur le titre dans le formulaire.</text:p>
      <text:p text:style-name="Text_20_body"><text:span text:style-name="T251">L</text:span>es hausses posées <text:span text:style-name="T324">sur la ruche </text:span>peuvent être ré-ordonnées par glisser-déposer <text:span text:style-name="T324">dans la liste "Retirer Réordonner".</text:span></text:p>
      <text:p text:style-name="P246">La première hausse posée sur la ruche a le numéro 1, les suivantes 2, 3…</text:p>
      <text:p text:style-name="P248">La liste des hausses pour "Ajouter" affiche les hausses qui </text:p>
      <text:list text:style-name="L12">
        <text:list-item>
          <text:p text:style-name="P466">ne sont pas posées sur des ruches </text:p>
        </text:list-item>
        <text:list-item>
          <text:p text:style-name="P465"><text:span text:style-name="T506">et les hausses qui sont posées sur d’autres ruches </text:span><text:span text:style-name="T625">du même rucher </text:span><text:span text:style-name="T506">que la ruche courante. </text:span><text:span text:style-name="T625">Cela permet dans un rucher de transférer des hausses d’une ruche à une autre ruche.</text:span></text:p>
        </text:list-item>
      </text:list>
      <text:p text:style-name="P312"><text:soft-page-break/>Une case à cocher "Toutes" au dessus de la liste des hausses à ajouter permet d’afficher toutes les hausses, même celles posées sur des ruches d’autres ruchers.</text:p>
      <text:p text:style-name="P247">Si on ajoute une hausse déjà posée sur une autre ruche, elle sera retirée de cette ruche et un événement Retrait de cette hausse sera créé.</text:p>
      <text:h text:style-name="Heading_20_3" text:outline-level="3"><text:bookmark-start text:name="__RefHeading___Toc3804_3476563104"/><text:bookmark-start text:name="__RefNumPara__5253_958657291"/>Changer de rucher<text:bookmark-end text:name="__RefHeading___Toc3804_3476563104"/><text:bookmark-end text:name="__RefNumPara__5253_958657291"/></text:h>
      <text:p text:style-name="P127">Pour mettre la ruche dans un autre rucher. Le formulaire demande la date de ce mouvement, le nom du nouveau rucher et un commentaire éventuel.</text:p>
      <text:p text:style-name="P127">Un événement "Ajout dans rucher" est créé.</text:p>
      <text:p text:style-name="P128">La date choisie dans le formulaire doit être postérieure à la date de la mise de la ruche dans son rucher actuel.</text:p>
      <text:h text:style-name="Heading_20_3" text:outline-level="3"><text:bookmark-start text:name="__RefHeading___Toc3806_3476563104"/>Supprimer<text:bookmark-end text:name="__RefHeading___Toc3806_3476563104"/></text:h>
      <text:p text:style-name="P83">Supprimer ne devrait être utilisé que pour annuler la création ou le clonage d’une ruche.</text:p>
      <text:p text:style-name="Text_20_body">Si la ruche est référencée dans une récolte <text:span text:style-name="T572">ou des événements </text:span><text:span text:style-name="T573">(autre que le premier événement, mise a Dépôt)</text:span><text:span text:style-name="T572">, </text:span>elle ne pourra être supprimée, vous pouvez par contre l’inactiver (<text:span text:style-name="T572">M</text:span>odifier, cocher la case "Inactive").</text:p>
      <text:h text:style-name="Heading_20_3" text:outline-level="3"><text:bookmark-start text:name="__RefHeading___Toc3808_3476563104"/>Liste des événements<text:bookmark-end text:name="__RefHeading___Toc3808_3476563104"/></text:h>
      <text:p text:style-name="Text_20_body">Les événements permettent de mémoriser avec une date les actions effectuées sur les ruches.</text:p>
      <text:p text:style-name="Text_20_body">La liste de tous les événements référençant cette ruche.</text:p>
      <text:list text:style-name="L13">
        <text:list-item>
          <text:list>
            <text:list-item>
              <text:list>
                <text:list-item>
                  <text:p text:style-name="P467"><text:span text:style-name="T29">Date </text:span>: la date de l’événement avec heure et minute</text:p>
                </text:list-item>
                <text:list-item>
                  <text:p text:style-name="P467"><text:span text:style-name="T29">Événement </text:span>: le type de l’événement</text:p>
                </text:list-item>
                <text:list-item>
                  <text:p text:style-name="P467"><text:span text:style-name="T29">Ruche </text:span>: la ruche</text:p>
                </text:list-item>
                <text:list-item>
                  <text:p text:style-name="P467"><text:span text:style-name="T29">Essaim </text:span>: l’essaim (s’il y a un essaim dans la ruche)</text:p>
                </text:list-item>
                <text:list-item>
                  <text:p text:style-name="P467"><text:span text:style-name="T29">Rucher </text:span>: le rucher</text:p>
                </text:list-item>
                <text:list-item>
                  <text:p text:style-name="P467"><text:span text:style-name="T29">Hausse </text:span>: la hausse s’il s’agit d’un événement ajout ou retrait de hausse</text:p>
                </text:list-item>
                <text:list-item>
                  <text:p text:style-name="P467"><text:span text:style-name="T29">Valeur </text:span>: une valeur caractérisant l’événement (poids, nombre de cadres...) </text:p>
                </text:list-item>
                <text:list-item>
                  <text:p text:style-name="P411">Commentaire</text:p>
                </text:list-item>
              </text:list>
            </text:list-item>
          </text:list>
        </text:list-item>
      </text:list>
      <text:h text:style-name="Heading_20_3" text:outline-level="3"><text:bookmark-start text:name="__RefNumPara__7442_678264368"/><text:bookmark-start text:name="__RefHeading___Toc3810_3476563104"/>Création d’un événement commentaire<text:bookmark-end text:name="__RefNumPara__7442_678264368"/><text:bookmark-end text:name="__RefHeading___Toc3810_3476563104"/></text:h>
      <text:p text:style-name="Text_20_body">Saisir la date et le commentaire dans le formulaire.</text:p>
      <text:p text:style-name="Text_20_body">Le nom de la ruche concernée est rappelé en haut dans le formulaire. Vous pouvez cliquer sur ce nom pour abandonner la saisie et revenir à la page de détail de la ruche.</text:p>
      <text:p text:style-name="P196">Vous pouvez utiliser ce type d’événement pour noter une tâche à exécuter <text:span text:style-name="T370">pour cet</text:span><text:span text:style-name="T373">te ruche</text:span> à une date future. <text:span text:style-name="T370">Voir l’annexe </text:span><text:span text:style-name="T370"><text:bookmark-ref text:reference-format="chapter" text:ref-name="__RefNumPara__5490_2176436653">11.3</text:bookmark-ref></text:span><text:span text:style-name="T370"><text:s/>pour plus d’informations sur ces notifications.</text:span></text:p>
      <text:h text:style-name="P364" text:outline-level="3"><text:bookmark-start text:name="__RefHeading___Toc3834_34765631041"/><text:soft-page-break/>Historique <text:span text:style-name="T455">hausses</text:span><text:bookmark-end text:name="__RefHeading___Toc3834_34765631041"/></text:h>
      <text:p text:style-name="P162"><text:span text:style-name="T282">Affiche tous les événements ajout et retrait de </text:span><text:span text:style-name="T329">hausse sur cette ruche </text:span><text:span text:style-name="T278">et les </text:span><text:span text:style-name="T329">hausses</text:span><text:span text:style-name="T278"> présentes</text:span><text:span text:style-name="T282"> </text:span><text:span text:style-name="T329">sur la ruche</text:span><text:span text:style-name="T282"> </text:span><text:span text:style-name="T281">à la date de ces événements</text:span><text:span text:style-name="T282">.</text:span></text:p>
      <text:p text:style-name="P140">Les champs affichés :</text:p>
      <text:list xml:id="list1371258135" text:style-name="L14">
        <text:list-item>
          <text:p text:style-name="P468"><text:span text:style-name="T29">Date </text:span>: la date de l’événement</text:p>
        </text:list-item>
        <text:list-item>
          <text:p text:style-name="P468"><text:span text:style-name="T29">Type </text:span>: Ajout pour un ajout de <text:span text:style-name="T329">hausse</text:span> <text:span text:style-name="T329">sur la</text:span> ruche, Retrait pour un retrait.</text:p>
        </text:list-item>
        <text:list-item>
          <text:p text:style-name="P468"><text:span text:style-name="T59">Essaim :</text:span> <text:span text:style-name="T329">le nom de l’essaim<text:tab/></text:span></text:p>
        </text:list-item>
        <text:list-item>
          <text:p text:style-name="P468"><text:span text:style-name="T59">Rucher :</text:span> l<text:span text:style-name="T329">e nom du rucher</text:span></text:p>
        </text:list-item>
        <text:list-item>
          <text:p text:style-name="P473"><text:span text:style-name="T29">Hausse </text:span>: le nom de la hausse</text:p>
        </text:list-item>
        <text:list-item>
          <text:p text:style-name="P473"><text:span text:style-name="T29">Commentaire </text:span>: le commentaire de l’événement</text:p>
        </text:list-item>
        <text:list-item>
          <text:p text:style-name="P468"><text:span text:style-name="T29">État </text:span>: les noms de <text:span text:style-name="T330">hausses </text:span><text:span text:style-name="T331">dans l’ordre de leur empilement, </text:span><text:span text:style-name="T330">présentes sur la ruche</text:span> après le traitement de l’événement.</text:p>
        </text:list-item>
      </text:list>
      <text:p text:style-name="P136"><text:span text:style-name="T247">Cet historique peut être incorrect si </text:span><text:span text:style-name="T278">les dates de événements ajouts ou retrait on été modifiées ou supprimés</text:span><text:span text:style-name="T247">. </text:span><text:span text:style-name="T246">Il peut être corrigé en recréant </text:span><text:span text:style-name="T279">ou modifiant</text:span><text:span text:style-name="T246"> ces événements. </text:span><text:span text:style-name="T283">Voir </text:span><text:span text:style-name="T283"><text:bookmark-ref text:reference-format="chapter" text:ref-name="__RefNumPara__6922_993501421">10.5</text:bookmark-ref></text:span><text:span text:style-name="T283">.</text:span></text:p>
      <text:h text:style-name="P337" text:outline-level="2"><text:bookmark-start text:name="__RefNumPara__8222_678264368"/><text:bookmark-start text:name="__RefHeading___Toc4312_2043422998"/>Liste détaillée<text:bookmark-end text:name="__RefNumPara__8222_678264368"/><text:bookmark-end text:name="__RefHeading___Toc4312_2043422998"/></text:h>
      <text:p text:style-name="P269">Cette liste peut être utile pour faire des impressions à emporter sur le terrain.</text:p>
      <text:p text:style-name="P270">Pour ne lister que les <text:span text:style-name="T554">ruches</text:span> d’un rucher <text:span text:style-name="T554">vous pouvez </text:span>utiliser :</text:p>
      <text:list text:continue-list="list1605870955" text:style-name="L2">
        <text:list-item>
          <text:p text:style-name="P392">l<text:span text:style-name="T614">e champ de recherche </text:span><text:span text:style-name="T73">Rucher</text:span><text:span text:style-name="T614"> en bas de la page,</text:span></text:p>
        </text:list-item>
        <text:list-item>
          <text:p text:style-name="P391">ou <text:span text:style-name="T555">les boutons de</text:span><text:span text:style-name="T67"> liste et liste détaillée des ruches</text:span><text:span text:style-name="T555"> du rucher ordonnées suivant le sens du parcours présents dans les cartes IGN et OSM du rucher (voir </text:span><text:span text:style-name="T555"><text:bookmark-ref text:reference-format="chapter" text:ref-name="__RefNumPara__5455_4220975069">6.8.3</text:bookmark-ref></text:span><text:span text:style-name="T555"><text:s/>et </text:span><text:span text:style-name="T555"><text:bookmark-ref text:reference-format="chapter" text:ref-name="__RefNumPara__7565_3381710122">6.8.4</text:bookmark-ref></text:span><text:span text:style-name="T555">).</text:span></text:p>
        </text:list-item>
      </text:list>
      <text:p text:style-name="P123">La liste <text:span text:style-name="T260">détaillée</text:span> des ruches affiche les champs suivants <text:span text:style-name="T266">(les + indiquent les champs ajoutés </text:span><text:span text:style-name="T267">ou plus détaillés </text:span><text:span text:style-name="T266">par rapport à la liste simple des ruches)</text:span> :</text:p>
      <text:list xml:id="list140933358162967" text:continue-list="list1452476416" text:style-name="L3">
        <text:list-item>
          <text:p text:style-name="P394"><text:span text:style-name="T29">Nom </text:span>: nom de la ruche (lien vers la page détail de la ruche)</text:p>
        </text:list-item>
        <text:list-item>
          <text:p text:style-name="P394"><text:span text:style-name="T29">Essaim </text:span>: nom de l’essaim (lien vers la page détail de l’essaim)</text:p>
        </text:list-item>
        <text:list-item>
          <text:p text:style-name="P474"><text:span text:style-name="T54">+ </text:span><text:span text:style-name="T29">Acquisition </text:span>: date d’acquisition de l’essaim</text:p>
        </text:list-item>
        <text:list-item>
          <text:p text:style-name="P474"><text:span text:style-name="T54">+ </text:span><text:span text:style-name="T29">Commentaire </text:span><text:span text:style-name="T65">Essaim </text:span><text:span text:style-name="T138">: le commentaire de l’essaim</text:span></text:p>
        </text:list-item>
        <text:list-item>
          <text:p text:style-name="P394"><text:span text:style-name="T29">Rucher </text:span>: nom du rucher (lien vers la page détail du rucher)</text:p>
        </text:list-item>
        <text:list-item>
          <text:p text:style-name="P394"><text:span text:style-name="T29">Date </text:span>: date d’ajout de cette ruche dans le rucher</text:p>
        </text:list-item>
        <text:list-item>
          <text:p text:style-name="P401">Prod <text:span text:style-name="T121">: ruche de production si </text:span><text:span text:style-name="T129">"oui". </text:span><text:span text:style-name="T130">Cela permet de ne pas prendre en compte les ruches qui ne sont pas de production (élevage) dans les statistiques </text:span><text:span text:style-name="T131">de production de miel.</text:span></text:p>
        </text:list-item>
        <text:list-item>
          <text:p text:style-name="P403">Active <text:span text:style-name="T121">: ce champ n’est affiché que si "Affich</text:span><text:span text:style-name="T132">er</text:span><text:span text:style-name="T121"> les inactifs" a été demandé (voir </text:span><text:span text:style-name="T121"><text:bookmark-ref text:reference-format="chapter" text:ref-name="__RefNumPara__7374_3519764387">10.1</text:bookmark-ref></text:span><text:span text:style-name="T121">), ruche active si "oui"</text:span></text:p>
        </text:list-item>
        <text:list-item>
          <text:p text:style-name="P394"><text:span text:style-name="T29">Acquisition </text:span>: date d’acquisition de la ruche</text:p>
        </text:list-item>
        <text:list-item>
          <text:p text:style-name="P394"><text:soft-page-break/><text:span text:style-name="T29">Poids </text:span>: poids de la ruche vide</text:p>
        </text:list-item>
        <text:list-item>
          <text:p text:style-name="P475"><text:span text:style-name="T57">+ </text:span><text:span text:style-name="T29">Poids </text:span><text:span text:style-name="T58">total</text:span>: poids, <text:span text:style-name="T269">date et commentaire</text:span> du dernier événement pesée de la ruche.</text:p>
        </text:list-item>
        <text:list-item>
          <text:p text:style-name="P394"><text:span text:style-name="T56">+ </text:span><text:span text:style-name="T29">Cadres </text:span>: nombre de cadres (si à jour dans les événements cadre de la ruche), <text:span text:style-name="T268">date et commentaire d</text:span><text:span text:style-name="T269">u dernier </text:span><text:span text:style-name="T268">événement Ajout Cadre.</text:span></text:p>
        </text:list-item>
        <text:list-item>
          <text:p text:style-name="P394"><text:span text:style-name="T29">Cadres max</text:span> : nom de cadres max du type de ruche</text:p>
        </text:list-item>
        <text:list-item>
          <text:p text:style-name="P394"><text:span text:style-name="T29">Type </text:span>: type de ruche</text:p>
        </text:list-item>
        <text:list-item>
          <text:p text:style-name="P395"><text:span text:style-name="T54">+ </text:span><text:span text:style-name="T29">Hausses </text:span>: <text:span text:style-name="T263">nom des hausses </text:span><text:span text:style-name="T264">posées sur la ruche,</text:span><text:span text:style-name="T263"> </text:span><text:span text:style-name="T542">suivis de la date et du commentaire de l’événement Pose Hausse.</text:span></text:p>
        </text:list-item>
        <text:list-item>
          <text:p text:style-name="P396"><text:span text:style-name="T66">Latitude</text:span><text:span text:style-name="T543"> et longitude si affichage demandé dans Admin/Préférences</text:span></text:p>
        </text:list-item>
        <text:list-item>
          <text:p text:style-name="P409">Longitude</text:p>
        </text:list-item>
        <text:list-item>
          <text:p text:style-name="P476"><text:span text:style-name="T29">Commentaire </text:span><text:span text:style-name="T65">Ruche </text:span><text:span text:style-name="T138">: le commentaire de la ruche</text:span></text:p>
        </text:list-item>
        <text:list-item>
          <text:p text:style-name="P477"><text:span text:style-name="T55">+ </text:span><text:span text:style-name="T29">Reine marquée</text:span> : oui/non</text:p>
        </text:list-item>
        <text:list-item>
          <text:p text:style-name="P477"><text:span text:style-name="T55">+ </text:span><text:span text:style-name="T29">Couleur de marquage</text:span> de la reine</text:p>
        </text:list-item>
        <text:list-item>
          <text:p text:style-name="P477"><text:span text:style-name="T55">+ </text:span><text:span text:style-name="T29">Date de naissance</text:span> de la reine</text:p>
        </text:list-item>
        <text:list-item>
          <text:p text:style-name="P477"><text:span text:style-name="T55">+ </text:span><text:span text:style-name="T64">Événements</text:span><text:span text:style-name="T29">1</text:span> <text:span text:style-name="T261">2 et 3 les <text:s/>derniers </text:span><text:span text:style-name="T262">événements</text:span><text:span text:style-name="T261"> de l</text:span><text:span text:style-name="T538">a ruche. </text:span><text:span text:style-name="T539">Affiche le type d’événement, suivi de sa valeur (par exemple le poids </text:span><text:span text:style-name="T544">de sucre ajouté</text:span><text:span text:style-name="T539">), de sa date et du commentaire de cet événement. </text:span><text:span text:style-name="T544">Les événements Cadres, Pesée et Pose de Hausse ne sont pas affichés car déjà présent</text:span><text:span text:style-name="T556">s</text:span><text:span text:style-name="T544"> dans d’autres colonnes.</text:span></text:p>
        </text:list-item>
        <text:list-item>
          <text:p text:style-name="P412"><text:span text:style-name="T265">+ </text:span><text:span text:style-name="T538">Événements</text:span>2</text:p>
        </text:list-item>
        <text:list-item>
          <text:p text:style-name="P412"><text:span text:style-name="T265">+ </text:span><text:span text:style-name="T538">Événements</text:span>3</text:p>
        </text:list-item>
      </text:list>
      <text:h text:style-name="P330" text:outline-level="1"><text:bookmark-start text:name="__RefHeading___Toc1066_1613789997"/><text:bookmark-start text:name="__RefNumPara__5188_958657291"/>Types de ruche<text:bookmark-end text:name="__RefHeading___Toc1066_1613789997"/><text:bookmark-end text:name="__RefNumPara__5188_958657291"/></text:h>
      <text:p text:style-name="P82">Les types de ruche sont utilisés pour caractériser les ruches (champ "Type" <text:span text:style-name="T457">de la ruche</text:span>).</text:p>
      <text:h text:style-name="Heading_20_2" text:outline-level="2"><text:bookmark-start text:name="__RefHeading___Toc1068_1613789997"/>Liste<text:bookmark-end text:name="__RefHeading___Toc1068_1613789997"/></text:h>
      <text:p text:style-name="Text_20_body">La liste des types de ruche affiche les champs suivants :</text:p>
      <text:list text:style-name="L15">
        <text:list-item>
          <text:p text:style-name="P478"><text:span text:style-name="T29">Nom </text:span>: le nom du type de ruche (par exemple Dadant, Langstroth, Cloake20..)</text:p>
        </text:list-item>
        <text:list-item>
          <text:p text:style-name="P478"><text:span text:style-name="T29">Cadre max </text:span>: le nombre de cadres max de ce type de ruche</text:p>
        </text:list-item>
        <text:list-item>
          <text:p text:style-name="P413"><text:span text:style-name="T536">R</text:span>uches <text:span text:style-name="T535">avec essaim</text:span> <text:span text:style-name="T121">: le nombre de ruches </text:span><text:span text:style-name="T137">avec essaim et </text:span><text:span text:style-name="T121">actives de ce type</text:span></text:p>
        </text:list-item>
        <text:list-item>
          <text:p text:style-name="P414"><text:span text:style-name="T536">R</text:span>uches <text:span text:style-name="T535">sans essaim</text:span><text:span text:style-name="T121"> : le nombre de ruches</text:span><text:span text:style-name="T137"> sans essaim et</text:span><text:span text:style-name="T121"> actives de ce type</text:span></text:p>
        </text:list-item>
        <text:list-item>
          <text:p text:style-name="P413">Commentaire</text:p>
        </text:list-item>
      </text:list>
      <text:h text:style-name="P338" text:outline-level="2"><text:bookmark-start text:name="__RefHeading___Toc1070_1613789997"/>Création<text:bookmark-end text:name="__RefHeading___Toc1070_1613789997"/></text:h>
      <text:p text:style-name="P254">Vous pouvez créer un nouveau type de ruche en cliquant sur le "+" dans la liste des types de ruches.</text:p>
      <text:p text:style-name="P254">Le formulaire de création présente les champs suivants :</text:p>
      <text:list text:style-name="L16">
        <text:list-item>
          <text:p text:style-name="P479"><text:span text:style-name="T29">Nom </text:span>: ce champ doit être renseigné</text:p>
        </text:list-item>
        <text:list-item>
          <text:p text:style-name="P479"><text:span text:style-name="T29">Cadres max</text:span> : ce champ doit être renseigné</text:p>
        </text:list-item>
        <text:list-item>
          <text:p text:style-name="P415">Commentaire</text:p>
        </text:list-item>
      </text:list>
      <text:h text:style-name="P339" text:outline-level="2"><text:bookmark-start text:name="__RefHeading___Toc1129_1613789997 Copie 1"/>Détail d'un <text:span text:style-name="T523">type de ruche</text:span><text:bookmark-end text:name="__RefHeading___Toc1129_1613789997 Copie 1"/></text:h>
      <text:p text:style-name="P4">On accède <text:span text:style-name="T108">à cette page</text:span> en cliquant sur le nom d’un <text:span text:style-name="T523">type de ruche</text:span> <text:span text:style-name="T9">(pages liste des </text:span><text:span text:style-name="T523">types de </text:span><text:span text:style-name="T9">ruches ou des </text:span><text:span text:style-name="T524">ruches</text:span><text:span text:style-name="T9">, détail d’un</text:span><text:span text:style-name="T524">e</text:span><text:span text:style-name="T9"> </text:span><text:span text:style-name="T524">ruche</text:span><text:span text:style-name="T9">…).</text:span></text:p>
      <text:p text:style-name="P51"><text:span text:style-name="T29">Premier tableau </text:span><text:span text:style-name="T33">rappel</text:span><text:span text:style-name="T29"> </text:span><text:span text:style-name="T33">d</text:span><text:span text:style-name="T29">es caractéristiques d</text:span><text:span text:style-name="T61">u type de ruche</text:span>:</text:p>
      <text:p text:style-name="P109">Nom, nombre de cadres max, <text:span text:style-name="T524">Commentaire</text:span>.</text:p>
      <text:p text:style-name="P112"><text:span text:style-name="T29">Deuxième tableau l</text:span><text:span text:style-name="T61">iste des</text:span><text:span text:style-name="T29"> ruche</text:span><text:span text:style-name="T61">s de ce type.</text:span></text:p>
      <text:p text:style-name="P98">Les boutons d’action en haut à droite de la page <text:span text:style-name="T103">détail d’un </text:span><text:span text:style-name="T523">type de ruche</text:span><text:span text:style-name="T111"> :</text:span></text:p>
      <text:h text:style-name="P365" text:outline-level="3"><text:bookmark-start text:name="__RefHeading___Toc3812_3476563104 Copie 1"/>Modifier<text:bookmark-end text:name="__RefHeading___Toc3812_3476563104 Copie 1"/></text:h>
      <text:p text:style-name="P253"><text:span text:style-name="T23">L</text:span><text:span text:style-name="T22">es champs affichés sont les mêmes que pour la créatio</text:span><text:span text:style-name="T21">n</text:span><text:span text:style-name="T22">.</text:span></text:p>
      <text:h text:style-name="P365" text:outline-level="3"><text:bookmark-start text:name="__RefHeading___Toc3816_3476563104 Copie 1"/>Supprimer<text:bookmark-end text:name="__RefHeading___Toc3816_3476563104 Copie 1"/></text:h>
      <text:p text:style-name="P255">Si le type de ruche est utilisé par des ruches (actives ou inactives) sa suppression sera refusée.</text:p>
      <text:h text:style-name="Heading_20_2" text:outline-level="2" text:is-list-header="true"/>
      <text:h text:style-name="P330" text:outline-level="1"><text:bookmark-start text:name="__RefHeading___Toc1074_1613789997"/>Essaims<text:bookmark-end text:name="__RefHeading___Toc1074_1613789997"/></text:h>
      <text:p text:style-name="P19">Un essaim est composé d’une reine et des abeilles de la colonie placé<text:span text:style-name="T101">e</text:span>s dans une ruche.</text:p>
      <text:p text:style-name="P19">La reine étant une caractéristique majeure de l’essaim (reproduction, production…), si on change de reine il faut créer un nouvel essaim dans le logiciel Ruches.</text:p>
      <text:p text:style-name="P67">Le nom de l’essaim <text:span text:style-name="T177">peut donc être vu comme</text:span> le nom de la reine.</text:p>
      <text:h text:style-name="Heading_20_2" text:outline-level="2"><text:bookmark-start text:name="__RefHeading___Toc1076_1613789997"/>Liste<text:bookmark-end text:name="__RefHeading___Toc1076_1613789997"/></text:h>
      <text:p text:style-name="P169">La liste peut être exportée au format CSV (tableur) ou PDF, imprimée, triée, filtrée, paginée. Les colonnes peuvent être masquées/affichées. <text:span text:style-name="T354">V</text:span><text:span text:style-name="T305">oir l’annexe </text:span><text:span text:style-name="T305"><text:bookmark-ref text:reference-format="chapter" text:ref-name="__RefNumPara__4764_801375353">11.2</text:bookmark-ref></text:span><text:span text:style-name="T305">.</text:span></text:p>
      <text:p text:style-name="P7"><text:span text:style-name="T10">La liste des </text:span><text:span text:style-name="T17">essaims</text:span><text:span text:style-name="T10"> affiche les champs suivants :</text:span></text:p>
      <text:list xml:id="list140933081535642" text:continue-list="list140933358162967" text:style-name="L3">
        <text:list-item>
          <text:p text:style-name="P480"><text:span text:style-name="T29">Nom </text:span>: <text:span text:style-name="T12">nom de l’</text:span><text:span text:style-name="T17">essaim</text:span><text:span text:style-name="T12"> (lien vers la page détail de l’</text:span><text:span text:style-name="T17">essaim</text:span><text:span text:style-name="T12">)</text:span></text:p>
        </text:list-item>
        <text:list-item>
          <text:p text:style-name="P397"><text:span text:style-name="T48">R</text:span><text:span text:style-name="T49">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480"><text:span text:style-name="T29">Rucher </text:span>: <text:span text:style-name="T12">nom du rucher (lien vers la page détail du rucher)</text:span></text:p>
        </text:list-item>
        <text:list-item>
          <text:p text:style-name="P404">Acti<text:span text:style-name="T527">f</text:span> <text:span text:style-name="T121">: ce champ n’est affiché que si "Affich</text:span><text:span text:style-name="T132">er</text:span><text:span text:style-name="T121"> les inactifs" a été demandé (voir </text:span><text:span text:style-name="T121"><text:bookmark-ref text:reference-format="chapter" text:ref-name="__RefNumPara__7374_3519764387">10.1</text:bookmark-ref></text:span><text:span text:style-name="T121">), </text:span><text:span text:style-name="T148">"oui" </text:span><text:span text:style-name="T133">essaim</text:span><text:span text:style-name="T121"> acti</text:span><text:span text:style-name="T133">f, </text:span><text:span text:style-name="T148">"non" essaim inactif.</text:span></text:p>
        </text:list-item>
        <text:list-item>
          <text:p text:style-name="P416">Date dispersion<text:span text:style-name="T121"> : </text:span><text:span text:style-name="T129">ce champ n’est affiché que si "Affich</text:span><text:span text:style-name="T132">er</text:span><text:span text:style-name="T129"> les inactifs" a été demandé. </text:span><text:span text:style-name="T121">Date de la dispersion de l’essaim.</text:span></text:p>
        </text:list-item>
        <text:list-item>
          <text:p text:style-name="P416">Commentaire dispersion<text:span text:style-name="T121"> : </text:span><text:span text:style-name="T129">ce champ n’est affiché que si "Affich</text:span><text:span text:style-name="T132">er</text:span><text:span text:style-name="T129"> les inactifs" a été demandé. </text:span><text:span text:style-name="T121">Commentaire saisi lors de la dispersion de l’essaim.</text:span></text:p>
        </text:list-item>
        <text:list-item>
          <text:p text:style-name="P480"><text:span text:style-name="T29">Acquisition </text:span>: <text:span text:style-name="T13">date d’acquisition de l’</text:span><text:span text:style-name="T18">essaim</text:span></text:p>
        </text:list-item>
        <text:list-item>
          <text:p text:style-name="P482"><text:span text:style-name="T29">Reine marquée </text:span>: oui ou non</text:p>
        </text:list-item>
        <text:list-item>
          <text:p text:style-name="P482"><text:span text:style-name="T29">Couleur de marquage</text:span> : la couleur du marquage de la reine <text:span text:style-name="T201">(même si la reine n’est pas effectivement marquée)</text:span>. Les couleurs reviennent de façon cyclique pour marquer les reines. Reine née les années se terminant par :</text:p>
          <text:list>
            <text:list-item>
              <text:p text:style-name="P482">0 ou 5 bleu</text:p>
            </text:list-item>
            <text:list-item>
              <text:p text:style-name="P482">1 ou 6 blanc</text:p>
            </text:list-item>
            <text:list-item>
              <text:p text:style-name="P482">2 ou 7 jaune</text:p>
            </text:list-item>
            <text:list-item>
              <text:p text:style-name="P482">3 ou 8 rouge</text:p>
            </text:list-item>
            <text:list-item>
              <text:p text:style-name="P482">4 ou 9 vert</text:p>
            </text:list-item>
          </text:list>
        </text:list-item>
        <text:list-item>
          <text:p text:style-name="P482"><text:span text:style-name="T29">Date de naissance</text:span> : <text:span text:style-name="T19">la date de naissance de la reine (qui détermine la couleur de marquage à utiliser)</text:span></text:p>
        </text:list-item>
        <text:list-item>
          <text:p text:style-name="P482"><text:span text:style-name="T29">Souche </text:span>: <text:span text:style-name="T20">le nom de l’essaim souche de la reine </text:span><text:span text:style-name="T176">(permet de trace le graphe de descendance </text:span><text:span text:style-name="T176"><text:bookmark-ref text:reference-format="chapter" text:ref-name="__RefNumPara__5362_958657291">4.13.6</text:bookmark-ref></text:span><text:span text:style-name="T176">)</text:span></text:p>
        </text:list-item>
        <text:list-item>
          <text:p text:style-name="P482"><text:span text:style-name="T29">Agressivité </text:span>: <text:span text:style-name="T20">de 1 à 5, 5 très agressive</text:span></text:p>
        </text:list-item>
        <text:list-item>
          <text:p text:style-name="P482"><text:soft-page-break/><text:span text:style-name="T29">Propreté </text:span>: <text:span text:style-name="T20">de 1 à 5, 5 très propre</text:span></text:p>
        </text:list-item>
        <text:list-item>
          <text:p text:style-name="P398"><text:span text:style-name="T29">Cadres </text:span>: nombre de cadres (si à jour dans les événements cadre de la ruche), <text:span text:style-name="T268">date et commentaire d</text:span><text:span text:style-name="T269">u dernier </text:span><text:span text:style-name="T268">événement Ajout Cadre.</text:span></text:p>
        </text:list-item>
        <text:list-item>
          <text:p text:style-name="P397"><text:span text:style-name="T50">Commentaire</text:span><text:span text:style-name="T10"> </text:span><text:span text:style-name="T18">essaim</text:span></text:p>
        </text:list-item>
      </text:list>
      <text:h text:style-name="Heading_20_2" text:outline-level="2"><text:bookmark-start text:name="__RefHeading___Toc1078_1613789997"/>Création<text:bookmark-end text:name="__RefHeading___Toc1078_1613789997"/></text:h>
      <text:p text:style-name="P62"><text:span text:style-name="T5">Vous pouvez créer un </text:span><text:span text:style-name="T169">essaim</text:span><text:span text:style-name="T5"> en cliquant sur le "+" dans la liste des </text:span><text:span text:style-name="T169">essaims</text:span><text:span text:style-name="T5">.</text:span></text:p>
      <text:p text:style-name="P23">Le formulaire de création présente les champs suivants :</text:p>
      <text:list text:style-name="L17">
        <text:list-item>
          <text:p text:style-name="P417">Nom <text:span text:style-name="T121">: </text:span><text:span text:style-name="T125">ce champ doit être renseigné</text:span></text:p>
        </text:list-item>
        <text:list-item>
          <text:p text:style-name="P417">Reine marquée</text:p>
        </text:list-item>
        <text:list-item>
          <text:p text:style-name="P417">Date de naissance</text:p>
        </text:list-item>
        <text:list-item>
          <text:p text:style-name="P483"><text:span text:style-name="T29">Actif </text:span>: <text:s/><text:span text:style-name="T86">en création on met l’essaim actif. </text:span><text:span text:style-name="T560">Quand on inactive l’essaim, il faut préciser sa date de dispersion avec éventuellement un commentaire.</text:span><text:span text:style-name="T552"> L’essaim</text:span><text:span text:style-name="T1"> </text:span><text:span text:style-name="T560">inactif </text:span><text:span text:style-name="T1">n’apparaît </text:span><text:span text:style-name="T552">alors</text:span><text:span text:style-name="T1"> plus dans les listes, mais </text:span><text:span text:style-name="T86">il</text:span><text:span text:style-name="T1"> existe toujours comme référence pour </text:span><text:span text:style-name="T2">l’historique d’un rucher ou pour les récoltes passées.</text:span></text:p>
        </text:list-item>
        <text:list-item>
          <text:p text:style-name="P485"><text:span text:style-name="T29">Date de dispersion</text:span> : Ce champ n’apparaît que si Actif n’est pas cochée.</text:p>
        </text:list-item>
        <text:list-item>
          <text:p text:style-name="P485"><text:span text:style-name="T29">Commentaire dispersion </text:span>: Ce champ n’apparaît que si Actif n’est pas cochée.</text:p>
        </text:list-item>
        <text:list-item>
          <text:p text:style-name="P417">Date d'acquisition</text:p>
        </text:list-item>
        <text:list-item>
          <text:p text:style-name="P484"><text:span text:style-name="T29">Commentaire </text:span>: <text:span text:style-name="T5">un commentaire sur l’</text:span><text:span text:style-name="T151">essaim</text:span><text:span text:style-name="T5">. </text:span><text:span text:style-name="T149">Vous pouvez par la suite créer de</text:span><text:span text:style-name="T227">s</text:span><text:span text:style-name="T149"> événements commentaire </text:span><text:span text:style-name="T150">essaim</text:span><text:span text:style-name="T149"> datés indépendamment de ce champ.</text:span></text:p>
        </text:list-item>
        <text:list-item>
          <text:p text:style-name="P417">Souche</text:p>
        </text:list-item>
        <text:list-item>
          <text:p text:style-name="P417">Agressivité</text:p>
        </text:list-item>
        <text:list-item>
          <text:p text:style-name="P417">Propreté</text:p>
        </text:list-item>
      </text:list>
      <text:h text:style-name="P340" text:outline-level="2"><text:bookmark-start text:name="__RefHeading___Toc4212_3240690596"/>Commentaire par lot<text:bookmark-end text:name="__RefHeading___Toc4212_3240690596"/></text:h>
      <text:p text:style-name="P167"><text:span text:style-name="T337">Vous pouvez à partir de la liste des </text:span><text:span text:style-name="T338">essaims</text:span><text:span text:style-name="T337"> créer des événements commentaires identiques pour un lot d’</text:span><text:span text:style-name="T338">essaims</text:span><text:span text:style-name="T337">.</text:span></text:p>
      <text:p text:style-name="P167">Sélectionner dans la liste les lignes des <text:span text:style-name="T338">essaims</text:span> à traiter en cliquant dans ces lignes puis cliquer sur le bouton "Ajouter des événements Commentaires".</text:p>
      <text:p text:style-name="P90">Dans le formulaire saisir :</text:p>
      <text:list xml:id="list140932119276858" text:continue-list="list1413937137" text:style-name="L5">
        <text:list-item>
          <text:p text:style-name="P447">la date de l’événement</text:p>
        </text:list-item>
        <text:list-item>
          <text:p text:style-name="P447">un commentaire</text:p>
        </text:list-item>
      </text:list>
      <text:p text:style-name="P90">Les événements "Essaim commentaire" sont créés pour les essaims sélectionnés.</text:p>
      <text:p text:style-name="P71">Sélection des lignes :</text:p>
      <text:list text:style-name="L18">
        <text:list-item>
          <text:p text:style-name="P454">cliquer dans une zone de la ligne qui n’a pas de lien</text:p>
        </text:list-item>
        <text:list-item>
          <text:p text:style-name="P454"><text:soft-page-break/>utiliser <text:span text:style-name="T198">un clic simple</text:span> pour ajouter ou retirer une ligne à la sélection</text:p>
        </text:list-item>
        <text:list-item>
          <text:p text:style-name="P454">utiliser "majuscule clic" pour ajouter une série de lignes qui se suivent.</text:p>
        </text:list-item>
      </text:list>
      <text:h text:style-name="P340" text:outline-level="2"><text:bookmark-start text:name="__RefHeading___Toc4214_3240690596"/>Ajout de sucre par lot<text:bookmark-end text:name="__RefHeading___Toc4214_3240690596"/></text:h>
      <text:p text:style-name="P168"><text:span text:style-name="T337">Vous pouvez à partir de la liste des </text:span><text:span text:style-name="T338">essaims</text:span><text:span text:style-name="T337"> créer des événements </text:span><text:span text:style-name="T339">"ajout de sucre"</text:span><text:span text:style-name="T337"> identiques pour un lot d’</text:span><text:span text:style-name="T338">essaims</text:span><text:span text:style-name="T337">.</text:span></text:p>
      <text:p text:style-name="P168"><text:span text:style-name="T26">Sélectionner dans la liste les lignes des essaims </text:span><text:span text:style-name="T27">pour lesquels il faut ajouter </text:span><text:span text:style-name="T28">une même quantité</text:span><text:span text:style-name="T27"> d</text:span><text:span text:style-name="T28">e</text:span><text:span text:style-name="T27"> sucre</text:span><text:span text:style-name="T26"> en cliquant dans ces lignes puis cliquer sur le bouton "Ajouter des événements </text:span><text:span text:style-name="T27">sucre</text:span><text:span text:style-name="T26">".</text:span></text:p>
      <text:p text:style-name="P11">Dans le formulaire saisir :</text:p>
      <text:list xml:id="list140933081398976" text:continue-list="list140932119276858" text:style-name="L5">
        <text:list-item>
          <text:p text:style-name="P449">la date du traitement</text:p>
        </text:list-item>
        <text:list-item>
          <text:p text:style-name="P486">le poids de sucre en kg</text:p>
        </text:list-item>
        <text:list-item>
          <text:p text:style-name="P449">un commentaire</text:p>
        </text:list-item>
      </text:list>
      <text:p text:style-name="Text_20_body">Les événements "Essaim sucre" sont créés pour les essaims sélectionnés.</text:p>
      <text:h text:style-name="Heading_20_2" text:outline-level="2"><text:bookmark-start text:name="__RefHeading___Toc4216_3240690596"/>Traitement d'un lot<text:bookmark-end text:name="__RefHeading___Toc4216_3240690596"/></text:h>
      <text:p text:style-name="P13"><text:span text:style-name="T337">Vous pouvez à partir de la liste des </text:span><text:span text:style-name="T338">essaims</text:span><text:span text:style-name="T337"> créer des événements </text:span><text:span text:style-name="T340">"traitement" (contre le varroa)</text:span><text:span text:style-name="T337"> identiques pour un lot d’</text:span><text:span text:style-name="T338">essaims</text:span><text:span text:style-name="T337">.</text:span></text:p>
      <text:p text:style-name="P8">Sélectionner dans la liste les lignes des essaims à traiter en cliquant dans ces lignes puis cliquer sur le bouton "Ajouter des événements traitement".</text:p>
      <text:p text:style-name="P8">Dans le formulaire saisir :</text:p>
      <text:list xml:id="list140931883415809" text:continue-numbering="true" text:style-name="L5">
        <text:list-item>
          <text:p text:style-name="P450">la date du traitement</text:p>
        </text:list-item>
        <text:list-item>
          <text:p text:style-name="P450">s’il s’agit d’événements de fin de traitement, cliquer la case à cocher "Fin de traitement"</text:p>
        </text:list-item>
        <text:list-item>
          <text:p text:style-name="P450">un commentaire</text:p>
        </text:list-item>
      </text:list>
      <text:p text:style-name="P12">Les événements "Essaim traitement" ou "Essaim fin traitement" sont créés pour les essaims sélectionnés.</text:p>
      <text:h text:style-name="P341" text:outline-level="2"><text:bookmark-start text:name="__RefHeading___Toc12551_3753175892"/>Événements cadre pour un lot<text:bookmark-end text:name="__RefHeading___Toc12551_3753175892"/></text:h>
      <text:p text:style-name="P15"><text:span text:style-name="T337">Vous pouvez à partir de la liste des </text:span><text:span text:style-name="T338">essaims</text:span><text:span text:style-name="T337"> créer des événements </text:span><text:span text:style-name="T340">"</text:span><text:span text:style-name="T584">cadre</text:span><text:span text:style-name="T340">"</text:span><text:span text:style-name="T337"> identiques pour un lot d’</text:span><text:span text:style-name="T338">essaims</text:span><text:span text:style-name="T337">.</text:span></text:p>
      <text:p text:style-name="P15">Sélectionner dans la liste les lignes des essaims à traiter en cliquant dans ces lignes puis cliquer sur le bouton "Ajouter des événements <text:span text:style-name="T584">Cadres</text:span>".</text:p>
      <text:p text:style-name="P15">Dans le formulaire saisir :</text:p>
      <text:list xml:id="list140933046368381" text:continue-numbering="true" text:style-name="L5">
        <text:list-item>
          <text:p text:style-name="P451">la date d<text:span text:style-name="T584">e l’ajout</text:span></text:p>
        </text:list-item>
        <text:list-item>
          <text:p text:style-name="P487">le nombre de cadre. Si ce nombre est supérieur au nombre de cadres maximum d’une ruche d’un des essaims, il sera remplacé par ce maximum lors de l’enregistrement.</text:p>
        </text:list-item>
        <text:list-item>
          <text:p text:style-name="P451">un commentaire</text:p>
        </text:list-item>
      </text:list>
      <text:p text:style-name="P15"><text:soft-page-break/>Les événements <text:span text:style-name="T584">Cadres</text:span> sont créés pour les essaims sélectionnés.</text:p>
      <text:h text:style-name="P342" text:outline-level="2"><text:bookmark-start text:name="__RefHeading___Toc13571_2283852854"/>Dispersion par lot<text:bookmark-end text:name="__RefHeading___Toc13571_2283852854"/></text:h>
      <text:p text:style-name="P16"><text:span text:style-name="T337">Vous pouvez à partir de la liste des </text:span><text:span text:style-name="T338">essaims</text:span><text:span text:style-name="T337"> </text:span><text:span text:style-name="T615">disperser</text:span><text:span text:style-name="T337"> un lot d’</text:span><text:span text:style-name="T338">essaims</text:span><text:span text:style-name="T337">.</text:span></text:p>
      <text:p text:style-name="P16">Sélectionner dans la liste les lignes des essaims à <text:span text:style-name="T623">disperser</text:span> en cliquant dans ces lignes puis cliquer sur le bouton "<text:span text:style-name="T615">Disperser</text:span>".</text:p>
      <text:p text:style-name="P17">Dans le formulaire saisir :</text:p>
      <text:list xml:id="list1924382734" text:style-name="L19">
        <text:list-item>
          <text:p text:style-name="P489"><text:span text:style-name="T29">Retour de la ruche au dépôt</text:span> : <text:span text:style-name="T275">si la case est cochée, </text:span>l<text:span text:style-name="T616">es</text:span> ruche<text:span text:style-name="T616">s</text:span> <text:span text:style-name="T275">ser</text:span><text:span text:style-name="T616">ont</text:span> mise<text:span text:style-name="T616">s</text:span> dans le rucher dépôt <text:span text:style-name="T270">et un événement "Ajout dans rucher" sera créé.</text:span></text:p>
        </text:list-item>
        <text:list-item>
          <text:p text:style-name="P489"><text:span text:style-name="T29">Création événement 0 cadre</text:span> : <text:span text:style-name="T275">si la case est cochée, </text:span>un événement 0 cadre sera créé pour <text:span text:style-name="T616">les</text:span> ruche<text:span text:style-name="T616">s</text:span> <text:span text:style-name="T325">avec un commentaire "</text:span>Dispersion essaim <text:span text:style-name="T326">nomEssaim</text:span><text:span text:style-name="T325">"</text:span></text:p>
        </text:list-item>
        <text:list-item>
          <text:p text:style-name="P489"><text:span text:style-name="T29">Date </text:span>: la date de <text:span text:style-name="T616">la dispersion</text:span></text:p>
        </text:list-item>
        <text:list-item>
          <text:p text:style-name="P489"><text:span text:style-name="T29">Commentair</text:span><text:span text:style-name="T68">e</text:span></text:p>
        </text:list-item>
      </text:list>
      <text:p text:style-name="P310">Après validation, l’essaim est rendu "inactif" <text:span text:style-name="T562">(dispersé) </text:span>et n’est plus visible dans la liste des essaims.</text:p>
      <text:p text:style-name="P17">Pour afficher les "inactifs" : menu Admin/Préférences, cochez "Afficher les inactifs"</text:p>
      <text:h text:style-name="P343" text:outline-level="2"><text:bookmark-start text:name="__RefHeading___Toc13618_1213448855"/>Marquer un lot<text:bookmark-end text:name="__RefHeading___Toc13618_1213448855"/></text:h>
      <text:p text:style-name="P18"><text:span text:style-name="T337">Vous pouvez à partir de la liste des </text:span><text:span text:style-name="T338">essaims</text:span><text:span text:style-name="T337"> </text:span><text:span text:style-name="T623">marquer</text:span><text:span text:style-name="T337"> </text:span><text:span text:style-name="T623">les reines d’</text:span><text:span text:style-name="T337">un lot d’</text:span><text:span text:style-name="T338">essaims</text:span><text:span text:style-name="T337">.</text:span></text:p>
      <text:p text:style-name="P18">Sélectionner dans la liste les lignes des essaims à <text:span text:style-name="T623">marquer</text:span> en cliquant dans ces lignes puis cliquer sur le bouton "<text:span text:style-name="T623">Marquer</text:span>".</text:p>
      <text:h text:style-name="Heading_20_2" text:outline-level="2"><text:bookmark-start text:name="__RefHeading___Toc1084_1613789997"/>Statistiques production<text:bookmark-end text:name="__RefHeading___Toc1084_1613789997"/></text:h>
      <text:p text:style-name="Text_20_body">Dans la liste des essaims cliquer sur le bouton "Statistiques production".</text:p>
      <text:p text:style-name="Text_20_body">La page affiche un tableau de statistiques de production <text:span text:style-name="T551">par</text:span> essaim.</text:p>
      <text:p text:style-name="P268">Les essaims qui n’ont pas participé à la production (pas de hausse de récolte) ne sont pas affichés.</text:p>
      <text:p text:style-name="Text_20_body">Les lignes affichent :</text:p>
      <text:list xml:id="list2128966378" text:style-name="L20">
        <text:list-item>
          <text:p text:style-name="P491"><text:span text:style-name="T29">Essaim </text:span>: le nom de l’essaim</text:p>
        </text:list-item>
        <text:list-item>
          <text:p text:style-name="P491"><text:span text:style-name="T29">Acquisition </text:span>: la date d’acquisition de l’essaim</text:p>
        </text:list-item>
        <text:list-item>
          <text:p text:style-name="P491"><text:span text:style-name="T29">Dispersion </text:span>: la date de dispersion <text:span text:style-name="T622">pour l</text:span>e<text:span text:style-name="T622">s</text:span> essaim<text:span text:style-name="T622">s inactifs</text:span>. <text:span text:style-name="T559">Cette colonne n’est pas visible si le filtre "Masquer les inactifs" est coché.</text:span></text:p>
        </text:list-item>
        <text:list-item>
          <text:p text:style-name="P491"><text:span text:style-name="T29">Durée </text:span>: le durée de production de l’essaim en jours</text:p>
          <text:list>
            <text:list-item>
              <text:p text:style-name="P491">si l’essaim a été dispersé : date acquisition – date dispersion</text:p>
            </text:list-item>
            <text:list-item>
              <text:p text:style-name="P491">sinon : date acquisition – date du jour</text:p>
            </text:list-item>
          </text:list>
        </text:list-item>
        <text:list-item>
          <text:p text:style-name="P491"><text:span text:style-name="T29">Total </text:span>: poids total de miel en kg sur la durée d’existence</text:p>
        </text:list-item>
        <text:list-item>
          <text:p text:style-name="P491"><text:soft-page-break/><text:span text:style-name="T29">Max </text:span>: récolte max en kg</text:p>
        </text:list-item>
        <text:list-item>
          <text:p text:style-name="P491"><text:span text:style-name="T29">Min </text:span>: récolte min en kg</text:p>
        </text:list-item>
        <text:list-item>
          <text:p text:style-name="P491"><text:span text:style-name="T29">Moyen </text:span>: moyenne par année d’existence</text:p>
        </text:list-item>
        <text:list-item>
          <text:p text:style-name="P493"><text:span text:style-name="T29">Note </text:span>: elle est calculée en faisant la moyenne pour toutes les récoltes pour lesquelles l’essaim a fourni des hausses des écarts standardisés par rapport à la moyenne. Un écart pour une récolte est la différence du poids de miel produit par l’essaim avec la moyenne des poids du miel produits par tous les essaims de cette récolte ayant produit dans le même rucher que l’essaim. L’écart standardisé est le rapport de cette différence avec l’écart type de ces poids.</text:p>
        </text:list-item>
        <text:list-item>
          <text:p text:style-name="P493"><text:span text:style-name="T29">Nb récoltes</text:span> : nombre de récoltes pour lesquelles l’essaim a fourni des hausses</text:p>
        </text:list-item>
      </text:list>
      <text:p text:style-name="Text_20_body">On peut filtrer les résultats :</text:p>
      <text:list text:style-name="L21">
        <text:list-item>
          <text:p text:style-name="P496">pour n’afficher que la production des essaims dans un rucher donné (on n’affiche plus la moyenne puisqu’elle dépend de la présence ou non de l’essaim dans ce rucher).</text:p>
        </text:list-item>
        <text:list-item>
          <text:p text:style-name="P496">pour n’afficher que la production des essaims actifs</text:p>
        </text:list-item>
      </text:list>
      <text:p text:style-name="P273">Cliquer sur le bouton "Filtrer" pour activer les changements de Filtre.</text:p>
      <text:h text:style-name="Heading_20_2" text:outline-level="2"><text:bookmark-start text:name="__RefHeading___Toc3766_272341674"/>Statistiques âges de reines<text:bookmark-end text:name="__RefHeading___Toc3766_272341674"/></text:h>
      <text:p text:style-name="Text_20_body">Dans la liste des essaims cliquer sur le bouton "Statistiques âges des reines".</text:p>
      <text:p text:style-name="Text_20_body">La page affiche un graphique à barres verticales qui donne le nombre de reines par tranches d’âge : 0-6mois, 6-12mois, 12-18mois, 24-30mois, 30-36mois, 36-42 mois, 42-48 mois, 48-54mois.</text:p>
      <text:p text:style-name="Text_20_body">Les reines prises en compte sont celles qui sont dans des essaims actifs avec ces essaims dans des ruches.</text:p>
      <text:h text:style-name="P344" text:outline-level="2"><text:bookmark-start text:name="__RefNumPara__13912_1389146479"/><text:bookmark-start text:name="__RefHeading___Toc13369_138011360"/>Graphique nombre d’essaims<text:bookmark-end text:name="__RefNumPara__13912_1389146479"/><text:bookmark-end text:name="__RefHeading___Toc13369_138011360"/></text:h>
      <text:p text:style-name="P306">En cliquant sur l’icône représentant une courbe "Graphique nombre d’<text:span text:style-name="T612">essaims</text:span>" dans la liste des <text:span text:style-name="T612">essaims</text:span> vous affichez un graphique dont l’axe horizontal est le temps et qui présente :</text:p>
      <text:list text:continue-list="list1073857853" text:style-name="L7">
        <text:list-item>
          <text:p text:style-name="P457"><text:span text:style-name="T609">la courbe </text:span><text:span text:style-name="T610">en escalier</text:span><text:span text:style-name="T609"> du nombre d’</text:span><text:span text:style-name="T612">essaims</text:span><text:span text:style-name="T605"> acti</text:span><text:span text:style-name="T612">fs</text:span><text:span text:style-name="T605">. </text:span><text:span text:style-name="T607">Ce nombre est calculé avec la date d’acquisition des </text:span><text:span text:style-name="T612">essaims</text:span><text:span text:style-name="T607"> et pour les </text:span><text:span text:style-name="T612">essaims</text:span><text:span text:style-name="T607"> inacti</text:span><text:span text:style-name="T612">f</text:span><text:span text:style-name="T607">s, avec leur date d’inactivation.</text:span></text:p>
        </text:list-item>
        <text:list-item>
          <text:p text:style-name="P459">la courbe en escalier du nombre d’<text:span text:style-name="T612">essaims</text:span> acti<text:span text:style-name="T612">f</text:span>s de production. C’est la même méthode que ci-dessus mais en ne prenant en compte que les <text:span text:style-name="T612">essaims qui ont été dans des ruches</text:span> qui sont actuellement déclarées comme ruche de production. <text:span text:style-name="T611">On a donc une estimation qui suppose que les ruches actuellement déclarée de production, l’ont été toute leur existence.</text:span></text:p>
        </text:list-item>
      </text:list>
      <text:p text:style-name="P326">Pour les contrôles du graphique : zoom, panoramique, légende voir l’annexe <text:bookmark-ref text:reference-format="chapter" text:ref-name="__RefNumPara__14404_1842270800">11.9</text:bookmark-ref>.</text:p>
      <text:p text:style-name="P295"><text:span text:style-name="T619">Vous pouvez </text:span><text:span text:style-name="T630">en cliquant sur leurs légendes,</text:span><text:span text:style-name="T619"> ajouter les courbes du nombre de ruches </text:span><text:span text:style-name="T620">(voir </text:span><text:span text:style-name="T620"><text:bookmark-ref text:reference-format="chapter" text:ref-name="__RefNumPara__13717_1389146479">2.4</text:bookmark-ref></text:span><text:span text:style-name="T620">).</text:span></text:p>
      <text:h text:style-name="P345" text:outline-level="2"><text:bookmark-start text:name="__RefHeading___Toc13525_1389146479"/>Arbres de descendance des essaims<text:bookmark-end text:name="__RefHeading___Toc13525_1389146479"/></text:h>
      <text:p text:style-name="P307">En cliquant sur l’icône représentant un <text:span text:style-name="T618">arbre dans la liste des essaims, vous affichez une liste donnant les caractéristiques des arbres de descendance de tous les essaims :</text:span></text:p>
      <text:list text:style-name="L22">
        <text:list-item>
          <text:p text:style-name="P497"><text:soft-page-break/>Nom de l’essaim</text:p>
        </text:list-item>
        <text:list-item>
          <text:p text:style-name="P497"><text:s/>Profondeur de l’arbre de descendance auquel appartient cet essaim</text:p>
        </text:list-item>
        <text:list-item>
          <text:p text:style-name="P497">Nombre d’essaims dans cet arbre</text:p>
        </text:list-item>
        <text:list-item>
          <text:p text:style-name="P497">Inactif : "oui" si tous les essaims de l’arbre sont inactifs</text:p>
        </text:list-item>
        <text:list-item>
          <text:p text:style-name="P497">Lien pour afficher l’arbre</text:p>
        </text:list-item>
      </text:list>
      <text:h text:style-name="Heading_20_2" text:outline-level="2"><text:bookmark-start text:name="__RefHeading___Toc1086_1613789997"/>Détail d'un essaim<text:bookmark-end text:name="__RefHeading___Toc1086_1613789997"/></text:h>
      <text:p text:style-name="Text_20_body">On accède à cette page en cliquant sur le nom d’un essaim (pages liste des ruches ou des essaims, détail d’une ruche…). Elle donne une synthèse de l’état de l’essaim :</text:p>
      <text:p text:style-name="Text_20_body"><text:span text:style-name="T29">Premier tableau rappel des caractéristiques de l’essaim </text:span>:</text:p>
      <text:p text:style-name="P46">Acquisition, Reine marquée, Couleur de marquage, Date de naissance, Souche, Agressivité, Propreté, Commentaire</text:p>
      <text:p text:style-name="P108">Deuxième tableau</text:p>
      <text:list text:style-name="L23">
        <text:list-item>
          <text:p text:style-name="P498"><text:span text:style-name="T36">la ruche </text:span><text:span text:style-name="T104">:</text:span></text:p>
        </text:list-item>
      </text:list>
      <text:list text:style-name="L24">
        <text:list-item>
          <text:list>
            <text:list-item>
              <text:p text:style-name="P499"><text:span text:style-name="T35">Ruche </text:span><text:span text:style-name="T96">: </text:span><text:span text:style-name="T106">le nom de la ruche</text:span></text:p>
            </text:list-item>
            <text:list-item>
              <text:p text:style-name="P499"><text:span text:style-name="T35">Date </text:span><text:span text:style-name="T96">: </text:span><text:span text:style-name="T106">la date d’ajout de l’essaim dans la ruche</text:span></text:p>
            </text:list-item>
            <text:list-item>
              <text:p text:style-name="P499"><text:span text:style-name="T36">C</text:span><text:span text:style-name="T35">ommentaire </text:span><text:span text:style-name="T96">: </text:span><text:span text:style-name="T106">le commentaire de cet événement ajout</text:span><text:span text:style-name="T96"> <text:tab/></text:span></text:p>
            </text:list-item>
          </text:list>
        </text:list-item>
        <text:list-item>
          <text:p text:style-name="P500"><text:span text:style-name="T35">P</text:span><text:span text:style-name="T36">uis </text:span><text:span text:style-name="T37">le</text:span><text:span text:style-name="T36"> rucher</text:span><text:span text:style-name="T104"> :</text:span></text:p>
        </text:list-item>
      </text:list>
      <text:list text:style-name="L25">
        <text:list-item>
          <text:list>
            <text:list-item>
              <text:p text:style-name="P501"><text:span text:style-name="T35">Rucher </text:span><text:span text:style-name="T96">: </text:span><text:span text:style-name="T106">le nom du rucher</text:span></text:p>
            </text:list-item>
            <text:list-item>
              <text:p text:style-name="P501"><text:span text:style-name="T35">Date </text:span><text:span text:style-name="T96">: <text:s/></text:span><text:span text:style-name="T106">la date d’ajout de la ruche dans le rucher</text:span></text:p>
            </text:list-item>
            <text:list-item>
              <text:p text:style-name="P501"><text:span text:style-name="T35">Commentaire </text:span><text:span text:style-name="T96">: </text:span><text:span text:style-name="T106">le commentaire de cet événement ajout</text:span></text:p>
            </text:list-item>
          </text:list>
        </text:list-item>
      </text:list>
      <text:p text:style-name="P102">Troisième tableau les derniers événements <text:span text:style-name="T120">traitement, sucre et commentaire </text:span><text:span text:style-name="T537">essaim</text:span> :</text:p>
      <text:list text:style-name="L26">
        <text:list-item>
          <text:p text:style-name="P502"><text:span text:style-name="T37">Traitement varroa</text:span><text:span text:style-name="T105"> : </text:span><text:span text:style-name="T107">Début/Fin,</text:span><text:span text:style-name="T96"> Date, Commentaire</text:span></text:p>
        </text:list-item>
        <text:list-item>
          <text:p text:style-name="P502"><text:span text:style-name="T37">Ajout/Retrait de sucre</text:span><text:span text:style-name="T105"> : </text:span><text:span text:style-name="T107">Poids, </text:span><text:span text:style-name="T96">Date, Commentaire <text:tab/></text:span></text:p>
        </text:list-item>
        <text:list-item>
          <text:p text:style-name="P502"><text:span text:style-name="T37">Commentaire </text:span><text:span text:style-name="T62">essaim</text:span><text:span text:style-name="T37"> </text:span><text:span text:style-name="T105">: </text:span><text:span text:style-name="T96">Commentaire </text:span><text:span text:style-name="T537">essaim</text:span><text:span text:style-name="T96">, Date</text:span></text:p>
        </text:list-item>
      </text:list>
      <text:p text:style-name="P101"><text:span text:style-name="T333">Quatrième</text:span> tableau les derniers événements <text:span text:style-name="T120">pesée et cadre</text:span> :</text:p>
      <text:list text:style-name="L27">
        <text:list-item>
          <text:p text:style-name="P503"><text:span text:style-name="T53">Pesée </text:span><text:span text:style-name="T124">:</text:span><text:span text:style-name="T122"> Poids en kg, Date, Commentaire</text:span></text:p>
        </text:list-item>
        <text:list-item>
          <text:p text:style-name="P503"><text:span text:style-name="T53">Cadres </text:span><text:span text:style-name="T124">: </text:span><text:span text:style-name="T122">Cadres </text:span><text:span text:style-name="T123">(leur nombre)</text:span><text:span text:style-name="T122">, Date, Commentaire</text:span></text:p>
        </text:list-item>
      </text:list>
      <text:p text:style-name="P164"><text:span text:style-name="T60">C</text:span><text:span text:style-name="T29">inquième tableau les récoltes de cet essaim</text:span><text:span text:style-name="T121"> :</text:span></text:p>
      <text:list text:style-name="L28">
        <text:list-item>
          <text:p text:style-name="P504"><text:span text:style-name="T29">Récoltes </text:span><text:span text:style-name="T121">: les récoltes auxquelles cet essaim à participé</text:span></text:p>
        </text:list-item>
        <text:list-item>
          <text:p text:style-name="P504"><text:span text:style-name="T29">Ruchers </text:span><text:span text:style-name="T121">: les ruchers de la récolte pour cet essaim</text:span></text:p>
        </text:list-item>
        <text:list-item>
          <text:p text:style-name="P504"><text:span text:style-name="T29">Poids </text:span><text:span text:style-name="T121">: le poids de miel récolté pour cet essaim</text:span></text:p>
        </text:list-item>
      </text:list>
      <text:p text:style-name="P45"/>
      <text:p text:style-name="P96"><text:soft-page-break/>Les boutons d’action en haut à droite de la page <text:span text:style-name="T103">détail d’un essaim</text:span> :</text:p>
      <text:h text:style-name="Heading_20_3" text:outline-level="3"><text:bookmark-start text:name="__RefHeading___Toc3671_3061578475"/>Modifier<text:bookmark-end text:name="__RefHeading___Toc3671_3061578475"/></text:h>
      <text:p text:style-name="Text_20_body">Les champs affichés sont les mêmes que pour la création.</text:p>
      <text:h text:style-name="Heading_20_3" text:outline-level="3"><text:bookmark-start text:name="__RefHeading___Toc3673_3061578475"/>Cloner<text:bookmark-end text:name="__RefHeading___Toc3673_3061578475"/></text:h>
      <text:p text:style-name="Text_20_body">Pour créer une série d’essaims avec les mêmes caractéristiques que celles de l’essaim courant. Il faut donner une liste de noms séparés par des virgules. On peut faire suivre le nom d’un essaim par le nom de la ruche dans laquelle placer cet essaim séparé par un point virgule.</text:p>
      <text:p text:style-name="Text_20_body">Les noms des essaims doivent ne pas ê<text:span text:style-name="T237">tre déjà utilisés</text:span>.</text:p>
      <text:p text:style-name="Text_20_body">Les ruche<text:span text:style-name="T228">s</text:span> doivent exister et être vide<text:span text:style-name="T255">s</text:span> d’essaim.</text:p>
      <text:p text:style-name="Text_20_body">Par exemple la saisie de "e1;r1,e2;r2,e3" permettra de : </text:p>
      <text:list text:style-name="L29">
        <text:list-item>
          <text:p text:style-name="P505">créer l’essaim e1 et le mettre dans la ruche vide r1 </text:p>
        </text:list-item>
        <text:list-item>
          <text:p text:style-name="P505">créer l’essaim e2 et le mettre dans la ruche vide r2</text:p>
        </text:list-item>
        <text:list-item>
          <text:p text:style-name="P505">créer l’essaim e3</text:p>
        </text:list-item>
      </text:list>
      <text:p text:style-name="P80">Les événements correspondants "essaim mis dans ruche" avec un commentaire rappelant le nom de l’essaim cloné sont créés.</text:p>
      <text:p text:style-name="P79">Attention <text:span text:style-name="T256">de</text:span> bien partir d’un <text:span text:style-name="T223">essaim</text:span> avec des caractéristiques recherchées pour les clones. Les champs conservés sont :</text:p>
      <text:list xml:id="list1950302012" text:style-name="L30">
        <text:list-item>
          <text:p text:style-name="P507">la date d’acquisition</text:p>
        </text:list-item>
      </text:list>
      <text:list text:continue-list="list1922342388" text:style-name="L11">
        <text:list-item>
          <text:p text:style-name="P509">la date d<text:span text:style-name="T224">e naissance de la reine</text:span></text:p>
        </text:list-item>
        <text:list-item>
          <text:p text:style-name="P509">le <text:span text:style-name="T224">marquage de la reine (oui/non)</text:span></text:p>
        </text:list-item>
        <text:list-item>
          <text:p text:style-name="P509">l’<text:span text:style-name="T224">essaim souche</text:span></text:p>
        </text:list-item>
        <text:list-item>
          <text:p text:style-name="P508">l’agressivité</text:p>
        </text:list-item>
        <text:list-item>
          <text:p text:style-name="P508">la propreté</text:p>
        </text:list-item>
        <text:list-item>
          <text:p text:style-name="P509">le commentaire</text:p>
        </text:list-item>
      </text:list>
      <text:h text:style-name="Heading_20_3" text:outline-level="3"><text:bookmark-start text:name="__RefHeading___Toc3675_3061578475"/>Essaimer<text:bookmark-end text:name="__RefHeading___Toc3675_3061578475"/></text:h>
      <text:p text:style-name="Text_20_body">L’essaimage <text:span text:style-name="T277">crée </text:span>un nouvel essaim pour l<text:span text:style-name="T229">a</text:span> ruche concernée car la reine a changé.</text:p>
      <text:p text:style-name="Text_20_body">Essaimer sur un essaim E d’une ruche R :</text:p>
      <text:list text:style-name="L31">
        <text:list-item>
          <text:p text:style-name="P510">Crée un nouvel essaim E_e (le suffixe _e peut être modifié à la configuration de l’application ou manuellement dans le formulaire).</text:p>
          <text:list>
            <text:list-item>
              <text:p text:style-name="P510">la date d’acquisition et de naissance de la reine sont la date du formulaire</text:p>
            </text:list-item>
            <text:list-item>
              <text:p text:style-name="P510">la souche est l’essaim E</text:p>
            </text:list-item>
            <text:list-item>
              <text:p text:style-name="P510">la reine n’est pas marquée</text:p>
            </text:list-item>
            <text:list-item>
              <text:p text:style-name="P510"><text:soft-page-break/>l’agressivité et la propreté de E sont conservées.</text:p>
            </text:list-item>
          </text:list>
        </text:list-item>
        <text:list-item>
          <text:p text:style-name="P510">Disperse l’essaim E (essaimage) : <text:span text:style-name="T276">l’essaim est rendu inactif.</text:span></text:p>
        </text:list-item>
        <text:list-item>
          <text:p text:style-name="P510">Met le nouvel essaim E_e dans l<text:span text:style-name="T229">a</text:span> ruche R. <text:span text:style-name="T276">Un événement "Essaim mis dans ruche" est créé.</text:span></text:p>
        </text:list-item>
      </text:list>
      <text:p text:style-name="P130">Les champs du formulaire :</text:p>
      <text:list text:style-name="L32">
        <text:list-item>
          <text:p text:style-name="P418">Date</text:p>
        </text:list-item>
        <text:list-item>
          <text:p text:style-name="P418">Nom du nouvel essaim</text:p>
        </text:list-item>
        <text:list-item>
          <text:p text:style-name="P418">Commentaire</text:p>
        </text:list-item>
      </text:list>
      <text:h text:style-name="Heading_20_3" text:outline-level="3"><text:bookmark-start text:name="__RefHeading___Toc3677_3061578475"/><text:bookmark-start text:name="__RefNumPara__5191_958657291"/>Associer avec une ruche<text:bookmark-end text:name="__RefHeading___Toc3677_3061578475"/><text:bookmark-end text:name="__RefNumPara__5191_958657291"/></text:h>
      <text:p text:style-name="P76">Met l’essaim courant dans une ruche. Il faut choisir la nouvelle ruche dans l<text:span text:style-name="T230">a</text:span> liste des ruches qui est affichée. Une case à cocher permet d’afficher la liste des ruches vides d’essaim ou des ruches avec essaim.</text:p>
      <text:p text:style-name="P76">Si on choisit une ruche avec essaim, l’essaim de la ruche sera <text:span text:style-name="T561">inactivé (dispersé)</text:span> après validation avec le bouton Enregistrer du formulaire.</text:p>
      <text:p text:style-name="P75"><text:span text:style-name="T273">D</text:span>ans le formulaire :</text:p>
      <text:list text:style-name="L33">
        <text:list-item>
          <text:p text:style-name="P512">saisir la date</text:p>
        </text:list-item>
        <text:list-item>
          <text:p text:style-name="P512">un commentaire</text:p>
        </text:list-item>
        <text:list-item>
          <text:p text:style-name="P511"><text:span text:style-name="T242">et cocher la case "Échanger les positions de</text:span><text:span text:style-name="T243">s</text:span><text:span text:style-name="T242"> ruches" <text:s/>si besoin. </text:span><text:span text:style-name="T557">Les positions des ruches seront échangées, les ruches changées de rucher si elles étaient dans des ruchers différents. </text:span><text:span text:style-name="T272">Les deux événements d’ajout des ruches dans les ruchers sont alors créés. </text:span><text:span text:style-name="T274">La date saisie dans le formulaire doit alors être postérieure au dernier mouvement des deux ruches.</text:span></text:p>
        </text:list-item>
      </text:list>
      <text:p text:style-name="P129">Un événement "<text:span text:style-name="T274">E</text:span>ssaim <text:span text:style-name="T274">mis dans</text:span> ruche" est créé.</text:p>
      <text:h text:style-name="Heading_20_3" text:outline-level="3"><text:bookmark-start text:name="__RefHeading___Toc3679_3061578475"/>Supprimer<text:bookmark-end text:name="__RefHeading___Toc3679_3061578475"/></text:h>
      <text:p text:style-name="Text_20_body">Supprimer ne devrait être utilisé que pour annuler la création ou le clonage d’un essaim.</text:p>
      <text:p text:style-name="Text_20_body">Si l’essaim est référencé dans une récolte <text:span text:style-name="T574">ou des événements</text:span> <text:span text:style-name="T239">il</text:span> ne pourra être supprimé, vous pouvez par contre l’inactiver (modifier, cocher la case "Inactive").</text:p>
      <text:h text:style-name="Heading_20_3" text:outline-level="3"><text:bookmark-start text:name="__RefHeading___Toc3681_3061578475"/><text:bookmark-start text:name="__RefNumPara__5362_958657291"/>Graphe de descendance<text:bookmark-end text:name="__RefHeading___Toc3681_3061578475"/><text:bookmark-end text:name="__RefNumPara__5362_958657291"/></text:h>
      <text:p text:style-name="P81">Le graphe de descendance complet de cet essaim <text:span text:style-name="T238">(grâce au champ Souche des essaims)</text:span>. <text:span text:style-name="T203">Les noms des essaims sont affichés sur les nœuds du graphe. En mettant le pointeur de la souris sur un nœud, une fenêtre s’ouvre affichant :</text:span></text:p>
      <text:list text:style-name="L34">
        <text:list-item>
          <text:p text:style-name="P513"><text:span text:style-name="T74">l</text:span><text:span text:style-name="T203">e</text:span><text:span text:style-name="T74"> nom </text:span><text:span text:style-name="T203">de l’essaim, son état actif ou inactif, sa date d’acquisition</text:span></text:p>
        </text:list-item>
        <text:list-item>
          <text:p text:style-name="P514">sa ruche</text:p>
        </text:list-item>
        <text:list-item>
          <text:p text:style-name="P514">son rucher</text:p>
        </text:list-item>
        <text:list-item>
          <text:p text:style-name="P513"><text:span text:style-name="T74">le poids de miel total </text:span><text:span text:style-name="T75">en kg </text:span><text:span text:style-name="T74">qu’il a produit</text:span></text:p>
        </text:list-item>
        <text:list-item>
          <text:p text:style-name="P513"><text:span text:style-name="T74">le poids de miel total </text:span><text:span text:style-name="T75">en kg </text:span><text:span text:style-name="T74">produit par lui-même et sa descendance</text:span></text:p>
        </text:list-item>
      </text:list>
      <text:h text:style-name="Heading_20_3" text:outline-level="3"><text:bookmark-start text:name="__RefHeading___Toc3683_3061578475"/><text:bookmark-start text:name="__RefNumPara__7778_1055666359"/><text:soft-page-break/>Disperser/<text:span text:style-name="T76">Remérer</text:span><text:bookmark-end text:name="__RefHeading___Toc3683_3061578475"/><text:bookmark-end text:name="__RefNumPara__7778_1055666359"/></text:h>
      <text:p text:style-name="P107">Pour disperser un essaim :</text:p>
      <text:p text:style-name="P125">Les champs du formulaire : </text:p>
      <text:list text:continue-list="list1924382734" text:style-name="L19">
        <text:list-item>
          <text:p text:style-name="P488"><text:span text:style-name="T29">Retour de la ruche au dépôt</text:span> : <text:span text:style-name="T275">si la case est cochée, </text:span>la ruche <text:span text:style-name="T275">sera</text:span> mise dans le rucher dépôt <text:span text:style-name="T270">et un événement "Ajout dans rucher" sera créé. </text:span><text:span text:style-name="T275">La date saisie dans le formulaire doit alors être postérieure au dernier déplacement de la ruche.</text:span></text:p>
        </text:list-item>
        <text:list-item>
          <text:p text:style-name="P490"><text:span text:style-name="T29">Création événement 0 cadre</text:span> : <text:span text:style-name="T275">si la case est cochée, </text:span>un événement 0 cadre sera créé pour cette ruche <text:span text:style-name="T325">avec un commentaire "</text:span>Dispersion essaim <text:span text:style-name="T326">nomEssaim</text:span><text:span text:style-name="T325">"</text:span></text:p>
        </text:list-item>
        <text:list-item>
          <text:p text:style-name="P488"><text:span text:style-name="T29">Date </text:span>: la date de <text:span text:style-name="T617">la dispersion</text:span></text:p>
        </text:list-item>
        <text:list-item>
          <text:p text:style-name="P488"><text:span text:style-name="T29">Commentair</text:span><text:span text:style-name="T68">e</text:span></text:p>
        </text:list-item>
      </text:list>
      <text:p text:style-name="Text_20_body">Après validation, l’essaim est rendu "inactif" <text:span text:style-name="T562">(dispersé) </text:span>et n’est plus visible dans la liste des essaims.</text:p>
      <text:p text:style-name="Text_20_body">Pour afficher les "inactifs" : menu Admin/Préférences, cochez "Afficher les inactifs"</text:p>
      <text:p text:style-name="Text_20_body"><text:span text:style-name="T29">Pour remérer un essaim</text:span> : </text:p>
      <text:p text:style-name="Text_20_body">On considère pour le logiciel Ruches qu’il s’agit d’un nouvel essaim. Il faut donc </text:p>
      <text:list text:style-name="L35">
        <text:list-item>
          <text:p text:style-name="P515">créer <text:span text:style-name="T327">le</text:span> nouvel essaim <text:span text:style-name="T327">avant d’appeler cette action de remérage,</text:span> </text:p>
        </text:list-item>
        <text:list-item>
          <text:p text:style-name="P515">puis disperser l’essaim à remérer et dans le formulaire de dispersion </text:p>
          <text:list>
            <text:list-item>
              <text:p text:style-name="P515">indiquer le nouvel essaim dans le champ "Remérage". Ce champ n’apparaît que s’il existe des essaims <text:span text:style-name="T271">actifs</text:span> qui ne sont pas dans des ruches. </text:p>
            </text:list-item>
          </text:list>
        </text:list-item>
      </text:list>
      <text:p text:style-name="Text_20_body">L’ancien essaim est dispersé et le nouvel essaim le remplace dans la ruche. L’événement ajout du nouvel essaim dans la ruche <text:span text:style-name="T563">est</text:span> créé.</text:p>
      <text:h text:style-name="Heading_20_3" text:outline-level="3"><text:bookmark-start text:name="__RefHeading___Toc3685_3061578475"/><text:span text:style-name="T219">Liste des é</text:span><text:span text:style-name="T202">vénements</text:span><text:bookmark-end text:name="__RefHeading___Toc3685_3061578475"/></text:h>
      <text:p text:style-name="P124"><text:span text:style-name="T15">Les événements permettent de mémoriser avec une date les actions effectuées sur les </text:span><text:span text:style-name="T77">essaims</text:span><text:span text:style-name="T15">.</text:span></text:p>
      <text:p text:style-name="Text_20_body">La liste de tous les événements référençant cet essaim.</text:p>
      <text:list text:style-name="L36">
        <text:list-item>
          <text:p text:style-name="P516"><text:span text:style-name="T29">Date </text:span>: la date de l’événement avec heure et minute</text:p>
        </text:list-item>
        <text:list-item>
          <text:p text:style-name="P516"><text:span text:style-name="T29">Événement </text:span>: le type de l’événement</text:p>
        </text:list-item>
        <text:list-item>
          <text:p text:style-name="P516"><text:span text:style-name="T29">Ruche </text:span>: la ruche</text:p>
        </text:list-item>
        <text:list-item>
          <text:p text:style-name="P516"><text:span text:style-name="T29">Essaim </text:span>: l’essaim (s’il y a un essaim dans la ruche)</text:p>
        </text:list-item>
        <text:list-item>
          <text:p text:style-name="P516"><text:span text:style-name="T29">Rucher </text:span>: le rucher</text:p>
        </text:list-item>
        <text:list-item>
          <text:p text:style-name="P516"><text:span text:style-name="T29">Hausse </text:span>: la hausse s’il s’agit d’un événement ajout ou retrait de hausse</text:p>
        </text:list-item>
        <text:list-item>
          <text:p text:style-name="P516"><text:span text:style-name="T29">Valeur </text:span>: une valeur caractérisant l’événement (poids, nombre de cadres...) </text:p>
        </text:list-item>
        <text:list-item>
          <text:p text:style-name="P419">Commentaire</text:p>
        </text:list-item>
      </text:list>
      <text:p text:style-name="Text_20_body"><text:bookmark-start text:name="__RefHeading___Toc3687_3061578475"/>Création<text:bookmark-end text:name="__RefHeading___Toc3687_3061578475"/></text:p>
      <text:p text:style-name="Text_20_body"><text:soft-page-break/>Le nom de l’essaim concerné est rappelé en haut dans le formulaire. Vous pouvez cliquer sur ce nom pour abandonner la saisie et revenir à la page de détail de la ruche.</text:p>
      <text:h text:style-name="Heading_20_3" text:outline-level="3"><text:bookmark-start text:name="__RefNumPara__7594_678264368"/><text:bookmark-start text:name="__RefHeading___Toc3824_3476563104"/><text:span text:style-name="T209">Création d’un événement c</text:span>ommentaire<text:bookmark-end text:name="__RefNumPara__7594_678264368"/><text:bookmark-end text:name="__RefHeading___Toc3824_3476563104"/></text:h>
      <text:p text:style-name="Text_20_body">Pour créer un événement "Commentaire essaim". Saisir la date et le commentaire dans le formulaire.<text:tab/></text:p>
      <text:p text:style-name="P195">Vous pouvez <text:span text:style-name="T386">activer les notifications pour cet événement en saisissant un nombre de jours. Vous recevrez des emails tous les jours à partir de la date de l’événement moins le nombre saisi. </text:span><text:s/><text:span text:style-name="T370">Voir l’annexe </text:span><text:span text:style-name="T370"><text:bookmark-ref text:reference-format="chapter" text:ref-name="__RefNumPara__5490_2176436653">11.3</text:bookmark-ref></text:span><text:span text:style-name="T370"><text:s/>pour plus d’informations sur ces notifications.</text:span></text:p>
      <text:h text:style-name="P366" text:outline-level="3"><text:bookmark-start text:name="__RefNumPara__5501_954628511"/><text:bookmark-start text:name="__RefHeading___Toc3826_3476563104"/>Création d’un événement sucre<text:bookmark-end text:name="__RefNumPara__5501_954628511"/><text:bookmark-end text:name="__RefHeading___Toc3826_3476563104"/></text:h>
      <text:p text:style-name="P87"><text:span text:style-name="T210">L</text:span><text:span text:style-name="T78">e dernier événement sucre de cet essaim est rappelé en haut du formulaire. Saisir la date, le poids du sucre ajouté et un commentaire. </text:span><text:span text:style-name="T182">La liste de </text:span><text:span text:style-name="T252">tous les</text:span><text:span text:style-name="T182"> événements </text:span><text:span text:style-name="T252">Sucre est </text:span><text:span text:style-name="T182">accessible par le menu "Événement</text:span><text:span text:style-name="T253">s</text:span><text:span text:style-name="T182">/</text:span><text:span text:style-name="T252">Sucre</text:span><text:span text:style-name="T182">".</text:span></text:p>
      <text:h text:style-name="P367" text:outline-level="3"><text:bookmark-start text:name="__RefNumPara__5499_954628511"/><text:bookmark-start text:name="__RefHeading___Toc3828_3476563104"/><text:span text:style-name="T210">Création d’un événement </text:span><text:span text:style-name="T220">t</text:span>raitement<text:bookmark-end text:name="__RefNumPara__5499_954628511"/><text:bookmark-end text:name="__RefHeading___Toc3828_3476563104"/></text:h>
      <text:p text:style-name="P179"><text:span text:style-name="T366">Ce type d’événement permet de noter </text:span><text:span text:style-name="T368">l</text:span><text:span text:style-name="T369">es dates de début et éventuellement de fin de traitement d’un essaim.</text:span></text:p>
      <text:p text:style-name="P179"><text:span text:style-name="T210">L</text:span><text:span text:style-name="T79">a date du dernier traitement de cet essaim est rappelée en haut du formulaire. Saisir la date et un commentaire. </text:span><text:span text:style-name="T80">C</text:span><text:span text:style-name="T79">ocher la case "Fin de traitement" si c’est le cas (retrait des languettes apivar par exemple).</text:span></text:p>
      <text:p text:style-name="P88"><text:span text:style-name="T182">La liste de </text:span><text:span text:style-name="T252">tous les</text:span><text:span text:style-name="T182"> événements </text:span><text:span text:style-name="T253">Traitement</text:span><text:span text:style-name="T252"> est </text:span><text:span text:style-name="T182">accessible par le menu "Événement</text:span><text:span text:style-name="T253">s</text:span><text:span text:style-name="T182">/</text:span><text:span text:style-name="T253">Traitement varroa</text:span><text:span text:style-name="T182">".</text:span></text:p>
      <text:h text:style-name="P368" text:outline-level="3"><text:bookmark-start text:name="__RefHeading___Toc3830_3476563104"/><text:span text:style-name="T211">Création d’un événement p</text:span>esée<text:bookmark-end text:name="__RefHeading___Toc3830_3476563104"/></text:h>
      <text:p text:style-name="P178"><text:span text:style-name="T366">Ce type d’événement permet de noter </text:span><text:span text:style-name="T368">le poids</text:span><text:span text:style-name="T366"> de la ruche. </text:span><text:span text:style-name="T368">Les variations de ce poids</text:span><text:span text:style-name="T367"> caractérise</text:span><text:span text:style-name="T368">nt</text:span><text:span text:style-name="T367"> la santé de l’essaim.</text:span></text:p>
      <text:p text:style-name="Text_20_body"><text:span text:style-name="T16">Saisir la date, le poids de la ruche en kg et un commentaire dans le formulaire. </text:span><text:span text:style-name="T182">La liste de </text:span><text:span text:style-name="T252">tous les</text:span><text:span text:style-name="T182"> événements </text:span><text:span text:style-name="T252">Pesée est </text:span><text:span text:style-name="T182">accessible par le menu "Événement</text:span><text:span text:style-name="T253">s</text:span><text:span text:style-name="T182">/Poids ruche".</text:span></text:p>
      <text:h text:style-name="Heading_20_3" text:outline-level="3"><text:bookmark-start text:name="__RefHeading___Toc3832_3476563104"/><text:span text:style-name="T212">Création d’un événement c</text:span>adre<text:bookmark-end text:name="__RefHeading___Toc3832_3476563104"/></text:h>
      <text:p text:style-name="P177">Ce type d’événement permet de noter l’ajout ou le retrait <text:span text:style-name="T367">de</text:span> cadre<text:span text:style-name="T367">s</text:span> de la ruche, et/<text:span text:style-name="T367">ou</text:span> de noter le nombre et l’état des cadres. <text:span text:style-name="T367">Cet état caractérise la santé de l’essaim.</text:span></text:p>
      <text:p text:style-name="P176">Le formulaire <text:span text:style-name="T496">de saisie de l’événement cadre</text:span> rappel<text:span text:style-name="T496">le</text:span> le <text:span text:style-name="T496">dernier événement Cadre : </text:span>nombre de cadre et date.</text:p>
      <text:p text:style-name="P176">Il faut saisir la date, le nombre de cadres et un commentaire. Dans le commentaire vous pouvez détailler l’état des cadres en utilisant les lettres : B bâti, G gaufré, A amorcé, M Miel, P Pollen, I indéterminé, V vide, T partition, Couvain operculé O, ouvert U.</text:p>
      <text:p text:style-name="Text_20_body">La liste de tous les événements Cadre est accessible par le menu "Événements/Cadre ruche".</text:p>
      <text:h text:style-name="P369" text:outline-level="3"><text:bookmark-start text:name="__RefHeading___Toc4719_3359971188"/><text:soft-page-break/>Historique <text:span text:style-name="T456">Ruche/Rucher</text:span><text:bookmark-end text:name="__RefHeading___Toc4719_3359971188"/></text:h>
      <text:p text:style-name="P153">Affiche l’historique des mises en <text:span text:style-name="T456">ruche et en </text:span>rucher de cette <text:span text:style-name="T332">essaim</text:span>. Les champs affichés dans le formulaire :</text:p>
      <text:p text:style-name="P153"><text:span text:style-name="T29">Date </text:span>: la date de l’événement </text:p>
      <text:p text:style-name="P163"><text:span text:style-name="T29">Type </text:span>: le type de l’événement ("Ajout dans rucher", "Essaim mis dans ruche" ou "Dispersion")</text:p>
      <text:p text:style-name="P163"><text:span text:style-name="T29">Ruche </text:span>: la ruche</text:p>
      <text:p text:style-name="P153"><text:span text:style-name="T29">Rucher </text:span>: le rucher</text:p>
      <text:p text:style-name="P153"><text:span text:style-name="T29">Durée </text:span>: la durée en jours du séjour de la ruche dans ce rucher</text:p>
      <text:h text:style-name="P370" text:outline-level="3"><text:bookmark-start text:name="__RefHeading___Toc7814_266008779"/>Graphique des événements<text:bookmark-end text:name="__RefHeading___Toc7814_266008779"/></text:h>
      <text:p text:style-name="P291">Affiche les événements de l’essaim sur un graphe. En abscisse les dates des événements et en ordonnée les valeurs de l’événement. En survolant les points sur le graphe, une fenêtre affiche les information de l’événement : date, type d’événement, valeur... Les données suivantes sont affichées :</text:p>
      <text:list text:style-name="L37">
        <text:list-item>
          <text:p text:style-name="P517"><text:span text:style-name="T29">poids </text:span>: ligne affichant les poids de la ruche aux dates des événements pesée. <text:span text:style-name="T593">L’échelle des poids est affichée sur le côté gauche du graphique. <text:s/></text:span><text:span text:style-name="T598">L’infobulle affiche la date </text:span><text:span text:style-name="T599">et le poids tel que noté dans l’événement (poids total de la ruche).</text:span></text:p>
        </text:list-item>
        <text:list-item>
          <text:p text:style-name="P518"><text:span text:style-name="T29">sucre </text:span>: ligne affichant les poids de sucre ajoutés à la ruche aux dates des événements pesée. <text:span text:style-name="T594">L’échelle des poids de sucre est la première à </text:span><text:span text:style-name="T596">droite</text:span><text:span text:style-name="T594"> du graphique. </text:span><text:span text:style-name="T598">L’infobulle affiche la date </text:span><text:span text:style-name="T599">et le poids </text:span><text:span text:style-name="T600">de sucre ajouté.</text:span></text:p>
        </text:list-item>
        <text:list-item>
          <text:p text:style-name="P519"><text:span text:style-name="T29">récolte </text:span>: <text:s/>ligne affichant les poids de miel pour les récoltes de l’essaim. <text:span text:style-name="T594">L’échelle des poids de miel est l’échelle la plus à </text:span><text:span text:style-name="T596">droite</text:span><text:span text:style-name="T594"> du graphique. <text:s/></text:span><text:span text:style-name="T598">L’infobulle affiche la date, </text:span><text:span text:style-name="T599">le poids </text:span><text:span text:style-name="T601">de miel récolté et le nom du rucher.</text:span></text:p>
        </text:list-item>
        <text:list-item>
          <text:p text:style-name="P520"><text:span text:style-name="T72">Début et fin </text:span><text:span text:style-name="T29">traitements </text:span>: points aux dates des événements traitements. <text:span text:style-name="T595">Ces points sont sur une ligne horizontale au milieu de graphique. Pas d’échelle. <text:s/></text:span><text:span text:style-name="T598">L’infobulle affiche la date </text:span><text:span text:style-name="T603">et le type début ou fin traitement.</text:span></text:p>
        </text:list-item>
        <text:list-item>
          <text:p text:style-name="P521"><text:span text:style-name="T29">rucher </text:span>: points aux dates des événements changement de rucher .<text:span text:style-name="T595">Ces points sont sur une ligne horizontale au milieu de graphique. Pas d’échelle. </text:span><text:span text:style-name="T598">L’infobulle affiche la date </text:span><text:span text:style-name="T602">et le nom du rucher.</text:span></text:p>
        </text:list-item>
        <text:list-item>
          <text:p text:style-name="P521"><text:span text:style-name="T29">cadre </text:span>: points affichant les nombre de cadre des événements cadre. <text:span text:style-name="T595">Les points sont sur une courbe en escalier. Pas d’échelle. <text:s/></text:span><text:span text:style-name="T598">L’infobulle affiche la date </text:span><text:span text:style-name="T602">et le nombre de cadres.</text:span></text:p>
        </text:list-item>
        <text:list-item>
          <text:p text:style-name="P522"><text:span text:style-name="T29">hausses </text:span>: points affichant le nombre de hausses sur la ruche de l’essaim. <text:span text:style-name="T595">Les points sont sur une courbe en escalier. Pas d’échelle. </text:span>L’infobulle affiche la date, le nombre de hausses, le type ajout ou retrait de hausse et le nom de la ruche.</text:p>
        </text:list-item>
      </text:list>
      <text:p text:style-name="P293">En cliquant sur un des items de la légende on enlève le<text:span text:style-name="T591">s données correspondantes du graphique.</text:span></text:p>
      <text:p text:style-name="P302">Vous pouvez zoomer sur les dates en plaçant le curseur à l’endroit où vous voulez zoomer et en actionnant la molette de la souris. Pour revenir au zoom initial, vous pouvez cliquer sur le bouton "Zoom initial" au dessus du graphique.</text:p>
      <text:p text:style-name="P303"><text:soft-page-break/>Après avoir zoomé, vous pouvez faire défiler les dates (panoramique) en cliquant sur le graphique et en déplaçant la souris.</text:p>
      <text:h text:style-name="P371" text:outline-level="3"><text:bookmark-start text:name="__RefHeading___Toc12438_875194337"/>Statistiques production<text:bookmark-end text:name="__RefHeading___Toc12438_875194337"/></text:h>
      <text:p text:style-name="P285">Affiche les statistiques de production de miel pour l’essaim.</text:p>
      <text:p text:style-name="P286"><text:span text:style-name="T71">Premier tableau</text:span><text:span text:style-name="T585"> :</text:span></text:p>
      <text:list xml:id="list140932074048159" text:continue-list="list2128966378" text:style-name="L20">
        <text:list-item>
          <text:p text:style-name="P492"><text:span text:style-name="T29">Acquisition </text:span>: la date d’acquisition de l’essaim</text:p>
        </text:list-item>
        <text:list-item>
          <text:p text:style-name="P492"><text:span text:style-name="T29">Dispersion </text:span>: la date de dispersion de l’essaim s’il a été dispersé.</text:p>
        </text:list-item>
        <text:list-item>
          <text:p text:style-name="P492"><text:span text:style-name="T29">Durée </text:span>: le durée de production de l’essaim en jours</text:p>
          <text:list>
            <text:list-item>
              <text:p text:style-name="P492">si l’essaim a été dispersé : date acquisition – date dispersion</text:p>
            </text:list-item>
            <text:list-item>
              <text:p text:style-name="P492">sinon : date acquisition – date du jour</text:p>
            </text:list-item>
          </text:list>
        </text:list-item>
        <text:list-item>
          <text:p text:style-name="P492"><text:span text:style-name="T29">Total </text:span>: poids total de miel en kg sur la durée d’existence</text:p>
        </text:list-item>
        <text:list-item>
          <text:p text:style-name="P492"><text:span text:style-name="T29">Max </text:span>: récolte max en kg</text:p>
        </text:list-item>
        <text:list-item>
          <text:p text:style-name="P492"><text:span text:style-name="T29">Min </text:span>: récolte min en kg</text:p>
        </text:list-item>
        <text:list-item>
          <text:p text:style-name="P492"><text:span text:style-name="T29">Moyen </text:span>: moyenne par année d’existence</text:p>
        </text:list-item>
        <text:list-item>
          <text:p text:style-name="P494"><text:span text:style-name="T29">Note </text:span>: elle est calculée en faisant la moyenne pour toutes les récoltes pour lesquelles l’essaim a fourni des hausses des écarts standardisés par rapport à la moyenne. Un écart pour une récolte est la différence du poids de miel produit par l’essaim avec la moyenne des poids du miel produits par tous les essaims de cette récolte ayant produit dans le même rucher que l’essaim. L’écart standardisé est le rapport de cette différence avec l’écart type de ces poids.</text:p>
        </text:list-item>
        <text:list-item>
          <text:p text:style-name="P494"><text:span text:style-name="T29">Nb récoltes</text:span> : nombre de récoltes pour lesquelles l’essaim a fourni des hausses</text:p>
        </text:list-item>
      </text:list>
      <text:p text:style-name="P285"><text:span text:style-name="T29">Deuxième tableau</text:span> :</text:p>
      <text:p text:style-name="P287">Chaque ligne affiche les statistiques de l’essaim pour une récolte.</text:p>
      <text:list text:style-name="L38">
        <text:list-item>
          <text:p text:style-name="P523"><text:span text:style-name="T29">Récoltes </text:span>: <text:span text:style-name="T586">la récolte</text:span></text:p>
        </text:list-item>
        <text:list-item>
          <text:p text:style-name="P523"><text:span text:style-name="T29">Rucher </text:span>: <text:span text:style-name="T586">le nom du rucher où l’essaim se trouvait pour cette récolte</text:span></text:p>
        </text:list-item>
        <text:list-item>
          <text:p text:style-name="P523"><text:span text:style-name="T29">Moyenne essaim</text:span> :<text:span text:style-name="T586">la moyenne de production de miel par essaim pour cette récolte et uniquement dans le même rucher que celui de l’essaim</text:span></text:p>
        </text:list-item>
        <text:list-item>
          <text:p text:style-name="P524"><text:span text:style-name="T29">Écart type essaim</text:span> : <text:span text:style-name="T586">l’écart type de la production de miel par essaim pour cette récolte et uniquement dans le même rucher que celui de l’essaim</text:span></text:p>
        </text:list-item>
        <text:list-item>
          <text:p text:style-name="P523"><text:span text:style-name="T29">Poids de miel hausses</text:span> : <text:span text:style-name="T586">le poids total de miel produit pour cette récolte et pour ce rucher </text:span></text:p>
        </text:list-item>
        <text:list-item>
          <text:p text:style-name="P523"><text:span text:style-name="T29">Note </text:span>: <text:span text:style-name="T586">la note (écart standardisé) de l’essaim pour cette récolte et ce rucher</text:span></text:p>
        </text:list-item>
      </text:list>
      <text:p text:style-name="P285"/>
      <text:h text:style-name="P330"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170">La liste peut être exportée au format CSV (tableur) ou PDF, imprimée, triée, filtrée, paginée. Les colonnes peuvent être masquées/affichées. <text:span text:style-name="T354">V</text:span><text:span text:style-name="T305">oir l’annexe </text:span><text:span text:style-name="T305"><text:bookmark-ref text:reference-format="chapter" text:ref-name="__RefNumPara__4764_801375353">11.2</text:bookmark-ref></text:span><text:span text:style-name="T305">.</text:span></text:p>
      <text:p text:style-name="P20"><text:span text:style-name="T10">La liste des </text:span><text:span text:style-name="T81">hausses</text:span><text:span text:style-name="T10"> affiche les champs suivants :</text:span></text:p>
      <text:list xml:id="list140933200585928" text:continue-list="list140933081535642" text:style-name="L3">
        <text:list-item>
          <text:p text:style-name="P399"><text:span text:style-name="T50">Nom </text:span><text:span text:style-name="T10">: </text:span><text:span text:style-name="T12">nom de </text:span><text:span text:style-name="T81">la hausse</text:span><text:span text:style-name="T12"> (lien vers la page détail de </text:span><text:span text:style-name="T81">la hausse</text:span><text:span text:style-name="T12">)</text:span></text:p>
        </text:list-item>
        <text:list-item>
          <text:p text:style-name="P399"><text:span text:style-name="T51">R</text:span><text:span text:style-name="T49">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525"><text:span text:style-name="T29">Essaim </text:span>: nom de l’essaim<text:span text:style-name="T12"> (lien vers la page détail de </text:span><text:span text:style-name="T17">l’</text:span>essaim<text:span text:style-name="T12">)</text:span></text:p>
        </text:list-item>
        <text:list-item>
          <text:p text:style-name="P481"><text:span text:style-name="T29">Rucher </text:span>: <text:span text:style-name="T12">nom du rucher (lien vers la page détail du rucher)</text:span></text:p>
        </text:list-item>
        <text:list-item>
          <text:p text:style-name="P525"><text:span text:style-name="T29">Acquisition </text:span>: <text:span text:style-name="T82">date d’acquisition de la hausse</text:span></text:p>
        </text:list-item>
        <text:list-item>
          <text:p text:style-name="P405">Active <text:span text:style-name="T121">: ce champ n’est affiché que si "Affich</text:span><text:span text:style-name="T132">er</text:span><text:span text:style-name="T121"> les inactifs" a été demandé (voir </text:span><text:span text:style-name="T121"><text:bookmark-ref text:reference-format="chapter" text:ref-name="__RefNumPara__7374_3519764387">10.1</text:bookmark-ref></text:span><text:span text:style-name="T121">), </text:span><text:span text:style-name="T134">hausse</text:span><text:span text:style-name="T121"> active si "oui"</text:span></text:p>
        </text:list-item>
        <text:list-item>
          <text:p text:style-name="P525"><text:span text:style-name="T29">Poids </text:span>: <text:span text:style-name="T82">poids de la hausse vide</text:span></text:p>
        </text:list-item>
        <text:list-item>
          <text:p text:style-name="P525"><text:span text:style-name="T29">Cadres </text:span>: <text:span text:style-name="T82">nombre de cadre présents dans la hausse</text:span></text:p>
        </text:list-item>
        <text:list-item>
          <text:p text:style-name="P525"><text:span text:style-name="T29">Cadres max</text:span> : <text:span text:style-name="T82">nombre de cadre max</text:span></text:p>
        </text:list-item>
        <text:list-item>
          <text:p text:style-name="P420">Commentaire</text:p>
        </text:list-item>
      </text:list>
      <text:h text:style-name="P346" text:outline-level="2"><text:bookmark-start text:name="__RefHeading___Toc1127_1613789997"/>Création<text:bookmark-end text:name="__RefHeading___Toc1127_1613789997"/></text:h>
      <text:p text:style-name="P63"><text:span text:style-name="T5">Vous pouvez créer une </text:span><text:span text:style-name="T170">nouvelle hausse</text:span><text:span text:style-name="T5"> en cliquant sur le "+" dans la liste des </text:span><text:span text:style-name="T170">hausses</text:span><text:span text:style-name="T5">.</text:span></text:p>
      <text:p text:style-name="P23">Le formulaire de création présente les champs suivants :</text:p>
      <text:list text:style-name="L39">
        <text:list-item>
          <text:p text:style-name="P421">Nom</text:p>
        </text:list-item>
        <text:list-item>
          <text:p text:style-name="P526"><text:span text:style-name="T29">Ac</text:span><text:span text:style-name="T52">t</text:span><text:span text:style-name="T29">ive </text:span>: <text:span text:style-name="T86">en création on met normalement la h</text:span><text:span text:style-name="T87">ausse</text:span><text:span text:style-name="T86"> active. En modification, p</text:span><text:span text:style-name="T1">lutôt que de supprimer une </text:span><text:span text:style-name="T87">hausse</text:span><text:span text:style-name="T1">, on l’inactive. De cette manière elle n’apparaît plus dans les listes, mais elle existe toujours comme référence pour </text:span><text:span text:style-name="T2">l’historique d’un rucher ou pour les récoltes passées.</text:span></text:p>
        </text:list-item>
        <text:list-item>
          <text:p text:style-name="P421">Date d'acquisition</text:p>
        </text:list-item>
        <text:list-item>
          <text:p text:style-name="P527"><text:span text:style-name="T29">Poids </text:span>: <text:span text:style-name="T179">en kg, ce poids est utilisé pour le calcul du miel récolté. On fait la différence entre le poids de la hausse avant récolte et le poids de la hausse après récolte qui est initialisée à cette valeur. </text:span><text:span text:style-name="T180">C</text:span><text:span text:style-name="T179">e poids doit donc inclure le poids des cadres.</text:span></text:p>
        </text:list-item>
        <text:list-item>
          <text:p text:style-name="P421">Nombre de cadres</text:p>
        </text:list-item>
        <text:list-item>
          <text:p text:style-name="P421">Nombre de cadres max</text:p>
        </text:list-item>
        <text:list-item>
          <text:p text:style-name="P421">Commentaire</text:p>
        </text:list-item>
      </text:list>
      <text:h text:style-name="P335" text:outline-level="2"><text:bookmark-start text:name="__RefHeading___Toc3500_4134729872"/><text:soft-page-break/>Commentaire par lot<text:bookmark-end text:name="__RefHeading___Toc3500_4134729872"/></text:h>
      <text:p text:style-name="P14"><text:span text:style-name="T337">Vous pouvez à partir de la liste des </text:span><text:span text:style-name="T341">hausses</text:span><text:span text:style-name="T337"> créer des événements commentaires identiques pour un lot d</text:span><text:span text:style-name="T341">e hausses</text:span><text:span text:style-name="T337">.</text:span></text:p>
      <text:p text:style-name="P14">Sélectionner dans la liste les lignes des <text:span text:style-name="T199">hausses</text:span> à traiter en cliquant dans ces lignes puis cliquer sur le bouton "Ajouter des événements <text:span text:style-name="T195">Commentaires</text:span>".</text:p>
      <text:p text:style-name="P10">Dans le formulaire saisir :</text:p>
      <text:list text:continue-list="list140933046368381" text:style-name="L5">
        <text:list-item>
          <text:p text:style-name="P452">la date d<text:span text:style-name="T197">e l’événement</text:span></text:p>
        </text:list-item>
        <text:list-item>
          <text:p text:style-name="P452">un commentaire</text:p>
        </text:list-item>
      </text:list>
      <text:p text:style-name="P70">Sélection des lignes :</text:p>
      <text:list text:style-name="L40">
        <text:list-item>
          <text:p text:style-name="P455">cliquer dans une zone de la ligne qui n’a pas de lien</text:p>
        </text:list-item>
        <text:list-item>
          <text:p text:style-name="P455">utiliser <text:span text:style-name="T196">un clic simple</text:span> pour ajouter ou retirer une ligne à la sélection</text:p>
        </text:list-item>
        <text:list-item>
          <text:p text:style-name="P455">utiliser "majuscule clic" pour ajouter une série de lignes qui se suivent.</text:p>
        </text:list-item>
      </text:list>
      <text:p text:style-name="Text_20_body">Les événements "Hausse Commentaire" sont créés pour les hausses sélectionnées.</text:p>
      <text:h text:style-name="P347" text:outline-level="2"><text:bookmark-start text:name="__RefHeading___Toc12842_4017852548"/>Graphique nombre de hausses posées<text:bookmark-end text:name="__RefHeading___Toc12842_4017852548"/></text:h>
      <text:p text:style-name="P304">En cliquant sur l’icône représentant une courbe "Graphique nombre de hausses posées" dans la liste des hausse vous affichez un graphique dont l’axe horizontal est le temps et qui présente :</text:p>
      <text:list text:style-name="L41">
        <text:list-item>
          <text:p text:style-name="P528">la courbe du nombre de hausses posées <text:span text:style-name="T607">sur des ruches</text:span></text:p>
        </text:list-item>
        <text:list-item>
          <text:p text:style-name="P528">la courbe du nombre de hausses total disponibles. <text:span text:style-name="T607">Ce nombre est calculé avec la date d’acquisition des hausses et pour les hausses inactives, avec une estimation de leur date d’inactivation prise égale à la date du dernier événement les concernant plus un jour.</text:span></text:p>
        </text:list-item>
        <text:list-item>
          <text:p text:style-name="P528"><text:span text:style-name="T608">pour chaque récolte, le</text:span><text:span text:style-name="T604"> nombre de hausses</text:span> <text:span text:style-name="T608">utilisées.</text:span></text:p>
        </text:list-item>
      </text:list>
      <text:p text:style-name="P324">Pour les contrôles du graphique : zoom, panoramique, légende voir l’annexe <text:bookmark-ref text:reference-format="chapter" text:ref-name="__RefNumPara__14404_1842270800">11.9</text:bookmark-ref>.</text:p>
      <text:h text:style-name="P348" text:outline-level="2"><text:bookmark-start text:name="__RefHeading___Toc1129_1613789997"/>Détail d'une hausse <text:bookmark-end text:name="__RefHeading___Toc1129_1613789997"/></text:h>
      <text:p text:style-name="P2">On accède <text:span text:style-name="T108">à cette page</text:span> en cliquant sur le nom d’une <text:span text:style-name="T84">hausse</text:span> <text:span text:style-name="T9">(pages liste des ruches ou des essaims, détail d’un essaim…). </text:span><text:span text:style-name="T100">Elle donne une synthèse de l’état de l’</text:span><text:span text:style-name="T102">essaim :</text:span></text:p>
      <text:p text:style-name="P47"><text:span text:style-name="T29">Premier tableau </text:span><text:span text:style-name="T33">rappel</text:span><text:span text:style-name="T29"> </text:span><text:span text:style-name="T33">d</text:span><text:span text:style-name="T29">es caractéristiques de l</text:span><text:span text:style-name="T38">a hausse</text:span> :</text:p>
      <text:p text:style-name="P103">Acquisition, Poids, Cadres, Cadres max, Commentaire</text:p>
      <text:p text:style-name="P111"><text:span text:style-name="T29">Deuxième tableau la ruche</text:span> :</text:p>
      <text:p text:style-name="P48"><text:span text:style-name="T29">Ruche </text:span>: <text:span text:style-name="T109">nom de la ruche sur laquelle est posée la hausse</text:span></text:p>
      <text:p text:style-name="P48"><text:span text:style-name="T29">Ordre </text:span>: <text:span text:style-name="T109">ordre de la hausse sur la ruche (1 première hausse posée)</text:span></text:p>
      <text:p text:style-name="P48"><text:span text:style-name="T29">Date </text:span>: <text:span text:style-name="T109">date de cette pose</text:span></text:p>
      <text:p text:style-name="P111"><text:span text:style-name="T29">puis le rucher </text:span>:</text:p>
      <text:p text:style-name="P48"><text:span text:style-name="T29">Rucher </text:span>: <text:span text:style-name="T109">le nom du rucher</text:span></text:p>
      <text:p text:style-name="P48"><text:soft-page-break/><text:span text:style-name="T29">Date </text:span>: <text:span text:style-name="T109">la date de l’ajout de la ruche dans le rucher</text:span><text:tab/></text:p>
      <text:p text:style-name="P111"><text:span text:style-name="T29">puis l’essaim </text:span>:</text:p>
      <text:p text:style-name="P49"><text:span text:style-name="T29">Essaim </text:span>: <text:span text:style-name="T109">le nom de l’essaim</text:span></text:p>
      <text:p text:style-name="P49"><text:span text:style-name="T29">Date </text:span>: <text:span text:style-name="T109">la date de la mise de cet essaim dans la ruche</text:span></text:p>
      <text:p text:style-name="P100">Troisième tableau les derniers événements :</text:p>
      <text:p text:style-name="P50"><text:span text:style-name="T29">Remplissage </text:span>: % <text:span text:style-name="T110">de remplissage, </text:span>Date</text:p>
      <text:p text:style-name="P50"><text:span text:style-name="T29">Commentaire </text:span><text:span text:style-name="T63">hausse</text:span><text:span text:style-name="T29"> </text:span>: Commentaire, Date</text:p>
      <text:p text:style-name="P47"/>
      <text:p text:style-name="P97">Les boutons d’action en haut à droite de la page <text:span text:style-name="T103">détail d’un</text:span><text:span text:style-name="T111">e hausse :</text:span></text:p>
      <text:h text:style-name="P372" text:outline-level="3"><text:bookmark-start text:name="__RefHeading___Toc3812_3476563104"/>Modifier<text:bookmark-end text:name="__RefHeading___Toc3812_3476563104"/></text:h>
      <text:p text:style-name="Text_20_body">Les champs affichés sont les mêmes que pour la création.</text:p>
      <text:h text:style-name="P373" text:outline-level="3"><text:bookmark-start text:name="__RefHeading___Toc3814_3476563104"/>Cloner<text:bookmark-end text:name="__RefHeading___Toc3814_3476563104"/></text:h>
      <text:p text:style-name="Text_20_body">Pour créer une série de hausses avec les mêmes caractéristiques que celles de la hausse courante. Il faut donner une liste de noms séparés par des virgules. Par exemple "h1,h2,h3" pour créer les hausses h1, h2 et h3.</text:p>
      <text:p text:style-name="Text_20_body">Attention à bien partir d’un essaim avec des caractéristiques recherchées pour les clones. Les champs conservés sont :</text:p>
      <text:list text:continue-list="list1950302012" text:style-name="L30">
        <text:list-item>
          <text:p text:style-name="P506">la date d’acquisition</text:p>
        </text:list-item>
        <text:list-item>
          <text:p text:style-name="P506">le nombre de cadres</text:p>
        </text:list-item>
        <text:list-item>
          <text:p text:style-name="P506">le nombre de cadres max</text:p>
        </text:list-item>
        <text:list-item>
          <text:p text:style-name="P506">le poids à vide</text:p>
        </text:list-item>
      </text:list>
      <text:list text:style-name="L42">
        <text:list-item>
          <text:p text:style-name="P529">le commentaire</text:p>
        </text:list-item>
      </text:list>
      <text:h text:style-name="Heading_20_3" text:outline-level="3"><text:bookmark-start text:name="__RefHeading___Toc3816_3476563104"/>Supprimer<text:bookmark-end text:name="__RefHeading___Toc3816_3476563104"/></text:h>
      <text:p text:style-name="Text_20_body">Supprimer ne devrait être utilisé que pour annuler la création ou le clonage d’un<text:span text:style-name="T575">e hausse</text:span>.</text:p>
      <text:p text:style-name="Text_20_body">Si la hausse est référencée dans une récolte <text:span text:style-name="T575">ou des événements</text:span> elle ne pourra être supprimée, vous pouvez par contre l’inactiver (modifier, cocher la case "Inactive").</text:p>
      <text:h text:style-name="Heading_20_3" text:outline-level="3"><text:bookmark-start text:name="__RefHeading___Toc3818_3476563104"/>Liste des événements<text:bookmark-end text:name="__RefHeading___Toc3818_3476563104"/></text:h>
      <text:p text:style-name="Text_20_body">Les événements permettent de mémoriser avec une date les actions effectuées sur les hausses.</text:p>
      <text:p text:style-name="Text_20_body">La liste de tous les événements référençant cette hausse.</text:p>
      <text:list text:style-name="L43">
        <text:list-item>
          <text:list>
            <text:list-item>
              <text:list>
                <text:list-item>
                  <text:p text:style-name="P530"><text:span text:style-name="T29">Date </text:span>: la date de l’événement avec heure et minute</text:p>
                </text:list-item>
                <text:list-item>
                  <text:p text:style-name="P530"><text:span text:style-name="T29">Événement </text:span>: le type de l’événement</text:p>
                </text:list-item>
                <text:list-item>
                  <text:p text:style-name="P530"><text:span text:style-name="T29">Ruche </text:span>: la ruche</text:p>
                </text:list-item>
                <text:list-item>
                  <text:p text:style-name="P530"><text:soft-page-break/><text:span text:style-name="T29">Essaim </text:span>: l’essaim (s’il y a un essaim dans la ruche)</text:p>
                </text:list-item>
                <text:list-item>
                  <text:p text:style-name="P530"><text:span text:style-name="T29">Rucher </text:span>: le rucher</text:p>
                </text:list-item>
                <text:list-item>
                  <text:p text:style-name="P530"><text:span text:style-name="T29">Hausse </text:span>: la hausse s’il s’agit d’un événement ajout ou retrait de hausse</text:p>
                </text:list-item>
                <text:list-item>
                  <text:p text:style-name="P530"><text:span text:style-name="T29">Valeur </text:span>: une valeur caractérisant l’événement (poids, nombre de cadres...) </text:p>
                </text:list-item>
                <text:list-item>
                  <text:p text:style-name="P422">Commentaire</text:p>
                </text:list-item>
              </text:list>
            </text:list-item>
          </text:list>
        </text:list-item>
      </text:list>
      <text:p text:style-name="Text_20_body">Création</text:p>
      <text:p text:style-name="Text_20_body">Le nom de la hausse concernée est rappelé en haut dans le formulaire. Vous pouvez cliquer sur ce nom pour abandonner la saisie et revenir à la page de détail de la ruche.</text:p>
      <text:h text:style-name="Heading_20_3" text:outline-level="3"><text:bookmark-start text:name="__RefHeading___Toc3820_3476563104"/>Création d’un événement commentaire<text:bookmark-end text:name="__RefHeading___Toc3820_3476563104"/></text:h>
      <text:p text:style-name="Text_20_body">Pour créer un événement "Commentaire hausse". Saisir la date et le commentaire dans le formulaire.</text:p>
      <text:p text:style-name="P196">Vous pouvez utiliser ce type d’événement pour noter une tâche à exécuter <text:span text:style-name="T370">pour cet</text:span><text:span text:style-name="T374">te</text:span><text:span text:style-name="T370"> </text:span><text:span text:style-name="T373">hausse</text:span> à une date future. <text:span text:style-name="T370">Voir l’annexe </text:span><text:span text:style-name="T370"><text:bookmark-ref text:reference-format="chapter" text:ref-name="__RefNumPara__5490_2176436653">11.3</text:bookmark-ref></text:span><text:span text:style-name="T370"><text:s/>pour plus d’informations sur ces notifications.</text:span></text:p>
      <text:h text:style-name="Heading_20_3" text:outline-level="3"><text:bookmark-start text:name="__RefHeading___Toc3822_3476563104"/><text:span text:style-name="T208">Création d’un événement r</text:span>emplissage<text:bookmark-end text:name="__RefHeading___Toc3822_3476563104"/></text:h>
      <text:p text:style-name="Text_20_body">Pour créer un événement "Remplissage hausse". Saisir la date, le taux de remplissage (%) et le commentaire dans le formulaire. Le dernier événement remplissage de la hausse est rappelé en haut du formulaire.</text:p>
      <text:p text:style-name="Text_20_body">La liste de tous les événements Remplissage est accessible par le menu "Événements/Remplissage hausse".</text:p>
      <text:h text:style-name="P330" text:outline-level="1"><text:bookmark-start text:name="__RefHeading___Toc1094_1613789997"/>Ruchers<text:bookmark-end text:name="__RefHeading___Toc1094_1613789997"/></text:h>
      <text:p text:style-name="P22">Un rucher est un emplacement où des ruches peuvent être installées.</text:p>
      <text:h text:style-name="Heading_20_2" text:outline-level="2"><text:bookmark-start text:name="__RefHeading___Toc1096_1613789997"/>Liste<text:bookmark-end text:name="__RefHeading___Toc1096_1613789997"/></text:h>
      <text:p text:style-name="P171">La liste peut être exportée au format CSV (tableur) ou PDF, imprimée, triée, filtrée, paginée. Les colonnes peuvent être masquées/affichées. <text:span text:style-name="T354">V</text:span><text:span text:style-name="T305">oir l’annexe </text:span><text:span text:style-name="T305"><text:bookmark-ref text:reference-format="chapter" text:ref-name="__RefNumPara__4764_801375353">11.2</text:bookmark-ref></text:span><text:span text:style-name="T305">.</text:span></text:p>
      <text:p text:style-name="Text_20_body">La liste des ruchers affiche les champs suivants :</text:p>
      <text:list text:continue-list="list140933200585928" text:style-name="L3">
        <text:list-item>
          <text:p text:style-name="P393"><text:span text:style-name="T29">Nom </text:span>: nom du rucher (lien vers la page détail du rucher)</text:p>
        </text:list-item>
        <text:list-item>
          <text:p text:style-name="P406">Acti<text:span text:style-name="T528">f</text:span> <text:span text:style-name="T121">: ce champ n’est affiché que si "Affich</text:span><text:span text:style-name="T132">er</text:span><text:span text:style-name="T121"> les inactifs" a été demandé (voir </text:span><text:span text:style-name="T121"><text:bookmark-ref text:reference-format="chapter" text:ref-name="__RefNumPara__7374_3519764387">10.1</text:bookmark-ref></text:span><text:span text:style-name="T121">), ruche</text:span><text:span text:style-name="T135">r</text:span><text:span text:style-name="T121"> acti</text:span><text:span text:style-name="T135">f</text:span><text:span text:style-name="T121"> si "oui"</text:span></text:p>
        </text:list-item>
        <text:list-item>
          <text:p text:style-name="P393"><text:span text:style-name="T29">Contact </text:span>: le propriétaire ou le gérant de l’emplacement</text:p>
        </text:list-item>
        <text:list-item>
          <text:p text:style-name="P393"><text:span text:style-name="T29">Adresse </text:span>: l’adresse du rucher</text:p>
        </text:list-item>
        <text:list-item>
          <text:p text:style-name="P393"><text:span text:style-name="T29">Ressource </text:span>: les plantes mellifères du rucher</text:p>
        </text:list-item>
        <text:list-item>
          <text:p text:style-name="P393"><text:span text:style-name="T29">Ruches </text:span>: le nombre de ruches</text:p>
        </text:list-item>
        <text:list-item>
          <text:p text:style-name="P393"><text:span text:style-name="T29">Hausses </text:span>: le nombre de hausses sur les ruches du rucher</text:p>
        </text:list-item>
        <text:list-item>
          <text:p text:style-name="P423">Commentaire</text:p>
        </text:list-item>
      </text:list>
      <text:h text:style-name="Heading_20_2" text:outline-level="2"><text:bookmark-start text:name="__RefHeading___Toc1098_1613789997"/>Création<text:bookmark-end text:name="__RefHeading___Toc1098_1613789997"/></text:h>
      <text:p text:style-name="P64"><text:span text:style-name="T5">Vous pouvez créer un </text:span><text:span text:style-name="T171">nouveau rucher</text:span><text:span text:style-name="T5"> en cliquant sur le "+" dans la liste des </text:span><text:span text:style-name="T171">ruchers</text:span><text:span text:style-name="T5">.</text:span></text:p>
      <text:p text:style-name="P25">Le formulaire de création présente les champs suivants :</text:p>
      <text:list text:style-name="L44">
        <text:list-item>
          <text:p text:style-name="P531"><text:span text:style-name="T29">Nom </text:span>: <text:span text:style-name="T86">le nom du rucher</text:span></text:p>
        </text:list-item>
        <text:list-item>
          <text:p text:style-name="P532"><text:span text:style-name="T29">Actif </text:span>: <text:s/><text:span text:style-name="T86">en création on met normalement l</text:span><text:span text:style-name="T87">e</text:span><text:span text:style-name="T86"> ruche</text:span><text:span text:style-name="T87">r</text:span><text:span text:style-name="T86"> acti</text:span><text:span text:style-name="T87">f</text:span><text:span text:style-name="T86">. En modification, p</text:span><text:span text:style-name="T1">lutôt que de supprimer un ruche</text:span><text:span text:style-name="T87">r</text:span><text:span text:style-name="T1">, on l’inactive. De cette manière </text:span><text:span text:style-name="T87">il</text:span><text:span text:style-name="T1"> n’apparaît plus dans les listes, mais </text:span><text:span text:style-name="T87">il</text:span><text:span text:style-name="T1"> existe toujours comme référence pour</text:span><text:span text:style-name="T2"> les récoltes passées.</text:span></text:p>
        </text:list-item>
        <text:list-item>
          <text:p text:style-name="P424">Contact <text:span text:style-name="T121">: </text:span><text:span text:style-name="T128">par défaut le contact est la personne déclarée comme contact du dépôt.</text:span></text:p>
        </text:list-item>
        <text:list-item>
          <text:p text:style-name="P533"><text:span text:style-name="T29">Latitude </text:span>: <text:span text:style-name="T5">la latitude d</text:span><text:span text:style-name="T172">u</text:span><text:span text:style-name="T5"> ruche</text:span><text:span text:style-name="T172">r</text:span><text:span text:style-name="T5"> </text:span><text:span text:style-name="T186">(nombre décimal entre -90 et 90 degrés)</text:span><text:span text:style-name="T5">. Vous pouvez laissez ce champ tel quel </text:span><text:span text:style-name="T167">ainsi que la longitude </text:span><text:span text:style-name="T5">et déplacer le ruche</text:span><text:span text:style-name="T172">r</text:span><text:span text:style-name="T5"> par la suite sur la carte </text:span><text:span text:style-name="T173">des ruchers. La position d’un rucher correspond aussi au marqueur "Entrée" sur la carte des ruches de ce rucher.</text:span></text:p>
        </text:list-item>
        <text:list-item>
          <text:p text:style-name="P533"><text:span text:style-name="T29">Longitude </text:span>: <text:span text:style-name="T172">la longitude du rucher</text:span><text:span text:style-name="T5"> </text:span><text:span text:style-name="T186">(nombre décimal entre -</text:span><text:span text:style-name="T187">18</text:span><text:span text:style-name="T186">0 et </text:span><text:span text:style-name="T187">18</text:span><text:span text:style-name="T186">0 degrés)</text:span></text:p>
        </text:list-item>
        <text:list-item>
          <text:p text:style-name="P531"><text:span text:style-name="T29">Altitude </text:span>: <text:span text:style-name="T174">l’altitude du rucher </text:span><text:span text:style-name="T187">(nombre entier entre -200 et 4000m).</text:span></text:p>
        </text:list-item>
        <text:list-item>
          <text:p text:style-name="P531"><text:span text:style-name="T29">Adresse </text:span>: <text:span text:style-name="T174">l’adresse du rucher</text:span></text:p>
        </text:list-item>
        <text:list-item>
          <text:p text:style-name="P424">Ressource</text:p>
        </text:list-item>
        <text:list-item>
          <text:p text:style-name="P425">Commentaire</text:p>
        </text:list-item>
      </text:list>
      <text:h text:style-name="Heading_20_2" text:outline-level="2"><text:bookmark-start text:name="__RefHeading___Toc1558_1905309782"/><text:soft-page-break/>Carte Google<text:bookmark-end text:name="__RefHeading___Toc1558_1905309782"/></text:h>
      <text:p text:style-name="P28">Affiche une carte Google avec des marqueurs à l’emplacement des ruchers.</text:p>
      <text:p text:style-name="P30">Les contrôles :</text:p>
      <text:p text:style-name="P35"><text:span text:style-name="T29">Un clic</text:span> sur le marqueur d’un rucher affiche une popup avec son nom et la liste des ruches. <text:span text:style-name="T93">Si on clique sur le nom, cela affiche une carte Google des ruches du rucher.</text:span></text:p>
      <text:p text:style-name="P30"><text:span text:style-name="T29">Recherche </text:span>: <text:span text:style-name="T89">tapez quelques lettres du nom d’un rucher puis Entrée. La popup du rucher trouvée s’ouvre.</text:span></text:p>
      <text:p text:style-name="P175"><text:span text:style-name="T42">Marqueurs fixes</text:span><text:span text:style-name="T154"> : </text:span><text:span text:style-name="T89">si cette case est dé-cochée, on peut déplacer les ruchers. Attention l</text:span><text:span text:style-name="T155">e déplacement d’un rucher</text:span><text:span text:style-name="T89"> est enregistré dés que l’on relâche le bouton de la souris. </text:span><text:span text:style-name="T361">Déplacer un rucher ne déplace pas les ruches du rucher.</text:span></text:p>
      <text:p text:style-name="P30"><text:span text:style-name="T89">Les contrôles Google standard</text:span><text:span text:style-name="T90">s</text:span><text:span text:style-name="T89"> : </text:span>Plan, Satellite, Passer en plein écran, Street view, Zoom</text:p>
      <text:h text:style-name="Heading_20_2" text:outline-level="2"><text:bookmark-start text:name="__RefHeading___Toc1560_1905309782"/>Carte IGN<text:bookmark-end text:name="__RefHeading___Toc1560_1905309782"/></text:h>
      <text:p text:style-name="P34"><text:span text:style-name="T88">Affiche une carte </text:span><text:span text:style-name="T91">IGN</text:span><text:span text:style-name="T88"> avec des marqueurs à l’emplacement des ruchers. </text:span><text:span text:style-name="T592">Les marqueurs sont des cercles bleus clair pour les ruchers sans ruche et jaune sinon.</text:span></text:p>
      <text:p text:style-name="P31">Les contrôles :</text:p>
      <text:p text:style-name="P31"><text:span text:style-name="T29">?</text:span> : <text:span text:style-name="T94">affiche de l’aide</text:span></text:p>
      <text:p text:style-name="P36"><text:span text:style-name="T32">D</text:span><text:span text:style-name="T30">ouble</text:span><text:span text:style-name="T31"> clic</text:span><text:span text:style-name="T92"> sur le marqueur d’un rucher affiche une popup avec son nom et la liste des ruches. </text:span><text:span text:style-name="T93">Si on clique sur le nom, cela affiche une carte </text:span><text:span text:style-name="T94">IGN</text:span><text:span text:style-name="T93"> des ruches du rucher.</text:span></text:p>
      <text:p text:style-name="P37"><text:span text:style-name="T29">Clic</text:span> sur le marqueur d’un rucher pour le sélectionner, puis clic pour le déplacer <text:span text:style-name="T188">(seulement si la case "Marqueurs fixes" est décochée)</text:span>. Clic sur le fond de carte pour désélectionner le marqueur.</text:p>
      <text:p text:style-name="P31"><text:span text:style-name="T29">Recherche </text:span>: <text:span text:style-name="T89">tapez quelques lettres du nom d’un rucher puis Entrée. La popup du rucher trouvée s’ouvre.</text:span></text:p>
      <text:p text:style-name="P33"><text:span text:style-name="T29">Marqueurs fixes</text:span> : <text:span text:style-name="T89">si cette case est dé-cochée, on peut déplacer les ruchers. Attention l</text:span><text:span text:style-name="T155">e déplacement d’un rucher</text:span><text:span text:style-name="T89"> est enregistré d</text:span><text:span text:style-name="T231">è</text:span><text:span text:style-name="T89">s que l’on relâche le bouton de la souris. </text:span><text:span text:style-name="T361">Déplacer un rucher ne déplace pas les ruches du rucher.</text:span></text:p>
      <text:p text:style-name="P37">Les contrôles des cartes IGN <text:span text:style-name="T334">(pour en savoir plus voir </text:span><text:span text:style-name="T334"><text:bookmark-ref text:reference-format="chapter" text:ref-name="__RefNumPara__5038_3822915612">11.1</text:bookmark-ref></text:span><text:span text:style-name="T334">)</text:span> :</text:p>
      <text:p text:style-name="P39">Zoom,</text:p>
      <text:p text:style-name="P39">Bascule en plein écran</text:p>
      <text:p text:style-name="P41">Gestion de couches : </text:p>
      <text:list text:style-name="L45">
        <text:list-item>
          <text:p text:style-name="P534"><text:span text:style-name="T184">Ruche</text:span><text:span text:style-name="T192">r</text:span><text:span text:style-name="T184">s : </text:span><text:span text:style-name="T191">les ruche</text:span><text:span text:style-name="T192">r</text:span><text:span text:style-name="T191">s</text:span><text:span text:style-name="T184">,</text:span></text:p>
        </text:list-item>
        <text:list-item>
          <text:p text:style-name="P534"><text:span text:style-name="T193">Parcelles cadastrales ,</text:span><text:span text:style-name="T184"> </text:span></text:p>
        </text:list-item>
        <text:list-item>
          <text:p text:style-name="P535"><text:span text:style-name="T184">P</text:span><text:span text:style-name="T157">hotographies aériennes, </text:span></text:p>
        </text:list-item>
        <text:list-item>
          <text:p text:style-name="P535"><text:span text:style-name="T184">C</text:span><text:span text:style-name="T157">arte IGN.</text:span></text:p>
        </text:list-item>
      </text:list>
      <text:p text:style-name="P118">Calculer un profil : <text:span text:style-name="T236">affiche le profil altimétrique d’un tracé à saisir sur la carte</text:span></text:p>
      <text:p text:style-name="P118"><text:soft-page-break/>Mesurer une distance, une surface, un azimut. </text:p>
      <text:p text:style-name="P118">Calcul d’itinéraire. </text:p>
      <text:p text:style-name="P118">Altitude d’un point.</text:p>
      <text:h text:style-name="Heading_20_2" text:outline-level="2"><text:bookmark-start text:name="__RefHeading___Toc1562_1905309782"/>Carte OpenStreetMap<text:bookmark-end text:name="__RefHeading___Toc1562_1905309782"/></text:h>
      <text:p text:style-name="P297"><text:span text:style-name="T88">Affiche une carte </text:span><text:span text:style-name="T95">OpenStreetMap</text:span><text:span text:style-name="T88"> avec des marqueurs à l’emplacement des ruchers. </text:span><text:span text:style-name="T592">Les marqueurs sont des cercles bleus clair pour les ruchers sans ruche et jaune sinon.</text:span></text:p>
      <text:p text:style-name="P32">Les contrôles :</text:p>
      <text:p text:style-name="P32"><text:span text:style-name="T29">?</text:span> : <text:span text:style-name="T94">affiche de l’aide</text:span></text:p>
      <text:p text:style-name="P43"><text:span text:style-name="T32">D</text:span><text:span text:style-name="T30">ouble</text:span><text:span text:style-name="T31"> clic</text:span><text:span text:style-name="T92"> sur le marqueur d’un rucher affiche une popup avec son nom et la liste des ruches. </text:span><text:span text:style-name="T93">Si on clique sur le nom, cela affiche une carte </text:span><text:span text:style-name="T95">OpenStreetMap</text:span><text:span text:style-name="T93"> des ruches du rucher.</text:span></text:p>
      <text:p text:style-name="P38"><text:span text:style-name="T29">Clic</text:span> sur le marqueur d’un rucher pour le sélectionner, puis clic pour le déplacer <text:span text:style-name="T188">(seulement si la case "Marqueurs fixes" est décochée)</text:span>. Clic sur le fond de carte pour désélectionner le marqueur.</text:p>
      <text:p text:style-name="P32"><text:span text:style-name="T29">Recherche </text:span>: <text:span text:style-name="T89">tapez quelques lettres du nom d’un rucher puis Entrée. La popup du rucher trouvée s’ouvre.</text:span></text:p>
      <text:p text:style-name="P33"><text:span text:style-name="T29">Marqueurs fixes</text:span> : <text:span text:style-name="T89">si cette case est dé-cochée, on peut déplacer les ruchers. Attention l</text:span><text:span text:style-name="T155">e déplacement d’un rucher</text:span><text:span text:style-name="T89"> est enregistré dés que l’on relâche le bouton de la souris. </text:span><text:span text:style-name="T361">Déplacer un rucher ne déplace pas les ruches du rucher.</text:span></text:p>
      <text:p text:style-name="P42">Les contrôles de <text:span text:style-name="T95">la</text:span> carte <text:span text:style-name="T334">(pour en savoir plus voir </text:span><text:span text:style-name="T334"><text:bookmark-ref text:reference-format="chapter" text:ref-name="__RefNumPara__5038_3822915612">11.1</text:bookmark-ref></text:span><text:span text:style-name="T334">)</text:span> :</text:p>
      <text:p text:style-name="P40">Zoom, </text:p>
      <text:p text:style-name="P40">Bascule en plein écran,</text:p>
      <text:p text:style-name="P122"><text:span text:style-name="T157">Gestion de couches : </text:span><text:span text:style-name="T194">Ruchers,</text:span><text:span text:style-name="T157"> </text:span><text:span text:style-name="T184">OpenStreetMap</text:span><text:span text:style-name="T157">, <text:s/></text:span></text:p>
      <text:p text:style-name="P119">Mesurer une distance, une surface, un azimut.</text:p>
      <text:p text:style-name="P120"><text:span text:style-name="T191">Annoter la carte : <text:s/></text:span><text:span text:style-name="T185">voir détail précédemment dans carte IGN.</text:span></text:p>
      <text:h text:style-name="Heading_20_2" text:outline-level="2"><text:bookmark-start text:name="__RefHeading___Toc1564_1905309782"/>Statistiques<text:bookmark-end text:name="__RefHeading___Toc1564_1905309782"/></text:h>
      <text:p text:style-name="P54">Les statistiques de production de miel des ruchers. Les colonnes affichées :</text:p>
      <text:list text:style-name="L46">
        <text:list-item>
          <text:p text:style-name="P536"><text:span text:style-name="T29">Rucher </text:span>: le nom du rucher</text:p>
        </text:list-item>
        <text:list-item>
          <text:p text:style-name="P538"><text:span text:style-name="T29">Actif </text:span>: oui si le rucher est actif, non sinon</text:p>
        </text:list-item>
        <text:list-item>
          <text:p text:style-name="P536"><text:span text:style-name="T29">Récolte </text:span>: le nombre de récoltes effectuées dans ce rucher</text:p>
        </text:list-item>
        <text:list-item>
          <text:p text:style-name="P536"><text:span text:style-name="T29">Total </text:span>: le poids total de miel en kg récolté dans ce rucher</text:p>
        </text:list-item>
        <text:list-item>
          <text:p text:style-name="P536"><text:span text:style-name="T29">Max </text:span>: la récolte max en kg <text:span text:style-name="T624">(lien vers première récolte max trouvée)</text:span></text:p>
        </text:list-item>
        <text:list-item>
          <text:p text:style-name="P537"><text:span text:style-name="T29">Min </text:span>: la récolte min en kg <text:span text:style-name="T624">(lien vers première récolte min trouvée)</text:span></text:p>
        </text:list-item>
        <text:list-item>
          <text:p text:style-name="P536"><text:span text:style-name="T29">Moyen </text:span>: la moyenne par récolte</text:p>
        </text:list-item>
      </text:list>
      <text:p text:style-name="P311"><text:soft-page-break/>Les filtres par colonnes en pied de page permettent par exemple de n’afficher que les ruchers actifs en tapant "oui" dans le champ "Actif".</text:p>
      <text:h text:style-name="P349" text:outline-level="2"><text:bookmark-start text:name="__RefNumPara__7578_75810495"/><text:bookmark-start text:name="__RefHeading___Toc6867_3218336070"/>Transhumances<text:bookmark-end text:name="__RefNumPara__7578_75810495"/><text:bookmark-end text:name="__RefHeading___Toc6867_3218336070"/></text:h>
      <text:p text:style-name="P226"><text:span text:style-name="T282">Affiche tous les événements ajout et retrait de ruches d</text:span><text:span text:style-name="T444">es</text:span><text:span text:style-name="T282"> rucher</text:span><text:span text:style-name="T444">s </text:span><text:span text:style-name="T460">(sauf le dépôt)</text:span><text:span text:style-name="T282"> </text:span><text:span text:style-name="T278">et les ruches présentes</text:span><text:span text:style-name="T282"> dans le rucher </text:span><text:span text:style-name="T281">à la date de ces événements</text:span><text:span text:style-name="T282">.</text:span></text:p>
      <text:p text:style-name="P137">Les événements de même date <text:span text:style-name="T280">(même jour) </text:span>et de même type (Ajout <text:span text:style-name="T389">ou </text:span>Retrait) sont regroupés pour mettre en évidence les transhumances. La case à cocher "<text:span text:style-name="T29">Grouper</text:span>" peut-être décochée pour afficher tous les événements sans regroupement.</text:p>
      <text:p text:style-name="P141">Les champs affichés :</text:p>
      <text:list xml:id="list140932438191474" text:continue-list="list1371258135" text:style-name="L14">
        <text:list-item>
          <text:p text:style-name="P469"><text:span text:style-name="T29">Date </text:span>: la date de l’événement ou du premier événement si la case <text:span text:style-name="T441">"</text:span>Groupe<text:span text:style-name="T441">r"</text:span> est cochée. <text:span text:style-name="T395">En cliquant sur cette date on affiche le détail de l’événement. En cas de regroupement, c’est le détail d’</text:span><text:span text:style-name="T503">un des</text:span><text:span text:style-name="T395"> événement</text:span><text:span text:style-name="T503">s</text:span><text:span text:style-name="T395">.</text:span></text:p>
        </text:list-item>
        <text:list-item>
          <text:p text:style-name="P539"><text:span text:style-name="T29">Rucher </text:span>: le rucher dans lequel les ruches sont ajoutées ou duquel les ruches sont retirées.</text:p>
        </text:list-item>
        <text:list-item>
          <text:p text:style-name="P469"><text:span text:style-name="T29">Type </text:span>: <text:span text:style-name="T442">"</text:span>Ajout<text:span text:style-name="T442">"</text:span> <text:span text:style-name="T442">ou "Retrait" du rucher</text:span>. <text:span text:style-name="T502">Les lignes de type "Ajout" sont colorées en gris.</text:span></text:p>
        </text:list-item>
        <text:list-item>
          <text:p text:style-name="P469"><text:span text:style-name="T29">Dest/Prov</text:span> : Le rucher de destination (retrait) ou la provenance (ajout). Si la case Grouper est cochée, il peut y avoir plusieurs ruchers.</text:p>
        </text:list-item>
        <text:list-item>
          <text:p text:style-name="P540"><text:span text:style-name="T29">Nb </text:span>: <text:span text:style-name="T394">affiché seulement </text:span>si <text:span text:style-name="T443">G</text:span>roupe<text:span text:style-name="T443">r</text:span> <text:span text:style-name="T392">est cochée </text:span><text:span text:style-name="T394">indique</text:span><text:span text:style-name="T281"> </text:span>le nombre de ruches <text:span text:style-name="T281">qui ont été ajoutées ou retirées</text:span></text:p>
        </text:list-item>
        <text:list-item>
          <text:p text:style-name="P469"><text:span text:style-name="T29">Ruche </text:span>: <text:span text:style-name="T393">(</text:span><text:span text:style-name="T390">la ou</text:span><text:span text:style-name="T393">)</text:span><text:span text:style-name="T390"> </text:span>les ruches <text:span text:style-name="T390">(si </text:span><text:span text:style-name="T443">G</text:span><text:span text:style-name="T390">roupe</text:span><text:span text:style-name="T443">r</text:span><text:span text:style-name="T390"> </text:span><text:span text:style-name="T392">est cochée</text:span><text:span text:style-name="T390">)</text:span> qui ont été ajoutées ou retirées</text:p>
        </text:list-item>
        <text:list-item>
          <text:p text:style-name="P469"><text:span text:style-name="T29">Nb </text:span>: le nombre de ruches après le traitement de l’événement ou des événements.</text:p>
        </text:list-item>
        <text:list-item>
          <text:p text:style-name="P469"><text:span text:style-name="T29">État </text:span>: les noms de ruches <text:span text:style-name="T391">présentes </text:span>dans le rucher après le traitement de l’événement ou des événements.</text:p>
        </text:list-item>
      </text:list>
      <text:p text:style-name="P138"><text:span text:style-name="T247">Cet historique peut être incorrect si </text:span><text:span text:style-name="T278">les événements </text:span><text:span text:style-name="T494">A</text:span><text:span text:style-name="T278">jouts ou </text:span><text:span text:style-name="T494">R</text:span><text:span text:style-name="T278">etrait</text:span><text:span text:style-name="T494">s</text:span><text:span text:style-name="T278"> on</text:span><text:span text:style-name="T493">t</text:span><text:span text:style-name="T278"> été modifiés ou supprimés</text:span><text:span text:style-name="T247">. </text:span><text:span text:style-name="T246">Il peut être corrigé en recréant </text:span><text:span text:style-name="T279">ou modifiant</text:span><text:span text:style-name="T246"> ces événements. </text:span><text:span text:style-name="T283">Voir Admin/Tests </text:span><text:span text:style-name="T283"><text:bookmark-ref text:reference-format="chapter" text:ref-name="__RefNumPara__6922_993501421">10.5</text:bookmark-ref></text:span><text:span text:style-name="T283">.</text:span></text:p>
      <text:h text:style-name="Heading_20_2" text:outline-level="2"><text:bookmark-start text:name="__RefHeading___Toc1100_1613789997"/>Détail d'un rucher<text:bookmark-end text:name="__RefHeading___Toc1100_1613789997"/></text:h>
      <text:p text:style-name="Text_20_body">On accède à cette page en cliquant sur le nom d’un <text:span text:style-name="T445">rucher</text:span> (pages liste des ruchers, des ruches ou des essaims, détail d’un essaim…). Elle donne une synthèse de l’état du rucher :</text:p>
      <text:p text:style-name="Text_20_body"><text:span text:style-name="T29">Tableau des caractéristiques du rucher</text:span> :</text:p>
      <text:list text:style-name="L47">
        <text:list-item>
          <text:p text:style-name="P542">Dépôt, <text:tab/>Contact, Adresse, Latitude, Longitude, Altitude, <text:span text:style-name="T405">la Distance </text:span><text:span text:style-name="T450">(en km) </text:span><text:span text:style-name="T405"><text:s/>et le Temps de parcours en voiture du dépôt à ce rucher, </text:span>Ressource, Commentaire</text:p>
        </text:list-item>
        <text:list-item>
          <text:p text:style-name="P542">En cliquant sur la latitude sur un smartphone, cela ouvre une application de cartographie centrée sur les coordonnées du rucher.</text:p>
        </text:list-item>
        <text:list-item>
          <text:p text:style-name="P543">En cliquant sur la Distance cela affiche une page donnant toutes les distances et temps du rucher aux autres ruchers. Les distance à vol d’oiseau sont aussi affichées. <text:span text:style-name="T577">Des boutons permettent de re-calculer les distances, voir </text:span><text:span text:style-name="T577"><text:bookmark-ref text:reference-format="chapter" text:ref-name="__RefNumPara__12171_3448406833">11.5</text:bookmark-ref></text:span><text:span text:style-name="T577">.</text:span></text:p>
        </text:list-item>
      </text:list>
      <text:p text:style-name="Text_20_body"><text:soft-page-break/><text:span text:style-name="T29">Liste des ruches</text:span> :</text:p>
      <text:list text:style-name="L48">
        <text:list-item>
          <text:p text:style-name="P544">Nom, Essaim, <text:span text:style-name="T448">(date d’)</text:span>Acquisition, Poids <text:span text:style-name="T446">(vide)</text:span>, Cadres <text:span text:style-name="T447">(nombre de cadres indiqués dans le dernier événement cadre)</text:span>, <text:span text:style-name="T587">Cadres (nombre, date événement et commentaire), </text:span>Cadre max, Type, <text:span text:style-name="T446">(nombre de) Hausses, </text:span>Commentaire</text:p>
        </text:list-item>
      </text:list>
      <text:p text:style-name="Text_20_body"><text:span text:style-name="T29">Tableau des récoltes du rucher</text:span> :</text:p>
      <text:p text:style-name="P227">Pour chaque récolte :</text:p>
      <text:p text:style-name="P227">Poids <text:span text:style-name="T449">kg (</text:span>de miel récolté<text:span text:style-name="T449">)</text:span>, Nombre de ruches, Poids moyen de miel par ruche</text:p>
      <text:p text:style-name="P117"/>
      <text:p text:style-name="P113"><text:span text:style-name="T114">Les boutons d’action en haut à droite de la page </text:span><text:span text:style-name="T103">détail d’un </text:span><text:span text:style-name="T113">rucher:</text:span></text:p>
      <text:h text:style-name="Heading_20_3" text:outline-level="3"><text:bookmark-start text:name="__RefHeading___Toc3537_3352760186"/>Modifier<text:bookmark-end text:name="__RefHeading___Toc3537_3352760186"/></text:h>
      <text:p text:style-name="Text_20_body">Les champs affichés sont les mêmes que pour la création.</text:p>
      <text:h text:style-name="P374" text:outline-level="3"><text:bookmark-start text:name="__RefHeading___Toc3547_3352760186"/><text:bookmark-start text:name="__RefNumPara__7563_3381710122"/>Carte Google<text:bookmark-end text:name="__RefHeading___Toc3547_3352760186"/><text:bookmark-end text:name="__RefNumPara__7563_3381710122"/></text:h>
      <text:p text:style-name="Text_20_body">Affiche une carte Google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44">Un marqueur blanc indique le point d’entrée dans le rucher, ses coordonnées sont celles du Rucher.</text:p>
      <text:p text:style-name="Text_20_body">Le parcours des ruches le plus court des ruches est dessiné.</text:p>
      <text:p text:style-name="Text_20_body">Les contrôles :</text:p>
      <text:list text:style-name="L49">
        <text:list-item>
          <text:p text:style-name="P546"><text:span text:style-name="T31">Un clic</text:span><text:span text:style-name="T92"> sur le marqueur d’un</text:span><text:span text:style-name="T152">e</text:span><text:span text:style-name="T92"> ruche affiche une popup avec son nom, </text:span><text:span text:style-name="T152">le nom de l’essaim</text:span><text:span text:style-name="T92"> et la liste de</text:span><text:span text:style-name="T152">s hausses</text:span><text:span text:style-name="T92">. </text:span><text:span text:style-name="T93">Si on clique sur le nom </text:span><text:span text:style-name="T152">de la ruche</text:span><text:span text:style-name="T93">, cela affiche </text:span><text:span text:style-name="T152">la page de détail de la ruche. </text:span><text:span text:style-name="T244">Un clic sur le marqueur "Entrée" affiche le nombre de ruches et la longueur du parcours.</text:span></text:p>
        </text:list-item>
        <text:list-item>
          <text:p text:style-name="P546"><text:span text:style-name="T42">Recherche </text:span><text:span text:style-name="T154">: </text:span><text:span text:style-name="T89">tapez </text:span><text:span text:style-name="T152">le</text:span><text:span text:style-name="T89"> nom d’un</text:span><text:span text:style-name="T152">e</text:span><text:span text:style-name="T89"> ruche </text:span><text:span text:style-name="T152">ou d’un essaim</text:span><text:span text:style-name="T89"> puis Entrée. La popup d</text:span><text:span text:style-name="T152">e la</text:span><text:span text:style-name="T89"> ruche trouvée s’ouvre. </text:span><text:span text:style-name="T152">Le nom doit être saisi complètement. La saisie est insensible à la casse.</text:span></text:p>
        </text:list-item>
        <text:list-item>
          <text:p text:style-name="P546"><text:span text:style-name="T42">Marqueurs fixes</text:span><text:span text:style-name="T154"> : </text:span><text:span text:style-name="T89">si cette case est dé-cochée, on peut déplacer les ruches. Attention l</text:span><text:span text:style-name="T153">e déplacement d’une ruche</text:span><text:span text:style-name="T89"> est enregistré dés que l’on relâche le bouton de la souris. </text:span><text:span text:style-name="T362">On peut aussi déplacer l</text:span><text:span text:style-name="T497">e marqueur E</text:span><text:span text:style-name="T362">ntrée ce qui déplacera l’emplacement du rucher.</text:span></text:p>
        </text:list-item>
        <text:list-item>
          <text:p text:style-name="P545">Les contrôles Google standards : Plan, Satellite, Passer en plein écran, Street view, Zoom</text:p>
        </text:list-item>
      </text:list>
      <text:p text:style-name="Text_20_body">Les boutons :</text:p>
      <text:list text:style-name="L50">
        <text:list-item>
          <text:p text:style-name="P547"><text:span text:style-name="T29">Liste des ruches</text:span> du rucher ordonnées suivant le sens du parcours : cela permet de parcourir les ruches du rucher sur le terrain en suivant la les ruches dans la liste.</text:p>
        </text:list-item>
        <text:list-item>
          <text:p text:style-name="P547"><text:span text:style-name="T29">Liste détaillée des ruches</text:span> du rucher ordonnées suivant le sens du parcours : idem avec plus de détail dans la liste.</text:p>
        </text:list-item>
        <text:list-item>
          <text:p text:style-name="P547"><text:soft-page-break/><text:span text:style-name="T29">Export GPX</text:span> : génère un fichier au format GPX des ruches et du parcours.</text:p>
        </text:list-item>
        <text:list-item>
          <text:p text:style-name="P547"><text:span text:style-name="T29">Export KML</text:span> : génère un fichier au format KML des ruches et du parcours.</text:p>
        </text:list-item>
        <text:list-item>
          <text:p text:style-name="P547"><text:span text:style-name="T29">Re-calculer le parcours des ruches</text:span> : en utilisant un algorithme plus performant mais plus long.</text:p>
        </text:list-item>
        <text:list-item>
          <text:p text:style-name="P547"><text:span text:style-name="T29">Cercles </text:span>: affiche des cercles concentriques au rucher pour matérialiser les distances de butinages. Ces distances sont paramétrables à l’installation de l’application. Leurs valeurs apparaissent quand on survole le bouton Cercles.</text:p>
        </text:list-item>
      </text:list>
      <text:h text:style-name="Heading_20_3" text:outline-level="3"><text:bookmark-start text:name="__RefNumPara__5455_4220975069"/><text:bookmark-start text:name="__RefHeading___Toc3549_3352760186"/><text:span text:style-name="T190">Carte</text:span><text:span text:style-name="T189"> IGN</text:span><text:bookmark-end text:name="__RefNumPara__5455_4220975069"/><text:bookmark-end text:name="__RefHeading___Toc3549_3352760186"/></text:h>
      <text:p text:style-name="Text_20_body">Affiche une carte IGN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44">Un marqueur blanc indique le point d’entrée dans le rucher, ses coordonnées sont celles du Rucher.</text:p>
      <text:p text:style-name="P245">Le parcours des ruches le plus court des ruches est dessiné.</text:p>
      <text:p text:style-name="Text_20_body">Les contrôles :</text:p>
      <text:list text:style-name="L51">
        <text:list-item>
          <text:p text:style-name="P549"><text:span text:style-name="T42">?</text:span><text:span text:style-name="T154"> : </text:span><text:span text:style-name="T94">affiche de l’aide</text:span></text:p>
        </text:list-item>
        <text:list-item>
          <text:p text:style-name="P550"><text:span text:style-name="T32">D</text:span><text:span text:style-name="T30">ouble</text:span><text:span text:style-name="T31"> clic</text:span><text:span text:style-name="T92"> sur le marqueur d’un</text:span><text:span text:style-name="T156">e</text:span><text:span text:style-name="T92"> ruche affiche une popup avec son nom, </text:span><text:span text:style-name="T152">le nom de l’essaim</text:span><text:span text:style-name="T92"> et la liste de</text:span><text:span text:style-name="T152">s hausses</text:span><text:span text:style-name="T92">. </text:span><text:span text:style-name="T93">Si on clique sur le nom </text:span><text:span text:style-name="T152">de la ruche</text:span><text:span text:style-name="T93">, cela affiche </text:span><text:span text:style-name="T152">la page de détail de la ruche. </text:span><text:span text:style-name="T244">Un clic sur le marqueur "Entrée" affiche le nombre de ruches et la longueur du parcours.</text:span></text:p>
        </text:list-item>
        <text:list-item>
          <text:p text:style-name="P549"><text:span text:style-name="T32">Clic</text:span><text:span text:style-name="T157"> sur le marqueur d’un</text:span><text:span text:style-name="T156">e</text:span><text:span text:style-name="T157"> ruche pour l</text:span><text:span text:style-name="T156">a</text:span><text:span text:style-name="T157"> sélectionner, puis clic pour le déplacer </text:span><text:span text:style-name="T188">(seulement si la case "Marqueurs fixes" est décochée)</text:span><text:span text:style-name="T157">. Clic sur le fond de carte pour désélectionner le marqueur.</text:span></text:p>
        </text:list-item>
        <text:list-item>
          <text:p text:style-name="P552"><text:span text:style-name="T29">Clic droit</text:span> sur une annotation pour afficher sa description</text:p>
        </text:list-item>
        <text:list-item>
          <text:p text:style-name="P549"><text:span text:style-name="T42">Recherche </text:span><text:span text:style-name="T154">: <text:s/></text:span><text:span text:style-name="T89">tapez </text:span><text:span text:style-name="T152">le</text:span><text:span text:style-name="T89"> nom d’un</text:span><text:span text:style-name="T152">e</text:span><text:span text:style-name="T89"> ruche </text:span><text:span text:style-name="T152">ou d’un essaim</text:span><text:span text:style-name="T89"> puis Entrée. La popup d</text:span><text:span text:style-name="T152">e la</text:span><text:span text:style-name="T89"> ruche trouvée s’ouvre. </text:span><text:span text:style-name="T152">Le nom doit être saisi complètement. La saisie est insensible à la casse.</text:span></text:p>
        </text:list-item>
        <text:list-item>
          <text:p text:style-name="P551"><text:span text:style-name="T42">Marqueurs fixes</text:span><text:span text:style-name="T154"> : </text:span><text:span text:style-name="T89">si cette case est dé-cochée, on peut déplacer les ruches. Attention l</text:span><text:span text:style-name="T153">e déplacement d’une ruche</text:span><text:span text:style-name="T89"> est enregistré dés que l’on relâche le bouton de la souris. </text:span><text:span text:style-name="T362">On peut aussi déplacer l’entrée ce qui déplacera l’emplacement du rucher.</text:span></text:p>
        </text:list-item>
        <text:list-item>
          <text:p text:style-name="P553">Les contrôles des cartes IGN <text:span text:style-name="T334">(pour en savoir plus voir </text:span><text:span text:style-name="T334"><text:bookmark-ref text:reference-format="chapter" text:ref-name="__RefNumPara__5038_3822915612">11.1</text:bookmark-ref></text:span><text:span text:style-name="T334">)</text:span> : </text:p>
          <text:list>
            <text:list-item>
              <text:p text:style-name="P548">Zoom, <text:s/></text:p>
            </text:list-item>
            <text:list-item>
              <text:p text:style-name="P548">Bascule en plein écran,</text:p>
            </text:list-item>
            <text:list-item>
              <text:p text:style-name="P548">Gestion des couches :</text:p>
              <text:list>
                <text:list-item>
                  <text:p text:style-name="P548">Dessin : les objets dessinés avec "Annoter la carte",</text:p>
                </text:list-item>
                <text:list-item>
                  <text:p text:style-name="P548"><text:soft-page-break/>Cercles : les cercles de distance de butinage,</text:p>
                </text:list-item>
                <text:list-item>
                  <text:p text:style-name="P548">Parcours : le dessin du parcours des ruches,</text:p>
                </text:list-item>
                <text:list-item>
                  <text:p text:style-name="P548">Ruches,</text:p>
                </text:list-item>
                <text:list-item>
                  <text:p text:style-name="P548">Parcelles cadastrales,</text:p>
                </text:list-item>
                <text:list-item>
                  <text:p text:style-name="P548">Carte IGN, </text:p>
                </text:list-item>
                <text:list-item>
                  <text:p text:style-name="P548">Photographies aériennes</text:p>
                </text:list-item>
              </text:list>
            </text:list-item>
            <text:list-item>
              <text:p text:style-name="P548">Calculer un profil, </text:p>
            </text:list-item>
            <text:list-item>
              <text:p text:style-name="P548">Mesurer une distance, une surface, un azimut. </text:p>
            </text:list-item>
            <text:list-item>
              <text:p text:style-name="P548">Altitude d’un point.</text:p>
            </text:list-item>
            <text:list-item>
              <text:p text:style-name="P548">Annoter la carte : permet de dessiner des marqueurs, des polylignes et des polygones avec un texte de description. V<text:span text:style-name="T511">oir </text:span><text:span text:style-name="T511"><text:bookmark-ref text:reference-format="chapter" text:ref-name="__RefNumPara__7394_2659094818">11.7</text:bookmark-ref></text:span><text:span text:style-name="T511">.</text:span></text:p>
            </text:list-item>
          </text:list>
        </text:list-item>
      </text:list>
      <text:p text:style-name="Text_20_body">Les boutons</text:p>
      <text:list text:style-name="L52">
        <text:list-item>
          <text:p text:style-name="P557"><text:span text:style-name="T29">Rapprocher les ruches trop éloignées</text:span> : rapproche les ruches qui sont à plus de 200m de l’entrée du rucher. Les ruches rapprochées sont placées aléatoirement à 10m de l’entrée. <text:span text:style-name="T498">Ces valeurs sont paramétrables dans la configuration du logiciel.</text:span></text:p>
        </text:list-item>
        <text:list-item>
          <text:p text:style-name="P557">Les deux boutons de<text:span text:style-name="T29"> liste et liste détaillée des ruches</text:span> du rucher ordonnées suivant le sens du parcours. <text:span text:style-name="T545">Ce sont les mêmes listes que les listes du menu Ruches mais limitées au ruches d’un rucher. Voir </text:span><text:span text:style-name="T545"><text:bookmark-ref text:reference-format="chapter" text:ref-name="__RefNumPara__8220_678264368">2.1</text:bookmark-ref></text:span><text:span text:style-name="T545"><text:s/>et </text:span><text:span text:style-name="T545"><text:bookmark-ref text:reference-format="chapter" text:ref-name="__RefNumPara__8222_678264368">2.6</text:bookmark-ref></text:span><text:span text:style-name="T545"><text:s/>pour le détail des colonnes affichées.</text:span></text:p>
        </text:list-item>
        <text:list-item>
          <text:p text:style-name="P557"><text:span text:style-name="T29">Export GPX</text:span> : génère un fichier au format GPX des ruches et du parcours.</text:p>
        </text:list-item>
        <text:list-item>
          <text:p text:style-name="P557"><text:span text:style-name="T29">Export KML</text:span> : génère un fichier au format KML des ruches et du parcours.</text:p>
        </text:list-item>
        <text:list-item>
          <text:p text:style-name="P557"><text:span text:style-name="T29">Re-calculer le parcours des ruches</text:span> : en utilisant un algorithme plus performant mais plus long.</text:p>
        </text:list-item>
        <text:list-item>
          <text:p text:style-name="P558"><text:span text:style-name="T29">Géolocalisation </text:span>: voir annexe <text:bookmark-ref text:reference-format="chapter" text:ref-name="__RefNumPara__8142_3166814798">11.8</text:bookmark-ref></text:p>
        </text:list-item>
      </text:list>
      <text:p text:style-name="Text_20_body">La couche Cercles affiche des cercles concentriques au rucher pour matérialiser les distances de butinages. Ces distances sont paramétrables à l’installation de l’application. Leurs valeurs apparaissent quand on <text:span text:style-name="T360">clique sur l’icône information de </text:span>la couche Cercles dans le gestionnaire de couches (en haut à droite de la carte).</text:p>
      <text:h text:style-name="Heading_20_3" text:outline-level="3"><text:bookmark-start text:name="__RefHeading___Toc3551_3352760186"/><text:bookmark-start text:name="__RefNumPara__7565_3381710122"/><text:span text:style-name="T190">Carte </text:span><text:span text:style-name="T189">OpenStreetMap</text:span><text:bookmark-end text:name="__RefHeading___Toc3551_3352760186"/><text:bookmark-end text:name="__RefNumPara__7565_3381710122"/></text:h>
      <text:p text:style-name="Text_20_body">Affiche une carte OpenStreetMap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244">Un marqueur blanc indique le point d’entrée dans le rucher, ses coordonnées sont celles du Rucher.</text:p>
      <text:p text:style-name="P245">Le parcours <text:span text:style-name="T245">des ruches</text:span> le plus court des ruches est dessiné.</text:p>
      <text:p text:style-name="P29"><text:soft-page-break/>Les contrôles :</text:p>
      <text:list text:style-name="L53">
        <text:list-item>
          <text:p text:style-name="P560"><text:span text:style-name="T42">?</text:span><text:span text:style-name="T154"> : </text:span><text:span text:style-name="T94">affiche de l’aide</text:span></text:p>
        </text:list-item>
        <text:list-item>
          <text:p text:style-name="P561"><text:span text:style-name="T32">D</text:span><text:span text:style-name="T30">ouble</text:span><text:span text:style-name="T31"> clic</text:span><text:span text:style-name="T92"> sur le marqueur d’un</text:span><text:span text:style-name="T156">e</text:span><text:span text:style-name="T92"> ruche affiche une popup avec son nom, </text:span><text:span text:style-name="T152">le nom de l’essaim</text:span><text:span text:style-name="T92"> et la liste de</text:span><text:span text:style-name="T152">s hausses</text:span><text:span text:style-name="T92">. </text:span><text:span text:style-name="T93">Si on clique sur le nom </text:span><text:span text:style-name="T152">de la ruche</text:span><text:span text:style-name="T93">, cela affiche </text:span><text:span text:style-name="T152">la page de détail de la ruche. </text:span><text:span text:style-name="T244">Un clic sur le marqueur "Entrée" affiche le nombre de ruches et la longueur du parcours.</text:span></text:p>
        </text:list-item>
        <text:list-item>
          <text:p text:style-name="P560"><text:span text:style-name="T32">Clic</text:span><text:span text:style-name="T157"> sur le marqueur d’un</text:span><text:span text:style-name="T156">e</text:span><text:span text:style-name="T157"> ruche pour l</text:span><text:span text:style-name="T156">a</text:span><text:span text:style-name="T157"> sélectionner, puis clic pour le déplacer </text:span><text:span text:style-name="T188">(seulement si la case "Marqueurs fixes" est décochée)</text:span><text:span text:style-name="T157">. Clic sur le fond de carte pour désélectionner le marqueur.</text:span></text:p>
        </text:list-item>
        <text:list-item>
          <text:p text:style-name="P426">Clic droit <text:span text:style-name="T121">sur une annotation pour afficher sa description</text:span></text:p>
        </text:list-item>
        <text:list-item>
          <text:p text:style-name="P560"><text:span text:style-name="T42">Recherche </text:span><text:span text:style-name="T154">: <text:s/></text:span><text:span text:style-name="T89">tapez </text:span><text:span text:style-name="T152">le</text:span><text:span text:style-name="T89"> nom d’un</text:span><text:span text:style-name="T152">e</text:span><text:span text:style-name="T89"> ruche </text:span><text:span text:style-name="T152">ou d’un essaim</text:span><text:span text:style-name="T89"> puis Entrée. La popup d</text:span><text:span text:style-name="T152">e la</text:span><text:span text:style-name="T89"> ruche trouvée s’ouvre. </text:span><text:span text:style-name="T152">Le nom doit être saisi complètement. La saisie est insensible à la casse.</text:span></text:p>
        </text:list-item>
        <text:list-item>
          <text:p text:style-name="P562"><text:span text:style-name="T42">Marqueurs fixes</text:span><text:span text:style-name="T154"> : </text:span><text:span text:style-name="T89">si cette case est dé-cochée, on peut déplacer les ruches. Attention l</text:span><text:span text:style-name="T153">e déplacement d’une ruche</text:span><text:span text:style-name="T89"> est enregistré d</text:span><text:span text:style-name="T232">è</text:span><text:span text:style-name="T89">s que l’on relâche le bouton de la souris. </text:span><text:span text:style-name="T362">On peut aussi déplacer l’entrée ce qui déplacera l’emplacement du rucher.</text:span></text:p>
        </text:list-item>
      </text:list>
      <text:p text:style-name="P165"><text:span text:style-name="T157">Les contrôles des cartes </text:span><text:span text:style-name="T158">OSM </text:span><text:span text:style-name="T334">(pour en savoir plus voir </text:span><text:span text:style-name="T334"><text:bookmark-ref text:reference-format="chapter" text:ref-name="__RefNumPara__5038_3822915612">11.1</text:bookmark-ref></text:span><text:span text:style-name="T334">)</text:span><text:span text:style-name="T158"> :</text:span><text:span text:style-name="T157"> </text:span></text:p>
      <text:list text:style-name="L54">
        <text:list-item>
          <text:p text:style-name="P563">Zoom, <text:s/></text:p>
        </text:list-item>
        <text:list-item>
          <text:p text:style-name="P563">Bascule en plein écran, </text:p>
        </text:list-item>
        <text:list-item>
          <text:p text:style-name="P563">Gestion de couches (Dessin, Cercles, Parcours, Ruches, OpenStreetMap), <text:s/></text:p>
        </text:list-item>
        <text:list-item>
          <text:p text:style-name="P563">Mesurer une distance, une surface, un azimut.</text:p>
        </text:list-item>
        <text:list-item>
          <text:p text:style-name="P564">Annoter la carte : Annoter la carte : permet de dessiner des marqueurs, des polylignes et des polygones avec un texte de description. V<text:span text:style-name="T511">oir </text:span><text:span text:style-name="T511"><text:bookmark-ref text:reference-format="chapter" text:ref-name="__RefNumPara__7394_2659094818">11.7</text:bookmark-ref></text:span><text:span text:style-name="T511">.</text:span></text:p>
        </text:list-item>
      </text:list>
      <text:p text:style-name="Text_20_body">Les boutons</text:p>
      <text:list text:style-name="L55">
        <text:list-item>
          <text:p text:style-name="P565"><text:span text:style-name="T29">Rapprocher les ruches trop éloignées</text:span> : rapproche les ruches qui sont à plus de 200m de l’entrée du rucher. Les ruches rapprochées sont placées aléatoirement à 10m de l’entrée. <text:span text:style-name="T498">Ces valeurs sont paramétrables dans la configuration du logiciel.</text:span></text:p>
        </text:list-item>
        <text:list-item>
          <text:p text:style-name="P565">Les deux boutons de <text:span text:style-name="T29">liste et liste détaillée des ruches </text:span>du rucher ordonnées suivant le sens du parcours.</text:p>
        </text:list-item>
        <text:list-item>
          <text:p text:style-name="P565"><text:span text:style-name="T29">Export PNG </text:span>: génère un fichier au format PNG de la carte</text:p>
        </text:list-item>
        <text:list-item>
          <text:p text:style-name="P565"><text:span text:style-name="T29">Export GPX </text:span>: génère un fichier au format GPX des ruches et du parcours.</text:p>
        </text:list-item>
        <text:list-item>
          <text:p text:style-name="P565"><text:span text:style-name="T29">Export KML</text:span> : génère un fichier au format KML des ruches et du parcours.</text:p>
        </text:list-item>
        <text:list-item>
          <text:p text:style-name="P565"><text:span text:style-name="T29">Re-calculer le parcours des ruches</text:span> : en utilisant un algorithme plus performant mais plus long.</text:p>
        </text:list-item>
        <text:list-item>
          <text:p text:style-name="P565"><text:span text:style-name="T29">Export PDF</text:span> : génère un fichier au format PDF de la carte. Les dimensions (A4/A3) et la résolution (72, 150 ou 300dpi) sont réglables.</text:p>
        </text:list-item>
        <text:list-item>
          <text:p text:style-name="P559"><text:span text:style-name="T29">Géolocalisation </text:span>: voir annexe <text:bookmark-ref text:reference-format="chapter" text:ref-name="__RefNumPara__8142_3166814798">11.8</text:bookmark-ref></text:p>
        </text:list-item>
      </text:list>
      <text:p text:style-name="Text_20_body"><text:soft-page-break/>Couche cercles comme pour la carte IGN<text:span text:style-name="T24"> </text:span><text:span text:style-name="T25">(</text:span><text:span text:style-name="T25"><text:bookmark-ref text:reference-format="chapter" text:ref-name="__RefNumPara__5455_4220975069">6.8.3</text:bookmark-ref></text:span><text:span text:style-name="T25">)</text:span><text:span text:style-name="T24">.</text:span></text:p>
      <text:h text:style-name="P375" text:outline-level="3"><text:bookmark-start text:name="__RefHeading___Toc3541_3352760186"/>Météo<text:bookmark-end text:name="__RefHeading___Toc3541_3352760186"/></text:h>
      <text:p text:style-name="P131">La météo du rucher (OpenWeatherMap)</text:p>
      <text:list text:style-name="L56">
        <text:list-item>
          <text:list>
            <text:list-item>
              <text:p text:style-name="P566"><text:span text:style-name="T29">Aujourd’hui</text:span> : les valeurs de la journée, température, humidité, point de rosée, pression, température ressentie, index uv, vitesse et direction du vent, rafales, description du ciel, % de couverture de nuages, visibilité, volume de pluie, de neige sur la dernière heure, heure de lever et coucher du soleil et de la lune, phase de la lune.</text:p>
            </text:list-item>
            <text:list-item>
              <text:p text:style-name="P566"><text:span text:style-name="T29">Température et pression</text:span> : une courbe des températures et des pressions sur deux jours</text:p>
            </text:list-item>
            <text:list-item>
              <text:p text:style-name="P566"><text:span text:style-name="T29">Prévisions </text:span>: sur huit jours</text:p>
            </text:list-item>
            <text:list-item>
              <text:p text:style-name="P566"><text:span text:style-name="T29">Historique </text:span>: des cinq jours précédents</text:p>
            </text:list-item>
          </text:list>
        </text:list-item>
      </text:list>
      <text:h text:style-name="P375" text:outline-level="3"><text:bookmark-start text:name="__RefHeading___Toc3543_3352760186"/><text:bookmark-start text:name="__RefNumPara__5288_958657291"/>Ajouter des ruches<text:bookmark-end text:name="__RefHeading___Toc3543_3352760186"/><text:bookmark-end text:name="__RefNumPara__5288_958657291"/></text:h>
      <text:p text:style-name="P131">Affiche la page "Ajout de ruches" : </text:p>
      <text:list text:style-name="L57">
        <text:list-item>
          <text:p text:style-name="P567">un premier tableau affiche les ruches déjà présentes dans le rucher,</text:p>
        </text:list-item>
        <text:list-item>
          <text:p text:style-name="P567">un deuxième tableau affiche les autres ruches. Ses lignes peuvent être sélectionnées en cliquant dedans, puis le bouton "<text:span text:style-name="T29">Ajouter des ruches</text:span>" permet d’ajouter ces ruches au rucher. Un formulaire permet de saisir la date ainsi qu’un commentaire pour les événements "Ajout de ruches" qui seront créés.</text:p>
        </text:list-item>
      </text:list>
      <text:p text:style-name="P91">Les ruches ajoutées </text:p>
      <text:list text:style-name="L58">
        <text:list-item>
          <text:p text:style-name="P568">sont affectées au rucher</text:p>
        </text:list-item>
        <text:list-item>
          <text:p text:style-name="P568">dispersées dans le rucher (il faudra les placer plus précisément sur une des cartes du rucher)</text:p>
        </text:list-item>
        <text:list-item>
          <text:p text:style-name="P568">et un événement ajout dans ce rucher est créé.</text:p>
        </text:list-item>
      </text:list>
      <text:p text:style-name="Text_20_body">Pour enlever des ruches ce n’est pas ici ! Il faut aller dans le rucher destination et les y ajouter.</text:p>
      <text:h text:style-name="P375" text:outline-level="3"><text:bookmark-start text:name="__RefHeading___Toc3539_3352760186"/>Supprimer<text:bookmark-end text:name="__RefHeading___Toc3539_3352760186"/></text:h>
      <text:p text:style-name="P279">Cette commande permet de supprimer un rucher qui vient d’être créé.</text:p>
      <text:p text:style-name="P278">Si le rucher n’est plus utilisé, il est préférable de l’inactiver plutôt que de le supprimer.</text:p>
      <text:p text:style-name="P278">La suppression sera refusée si le rucher :</text:p>
      <text:list text:style-name="L59">
        <text:list-item>
          <text:p text:style-name="P569">est le dépôt</text:p>
        </text:list-item>
        <text:list-item>
          <text:p text:style-name="P569">est référencé dans une récolte</text:p>
        </text:list-item>
        <text:list-item>
          <text:p text:style-name="P570">est référencé par des événements</text:p>
        </text:list-item>
        <text:list-item>
          <text:p text:style-name="P569">contient des ruches</text:p>
        </text:list-item>
      </text:list>
      <text:h text:style-name="Heading_20_3" text:outline-level="3"><text:bookmark-start text:name="__RefHeading___Toc3553_3352760186"/><text:span text:style-name="T213">Liste de é</text:span><text:span text:style-name="T200">vénements</text:span><text:bookmark-end text:name="__RefHeading___Toc3553_3352760186"/></text:h>
      <text:p text:style-name="Text_20_body">Affiche la liste des événements qui référencent ce rucher.</text:p>
      <text:h text:style-name="Heading_20_3" text:outline-level="3"><text:bookmark-start text:name="__RefHeading___Toc3555_3352760186"/><text:soft-page-break/>Création <text:span text:style-name="T214">d’un événement commentaire</text:span><text:bookmark-end text:name="__RefHeading___Toc3555_3352760186"/></text:h>
      <text:p text:style-name="Text_20_body">Saisir la date et le commentaire dans le formulaire.</text:p>
      <text:p text:style-name="Text_20_body">Vous pouvez utiliser ce type d’événement pour noter une tâche à exécuter pour ce rucher à une date future. Voir l’annexe <text:bookmark-ref text:reference-format="chapter" text:ref-name="__RefNumPara__5490_2176436653">11.3</text:bookmark-ref><text:s/>pour plus d’informations sur ces notifications.</text:p>
      <text:h text:style-name="P376" text:outline-level="3"><text:bookmark-start text:name="__RefNumPara__7580_75810495"/><text:bookmark-start text:name="__RefHeading___Toc3834_3476563104"/>Transhumances<text:bookmark-end text:name="__RefNumPara__7580_75810495"/><text:bookmark-end text:name="__RefHeading___Toc3834_3476563104"/></text:h>
      <text:p text:style-name="P134"><text:span text:style-name="T282">Affiche tous les événements ajout et retrait de ruches dans ce rucher </text:span><text:span text:style-name="T278">et les ruches présentes</text:span><text:span text:style-name="T282"> dans le rucher </text:span><text:span text:style-name="T281">à la date de ces événements</text:span><text:span text:style-name="T282">.</text:span></text:p>
      <text:p text:style-name="P135">Les événements de même date <text:span text:style-name="T280">(même jour) </text:span>et de même type (Ajout <text:span text:style-name="T389">ou </text:span>Retrait) sont regroupés pour mettre en évidence les transhumances. La case à cocher "<text:span text:style-name="T29">Grouper</text:span>" peut-être décochée pour afficher tous les événements sans regroupement.</text:p>
      <text:p text:style-name="P139">Les champs affichés :</text:p>
      <text:list xml:id="list140933565744375" text:continue-list="list140932438191474" text:style-name="L14">
        <text:list-item>
          <text:p text:style-name="P470"><text:span text:style-name="T29">Date </text:span>: la date de l’événement ou du premier événement si la case <text:span text:style-name="T441">"</text:span>Groupe<text:span text:style-name="T441">r"</text:span> est cochée. <text:span text:style-name="T395">En cliquant sur cette date on affiche le détail de l’événement. En cas de regroupement, c’est le détail d’u</text:span><text:span text:style-name="T504">n</text:span><text:span text:style-name="T395"> </text:span><text:span text:style-name="T504">des</text:span><text:span text:style-name="T395"> événement</text:span><text:span text:style-name="T504">s</text:span><text:span text:style-name="T395">.</text:span></text:p>
        </text:list-item>
        <text:list-item>
          <text:p text:style-name="P471"><text:span text:style-name="T29">Type </text:span>: <text:span text:style-name="T442">"</text:span>Ajout<text:span text:style-name="T442">"</text:span> <text:span text:style-name="T442">ou "Retrait" du rucher</text:span>. <text:span text:style-name="T502">Les lignes de type "Ajout" sont colorées en gris.</text:span></text:p>
        </text:list-item>
        <text:list-item>
          <text:p text:style-name="P470"><text:span text:style-name="T29">Dest/Prov</text:span> : Le rucher de destination (retrait) ou la provenance (ajout). Si la case Grouper est cochée, il peut y avoir plusieurs ruchers.</text:p>
        </text:list-item>
        <text:list-item>
          <text:p text:style-name="P541"><text:span text:style-name="T29">Nb </text:span>: <text:span text:style-name="T394">affiché seulement </text:span>si <text:span text:style-name="T443">G</text:span>roupe<text:span text:style-name="T443">r</text:span> <text:span text:style-name="T392">est cochée, </text:span><text:span text:style-name="T394">indique</text:span><text:span text:style-name="T281"> </text:span>le nombre de ruches <text:span text:style-name="T281">qui ont été ajoutées ou retirées</text:span></text:p>
        </text:list-item>
        <text:list-item>
          <text:p text:style-name="P470"><text:span text:style-name="T29">Ruche </text:span>: <text:span text:style-name="T393">(</text:span><text:span text:style-name="T390">la ou</text:span><text:span text:style-name="T393">)</text:span><text:span text:style-name="T390"> </text:span>les ruches <text:span text:style-name="T390">(si </text:span><text:span text:style-name="T443">G</text:span><text:span text:style-name="T390">roupe</text:span><text:span text:style-name="T443">r</text:span><text:span text:style-name="T390"> </text:span><text:span text:style-name="T392">est cochée</text:span><text:span text:style-name="T390">)</text:span> qui ont été ajoutées ou retirées</text:p>
        </text:list-item>
        <text:list-item>
          <text:p text:style-name="P470"><text:span text:style-name="T29">Nb </text:span>: le nombre de ruches après le traitement de l’événement ou des événements.</text:p>
        </text:list-item>
        <text:list-item>
          <text:p text:style-name="P470"><text:span text:style-name="T29">État </text:span>: les noms de ruches <text:span text:style-name="T391">présentes </text:span>dans le rucher après le traitement de l’événement ou des événements.</text:p>
        </text:list-item>
      </text:list>
      <text:p text:style-name="P314"><text:span text:style-name="T247">Cet historique peut être incorrect si </text:span><text:span text:style-name="T278">les dates de</text:span><text:span text:style-name="T492">s</text:span><text:span text:style-name="T278"> événements </text:span><text:span text:style-name="T494">A</text:span><text:span text:style-name="T278">jouts ou </text:span><text:span text:style-name="T494">R</text:span><text:span text:style-name="T278">etrait</text:span><text:span text:style-name="T494">s</text:span><text:span text:style-name="T278"> on</text:span><text:span text:style-name="T492">t</text:span><text:span text:style-name="T278"> été modifié</text:span><text:span text:style-name="T558">e</text:span><text:span text:style-name="T278">s ou supprimé</text:span><text:span text:style-name="T558">e</text:span><text:span text:style-name="T278">s</text:span><text:span text:style-name="T247">. </text:span><text:span text:style-name="T246">Il peut être corrigé en recréant </text:span><text:span text:style-name="T279">ou modifiant</text:span><text:span text:style-name="T246"> ces événements. </text:span><text:span text:style-name="T283">Voir </text:span><text:span text:style-name="T283"><text:bookmark-ref text:reference-format="chapter" text:ref-name="__RefNumPara__6922_993501421">10.5</text:bookmark-ref></text:span></text:p>
      <text:h text:style-name="P377" text:outline-level="3"><text:bookmark-start text:name="__RefHeading___Toc14129_417900955"/>Graphique transhumances<text:bookmark-end text:name="__RefHeading___Toc14129_417900955"/></text:h>
      <text:p text:style-name="P313">Ce graphique affiche la courbe du nombre de ruches dans le rucher et des récoltes en fonction du temps.</text:p>
      <text:p text:style-name="P313">La courbe du nombre de ruches affiche les mêmes informations que le tableau des Transhumances du rucher présenté ci-dessus (<text:bookmark-ref text:reference-format="chapter" text:ref-name="__RefNumPara__7580_75810495">6.8.10</text:bookmark-ref>) sur chacun des points de la courbe :</text:p>
      <text:list text:continue-numbering="true" text:style-name="L14">
        <text:list-item>
          <text:p text:style-name="P571">le nombre de ruches après le traitement des événements <text:span text:style-name="T627">au jour en abscisse</text:span></text:p>
        </text:list-item>
        <text:list-item>
          <text:p text:style-name="P571">les noms de ruches <text:span text:style-name="T391">présentes </text:span>dans le rucher après le traitement des événements </text:p>
        </text:list-item>
        <text:list-item>
          <text:p text:style-name="P472"><text:span text:style-name="T442">"</text:span>Ajout<text:span text:style-name="T442">"</text:span> <text:span text:style-name="T442">ou "Retrait" du rucher</text:span></text:p>
        </text:list-item>
        <text:list-item>
          <text:p text:style-name="P572">le nombre de ruches ajoutées ou retirées</text:p>
        </text:list-item>
        <text:list-item>
          <text:p text:style-name="P472">les ruches qui ont été ajoutées ou retirées</text:p>
        </text:list-item>
      </text:list>
      <text:p text:style-name="P315"><text:soft-page-break/><text:span text:style-name="T626">La courbe des récoltes affiche les mêmes informations que le tableau des Récoltes du rucher sur chacun des points de la courbe : </text:span></text:p>
      <text:list text:style-name="L60">
        <text:list-item>
          <text:p text:style-name="P573"><text:span text:style-name="T627">p</text:span>oids <text:span text:style-name="T449">kg (</text:span>de miel récolté<text:span text:style-name="T449">)</text:span></text:p>
        </text:list-item>
        <text:list-item>
          <text:p text:style-name="P573"><text:span text:style-name="T627">n</text:span>ombre de ruches <text:span text:style-name="T627">ayant fourni du miel pour cette récolte</text:span></text:p>
        </text:list-item>
        <text:list-item>
          <text:p text:style-name="P573"><text:span text:style-name="T627">p</text:span>oids moyen de miel par ruche</text:p>
        </text:list-item>
      </text:list>
      <text:p text:style-name="P325">Pour les contrôles du graphique : zoom, panoramique, légende voir l’annexe <text:bookmark-ref text:reference-format="chapter" text:ref-name="__RefNumPara__14404_1842270800">11.9</text:bookmark-ref>.</text:p>
      <text:h text:style-name="P378" text:outline-level="3"><text:bookmark-start text:name="__RefHeading___Toc8696_3166814798"/>Courbe des poids<text:bookmark-end text:name="__RefHeading___Toc8696_3166814798"/></text:h>
      <text:p text:style-name="P272">Le bouton "<text:span text:style-name="T569">Courbe des poids</text:span>" se trouve en tête de la liste des ruches du rucher.</text:p>
      <text:p text:style-name="P275">Affiche les courbes des poids <text:span text:style-name="T606">en fonction du temps </text:span>de tous les essaims d<text:span text:style-name="T564">es</text:span> ruche<text:span text:style-name="T564">s</text:span> du rucher. Les poids <text:span text:style-name="T564">sont calculés à partir des poids des ruches</text:span> des événements pesée, <text:span text:style-name="T564">diminués du poids de la ruche à vide. Ainsi les poids affichés par les courbes sont comparables.</text:span></text:p>
      <text:p text:style-name="P328">En survolant un point d’une courbe, une fenêtre affiche le nom de l’essaim, la date et le poids (poids ruche – poids ruche vide), le nom de la ruche et le poids total tel qu’indiqué dans l’événement pesée.</text:p>
      <text:p text:style-name="P327">Pour les contrôles du graphique : zoom, panoramique, légende voir l’annexe <text:bookmark-ref text:reference-format="chapter" text:ref-name="__RefNumPara__14404_1842270800">11.9</text:bookmark-ref>.</text:p>
      <text:h text:style-name="P379" text:outline-level="3"><text:bookmark-start text:name="__RefHeading___Toc7781_3017125109"/>Création des événements Pesée<text:bookmark-end text:name="__RefHeading___Toc7781_3017125109"/></text:h>
      <text:p text:style-name="P271">Le bouton "Création des événements Pesée" se trouve en tête de la liste des ruches du rucher.</text:p>
      <text:p text:style-name="P271">Il permet la saisie des poids des ruches du rucher dans un tableau. La date et le commentaire des événements sont identiques pour tous les événements.</text:p>
      <text:p text:style-name="P271">Si un poids d’une ruche est laissé vide, il n’y aura pas d’événement Pesée créé pour cette ruche.</text:p>
      <text:p text:style-name="P271">La date est initialisée à la date de la saisie ou à la date décalée si ce mécanisme a été activé.</text:p>
      <text:p text:style-name="P274">Le tableau affiche :</text:p>
      <text:list text:style-name="L61">
        <text:list-item>
          <text:p text:style-name="P574">le nom de la ruche,</text:p>
        </text:list-item>
        <text:list-item>
          <text:p text:style-name="P574">le poids de la ruche vide,</text:p>
        </text:list-item>
        <text:list-item>
          <text:p text:style-name="P574">un champ permettant la saisie du poids,</text:p>
        </text:list-item>
        <text:list-item>
          <text:p text:style-name="P574">le poids et la date de saisie précédente pour le même essaim (si cet événement existe),</text:p>
        </text:list-item>
        <text:list-item>
          <text:p text:style-name="P574">le nom de l’essaim</text:p>
        </text:list-item>
      </text:list>
      <text:p text:style-name="P249"/>
      <text:h text:style-name="P330" text:outline-level="1"><text:bookmark-start text:name="__RefHeading___Toc1102_1613789997"/>Récoltes<text:bookmark-end text:name="__RefHeading___Toc1102_1613789997"/></text:h>
      <text:p text:style-name="P55">Une récolte consiste en l’extraction du miel d’une série de hausses.</text:p>
      <text:p text:style-name="P55">Les hausses doivent être dans leur situation de production dans le logiciel, c’est à dire sur la ruche <text:span text:style-name="T225">de production</text:span>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84">Après leur affectation à la récolte, les hausses peuvent être enlevées de leurs ruches <text:span text:style-name="T225">et les ruches changées de rucher si elles ont été retirées du rucher de production.</text:span></text:p>
      <text:p text:style-name="P85">Ce suivi de la production permet de connaître la production de miel des essaims et des ruchers.</text:p>
      <text:h text:style-name="Heading_20_2" text:outline-level="2"><text:bookmark-start text:name="__RefHeading___Toc1104_1613789997"/><text:bookmark-start text:name="__RefNumPara__6824_4277074829"/>Liste<text:bookmark-end text:name="__RefHeading___Toc1104_1613789997"/><text:bookmark-end text:name="__RefNumPara__6824_4277074829"/></text:h>
      <text:p text:style-name="P172">La liste peut être exportée au format CSV (tableur) ou PDF, imprimée, triée, filtrée, paginée. Les colonnes peuvent être masquées/affichées. <text:span text:style-name="T354">V</text:span><text:span text:style-name="T305">oir l’annexe </text:span><text:span text:style-name="T305"><text:bookmark-ref text:reference-format="chapter" text:ref-name="__RefNumPara__4764_801375353">11.2</text:bookmark-ref></text:span><text:span text:style-name="T305">.</text:span></text:p>
      <text:p text:style-name="P52"><text:span text:style-name="T10">La liste des </text:span><text:span text:style-name="T115">récoltes</text:span><text:span text:style-name="T10"> affiche les champs suivants :</text:span></text:p>
      <text:list text:style-name="L62">
        <text:list-item>
          <text:p text:style-name="P575"><text:span text:style-name="T29">Date </text:span>: la date de la récolte <text:span text:style-name="T500">(avec heure et minute)</text:span></text:p>
        </text:list-item>
        <text:list-item>
          <text:p text:style-name="P575"><text:span text:style-name="T29">Rucher</text:span><text:span text:style-name="T69">(s)</text:span><text:span text:style-name="T29"> </text:span>: le ou les ruchers dans lesquels les hausses récoltées se trouvaient</text:p>
        </text:list-item>
        <text:list-item>
          <text:p text:style-name="P576"><text:span text:style-name="T29">Type de miel</text:span> : Acacia, Châtaignier, Garrigue, Lavande, Romarin, Thym, Tilleul <text:s/><text:span text:style-name="T500">ou </text:span>Toutes fleurs</text:p>
        </text:list-item>
        <text:list-item>
          <text:p text:style-name="P575"><text:span text:style-name="T29">Poids de miel mis en pot</text:span> : <text:span text:style-name="T116">en kg</text:span></text:p>
        </text:list-item>
        <text:list-item>
          <text:p text:style-name="P427">Commentaire</text:p>
        </text:list-item>
      </text:list>
      <text:h text:style-name="Heading_20_2" text:outline-level="2"><text:bookmark-start text:name="__RefHeading___Toc1106_1613789997"/>Création<text:bookmark-end text:name="__RefHeading___Toc1106_1613789997"/></text:h>
      <text:p text:style-name="P65"><text:span text:style-name="T5">Vous pouvez créer un</text:span><text:span text:style-name="T174">e nouvelle récolte</text:span><text:span text:style-name="T5"> en cliquant sur le "+" dans la liste des </text:span><text:span text:style-name="T174">récoltes</text:span><text:span text:style-name="T5">.</text:span></text:p>
      <text:p text:style-name="P26">Le formulaire de création présente les champs suivants <text:span text:style-name="T474">(</text:span><text:span text:style-name="T501">pour Date et Type de miel, </text:span><text:span text:style-name="T474">voir </text:span><text:span text:style-name="T474"><text:bookmark-ref text:reference-format="chapter" text:ref-name="__RefNumPara__6824_4277074829">7.1</text:bookmark-ref></text:span><text:span text:style-name="T474">)</text:span> :</text:p>
      <text:list text:style-name="L63">
        <text:list-item>
          <text:p text:style-name="P428">Date</text:p>
        </text:list-item>
        <text:list-item>
          <text:p text:style-name="P428">Type de miel</text:p>
        </text:list-item>
        <text:list-item>
          <text:p text:style-name="P577"><text:span text:style-name="T29">Poids de miel</text:span> : <text:span text:style-name="T159">le poids de miel mis en pot. Normalement inconnu au moment de la création. Laisse</text:span><text:span text:style-name="T357">z</text:span><text:span text:style-name="T159"> ce champ vide.</text:span></text:p>
        </text:list-item>
        <text:list-item>
          <text:p text:style-name="P428">Commentaire</text:p>
        </text:list-item>
      </text:list>
      <text:h text:style-name="Heading_20_2" text:outline-level="2"><text:bookmark-start text:name="__RefHeading___Toc2109_1915135085"/>Statistiques production essaim/récolte<text:bookmark-end text:name="__RefHeading___Toc2109_1915135085"/></text:h>
      <text:p text:style-name="P298">Affiche un tableau donnant les productions (poids de miel en kg) de chaque essaim pour chaque récolte. Le total par essaim et le total par récolte sont affichés à droite et en bas du tableau.</text:p>
      <text:p text:style-name="P300">Les essaims actifs et inactifs sont affichés.</text:p>
      <text:p text:style-name="P299"><text:soft-page-break/>Les essaims n’ayant réalisé aucune production ne sont pas affichés. Cliquer sur la case à cocher "Tous" pour les afficher aussi.</text:p>
      <text:p text:style-name="P259">Pour plus de détail sur les récoltes d’un essaim, voir sa page détail qui donne pour chaque récolte le poids de miel et les ruchers.</text:p>
      <text:h text:style-name="Heading_20_2" text:outline-level="2"><text:bookmark-start text:name="__RefHeading___Toc3836_3476563104"/>Statistiques production annuelle<text:bookmark-end text:name="__RefHeading___Toc3836_3476563104"/></text:h>
      <text:p text:style-name="P77">Diagramme à barres verticales <text:span text:style-name="T217">(histogramme) </text:span>donnant pour chaque année le poids de miel en kg :</text:p>
      <text:list text:style-name="L64">
        <text:list-item>
          <text:p text:style-name="P578"><text:span text:style-name="T29">Hausses</text:span>, poids mesuré en pesant les hausses avant et après récolte. <text:span text:style-name="T218">L</text:span><text:span text:style-name="T215">es valeurs sont sur l’axe vertical à </text:span><text:span text:style-name="T490">gauche</text:span><text:span text:style-name="T215">.</text:span></text:p>
        </text:list-item>
        <text:list-item>
          <text:p text:style-name="P578"><text:span text:style-name="T29">Pots</text:span>, poids de miel mis en pot. <text:span text:style-name="T218">L</text:span><text:span text:style-name="T215">es valeurs sont sur l’axe vertical à </text:span><text:span text:style-name="T490">gauche</text:span><text:span text:style-name="T215">.</text:span></text:p>
        </text:list-item>
        <text:list-item>
          <text:p text:style-name="P579"><text:span text:style-name="T29">Hausses/Essaim</text:span>, poids de miel <text:span text:style-name="T550">pesé dans les</text:span> hausse<text:span text:style-name="T550">s</text:span> <text:span text:style-name="T218">rapporté au nombre </text:span><text:span text:style-name="T491">moyen </text:span><text:span text:style-name="T218">d’essaim actifs de l’année</text:span>. <text:span text:style-name="T218">L</text:span><text:span text:style-name="T215">es valeurs sont sur l’axe vertical à droite.</text:span></text:p>
        </text:list-item>
      </text:list>
      <text:p text:style-name="P78">En positionnant le curseur de la souris sur une barre on affiche les poids exacts.</text:p>
      <text:p text:style-name="P78">En cliquant sur un des items de la légende, on masque les barres correspondantes.</text:p>
      <text:h text:style-name="Heading_20_2" text:outline-level="2"><text:bookmark-start text:name="__RefHeading___Toc1108_1613789997"/>Détail d'une récolte<text:bookmark-end text:name="__RefHeading___Toc1108_1613789997"/></text:h>
      <text:p text:style-name="P53"><text:span text:style-name="T83">On accède </text:span><text:span text:style-name="T108">à cette page</text:span><text:span text:style-name="T83"> en cliquant sur le nom d’une </text:span><text:span text:style-name="T117">récolte dans la liste des récoltes</text:span><text:span text:style-name="T9">. </text:span><text:span text:style-name="T100">Elle donne une synthèse de l</text:span><text:span text:style-name="T117">a récolte </text:span><text:span text:style-name="T345">et permet la saisie des hausses de la récolte et de leur poids de miel</text:span><text:span text:style-name="T112"> :</text:span></text:p>
      <text:p text:style-name="P86"><text:span text:style-name="T40">Tableau</text:span><text:span text:style-name="T35"> </text:span><text:span text:style-name="T33">d</text:span><text:span text:style-name="T35">es caractéristiques d</text:span><text:span text:style-name="T41">e</text:span><text:span text:style-name="T39"> </text:span><text:span text:style-name="T41">la récolte :</text:span></text:p>
      <text:list text:style-name="L65">
        <text:list-item>
          <text:p text:style-name="P429">Type de miel<text:span text:style-name="T121"> </text:span><text:span text:style-name="T127">(voir </text:span><text:span text:style-name="T127"><text:bookmark-ref text:reference-format="chapter" text:ref-name="__RefNumPara__6824_4277074829">7.1</text:bookmark-ref></text:span><text:span text:style-name="T127">)</text:span></text:p>
        </text:list-item>
        <text:list-item>
          <text:p text:style-name="P429">Rucher<text:span text:style-name="T570">(s)</text:span></text:p>
        </text:list-item>
        <text:list-item>
          <text:p text:style-name="P580"><text:span text:style-name="T29">Poids de miel hausses</text:span> : <text:span text:style-name="T117">la somme des poids de miel résultants du pesage des hausses </text:span><text:span text:style-name="T346">de la récolte</text:span></text:p>
        </text:list-item>
        <text:list-item>
          <text:p text:style-name="P429">Poids de miel mis en pot</text:p>
        </text:list-item>
        <text:list-item>
          <text:p text:style-name="P429">Commentaire</text:p>
        </text:list-item>
        <text:list-item>
          <text:p text:style-name="P430">Hausses <text:span text:style-name="T121">: le nombre de hausses</text:span></text:p>
        </text:list-item>
        <text:list-item>
          <text:p text:style-name="P580"><text:span text:style-name="T29">Ruches </text:span>: <text:span text:style-name="T117">le nombre de ruches concernées par cette récolte</text:span></text:p>
        </text:list-item>
        <text:list-item>
          <text:p text:style-name="P580"><text:span text:style-name="T29">Poids de miel moyen par ruche :</text:span> <text:span text:style-name="T117">en kg</text:span></text:p>
        </text:list-item>
      </text:list>
      <text:p text:style-name="P114"><text:span text:style-name="T29">Tableau des hausses de la récolte </text:span>:</text:p>
      <text:p text:style-name="P277">Si "Groupées par ruche" est cochées les hausses sont regroupées par ruche avec la somme des poids par ruche indiquée sur une ligne du tableau. Les tris sont alors inactifs. Si la case n’est pas cochée, il n’y a pas de regroupement et les tris par colonnes sont actifs. <text:s/><text:span text:style-name="T588">Le nombre de ruches est affichée dans le titre, suivi éventuellement du nombre de hausses de récoltes incomplètes (sans ruche, essaim ou rucher renseigné).</text:span></text:p>
      <text:list text:style-name="L66">
        <text:list-item>
          <text:p text:style-name="P581"><text:span text:style-name="T29">Icône crayon </text:span><text:span text:style-name="T121">: e</text:span><text:span text:style-name="T144">n cliquant sur ce</text:span><text:span text:style-name="T121">tte icône</text:span><text:span text:style-name="T144">, on accède au formulaire de saisie du poids de cette hausse avant et après récolte. </text:span><text:span text:style-name="T145">Le poids avant doit être supérieur au poids après. Un </text:span><text:soft-page-break/><text:span text:style-name="T145">bouton Plus permet de modifier les champs Essaim, Ruche et Rucher </text:span><text:span text:style-name="T147">pour corriger des données erronées ou incomplètes</text:span><text:span text:style-name="T145">. </text:span></text:p>
        </text:list-item>
        <text:list-item>
          <text:p text:style-name="P582"><text:span text:style-name="T29">Hausse </text:span>: le nom de la hausse récoltée.</text:p>
        </text:list-item>
        <text:list-item>
          <text:p text:style-name="P583"><text:span text:style-name="T29">Ruche </text:span>: le nom de la ruche sur laquelle était cette hausse avant récolte</text:p>
        </text:list-item>
        <text:list-item>
          <text:p text:style-name="P583"><text:span text:style-name="T29">Essaim </text:span>: le nom de l’essaim</text:p>
        </text:list-item>
        <text:list-item>
          <text:p text:style-name="P583"><text:span text:style-name="T29">Rucher </text:span>: le nom du rucher</text:p>
        </text:list-item>
        <text:list-item>
          <text:p text:style-name="P583"><text:span text:style-name="T29">Poids de miel </text:span>: le poids de miel en kg récolté dans cette hausse, <text:span text:style-name="T347">différence entre le </text:span><text:span text:style-name="T348">poids avant et après récolte</text:span></text:p>
        </text:list-item>
        <text:list-item>
          <text:p text:style-name="P583"><text:span text:style-name="T29">Poids avant </text:span><text:span text:style-name="T70">extraction :</text:span> poids de la hausse en kg avant récolte</text:p>
        </text:list-item>
        <text:list-item>
          <text:p text:style-name="P583"><text:span text:style-name="T29">Poids après </text:span><text:span text:style-name="T70">extraction : </text:span>poids de la hausse en kg après récolte</text:p>
        </text:list-item>
      </text:list>
      <text:p text:style-name="P114"/>
      <text:p text:style-name="P115"><text:span text:style-name="T114">Les boutons d’action en haut à droite de la page </text:span><text:span text:style-name="T103">détail d’un</text:span><text:span text:style-name="T118">e récolte :</text:span></text:p>
      <text:h text:style-name="Heading_20_3" text:outline-level="3"><text:bookmark-start text:name="__RefHeading___Toc3780_3476563104"/>Modifier<text:bookmark-end text:name="__RefHeading___Toc3780_3476563104"/></text:h>
      <text:p text:style-name="Text_20_body">Date, Type de miel, Poids de miel, Commentaire</text:p>
      <text:h text:style-name="Heading_20_3" text:outline-level="3"><text:bookmark-start text:name="__RefHeading___Toc3782_3476563104"/>Choix des hausses<text:bookmark-end text:name="__RefHeading___Toc3782_3476563104"/></text:h>
      <text:p text:style-name="Text_20_body">Le premier tableau contient les hausses qui ont été ajoutées à la récolte.</text:p>
      <text:p text:style-name="P288">Le deuxième tableau affiche les hausses qui sont sur des ruches et que l’on peut donc ajouter à la récolte. </text:p>
      <text:p text:style-name="Text_20_body">Pour ajouter ou retirer des hausses à la récolte, cliquer dans les lignes pour les sélectionner puis cliquer sur le lien "Ajouter des hausses" ou "Retirer des hausses".</text:p>
      <text:p text:style-name="Text_20_body">Pour sélectionner ou désélectionner une ligne, cliquer dans une zone de cette ligne qui n’est pas un lien. Vous pouvez cliquer sur une ligne, puis utiliser "Majuscule Clic" pour sélectionner un ensemble de lignes entre ces deux clics (voir <text:bookmark-ref text:reference-format="chapter" text:ref-name="__RefNumPara__4764_801375353">11.2</text:bookmark-ref>).</text:p>
      <text:p text:style-name="Text_20_body">Les hausses sélectionnées seront affichées dans la page détail de la récolte et la saisie des poids de miel se fera en cliquant sur l’<text:span text:style-name="T576">icône crayon</text:span> de ces hausses dans cette page. </text:p>
      <text:p text:style-name="Text_20_body">Ces actions n’ont de sens qu’au moment de la récolte. Les hausses doivent être dans leur état avant récolte, c’est à dire sur la ruche et dans le rucher de production. Ainsi les valeurs mémorisées : essaim et rucher permettront de calculer des statistiques de production.</text:p>
      <text:p text:style-name="P289">Si des hausses ont été enlevées prématurément de leurs ruches de récolte, vous pouvez utiliser la case à cocher "Toutes les hausses". Elle permet d’afficher aussi les hausses que ne sont pas sur des ruches. Pour avoir des statistiques de production des essaims et des ruchers correctes, il faudra compléter manuellement les noms de essaims et des ruchers avec le bouton de modification des hausses de récolte dans la page détail de la récolte.</text:p>
      <text:h text:style-name="P380" text:outline-level="3"><text:bookmark-start text:name="__RefHeading___Toc7239_1261868521"/>Saisie des poids de miel<text:bookmark-end text:name="__RefHeading___Toc7239_1261868521"/></text:h>
      <text:p text:style-name="P257">Permet la saisie en tableau de tous les poids <text:span text:style-name="T525">des hausses</text:span> de la Récolte.</text:p>
      <text:p text:style-name="P258"><text:soft-page-break/>Le poids de miel de la hausse sera calculé par la différence entre le poids de la hausse avant extraction et son poids après extraction.</text:p>
      <text:p text:style-name="P257">Les lignes modifiées par la saisie dans le formulaire sont mises en couleur pour faciliter la saisie.</text:p>
      <text:p text:style-name="P257">Pour chaque hausse, le poids avant récolte doivent être supérieur au poids après récolte. La vérification se fait quand on clique sur Enregistrer.</text:p>
      <text:p text:style-name="P257">Le poids minimum est le poids à vide de la hausse.</text:p>
      <text:h text:style-name="P381" text:outline-level="3"><text:bookmark-start text:name="__RefHeading___Toc3784_3476563104"/>Enlever toutes les hausses de l<text:span text:style-name="T489">eurs Ruches</text:span><text:bookmark-end text:name="__RefHeading___Toc3784_3476563104"/></text:h>
      <text:p text:style-name="Text_20_body">Cette action retire tous les hausses de la récolte de leurs ruches.</text:p>
      <text:p text:style-name="Text_20_body">La date de retrait des hausses est demandée. Cette date sera affectée aux événements retrait des hausses.</text:p>
      <text:p text:style-name="Text_20_body">Des événements <text:span text:style-name="T258">remplissage des hausses à 0</text:span> sont aussi générés. La date de ces événements est la date courante ou la date décalée si on l’a activée.</text:p>
      <text:p text:style-name="Text_20_body">Les commentaires de ces événements indiquent la date de la récolte et le poids de miel récolté dans la hausse <text:span text:style-name="T221">s’il a été saisi avant le retrait.</text:span></text:p>
      <text:p text:style-name="Text_20_body">Si on traite plusieurs lot de hausses retirées de leurs ruches à des dates différentes et que l’on veut avoir des dates de retrait précises, on peut :</text:p>
      <text:list text:style-name="L67">
        <text:list-item>
          <text:p text:style-name="P584">ajouter à la récolte un lot</text:p>
        </text:list-item>
        <text:list-item>
          <text:p text:style-name="P584">mesurer le poids de miel de ces hausses (facultatif mais mieux pour les commentaires des événements)</text:p>
        </text:list-item>
        <text:list-item>
          <text:p text:style-name="P584">retirer toutes les hausses de ce lot de leurs ruches <text:span text:style-name="T258">en indiquant la date de retrait du lot</text:span></text:p>
        </text:list-item>
        <text:list-item>
          <text:p text:style-name="P584"><text:span text:style-name="T258">p</text:span>uis passer au lot suivant.</text:p>
        </text:list-item>
      </text:list>
      <text:p text:style-name="Text_20_body">Il ne faut pas utiliser cette fonctionnalité <text:span text:style-name="T259">de retrait des hausses </text:span>après que les hausses aient été réaffectées à d’<text:span text:style-name="T226">autres</text:span> ruches. Pour éviter des erreurs, son accès est désactivé 30 jours après la récolte.</text:p>
      <text:h text:style-name="P382" text:outline-level="3"><text:bookmark-start text:name="__RefHeading___Toc3788_3476563104"/>Supprimer<text:bookmark-end text:name="__RefHeading___Toc3788_3476563104"/></text:h>
      <text:p text:style-name="Text_20_body"><text:span text:style-name="T204">S</text:span>upprime complètement la récolte et ses hausses de production.</text:p>
      <text:h text:style-name="P383" text:outline-level="3"><text:bookmark-start text:name="__RefHeading___Toc3786_3476563104"/>Statistiques <text:span text:style-name="T204">essaim</text:span><text:bookmark-end text:name="__RefHeading___Toc3786_3476563104"/></text:h>
      <text:p text:style-name="P283"><text:span text:style-name="T204">A</text:span><text:span text:style-name="T119">ffiche un diagramme en camembert indiquant la part de chaque essaim dans la production de miel de la récolte. </text:span><text:span text:style-name="T183">En </text:span><text:span text:style-name="T205">positionnant le curseur de la souris</text:span><text:span text:style-name="T183"> sur un secteur du camembert on affiche le nom de l’essaim, le poids de miel produit et le pourcentage que représente ce poids par rapport à la récolte.</text:span></text:p>
      <text:p text:style-name="P292">En cliquant sur un des items de la légende on enlève le secteur correspondant du camembert.</text:p>
      <text:p text:style-name="P296">Si la récolte a concerné plusieurs ruchers, une liste déroulante permet le limiter le diagramme aux essaims du rucher choisi.</text:p>
      <text:h text:style-name="P384" text:outline-level="3"><text:bookmark-start text:name="__RefHeading___Toc13359_3141829358"/><text:soft-page-break/>Statistiques production<text:bookmark-end text:name="__RefHeading___Toc13359_3141829358"/></text:h>
      <text:p text:style-name="P284">Cette page donne les statistiques de production des essaims qui ont produit des hausses pour cette récolte.</text:p>
      <text:p text:style-name="P284"><text:span text:style-name="T29">Premier tableau</text:span>, les statistiques au niveau des ruchers ayant participé à cette récolte :</text:p>
      <text:list text:style-name="L68">
        <text:list-item>
          <text:p text:style-name="P431">Rucher <text:span text:style-name="T121">: le nom de ce rucher</text:span></text:p>
        </text:list-item>
        <text:list-item>
          <text:p text:style-name="P431">Poids de miel hausses <text:span text:style-name="T121">: le poids de miel produits dans les hausses pour ce rucher</text:span></text:p>
        </text:list-item>
        <text:list-item>
          <text:p text:style-name="P431">Part récolte %<text:span text:style-name="T121">: la part de ce poids dans le poids total de la récolte</text:span></text:p>
        </text:list-item>
        <text:list-item>
          <text:p text:style-name="P431">Moyenne essaim <text:span text:style-name="T121">: la moyenne du poids produit par les essaims</text:span></text:p>
        </text:list-item>
        <text:list-item>
          <text:p text:style-name="P431">Écart type essaims <text:span text:style-name="T121">: l’écart type de ces poids</text:span></text:p>
        </text:list-item>
        <text:list-item>
          <text:p text:style-name="P431">Nb essaims <text:span text:style-name="T121">: le nombre d’essaim de ce rucher pour cette récolte</text:span></text:p>
        </text:list-item>
      </text:list>
      <text:p text:style-name="P284"><text:span text:style-name="T29">Deuxième tableau</text:span><text:span text:style-name="T121">, </text:span><text:span text:style-name="T146">l</text:span><text:span text:style-name="T582">es statistiques de production des essaims </text:span><text:span text:style-name="T583">pour cette récolte :</text:span></text:p>
      <text:list text:continue-list="list140932074048159" text:style-name="L20">
        <text:list-item>
          <text:p text:style-name="P585"><text:span text:style-name="T29">Essaim </text:span><text:span text:style-name="T121">: le nom de l’essaim</text:span></text:p>
        </text:list-item>
        <text:list-item>
          <text:p text:style-name="P432">Rucher <text:span text:style-name="T121">: le nom du rucher de production</text:span></text:p>
        </text:list-item>
        <text:list-item>
          <text:p text:style-name="P432">Poids de miel hausses <text:span text:style-name="T121">: le poids de miel produit dans les hausses de cet essaim</text:span></text:p>
        </text:list-item>
        <text:list-item>
          <text:p text:style-name="P432">Part récolte<text:span text:style-name="T121"> % : la part de ce poids par rapport au poids produit dans la récolte</text:span></text:p>
        </text:list-item>
        <text:list-item>
          <text:p text:style-name="P432">Part rucher<text:span text:style-name="T121"> % : <text:s/>la part de ce poids par rapport au poids produit dans le rucher pour cette récolte</text:span></text:p>
        </text:list-item>
        <text:list-item>
          <text:p text:style-name="P432">Nb hausses <text:span text:style-name="T121">: le nombre de hausses</text:span></text:p>
        </text:list-item>
        <text:list-item>
          <text:p text:style-name="P432">Écart moyenne <text:span text:style-name="T121">: l’écart du poids produit par l’essaim par rapport à la moyenne du rucher pour cette récolte</text:span></text:p>
        </text:list-item>
        <text:list-item>
          <text:p text:style-name="P495"><text:span text:style-name="T29">Note </text:span>: <text:span text:style-name="T581">c’est</text:span> <text:span text:style-name="T581">l’</text:span>écart standardisé par rapport à la moyenne. Un écart pour une récolte est la différence du poids de miel produit par l’essaim avec la moyenne des poids du miel produits par tous les essaims de cette récolte ayant produit dans le même rucher que l’essaim. L’écart standardisé est le rapport de cette différence avec l’écart type de ces poids.</text:p>
        </text:list-item>
      </text:list>
      <text:p text:style-name="P283"/>
      <text:h text:style-name="P330" text:outline-level="1"><text:bookmark-start text:name="__RefHeading___Toc1110_1613789997"/>Événements<text:bookmark-end text:name="__RefHeading___Toc1110_1613789997"/></text:h>
      <text:p text:style-name="Text_20_body">Les événements permettent de mémoriser les actions ou les remarques sur les ruches, ruchers, hausses et essaims.</text:p>
      <text:p text:style-name="Text_20_body">Les types d'événements <text:span text:style-name="T363">que</text:span> <text:span text:style-name="T240">l’on peut créer par les menus des ruches, essaims, hausses et ruchers </text:span>sont :</text:p>
      <text:list text:style-name="L69">
        <text:list-item>
          <text:p text:style-name="P586">pour les ruches : commentaire</text:p>
        </text:list-item>
        <text:list-item>
          <text:p text:style-name="P586">pour les essaims : commentaire, ajout de sucre, traitement (varroa), pesée et modification des cadres </text:p>
        </text:list-item>
        <text:list-item>
          <text:p text:style-name="P586">pour les hausses : commentaire et remplissage</text:p>
        </text:list-item>
        <text:list-item>
          <text:p text:style-name="P586">pour les ruchers : commentaire</text:p>
        </text:list-item>
      </text:list>
      <text:p text:style-name="Text_20_body">D'autres événements sont créés lorsque l'on effectue certaines actions :</text:p>
      <text:list text:style-name="L70">
        <text:list-item>
          <text:p text:style-name="P587">Ajout d'une ruche dans un rucher</text:p>
        </text:list-item>
        <text:list-item>
          <text:p text:style-name="P587">Essaim mis dans une ruche</text:p>
        </text:list-item>
        <text:list-item>
          <text:p text:style-name="P587">Ajout d’<text:span text:style-name="T312">une</text:span> hausse sur une ruche</text:p>
        </text:list-item>
        <text:list-item>
          <text:p text:style-name="P587">Retrait d'une hausse d'une ruche</text:p>
        </text:list-item>
      </text:list>
      <text:p text:style-name="P207">Vous trouverez plus de détail dans l’<text:span text:style-name="T397">annexe </text:span><text:bookmark-ref text:reference-format="chapter" text:ref-name="__RefNumPara__5794_4003007640">11.4</text:bookmark-ref>.</text:p>
      <text:h text:style-name="P350" text:outline-level="2"><text:bookmark-start text:name="__RefHeading___Toc1566_1905309782"/>Liste<text:bookmark-end text:name="__RefHeading___Toc1566_1905309782"/></text:h>
      <text:p text:style-name="Text_20_body">Des listes spécifiques d’événements sont disponibles dans les différents menus.</text:p>
      <text:p text:style-name="Text_20_body">Dans la page de détail d’un essaim par exemple, la liste des événements listera uniquement les événements de l’essaim.</text:p>
      <text:p text:style-name="P174">Le menu principal Événements affiche des sous-menus pour lister tous les événements ou uniquement les événements d’un certain type <text:span text:style-name="T355">(Événements Sucre, Événements traitement...)</text:span>.</text:p>
      <text:p text:style-name="P206">Un<text:span text:style-name="T384">e liste en haut des pages d</text:span><text:span text:style-name="T546">e ces</text:span><text:span text:style-name="T384"> menu</text:span><text:span text:style-name="T546">s</text:span><text:span text:style-name="T384"> </text:span><text:s/>Événements permet de n’afficher que les événements pour une certaine période de temps dans ces listes (<text:span text:style-name="T384">M</text:span>oins d’un an, d’un mois, d’une semaine…).</text:p>
      <text:p text:style-name="P173">L<text:span text:style-name="T385">es</text:span> liste<text:span text:style-name="T385">s</text:span> peu<text:span text:style-name="T385">vent</text:span> être exportée<text:span text:style-name="T385">s</text:span> au format CSV (tableur) ou PDF, imprimée, triée, filtrée, paginée. Les colonnes peuvent être masquées/affichées. <text:span text:style-name="T354">V</text:span><text:span text:style-name="T305">oir l’annexe </text:span><text:span text:style-name="T305"><text:bookmark-ref text:reference-format="chapter" text:ref-name="__RefNumPara__4764_801375353">11.2</text:bookmark-ref></text:span><text:span text:style-name="T305">.</text:span></text:p>
      <text:p text:style-name="Text_20_body">La liste de tous les événements affiche les champs suivants :</text:p>
      <text:list text:style-name="L71">
        <text:list-item>
          <text:p text:style-name="P588"><text:span text:style-name="T29">Date </text:span>: la date de l’événement</text:p>
        </text:list-item>
        <text:list-item>
          <text:p text:style-name="P588"><text:span text:style-name="T29">Événement </text:span>: le type de l’événement</text:p>
        </text:list-item>
        <text:list-item>
          <text:p text:style-name="P433">Ruche</text:p>
        </text:list-item>
        <text:list-item>
          <text:p text:style-name="P433">Essaim</text:p>
        </text:list-item>
        <text:list-item>
          <text:p text:style-name="P433">Rucher</text:p>
        </text:list-item>
        <text:list-item>
          <text:p text:style-name="P433">Hausse</text:p>
        </text:list-item>
        <text:list-item>
          <text:p text:style-name="P433"><text:soft-page-break/>Valeur</text:p>
        </text:list-item>
        <text:list-item>
          <text:p text:style-name="P433">Commentaire</text:p>
        </text:list-item>
      </text:list>
      <text:p text:style-name="Text_20_body">Les listes spécifiques à un type d’événement <text:span text:style-name="T548">sont</text:span> disponibles dans le menu Événements sont<text:span text:style-name="T139"> </text:span><text:span text:style-name="T140">décrites </text:span><text:span text:style-name="T141">au paragraphe </text:span><text:span text:style-name="T141"><text:bookmark-ref text:reference-format="chapter" text:ref-name="__RefNumPara__8479_2708070060">8.4</text:bookmark-ref></text:span></text:p>
      <text:h text:style-name="Heading_20_2" text:outline-level="2"><text:bookmark-start text:name="__RefHeading___Toc1568_1905309782"/>Création<text:bookmark-end text:name="__RefHeading___Toc1568_1905309782"/></text:h>
      <text:p text:style-name="Text_20_body">Des créations spécifiques d’événements sont disponibles dans les différents menus.</text:p>
      <text:p text:style-name="Text_20_body">Dans la page de détail d’un essaim par exemple, on aura accès à la création d’un événement "Traitement" <text:span text:style-name="T356">(</text:span><text:span text:style-name="T356"><text:bookmark-ref text:reference-format="chapter" text:ref-name="__RefNumPara__5499_954628511">4.13.11</text:bookmark-ref></text:span><text:span text:style-name="T356">) </text:span>ou "Sucre" <text:span text:style-name="T356">(</text:span><text:span text:style-name="T356"><text:bookmark-ref text:reference-format="chapter" text:ref-name="__RefNumPara__5501_954628511">4.13.10</text:bookmark-ref></text:span><text:span text:style-name="T356">) </text:span>pour l’essaim concerné.</text:p>
      <text:p text:style-name="Text_20_body">À partir de la liste de tous les événements, on peut créer un événement librement en choisissant tous les champ<text:span text:style-name="T233">s</text:span>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3">On accède <text:span text:style-name="T108">à cette page</text:span> en cliquant sur l<text:span text:style-name="T160">a date d’un événement dans leur liste.</text:span></text:p>
      <text:p text:style-name="P116"><text:span text:style-name="T114">Les boutons d’action en haut à droite de la page </text:span><text:span text:style-name="T103">détail d’un é</text:span><text:span text:style-name="T364">vénement :</text:span></text:p>
      <text:h text:style-name="P385" text:outline-level="3"><text:bookmark-start text:name="__RefHeading___Toc3790_3476563104"/>Modifier<text:bookmark-end text:name="__RefHeading___Toc3790_3476563104"/></text:h>
      <text:p text:style-name="Text_20_body">Les champs affichés sont les mêmes que <text:span text:style-name="T383">ceux de la liste des événements</text:span>.</text:p>
      <text:p text:style-name="P204">Par défaut seuls les champs date, valeur et commentaire sont visibles. Ils permettent de modifier un événement sans le changer fondamentalement. Pour afficher tous les champs cliquer la case à cocher "Afficher plus".</text:p>
      <text:h text:style-name="P385" text:outline-level="3"><text:bookmark-start text:name="__RefHeading___Toc3792_3476563104"/>Supprimer<text:bookmark-end text:name="__RefHeading___Toc3792_3476563104"/></text:h>
      <text:p text:style-name="Text_20_body"><text:span text:style-name="T206">P</text:span><text:span text:style-name="T85">our supprimer l’</text:span><text:span text:style-name="T161">événement. </text:span><text:span text:style-name="T313">Attention la suppression d’un événement "Ajout dans rucher" peut rendre l’historique des mouvements de ruches d’un rucher incohérent.</text:span></text:p>
      <text:p text:style-name="Text_20_body"/>
      <text:h text:style-name="P351" text:outline-level="2"><text:bookmark-start text:name="__RefNumPara__8479_2708070060"/><text:bookmark-start text:name="__RefHeading___Toc8646_2708070060"/>Listes par type d’événements<text:bookmark-end text:name="__RefNumPara__8479_2708070060"/><text:bookmark-end text:name="__RefHeading___Toc8646_2708070060"/></text:h>
      <text:h text:style-name="Heading_20_3" text:outline-level="3"><text:bookmark-start text:name="__RefHeading___Toc8301_2708070060"/>Liste événements Sucre<text:bookmark-end text:name="__RefHeading___Toc8301_2708070060"/></text:h>
      <text:p text:style-name="P261">Liste les événements sucre avec le poids de sucre en kilogrammes dans la colonne Poids.</text:p>
      <text:p text:style-name="P261">La colonne Ajout hausse donne le premier événement Ajout Hausse suivant cet événement Ajout de sucre. Un délai d’une quinzaine de jours est nécessaire pour éviter de retrouver du sucre dans les hausses.</text:p>
      <text:p text:style-name="P261">En bas du tableau on trouve le total de sucre ajouté pour l’ensemble des pages (limitées par la période et le champ recherche), ainsi que le total de la page. </text:p>
      <text:h text:style-name="Heading_20_3" text:outline-level="3"><text:bookmark-start text:name="__RefHeading___Toc8303_2708070060"/><text:soft-page-break/>Liste événements Traitement varroa<text:bookmark-end text:name="__RefHeading___Toc8303_2708070060"/></text:h>
      <text:p text:style-name="P262">Liste les événements début de Traitement Varroa.</text:p>
      <text:p text:style-name="P262">En cliquant sur la case à cocher Tous on peut afficher tous les événements début et fin de traitement.</text:p>
      <text:h text:style-name="Heading_20_3" text:outline-level="3"><text:bookmark-start text:name="__RefHeading___Toc8305_2708070060"/>Liste événements Poids ruche<text:bookmark-end text:name="__RefHeading___Toc8305_2708070060"/></text:h>
      <text:p text:style-name="P263">Liste les événements de pesage des ruches. Le poids est indiqué dans la colonne Poids.</text:p>
      <text:p text:style-name="P264">La colonne Poids Ruche donne le poids à vide de la ruche et la Différence (permettant d’estimer les réserves pour l’hiver) est affichée dans la colonne suivante. </text:p>
      <text:h text:style-name="Heading_20_3" text:outline-level="3"><text:bookmark-start text:name="__RefHeading___Toc8307_2708070060"/>Liste événements Cadre ruche<text:bookmark-end text:name="__RefHeading___Toc8307_2708070060"/></text:h>
      <text:p text:style-name="P263">Liste les événements Cadre Ruche.</text:p>
      <text:h text:style-name="Heading_20_3" text:outline-level="3"><text:bookmark-start text:name="__RefNumPara__7576_75810495"/><text:bookmark-start text:name="__RefHeading___Toc8311_2708070060"/>Liste événements Ajout ruche<text:bookmark-end text:name="__RefNumPara__7576_75810495"/><text:bookmark-end text:name="__RefHeading___Toc8311_2708070060"/></text:h>
      <text:p text:style-name="P263">Liste les événements d’ajout de ruche dans un rucher. Les ruchers de provenance et de destination sont indiqués.</text:p>
      <text:h text:style-name="Heading_20_3" text:outline-level="3"><text:bookmark-start text:name="__RefHeading___Toc8313_2708070060"/>Liste événements Notifications<text:bookmark-end text:name="__RefHeading___Toc8313_2708070060"/></text:h>
      <text:p text:style-name="P224"><text:span text:style-name="T547">L</text:span>iste les événements <text:span text:style-name="T439">"Commentaire" </text:span>avec des notifications actives. <text:span text:style-name="T377">E</text:span>n cochant la case "Tous" cela les liste tous <text:span text:style-name="T425">(même ceux dont la notification est échue).</text:span></text:p>
      <text:p text:style-name="P260">Voir l’annexe <text:bookmark-ref text:reference-format="chapter" text:ref-name="__RefNumPara__5490_2176436653">11.3</text:bookmark-ref><text:s/>pour plus de détail sur la création des événements Notifications.</text:p>
      <text:h text:style-name="P386" text:outline-level="3"><text:bookmark-start text:name="__RefHeading___Toc8309_2708070060"/>Liste événements Remplissage hausse<text:bookmark-end text:name="__RefHeading___Toc8309_2708070060"/></text:h>
      <text:p text:style-name="P265">Liste les événements Remplissage hausse.</text:p>
      <text:h text:style-name="P387" text:outline-level="3"><text:bookmark-start text:name="__RefHeading___Toc13061_2172779865"/>Liste événements Pose/Retrait hausse<text:bookmark-end text:name="__RefHeading___Toc13061_2172779865"/></text:h>
      <text:p text:style-name="P308">Liste les événements pose et retrait des hausses sur les ruches. Le numéro d’ordre de la hausse sur la ruche est indiqué dans la colonne "Ordre".</text:p>
      <text:h text:style-name="P330" text:outline-level="1"><text:bookmark-start text:name="__RefNumPara__6983_1347557479"/><text:bookmark-start text:name="__RefHeading___Toc1116_1613789997"/>Personnes<text:bookmark-end text:name="__RefNumPara__6983_1347557479"/><text:bookmark-end text:name="__RefHeading___Toc1116_1613789997"/></text:h>
      <text:p text:style-name="P56">Les personnes servent en tant que contact d’un rucher ou pour l’authentification dans le logiciel <text:span text:style-name="T365">(voir </text:span><text:span text:style-name="T365"><text:bookmark-ref text:reference-format="chapter" text:ref-name="__RefNumPara__5436_3313357475">1</text:bookmark-ref></text:span><text:span text:style-name="T365">)</text:span>.</text:p>
      <text:h text:style-name="P352" text:outline-level="2"><text:bookmark-start text:name="__RefHeading___Toc1570_1905309782"/>Liste<text:bookmark-end text:name="__RefHeading___Toc1570_1905309782"/></text:h>
      <text:p text:style-name="P57">L<text:span text:style-name="T11">a liste</text:span> peut être exportée au format CSV ou PDF, imprimée, triée, filtrée, paginée. Les colonnes peuvent être masquées/affichées.</text:p>
      <text:p text:style-name="P57"><text:span text:style-name="T10">La liste des </text:span><text:span text:style-name="T162">personnes</text:span><text:span text:style-name="T10"> affiche les champs suivants :</text:span></text:p>
      <text:list text:style-name="L72">
        <text:list-item>
          <text:p text:style-name="P434">Nom</text:p>
        </text:list-item>
        <text:list-item>
          <text:p text:style-name="P434">Prénom</text:p>
        </text:list-item>
        <text:list-item>
          <text:p text:style-name="P435">Téléphone</text:p>
        </text:list-item>
        <text:list-item>
          <text:p text:style-name="P589"><text:span text:style-name="T29">Email </text:span>: <text:span text:style-name="T163">il sert au</text:span><text:span text:style-name="T234">x</text:span><text:span text:style-name="T163"> utilisateurs du logiciel en cas d’oubli de leur mot de passe</text:span></text:p>
        </text:list-item>
        <text:list-item>
          <text:p text:style-name="P434">Adresse</text:p>
        </text:list-item>
        <text:list-item>
          <text:p text:style-name="P589"><text:span text:style-name="T29">Login </text:span>: renseigné si la personne a le droit de se connecter au logiciel</text:p>
        </text:list-item>
        <text:list-item>
          <text:p text:style-name="P590"><text:span text:style-name="T29">Rôle </text:span>: le rôle "admin" donne le droit </text:p>
          <text:list>
            <text:list-item>
              <text:p text:style-name="P591">de créer de nouvelles Personnes</text:p>
            </text:list-item>
            <text:list-item>
              <text:p text:style-name="P590">de modifier les comptes d’autres utilisateurs </text:p>
            </text:list-item>
            <text:list-item>
              <text:p text:style-name="P590"><text:span text:style-name="T165">et </text:span><text:span text:style-name="T310">d’avoir accès à certains items du menu Admin : API Rest, Logs et Tests</text:span></text:p>
            </text:list-item>
          </text:list>
        </text:list-item>
        <text:list-item>
          <text:p text:style-name="P407">Active <text:span text:style-name="T121">: ce champ n’est affiché que si "Affich</text:span><text:span text:style-name="T132">er</text:span><text:span text:style-name="T121"> les inactifs" a été demandé (voir </text:span><text:span text:style-name="T121"><text:bookmark-ref text:reference-format="chapter" text:ref-name="__RefNumPara__7374_3519764387">10.1</text:bookmark-ref></text:span><text:span text:style-name="T121">), </text:span><text:span text:style-name="T136">personne</text:span><text:span text:style-name="T121"> active si "oui"</text:span></text:p>
        </text:list-item>
      </text:list>
      <text:h text:style-name="Heading_20_2" text:outline-level="2"><text:bookmark-start text:name="__RefHeading___Toc1572_1905309782"/>Création<text:bookmark-end text:name="__RefHeading___Toc1572_1905309782"/></text:h>
      <text:p text:style-name="P66"><text:span text:style-name="T5">Vous pouvez créer un</text:span><text:span text:style-name="T235">e</text:span><text:span text:style-name="T5"> </text:span><text:span text:style-name="T171">nou</text:span><text:span text:style-name="T175">velle personne</text:span><text:span text:style-name="T5"> </text:span><text:span text:style-name="T310">si vous avez le rôle "admin" </text:span><text:span text:style-name="T5">en cliquant sur le "+" dans la liste des </text:span><text:span text:style-name="T175">personnes</text:span><text:span text:style-name="T5">.</text:span></text:p>
      <text:p text:style-name="P27">Le formulaire de création présente les champs suivants :</text:p>
      <text:list text:style-name="L73">
        <text:list-item>
          <text:p text:style-name="P436">Nom : <text:span text:style-name="T126">champ obligatoire</text:span></text:p>
        </text:list-item>
        <text:list-item>
          <text:p text:style-name="P437">Prénom : <text:span text:style-name="T126">champ obligatoire</text:span></text:p>
        </text:list-item>
        <text:list-item>
          <text:p text:style-name="P438"><text:span text:style-name="T311">T</text:span>éléphone :<text:span text:style-name="T121"> </text:span><text:span text:style-name="T142">si plusieurs numéros, utiliser / comme séparateur, </text:span><text:span text:style-name="T143">la page détail de la personne affichera alors des liens permettant d’appeler ces numéros.</text:span></text:p>
        </text:list-item>
        <text:list-item>
          <text:p text:style-name="P436">Emai<text:span text:style-name="T164">l</text:span></text:p>
        </text:list-item>
        <text:list-item>
          <text:p text:style-name="P436">Adresse</text:p>
        </text:list-item>
        <text:list-item>
          <text:p text:style-name="P436">Login</text:p>
        </text:list-item>
        <text:list-item>
          <text:p text:style-name="P436">Password</text:p>
        </text:list-item>
        <text:list-item>
          <text:p text:style-name="P592"><text:span text:style-name="T29">Rôles </text:span>: <text:span text:style-name="T166">"</text:span><text:span text:style-name="T513">A</text:span><text:span text:style-name="T166">dmin" si l’utilisateur est admin</text:span><text:span text:style-name="T241">istrateur</text:span><text:span text:style-name="T166">, sinon</text:span><text:span text:style-name="T311"> laisser </text:span><text:span text:style-name="T513">Aucun</text:span><text:span text:style-name="T311">.</text:span></text:p>
        </text:list-item>
        <text:list-item>
          <text:p text:style-name="P436"><text:soft-page-break/>Active</text:p>
        </text:list-item>
      </text:list>
      <text:h text:style-name="Heading_20_2" text:outline-level="2"><text:bookmark-start text:name="__RefHeading___Toc1120_1613789997"/>Détail d'une personne<text:bookmark-end text:name="__RefHeading___Toc1120_1613789997"/></text:h>
      <text:p text:style-name="P68">On accède à cette page en cliquant sur le nom d’une personne.</text:p>
      <text:p text:style-name="P58"><text:span text:style-name="T29">Premier tableau</text:span> : <text:span text:style-name="T565">Téléphone </text:span><text:span text:style-name="T566">(cliquer sur </text:span><text:span text:style-name="T568">un</text:span><text:span text:style-name="T566"> numéro pour l’appeler)</text:span><text:span text:style-name="T565">, </text:span>Email <text:span text:style-name="T567">(cliquer pour envoyer un email)</text:span>, adresse, login et rôle</text:p>
      <text:p text:style-name="P58"><text:span text:style-name="T29">Deuxième tableau</text:span> : la liste des ruchers dont la personne est le contact</text:p>
      <text:p text:style-name="P59"><text:span text:style-name="T114">Les boutons d’action en haut à droite de la page </text:span><text:span text:style-name="T103">détail d’un</text:span><text:span text:style-name="T178">e personne :</text:span></text:p>
      <text:h text:style-name="Heading_20_3" text:outline-level="3"><text:bookmark-start text:name="__RefHeading___Toc3794_3476563104"/>Modifier<text:bookmark-end text:name="__RefHeading___Toc3794_3476563104"/></text:h>
      <text:p text:style-name="Text_20_body"><text:span text:style-name="T207">L</text:span>es champs affichés sont les mêmes que pour la création</text:p>
      <text:h text:style-name="Heading_20_3" text:outline-level="3"><text:bookmark-start text:name="__RefHeading___Toc3796_3476563104"/>Supprimer<text:bookmark-end text:name="__RefHeading___Toc3796_3476563104"/></text:h>
      <text:p text:style-name="Text_20_body"><text:span text:style-name="T207">S</text:span>uppression d’une personne</text:p>
      <text:h text:style-name="P331" text:outline-level="1"><text:bookmark-start text:name="__RefHeading___Toc2756_3921109291"/>Admin<text:bookmark-end text:name="__RefHeading___Toc2756_3921109291"/></text:h>
      <text:h text:style-name="Heading_20_2" text:outline-level="2"><text:bookmark-start text:name="__RefNumPara__7374_3519764387"/><text:bookmark-start text:name="__RefHeading___Toc1122_1613789997"/>Préférences<text:bookmark-end text:name="__RefNumPara__7374_3519764387"/><text:bookmark-end text:name="__RefHeading___Toc1122_1613789997"/></text:h>
      <text:p text:style-name="Text_20_body">Le formulaire affiché présente les champs suivants :</text:p>
      <text:list text:style-name="L74">
        <text:list-item>
          <text:p text:style-name="P593">Afficher les inactifs : Les ruches, ruchers, hausses, essaims et personnes peuvent être inactivés. Ils n’apparaissent alors plus dans les listes. Pour les faire réapparaître cocher cette case. Une colonne supplémentaire apparaît alors dans les listes pour afficher l’état actif/inactif. Vous pouvez alors choisir un élément et le réactiver au besoin dans le formulaire de modification.</text:p>
        </text:list-item>
        <text:list-item>
          <text:p text:style-name="P593">Afficher latitude et longitude dans les listes</text:p>
        </text:list-item>
        <text:list-item>
          <text:p text:style-name="P593">Date décalée : pour saisie des événements après visite. 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Pour arrêter le décalage, laisser ce champ vide et Enregistrez.</text:p>
        </text:list-item>
      </text:list>
      <text:h text:style-name="Heading_20_2" text:outline-level="2"><text:bookmark-start text:name="__RefHeading___Toc3324_1733795245"/>API REST<text:bookmark-end text:name="__RefHeading___Toc3324_1733795245"/></text:h>
      <text:p text:style-name="Text_20_body">Ce menu n’est visible que pour les utilisateurs ayant un rôle Admin.</text:p>
      <text:p text:style-name="Text_20_body">Affiche dans un nouvel onglet les liens vers les points d’entrées de l’API REST de l’application.</text:p>
      <text:p text:style-name="Text_20_body">Vous pouvez naviguer dans les résultats, et lancer des recherches particulières en cliquant sur les liens.</text:p>
      <text:h text:style-name="P388" text:outline-level="3"><text:bookmark-start text:name="__RefHeading___Toc5932_2327531732"/>Exemples de navigation<text:bookmark-end text:name="__RefHeading___Toc5932_2327531732"/></text:h>
      <text:p text:style-name="Text_20_body">Vous pouvez lister tous les objets de l’application Ruches, par exemple tous les essaims :</text:p>
      <text:p text:style-name="Text_20_body">https://monsite/ruches/rest/essaims</text:p>
      <text:p text:style-name="Text_20_body">Vous avez ensuite accès à toutes le méthodes de recherche d’essaim exposées dans _links/search</text:p>
      <text:p text:style-name="Text_20_body">https://monsite/ruches/rest/essaims/search</text:p>
      <text:p text:style-name="Text_20_body">Vous trouvez dans la liste par exemple la méthode findByNom, cliquez sur le lien et complétez l’url avec un nom d’essaim que vous connaissez :</text:p>
      <text:p text:style-name="Text_20_body">https://monsite/ruches/rest/essaims/search/findByNom?nom=Vit-3.2</text:p>
      <text:h text:style-name="P388" text:outline-level="3"><text:bookmark-start text:name="__RefHeading___Toc5934_2327531732"/>En ligne de commande<text:bookmark-end text:name="__RefHeading___Toc5934_2327531732"/></text:h>
      <text:p text:style-name="Text_20_body">Sous Linux, vous pouvez aussi utiliser la ligne de commande avec curl.</text:p>
      <text:p text:style-name="P199">Il vous faut gérer les cookies pour la session <text:span text:style-name="T381">(avec les options -c pour écrire et -b pour lire les cookies dans un fichier) </text:span>, ainsi que le _csrf <text:span text:style-name="T381">(qui </text:span><text:span text:style-name="T508">dans un élément input</text:span><text:span text:style-name="T381"> du formulaire de login).</text:span></text:p>
      <text:p text:style-name="P199">Remplacez l’url de votre site Ruches, <text:span text:style-name="T380">ainsi que </text:span><text:span text:style-name="T378">le nom d’utilisateur et son password.</text:span></text:p>
      <text:p text:style-name="P203">Vous pouvez garder le nom du fichier cookie inchangé (variable cookie).</text:p>
      <text:p text:style-name="P200"><text:soft-page-break/>site=<text:span text:style-name="T382">https://</text:span>monsite/<text:span text:style-name="T382">ruches</text:span></text:p>
      <text:p text:style-name="P199">user=<text:span text:style-name="T380">xxxx</text:span></text:p>
      <text:p text:style-name="P199">pass=<text:span text:style-name="T380">yyyy</text:span></text:p>
      <text:p text:style-name="P201">cookie=cookiesruches</text:p>
      <text:p text:style-name="Text_20_body">csrf=$(curl -i -c <text:span text:style-name="T381">$cookie</text:span> $site/login | grep -oP "_csrf\" value=\"\K.*(?=\")")</text:p>
      <text:p text:style-name="P202">curl -i -c <text:span text:style-name="T381">$cookie</text:span> -b <text:span text:style-name="T381">$cookie</text:span> $site/login -d "username=$<text:span text:style-name="T379">user</text:span>&amp;password=$<text:span text:style-name="T379">pass</text:span>&amp;_csrf=$csrf"</text:p>
      <text:p text:style-name="P202">curl -b <text:span text:style-name="T381">$cookie</text:span> $site/rest</text:p>
      <text:p text:style-name="P202">curl -b <text:span text:style-name="T381">$cookie</text:span> $site/rest/essaims</text:p>
      <text:p text:style-name="P202">curl -b <text:span text:style-name="T381">$cookie</text:span> $site/rest/essaims/search/findByNom?nom=Vit-3.2</text:p>
      <text:h text:style-name="P353" text:outline-level="2"><text:bookmark-start text:name="__RefHeading___Toc3332_1733795245"/>Logs<text:bookmark-end text:name="__RefHeading___Toc3332_1733795245"/></text:h>
      <text:p text:style-name="P72">Ce menu n’est visible que pour les utilisateurs ayant un rôle Admin.</text:p>
      <text:p text:style-name="P89">Affiche le fichier des logs de l’application.</text:p>
      <text:h text:style-name="Heading_20_2" text:outline-level="2"><text:bookmark-start text:name="__RefHeading___Toc2758_3921109291"/><text:span text:style-name="Internet_20_link">Infos</text:span><text:bookmark-end text:name="__RefHeading___Toc2758_3921109291"/></text:h>
      <text:p text:style-name="P132">La page infos affiche des statistiques et des alertes permettant de prévoir des actions correctives à réaliser. Elle affiche :</text:p>
      <text:list text:style-name="L75">
        <text:list-item>
          <text:p text:style-name="P594">Le nombre de ruchers <text:span text:style-name="T529">actifs</text:span> en comptant le dépôt</text:p>
        </text:list-item>
        <text:list-item>
          <text:p text:style-name="P595">Le nombre de ruches <text:span text:style-name="T531">actives </text:span><text:span text:style-name="T529">(production, élevage et total)</text:span></text:p>
        </text:list-item>
        <text:list-item>
          <text:p text:style-name="P595">Le nombre de hausses actives</text:p>
        </text:list-item>
        <text:list-item>
          <text:p text:style-name="P595">Le nombre de ruches <text:span text:style-name="T529">actives </text:span>au dépôt <text:span text:style-name="T529">(production, élevage et total)</text:span></text:p>
        </text:list-item>
        <text:list-item>
          <text:p text:style-name="P595"><text:span text:style-name="T529">L</text:span>e nombre de hausses <text:span text:style-name="T529">actives </text:span>qui ne sont pas posées sur des ruches</text:p>
        </text:list-item>
        <text:list-item>
          <text:p text:style-name="P595">Le nombre de ruches <text:span text:style-name="T529">actives </text:span>avec essaim <text:span text:style-name="T529">(production, élevage et total)</text:span></text:p>
        </text:list-item>
        <text:list-item>
          <text:p text:style-name="P595"><text:span text:style-name="T529">L</text:span>e nombre de hausses <text:span text:style-name="T529">actives </text:span>posées sur <text:span text:style-name="T529">d</text:span>es ruches</text:p>
        </text:list-item>
      </text:list>
      <text:p text:style-name="P301">Puis dans des sections dépliables :</text:p>
      <text:list text:continue-numbering="true" text:style-name="L75">
        <text:list-item>
          <text:p text:style-name="P594">Les distances de butinage : rayon et surface des cercles de butinage. <text:span text:style-name="T531">Ces cercles sont visibles sur les cartes détail IGN et OSM des ruchers (voir </text:span><text:span text:style-name="T531"><text:bookmark-ref text:reference-format="chapter" text:ref-name="__RefNumPara__5038_3822915612">11.1</text:bookmark-ref></text:span><text:span text:style-name="T531">).</text:span></text:p>
        </text:list-item>
        <text:list-item>
          <text:p text:style-name="P594">Un tableau affichant des valeurs par année : </text:p>
          <text:list>
            <text:list-item>
              <text:p text:style-name="P596">Le nombre d’interventions journalières dans les ruchers. Ce nombre est le nombre d’événements regroupés par jour et par rucher. Les événements commentaire (ruche, rucher, essaim et hausse) ne sont pas pris en compte.</text:p>
            </text:list-item>
            <text:list-item>
              <text:p text:style-name="P597"><text:span text:style-name="T597">L</text:span>e nombre d’interventions journalières. Ce nombre est le nombre d’événements regroupés par jour. Les événements commentaire (ruche, rucher, essaim et hausse) ne sont pas pris en compte.</text:p>
            </text:list-item>
            <text:list-item>
              <text:p text:style-name="P594">Poids de miel mis en pot <text:span text:style-name="T529">(somme des poids de miel mis en pots des récoltes de l’année)</text:span></text:p>
            </text:list-item>
            <text:list-item>
              <text:p text:style-name="P598"><text:soft-page-break/>Nombre de récoltes</text:p>
            </text:list-item>
            <text:list-item>
              <text:p text:style-name="P595">Nombre d’essaims <text:span text:style-name="T529">(nombre d’essaims de l’année précédente + nombre d’essaims créés dans l’année – nombre d’essaims dispersés dans l’année)</text:span></text:p>
            </text:list-item>
            <text:list-item>
              <text:p text:style-name="P594">Poids de miel / nombre d’essaims</text:p>
            </text:list-item>
            <text:list-item>
              <text:p text:style-name="P594">Nombre d’essaims créés dans l’année <text:span text:style-name="T529">(compte des essaims dont la date d’acquisition est dans l’année)</text:span></text:p>
            </text:list-item>
            <text:list-item>
              <text:p text:style-name="P594">Nombre d’essaims dispersés dans l’année <text:span text:style-name="T529">(</text:span><text:span text:style-name="T563">en utilisant la date de dispersion des essaims inactifs</text:span><text:span text:style-name="T529">)</text:span></text:p>
            </text:list-item>
            <text:list-item>
              <text:p text:style-name="P594">Poids de sucre distribué <text:span text:style-name="T529">(compte du poids de sucre total des événements sucre de l’année)</text:span></text:p>
            </text:list-item>
            <text:list-item>
              <text:p text:style-name="P595">Nombre de traitements <text:span text:style-name="T529">(compte du nombre d’événements début traitement de l’année)</text:span></text:p>
            </text:list-item>
          </text:list>
        </text:list-item>
        <text:list-item>
          <text:p text:style-name="P595"><text:span text:style-name="T529">La liste des</text:span> ruches <text:span text:style-name="T529">actives avec</text:span> essaim qui sont au dépôt</text:p>
        </text:list-item>
        <text:list-item>
          <text:p text:style-name="P595"><text:span text:style-name="T529">La liste des</text:span> ruches <text:span text:style-name="T529">actives avec des hausses</text:span> qui sont au dépôt</text:p>
        </text:list-item>
        <text:list-item>
          <text:p text:style-name="P595"><text:span text:style-name="T529">La liste des</text:span> ruches <text:span text:style-name="T529">actives </text:span>sans essaim qui ne sont pas au dépôt</text:p>
        </text:list-item>
        <text:list-item>
          <text:p text:style-name="P599">La liste des essaims actifs hors ruches</text:p>
        </text:list-item>
        <text:list-item>
          <text:p text:style-name="P595"><text:span text:style-name="T529">La liste des</text:span> ruchers <text:span text:style-name="T529">actifs </text:span>à plus de 20m du barycentre de leurs ruches</text:p>
        </text:list-item>
        <text:list-item>
          <text:p text:style-name="P595"><text:span text:style-name="T529">La liste des</text:span> ruches <text:span text:style-name="T529">actives </text:span>à plus de 200m de leurs ruchers</text:p>
        </text:list-item>
        <text:list-item>
          <text:p text:style-name="P600"><text:span text:style-name="T529">La liste des</text:span> ruches <text:span text:style-name="T529">actives </text:span>sans événement depuis 4 semaines</text:p>
        </text:list-item>
        <text:list-item>
          <text:p text:style-name="P601"><text:span text:style-name="T529">La liste des</text:span> <text:span text:style-name="T529">essaims</text:span> <text:span text:style-name="T529">actifs</text:span> ayant une date de naissance supérieure à la date d’acquisition.</text:p>
        </text:list-item>
      </text:list>
      <text:h text:style-name="P354" text:outline-level="2"><text:bookmark-start text:name="__RefHeading___Toc4457_1171085051"/><text:bookmark-start text:name="__RefNumPara__6922_993501421"/>Tests<text:bookmark-end text:name="__RefHeading___Toc4457_1171085051"/><text:bookmark-end text:name="__RefNumPara__6922_993501421"/></text:h>
      <text:p text:style-name="P73">Ce menu n’est visible que pour les utilisateurs ayant un rôle Admin.</text:p>
      <text:p text:style-name="P133"><text:span text:style-name="T488">Le programme t</text:span>este : </text:p>
      <text:list text:style-name="L76">
        <text:list-item>
          <text:p text:style-name="P603">s’il y a des erreurs dans l’historique de tous les ruchers. <text:span text:style-name="T317">L’historique d’un rucher démarre de l’état d’un rucher (les ruches ont un champ ruche qui indique à quel rucher elles appartiennent). Puis il remonte dans le temps grâce aux événements "Ajout de ruche" pour retirer ou ajouter des ruches dans le rucher en datant ces états avec la date de l’événement. </text:span><text:span text:style-name="T318">À la fin du traitement le rucher doit être à son état initial, c’est à dire vide. Des erreurs peuvent apparaître au cours du traitement si des événements </text:span><text:span text:style-name="T317">"Ajout de ruche" </text:span><text:span text:style-name="T318">ont été modifiés ou supprimés à mauvais escient. Ce test affiche donc ces erreurs qui peuvent alors être analysées et corrigées.</text:span></text:p>
          <text:list>
            <text:list-item>
              <text:p text:style-name="P605">Erreur 1 : le rucher ne contient pas la ruche désignée par l'événement <text:span text:style-name="T495">Retrait.</text:span></text:p>
            </text:list-item>
            <text:list-item>
              <text:p text:style-name="P605">Erreur 2 : deux ajouts successifs d’une ruche dans le même rucher</text:p>
            </text:list-item>
            <text:list-item>
              <text:p text:style-name="P606">Erreur 3 : <text:span text:style-name="T495">événement Ajout, </text:span>la ruche est déjà dans le rucher</text:p>
            </text:list-item>
          </text:list>
        </text:list-item>
        <text:list-item>
          <text:p text:style-name="P604">si des événements <text:span text:style-name="T314">ont des champs mal renseignés :</text:span></text:p>
          <text:list>
            <text:list-item>
              <text:p text:style-name="P604">ajout de ruche <text:span text:style-name="T314">dans un rucher</text:span> : absence de ruche ou de rucher</text:p>
            </text:list-item>
            <text:list-item>
              <text:p text:style-name="P602"><text:soft-page-break/><text:span text:style-name="T315">pose ou retrait de hausse sont incomplets : absence de ruche </text:span><text:span text:style-name="T314">ou d’essaim, </text:span><text:span text:style-name="T328">champ Valeur (qui contient le numéro d’ordre de la hausse sur la ruche) qui ne contient pas en entier compris entre 1 et 10.</text:span></text:p>
            </text:list-item>
            <text:list-item>
              <text:p text:style-name="P607">ajout d’essaim dans une ruche : <text:span text:style-name="T315">absence de ruche </text:span><text:span text:style-name="T314">ou d’essaim</text:span></text:p>
            </text:list-item>
            <text:list-item>
              <text:p text:style-name="P608">remplissage hausse : absence de hausse ou Valeur qui n’est pas un pourcentage (entre 0 et 100)</text:p>
            </text:list-item>
            <text:list-item>
              <text:p text:style-name="P608">traitement essaim <text:span text:style-name="T316">ou fin de traitement</text:span> : absence d’essaim</text:p>
            </text:list-item>
            <text:list-item>
              <text:p text:style-name="P609">commentaire ruche, essaim… : absence de l’objet commenté ou commentaire non renseigné</text:p>
            </text:list-item>
            <text:list-item>
              <text:p text:style-name="P610">pesée de ruche : absence de ruche ou d’essaim, Valeur non numérique</text:p>
            </text:list-item>
            <text:list-item>
              <text:p text:style-name="P610">ruche cadres : absence de ruche</text:p>
            </text:list-item>
          </text:list>
        </text:list-item>
        <text:list-item>
          <text:p text:style-name="P611">s’il y a des erreurs dans l’ajout ou le retrait des hausses sur les ruches. Cette analyse démarre de l’état courant de la ruche et applique successivement les événements Ajout ou retrait de hausses. À la fin de l’analyse la ruche doit être sans hausse sinon une erreur est affichée</text:p>
        </text:list-item>
        <text:list-item>
          <text:p text:style-name="P612">si des essaims sont actifs et dispersés</text:p>
        </text:list-item>
        <text:list-item>
          <text:p text:style-name="P612">si des essaims inactifs n’ont pas été dispersés.</text:p>
        </text:list-item>
      </text:list>
      <text:h text:style-name="P355" text:outline-level="2"><text:bookmark-start text:name="__RefHeading___Toc4193_3223985247"/>Doc<text:bookmark-end text:name="__RefHeading___Toc4193_3223985247"/></text:h>
      <text:p text:style-name="P142">Affiche cette documentation dans un nouvel onglet.</text:p>
      <text:h text:style-name="P332" text:outline-level="1"/>
      <text:h text:style-name="P333" text:outline-level="1"><text:bookmark-start text:name="__RefHeading___Toc4617_1171273416"/>Annexes<text:bookmark-end text:name="__RefHeading___Toc4617_1171273416"/></text:h>
      <text:h text:style-name="P356" text:outline-level="2"><text:bookmark-start text:name="__RefHeading___Toc4619_1171273416"/><text:bookmark-start text:name="__RefNumPara__5038_3822915612"/>Cartes IGN ou OSM<text:bookmark-end text:name="__RefHeading___Toc4619_1171273416"/><text:bookmark-end text:name="__RefNumPara__5038_3822915612"/></text:h>
      <text:p text:style-name="P147">Les cartes de l’Institut Géographique National (IGN France) sont accessibles gratuitement. Elles ne couvrent que la France. Les Scan25 et 100 nécessitent une inscription pour demander un numéro de licence, et sont gratuits pour <text:span text:style-name="T295">un</text:span> usage limité.</text:p>
      <text:p text:style-name="P147">Les cartes OpenStreetMap sont accessibles gratuitement et ont une couverture mondiale.</text:p>
      <text:list xml:id="list230421248" text:style-name="L77">
        <text:list-item>
          <text:p text:style-name="P554">Zoom : <text:span text:style-name="T284">en cliquant sur + ou – en haut à gauche de la page, en tournant la molette de la souris ou en cliquant avec deux doigts sur un écran tactile. </text:span></text:p>
        </text:list-item>
        <text:list-item>
          <text:p text:style-name="P555"><text:span text:style-name="T516">Zoom boîte : zoom</text:span><text:span text:style-name="T515"> en dessinant une boîte avec </text:span><text:span text:style-name="T518">Majuscule</text:span><text:span text:style-name="T516"> </text:span><text:span text:style-name="T517">clic </text:span><text:span text:style-name="T516">en déplaçant la souris</text:span><text:span text:style-name="T515">.</text:span></text:p>
        </text:list-item>
        <text:list-item>
          <text:p text:style-name="P615">Rotation <text:span text:style-name="T520">de la carte</text:span> : avec <text:span text:style-name="T517">les touches M</text:span>ajuscule Alt et <text:span text:style-name="T517">clic </text:span>en déplaçant la souris. Avec un mouvement tournant <text:span text:style-name="T518">de</text:span> deux doigts sur un smartphone. Quand<text:span text:style-name="T521"> la rotation est différente de 0, un bouton apparaît </text:span><text:span text:style-name="T522">en haut à droite de la carte</text:span><text:span text:style-name="T521">, il permet de remettre la rotation à 0.</text:span></text:p>
        </text:list-item>
        <text:list-item>
          <text:p text:style-name="P616">Zoom sur les ruches du rucher en cliquant le bouton Z.</text:p>
        </text:list-item>
        <text:list-item>
          <text:p text:style-name="P556">Bascule en plein écran : <text:span text:style-name="T285">bouton</text:span><text:span text:style-name="T284"> "Bascule en plein écran" à droite du Zoom. </text:span><text:span text:style-name="T519">Touche Échap pour quitter le mode plein écran.</text:span></text:p>
        </text:list-item>
        <text:list-item>
          <text:p text:style-name="P613"><text:span text:style-name="T157">Gestion de couches : </text:span><text:span text:style-name="T285">bouton "Afficher/Masquer le gestionnaire de couches" en haut à droite de la carte. L’œil permet de masque</text:span><text:span text:style-name="T304">r</text:span><text:span text:style-name="T285"> ou d’afficher la couche. </text:span><text:span text:style-name="T304">L’empilement des couches peut être modifié par glisser-déposer (En cliquant sur le nom de la couche à déplacer, et en la déplaçant en haut ou en bas sans relâcher le clic). </text:span><text:span text:style-name="T285">En cliquant sur les deux flèches à </text:span><text:span text:style-name="T287">droite</text:span><text:span text:style-name="T285"> du nom de la couche on peut </text:span><text:span text:style-name="T286">accéder :</text:span></text:p>
          <text:list>
            <text:list-item>
              <text:p text:style-name="P617">au libellé de la couche et à sa légende</text:p>
            </text:list-item>
            <text:list-item>
              <text:p text:style-name="P617">à la transparence de la couche de 0 à 100 %</text:p>
            </text:list-item>
            <text:list-item>
              <text:p text:style-name="P617">à la suppression de l’affichage de la couche</text:p>
            </text:list-item>
          </text:list>
        </text:list-item>
      </text:list>
      <text:p text:style-name="P144">Les couches disponibles <text:span text:style-name="T289">pour les ruchers</text:span> :</text:p>
      <text:list text:style-name="L78">
        <text:list-item>
          <text:p text:style-name="P618">Ruchers : l’affichage des positions des ruchers</text:p>
        </text:list-item>
        <text:list-item>
          <text:p text:style-name="P618">Géologie : carte du BRGM</text:p>
        </text:list-item>
        <text:list-item>
          <text:p text:style-name="P619">IGN</text:p>
          <text:list>
            <text:list-item>
              <text:p text:style-name="P621">Registre parcellaire graphique : zones de culture déclarées par les exploitants</text:p>
            </text:list-item>
            <text:list-item>
              <text:p text:style-name="P623">Parcelles cadastrales</text:p>
            </text:list-item>
            <text:list-item>
              <text:p text:style-name="P627">Limites administratives</text:p>
            </text:list-item>
            <text:list-item>
              <text:p text:style-name="P624">Cartes IGN : <text:span text:style-name="T294">les Scan25 et 100</text:span></text:p>
            </text:list-item>
            <text:list-item>
              <text:p text:style-name="P619">Plan IGN</text:p>
            </text:list-item>
            <text:list-item>
              <text:p text:style-name="P623">Photographies aériennes</text:p>
            </text:list-item>
          </text:list>
        </text:list-item>
        <text:list-item>
          <text:p text:style-name="P628">OpenStreetMap</text:p>
        </text:list-item>
      </text:list>
      <text:p text:style-name="P143"><text:soft-page-break/>Les couches disponibles <text:span text:style-name="T289">pour le détail des ruchers</text:span> :</text:p>
      <text:list text:style-name="L79">
        <text:list-item>
          <text:p text:style-name="P625">Dessin : <text:span text:style-name="T293">la couche contenant les dessins créés avec "Annoter la carte", voir ci-après</text:span></text:p>
        </text:list-item>
        <text:list-item>
          <text:p text:style-name="P625">Cercles : <text:span text:style-name="T291">des cercles pour délimiter les zones de butinage. </text:span><text:span text:style-name="T306">Le diamètre des cercles est affiché quand on met le curseur sur le nom de la couche "Cercles". Ces diamètres sont paramétrables dans la configuration de l’application.</text:span></text:p>
        </text:list-item>
        <text:list-item>
          <text:p text:style-name="P625">Parcours : <text:span text:style-name="T292">le dessin </text:span><text:span text:style-name="T307">de la ligne </text:span><text:span text:style-name="T292">du parcours des ruches. </text:span><text:span text:style-name="T307">Pour connaître la longueur de ce parcours cliquez sur le marqueur "Entrée".</text:span></text:p>
        </text:list-item>
        <text:list-item>
          <text:p text:style-name="P625">Ruches : <text:span text:style-name="T290">l’affichage de la position des ruches dans le rucher. </text:span><text:span text:style-name="T308">Les coordonnées (latitude et longitude) des ruches sont affichées dans la page de détail de chaque ruche.</text:span></text:p>
        </text:list-item>
        <text:list-item>
          <text:p text:style-name="P630">IGN</text:p>
          <text:list>
            <text:list-item>
              <text:p text:style-name="P622">Registre parcellaire graphique : zones de culture déclarées par les exploitants</text:p>
            </text:list-item>
            <text:list-item>
              <text:p text:style-name="P625">Parcelles cadastrales</text:p>
            </text:list-item>
            <text:list-item>
              <text:p text:style-name="P625">Cartes IGN : <text:span text:style-name="T294">les Scan25 et 100</text:span></text:p>
            </text:list-item>
            <text:list-item>
              <text:p text:style-name="P620">Plan IGN</text:p>
            </text:list-item>
            <text:list-item>
              <text:p text:style-name="P626">Photographies aériennes</text:p>
            </text:list-item>
          </text:list>
        </text:list-item>
        <text:list-item>
          <text:p text:style-name="P629">OpenStreetMap</text:p>
        </text:list-item>
      </text:list>
      <text:list text:continue-list="list230421248" text:style-name="L77">
        <text:list-item>
          <text:p text:style-name="P631">Bouton "Annoter la carte" pour le détail des ruchers. Permet de tracer des points, des lignes ou des polygones sur la carte. Ces dessins peuvent être sauvegardés. </text:p>
        </text:list-item>
        <text:list-item>
          <text:p text:style-name="P632">Calculer un profil : <text:span text:style-name="T288">pour les cartes IGN uniquement, </text:span><text:span text:style-name="T236">affiche le profil altimétrique </text:span><text:span text:style-name="T533">(altitude, distance) </text:span><text:span text:style-name="T236">d’un tracé à saisir sur la carte. </text:span><text:span text:style-name="T533">En mettant le curseur sur le profil dessiné, on affiche le point correspondant sur la carte ainsi que les coordonnées de ce point et la pente.</text:span></text:p>
        </text:list-item>
        <text:list-item>
          <text:p text:style-name="P632">Mesurer une distance, une surface, un azimut. </text:p>
        </text:list-item>
        <text:list-item>
          <text:p text:style-name="P633">Calcul d’itinéraire <text:span text:style-name="T288">pour l</text:span><text:span text:style-name="T343">a</text:span><text:span text:style-name="T288"> carte IGN </text:span><text:span text:style-name="T343">des ruchers</text:span><text:span text:style-name="T288"> uniquement</text:span></text:p>
          <text:list>
            <text:list-item>
              <text:p text:style-name="P635">cliquer sur le bouton "Ouvrir le calcul d’itinéraire"</text:p>
            </text:list-item>
            <text:list-item>
              <text:p text:style-name="P635">saisir le point de départ et le point d’arrivée par adresse ou en cliquant sur la carte, <text:span text:style-name="T534">vous pouvez ajouter des étapes en cliquant sur le "+"</text:span></text:p>
            </text:list-item>
            <text:list-item>
              <text:p text:style-name="P635">choisir le mode de transport : voiture ou piéton</text:p>
            </text:list-item>
            <text:list-item>
              <text:p text:style-name="P635">choisir le mode de calcul : plus rapide ou plus court</text:p>
            </text:list-item>
            <text:list-item>
              <text:p text:style-name="P635">cliquer sur <text:span text:style-name="T358">"C</text:span>alculer<text:span text:style-name="T358">"</text:span></text:p>
            </text:list-item>
            <text:list-item>
              <text:p text:style-name="P636">l’itinéraire s’affiche sur la carte dans une couche "Itinéraire"</text:p>
            </text:list-item>
            <text:list-item>
              <text:p text:style-name="P636">le détail des directions est visible dans la fenêtre de "<text:span text:style-name="T359">C</text:span>alcul d’itinéraire"</text:p>
            </text:list-item>
            <text:list-item>
              <text:p text:style-name="P637">un clic sur un des tronçons de l’itinéraire sur la carte affiche son numéro d’ordre, sa longueur et le temps de parcours </text:p>
            </text:list-item>
          </text:list>
        </text:list-item>
        <text:list-item>
          <text:p text:style-name="P634"><text:span text:style-name="T532">Coordonnées (latitude, longitude et altitude) </text:span>d’un point <text:span text:style-name="T288">pour les cartes IGN uniquement</text:span></text:p>
        </text:list-item>
        <text:list-item>
          <text:p text:style-name="P614"><text:soft-page-break/><text:span text:style-name="T344">Barre de recherche : elle</text:span> permet de positionner la carte à partir de la saisie d’un localisant dont la position sera retournée par le service de géocodage de l’IGN.</text:p>
        </text:list-item>
      </text:list>
      <text:p text:style-name="P121"><text:a xlink:type="simple" xlink:href="https://geoservices.ign.fr/documentation/services/utilisation-web/extension-pour-openlayers" text:style-name="Internet_20_link" text:visited-style-name="Visited_20_Internet_20_Link">https://geoservices.ign.fr/documentation/services/utilisation-web/extension-pour-openlayers</text:a></text:p>
      <text:p text:style-name="P121"><text:a xlink:type="simple" xlink:href="https://www.openstreetmap.org/" text:style-name="Internet_20_link" text:visited-style-name="Visited_20_Internet_20_Link">https://www.openstreetmap.org/</text:a></text:p>
      <text:p text:style-name="P146"><text:span text:style-name="T309">Pour information l’outil d’affichage des cartes</text:span> : <text:a xlink:type="simple" xlink:href="https://openlayers.org/" text:style-name="Internet_20_link" text:visited-style-name="Visited_20_Internet_20_Link">https://openlayers.org/</text:a></text:p>
      <text:p text:style-name="P146"/>
      <text:h text:style-name="P357" text:outline-level="2"><text:bookmark-start text:name="__RefNumPara__4764_801375353"/><text:bookmark-start text:name="__RefHeading___Toc4624_1171273416"/>Tableaux dynamiques<text:bookmark-end text:name="__RefNumPara__4764_801375353"/><text:bookmark-end text:name="__RefHeading___Toc4624_1171273416"/></text:h>
      <text:p text:style-name="P145">Les tableaux qui présentent des options de tri, de recherche… tels que les principales listes sont gérées par un outil nommé "<text:a xlink:type="simple" xlink:href="https://datatables.net/" text:style-name="Internet_20_link" text:visited-style-name="Visited_20_Internet_20_Link">DataTables</text:a>".</text:p>
      <text:p text:style-name="P148">Les boutons en tête des tableaux</text:p>
      <text:p text:style-name="P149"><text:span text:style-name="T29">CSV </text:span>: export du tableau complet au format CSV (Comma Separated Values pour un tableur). Vous pourrez ouvrir le tableau dans votre tableur préféré tel que Calc de LibreOffice.</text:p>
      <text:p text:style-name="P149"><text:span text:style-name="T29">PDF :</text:span> export au format PDF</text:p>
      <text:p text:style-name="P156"><text:span text:style-name="T29">Imprimer </text:span>: <text:span text:style-name="T296">Affiche dans votre navigateur internet un onglet contenant uniquement le tableau et appelle la fonction d’impression du navigateur.</text:span></text:p>
      <text:p text:style-name="P156"><text:span text:style-name="T29">Colonnes </text:span>: <text:span text:style-name="T297">Permet de masquer ou afficher les colonnes du tableau.</text:span></text:p>
      <text:p text:style-name="P150">Pagination</text:p>
      <text:p text:style-name="P151"><text:span text:style-name="T298">Afficher </text:span>: permet de choisir le nombre de lignes affichés par page. En bas du tableau vous avez les informations sur la page et les lignes affichées ainsi que des numéros vous permettant de changer de page.</text:p>
      <text:p text:style-name="P152">Filtrage</text:p>
      <text:p text:style-name="P151"><text:span text:style-name="T29">Recherche </text:span>: <text:span text:style-name="T299">La recherche se fait dans tout le tableau et dans toutes ses colonnes. </text:span><text:span text:style-name="T300">Les lignes qui satisfont les critères de recherche sont affichées. Vous pouvez saisir plusieurs mots de recherche, l’ordre n’est pas pris en compte. Au fur et à mesure que vous tapez des caractères la recherche s’exécute. </text:span><text:span text:style-name="T613">La recherche n’est pas sensible à la casse (minuscules et majuscules). </text:span><text:span text:style-name="T300">Si vous tapez du texte entre des guillemets doubles ("), la phrase exacte entre guillemets sera recherchée. </text:span><text:span text:style-name="T613">En mettant un tiret devant un mot vous aurez toutes les lignes qui ne contiennent pas ce mot. Par exemple -Click affiche les lignes qui ne contiennent pas le mot "click".</text:span></text:p>
      <text:p text:style-name="P309"><text:span text:style-name="T29">Recherche par colonne</text:span> : les listes principales, ruches, hausses, essaims présentent des champs de recherche par colonne en bas des tableaux.</text:p>
      <text:p text:style-name="P150">Tri</text:p>
      <text:p text:style-name="P155">En cliquant sur les <text:span text:style-name="T29">flèches</text:span> dans l’en-tête des colonnes du tableau vous triez le tableau suivant les éléments de cette colonne. <text:span text:style-name="T530">Un deuxième clic pour trier dans le sens inverse. </text:span><text:span text:style-name="T301">Vous pouvez faire du tri multi-colonnes en utilisant "Majuscule Clic" pour définir la colonne de tri secondaire, puis tertiaire...</text:span></text:p>
      <text:p text:style-name="P150"><text:soft-page-break/>Sélection de lignes</text:p>
      <text:p text:style-name="P154">Certains tableaux permettent la <text:span text:style-name="T29">sélection de lignes</text:span> pour appliquer ensuite une action aux éléments désignés par ces lignes. </text:p>
      <text:p text:style-name="P154">Par exemple, pour la liste des ruches vous pouvez sélectionner des lignes puis cliquer sur le bouton "Ajouter des événements Commentaire". </text:p>
      <text:p text:style-name="P154">Pour sélectionner ou désélectionner une ligne, cliquer dans une zone de cette ligne qui n’est pas un lien. Vous pouvez cliquer sur une ligne, puis utiliser "Majuscule Clic" pour sélectionner un ensemble de lignes entre ces deux clics.</text:p>
      <text:h text:style-name="P358" text:outline-level="2"><text:bookmark-start text:name="__RefHeading___Toc5493_2176436653"/><text:bookmark-start text:name="__RefNumPara__5490_2176436653"/>Notifications par email<text:bookmark-end text:name="__RefHeading___Toc5493_2176436653"/><text:bookmark-end text:name="__RefNumPara__5490_2176436653"/></text:h>
      <text:p text:style-name="P180">En utilisant les événements commentaire ruche, essaim, hausse ou rucher, vous pouvez <text:span text:style-name="T387">activer des notifications par email.</text:span></text:p>
      <text:p text:style-name="P197"><text:span text:style-name="T371">Créez un événement commentaire </text:span><text:span text:style-name="T370"><text:s/>ruche, essaim, hausse ou rucher </text:span><text:span text:style-name="T371">et</text:span> dans le formulaire de l’événement <text:span text:style-name="T371">saisissez</text:span> :</text:p>
      <text:list text:style-name="L80">
        <text:list-item>
          <text:p text:style-name="P638"><text:span text:style-name="T372">dans le champ date, </text:span>une date postérieure à la date courante</text:p>
        </text:list-item>
        <text:list-item>
          <text:p text:style-name="P638"><text:span text:style-name="T372">dans le champ Notification, </text:span>le nombre de jours avant cette date pour vous envoyer des notifications <text:span text:style-name="T376">par email</text:span>. Ces notifications seront répétées les jours suivants jusqu’à la date de la tâche.</text:p>
        </text:list-item>
      </text:list>
      <text:p text:style-name="P223">Le menu Événement/Notifications liste les événements <text:span text:style-name="T439">"Commentaire" </text:span>avec des notifications actives. <text:span text:style-name="T377">E</text:span>n cochant la case "Tous" cela les liste tous <text:span text:style-name="T425">(même ceux dont la notification est échue).</text:span></text:p>
      <text:p text:style-name="P225">Les événements Commentaire sont aussi <text:span text:style-name="T423">affichés par le menu "</text:span><text:span text:style-name="T424">Événements/</text:span><text:span text:style-name="T427">Tous".</text:span></text:p>
      <text:p text:style-name="P198">La liste de<text:span text:style-name="T375">s adresses</text:span> email des destinataires ainsi que l’objet, l’en-tête et le pied de l’email sont paramétrés dans le logiciel.</text:p>
      <text:p text:style-name="P208">Vous pouvez ajouter un signe "-" devant le nombre <text:span text:style-name="T514">de jours</text:span>, les notifications <text:span text:style-name="T387">commenceront à la date de l’événement et jusqu’à cette date plus le nombre de jours saisi.</text:span></text:p>
      <text:p text:style-name="P208"/>
      <text:h text:style-name="Heading_20_2" text:outline-level="2"><text:bookmark-start text:name="__RefNumPara__5794_4003007640"/><text:bookmark-start text:name="__RefHeading___Toc6776_4003007640"/>Événement<text:span text:style-name="T396">s</text:span><text:bookmark-end text:name="__RefNumPara__5794_4003007640"/><text:bookmark-end text:name="__RefHeading___Toc6776_4003007640"/></text:h>
      <text:p text:style-name="P256">Cette annexe précise pour tous les types d’événement : comment ils sont créés, quels sont les champs initialisés à la création et quels sont les champs obligatoires.</text:p>
      <text:h text:style-name="Heading_20_3" text:outline-level="3"><text:bookmark-start text:name="__RefHeading___Toc6778_4003007640"/>Ajout dans rucher<text:bookmark-end text:name="__RefHeading___Toc6778_4003007640"/></text:h>
      <text:p text:style-name="P215">Créé quand on met une ruche dans un rucher :</text:p>
      <text:list text:style-name="L81">
        <text:list-item>
          <text:p text:style-name="P639"><text:span text:style-name="T553">P</text:span>age détail Ruche : "Changer de Rucher"</text:p>
        </text:list-item>
        <text:list-item>
          <text:p text:style-name="P639"><text:span text:style-name="T553">P</text:span>age détail Rucher : "Ajouter des Ruches"</text:p>
        </text:list-item>
        <text:list-item>
          <text:p text:style-name="P640"><text:span text:style-name="T553">L</text:span>ors de la création d’une ruche (dans le rucher Dépôt) <text:span text:style-name="T461">avec commentaire "Création de la ruche" </text:span><text:span text:style-name="T416">sans </text:span><text:span text:style-name="T458">rucher de provenance</text:span><text:span text:style-name="T416">.</text:span></text:p>
        </text:list-item>
        <text:list-item>
          <text:p text:style-name="P640"><text:soft-page-break/><text:span text:style-name="T553">L</text:span>ors du clonage de ruches (dans le rucher de la ruche clonée) <text:span text:style-name="T415">avec commentaire "Clone ruche xx", </text:span><text:span text:style-name="T459">sans essaim et sans rucher de provenance.</text:span></text:p>
        </text:list-item>
        <text:list-item>
          <text:p text:style-name="P641">Lors de la dispersion d’un essaim, avec choix de l’option "Retour de la ruche au Dépot" avec commentaire "Dispersion essaim xx".</text:p>
        </text:list-item>
      </text:list>
      <text:p text:style-name="P230"><text:span text:style-name="T398">Champs initialisés : </text:span><text:span text:style-name="T475">date, type, </text:span><text:span text:style-name="T399">r</text:span><text:span text:style-name="T370">uche, </text:span><text:span text:style-name="T406">essaim (si il y a un essaim dans la ruche), </text:span><text:span text:style-name="T370">rucher, </text:span><text:span text:style-name="T400">champ valeur nom du rucher d’où provient la ruche.</text:span><text:span text:style-name="T370"> </text:span></text:p>
      <text:p text:style-name="P231">Champs obligatoires : date, type, ruche, rucher</text:p>
      <text:p text:style-name="P210">Ces événements sont utilisés pour l’historique des transhuma<text:span text:style-name="T414">n</text:span>ces <text:span text:style-name="T440">(Page Essaims ou pages détail Essaim).</text:span></text:p>
      <text:h text:style-name="Heading_20_3" text:outline-level="3"><text:bookmark-start text:name="__RefHeading___Toc6780_4003007640"/>Essaim mis dans ruche<text:tab/><text:bookmark-end text:name="__RefHeading___Toc6780_4003007640"/></text:h>
      <text:p text:style-name="P218">Créé <text:span text:style-name="T413">par :</text:span></text:p>
      <text:list text:style-name="L82">
        <text:list-item>
          <text:p text:style-name="P642"><text:span text:style-name="T418">page détail e</text:span><text:span text:style-name="T473">ssaim :</text:span><text:span text:style-name="T418"> </text:span><text:span text:style-name="T417">"</text:span><text:span text:style-name="T413">A</text:span><text:span text:style-name="T417">ssocie</text:span><text:span text:style-name="T413">r</text:span><text:span text:style-name="T417"> avec une ruche"</text:span></text:p>
        </text:list-item>
        <text:list-item>
          <text:p text:style-name="P643">page détail essaim : "Disperser/Remérer" si on choisit un essaim dans le champ Remérage du formulaire.</text:p>
        </text:list-item>
        <text:list-item>
          <text:p text:style-name="P644">Page détail essaim : "Cloner" si on indique un nom d’essaim suivi d’un nom de ruche. L’essaim créé est mis dans cette ruche et l’événement associé est créé.</text:p>
        </text:list-item>
      </text:list>
      <text:p text:style-name="P194"><text:span text:style-name="T398">Champs initialisés : </text:span><text:span text:style-name="T476">date, type, </text:span>ruche, essaim, rucher, <text:span text:style-name="T401">commentaire.</text:span></text:p>
      <text:p text:style-name="P232">Champs obligatoires : <text:span text:style-name="T476">date, type, </text:span>essaim, ruche</text:p>
      <text:h text:style-name="Heading_20_3" text:outline-level="3"><text:bookmark-start text:name="__RefHeading___Toc6782_4003007640"/>Ajout hausse<text:bookmark-end text:name="__RefHeading___Toc6782_4003007640"/></text:h>
      <text:p text:style-name="P209">Créé quand on ajoute une hausse sur une ruche :<text:span text:style-name="T413"> "Ajouter/Retirer/Réordonner des hausses" dans la page détail ruche.</text:span></text:p>
      <text:p text:style-name="P193"><text:span text:style-name="T398">Champs initialisés : </text:span><text:span text:style-name="T477">date, type, </text:span>hausse, ruche, essaim, rucher, valeur ordre <text:span text:style-name="T399">de la hausse </text:span>sur <text:span text:style-name="T454">la</text:span> ruche.</text:p>
      <text:p text:style-name="P233">Champs obligatoires : date, type, hausse, ruche</text:p>
      <text:p text:style-name="P193"><text:span text:style-name="T431">À saisir : </text:span><text:span text:style-name="T434">date</text:span><text:span text:style-name="T453"> et commentaire</text:span>.</text:p>
      <text:h text:style-name="Heading_20_3" text:outline-level="3"><text:bookmark-start text:name="__RefHeading___Toc6784_4003007640"/>Retrait hausse<text:bookmark-end text:name="__RefHeading___Toc6784_4003007640"/></text:h>
      <text:p text:style-name="P214">Créé quand on retire une hausse d’une ruche : <text:span text:style-name="T413">"Ajouter/Retirer/Réordonner des hausses" dans la page détail ruche.</text:span></text:p>
      <text:p text:style-name="P192"><text:span text:style-name="T398">Champs initialisés : </text:span><text:span text:style-name="T478">date, type, </text:span>hausse, ruche, essaim, rucher, valeur ordre <text:span text:style-name="T454">que la hausse avait </text:span>sur <text:span text:style-name="T471">l</text:span><text:span text:style-name="T454">a</text:span> ruche</text:p>
      <text:p text:style-name="P234">Champs obligatoires : date, type, hausse, ruche</text:p>
      <text:p text:style-name="P192"><text:span text:style-name="T431">À saisir : </text:span><text:span text:style-name="T434">date</text:span><text:span text:style-name="T453"> et commentaire</text:span>.</text:p>
      <text:h text:style-name="Heading_20_3" text:outline-level="3"><text:bookmark-start text:name="__RefHeading___Toc6786_4003007640"/>Remplissage hausse<text:bookmark-end text:name="__RefHeading___Toc6786_4003007640"/></text:h>
      <text:p text:style-name="P211">Créé par "Ajouter un événement <text:span text:style-name="T412">Remplissage</text:span>" dans la page détail <text:span text:style-name="T412">hausse</text:span>.</text:p>
      <text:p text:style-name="P191"><text:soft-page-break/><text:span text:style-name="T398">Champs initialisés : </text:span><text:span text:style-name="T479">date, type, </text:span>hausse, ruche, essaim, rucher.</text:p>
      <text:p text:style-name="P235">Champs obligatoires : date, type, hausse.</text:p>
      <text:p text:style-name="P191"><text:span text:style-name="T431">À saisir : </text:span><text:span text:style-name="T434">date,</text:span><text:span text:style-name="T431"> </text:span>valeur <text:span text:style-name="T470">en % du</text:span><text:span text:style-name="T429"> </text:span>remplissage, <text:span text:style-name="T402">commentaire.</text:span></text:p>
      <text:h text:style-name="Heading_20_3" text:outline-level="3"><text:bookmark-start text:name="__RefHeading___Toc6788_4003007640"/>Essaim traitement<text:bookmark-end text:name="__RefHeading___Toc6788_4003007640"/></text:h>
      <text:p text:style-name="P212">Créé par </text:p>
      <text:list text:style-name="L83">
        <text:list-item>
          <text:p text:style-name="P645"><text:span text:style-name="T409">"Ajouter un événement </text:span><text:span text:style-name="T412">T</text:span><text:span text:style-name="T410">raitement</text:span><text:span text:style-name="T409">" dans la page détail essaim, </text:span><text:span text:style-name="T410">option "Essaim traitement" dans le formulaire.</text:span></text:p>
        </text:list-item>
        <text:list-item>
          <text:p text:style-name="P645"><text:span text:style-name="T409">"Ajouter </text:span><text:span text:style-name="T419">des</text:span><text:span text:style-name="T409"> événement</text:span><text:span text:style-name="T419">s</text:span><text:span text:style-name="T409"> </text:span><text:span text:style-name="T412">T</text:span><text:span text:style-name="T410">raitement</text:span><text:span text:style-name="T409">" dans la page </text:span><text:span text:style-name="T419">liste des essaims.</text:span></text:p>
        </text:list-item>
      </text:list>
      <text:p text:style-name="P190"><text:span text:style-name="T398">Champs initialisés : </text:span><text:span text:style-name="T480">date, type, </text:span>ruche, essaim, rucher.</text:p>
      <text:p text:style-name="P236">Champs obligatoires : date, type, <text:span text:style-name="T480">essaim.</text:span></text:p>
      <text:p text:style-name="P190"><text:span text:style-name="T431">À saisir</text:span> <text:span text:style-name="T469">date, </text:span>val<text:span text:style-name="T403">eur éventuelle </text:span><text:span text:style-name="T429">de </text:span><text:span text:style-name="T403">quantité de produit </text:span><text:span text:style-name="T407">ajoutée, </text:span><text:span text:style-name="T469">commentaire.</text:span></text:p>
      <text:p text:style-name="P220"><text:span text:style-name="T422">Ces événements sont a</text:span>ffichés par le menu Événements/<text:span text:style-name="T426">Traitement.</text:span></text:p>
      <text:h text:style-name="Heading_20_3" text:outline-level="3"><text:bookmark-start text:name="__RefHeading___Toc6790_4003007640"/>Essaim fin traitement<text:bookmark-end text:name="__RefHeading___Toc6790_4003007640"/></text:h>
      <text:p text:style-name="P212">Créé par </text:p>
      <text:list xml:id="list1701804026" text:style-name="L84">
        <text:list-item>
          <text:p text:style-name="P646"><text:span text:style-name="T409">"Ajouter un événement </text:span><text:span text:style-name="T412">T</text:span><text:span text:style-name="T410">raitement</text:span><text:span text:style-name="T409">" dans la page détail essaim, </text:span><text:span text:style-name="T410">option "Essaim fin traitement" dans le formulaire.</text:span></text:p>
        </text:list-item>
        <text:list-item>
          <text:p text:style-name="P646"><text:span text:style-name="T409">"Ajouter </text:span><text:span text:style-name="T419">des</text:span><text:span text:style-name="T409"> événement</text:span><text:span text:style-name="T419">s</text:span><text:span text:style-name="T409"> </text:span><text:span text:style-name="T412">T</text:span><text:span text:style-name="T410">raitement</text:span><text:span text:style-name="T409">" dans la page </text:span><text:span text:style-name="T419">liste des essaims, </text:span><text:span text:style-name="T410">option "Essaim fin </text:span><text:span text:style-name="T419">du </text:span><text:span text:style-name="T410">traitement" dans le formulaire.</text:span></text:p>
        </text:list-item>
      </text:list>
      <text:p text:style-name="P189"><text:span text:style-name="T398">Champs initialisés : </text:span><text:span text:style-name="T481">date, type, </text:span>ruche, essaim, rucher.</text:p>
      <text:p text:style-name="P237">Champs obligatoires : date, type, <text:span text:style-name="T480">essaim.</text:span></text:p>
      <text:p text:style-name="P189"><text:span text:style-name="T431">À saisir : </text:span><text:span text:style-name="T433">date,</text:span> valeur <text:span text:style-name="T403">éventuelle</text:span> <text:span text:style-name="T403">quantité retirée, </text:span><text:span text:style-name="T468">commentaire.</text:span></text:p>
      <text:p text:style-name="P220"><text:span text:style-name="T422">Ces événements sont a</text:span>ffichés par le menu Événements/<text:span text:style-name="T426">Traitement en cochant la case "Tous" au dessus de la liste.</text:span></text:p>
      <text:h text:style-name="Heading_20_3" text:outline-level="3"><text:bookmark-start text:name="__RefHeading___Toc6792_4003007640"/>Essaim sucre<text:bookmark-end text:name="__RefHeading___Toc6792_4003007640"/></text:h>
      <text:p text:style-name="P213">Créé par </text:p>
      <text:list text:style-name="L85">
        <text:list-item>
          <text:p text:style-name="P647"><text:span text:style-name="T409">"Ajouter un événement </text:span><text:span text:style-name="T412">S</text:span><text:span text:style-name="T411">ucre</text:span><text:span text:style-name="T409">" dans la page détail essaim.</text:span></text:p>
        </text:list-item>
      </text:list>
      <text:list text:continue-list="list1701804026" text:style-name="L84">
        <text:list-item>
          <text:p text:style-name="P648"><text:span text:style-name="T409">"Ajouter </text:span><text:span text:style-name="T419">des</text:span><text:span text:style-name="T409"> événement</text:span><text:span text:style-name="T419">s</text:span><text:span text:style-name="T409"> </text:span><text:span text:style-name="T412">S</text:span><text:span text:style-name="T411">ucre</text:span><text:span text:style-name="T409">" dans la page </text:span><text:span text:style-name="T419">liste des essaims</text:span><text:span text:style-name="T410">.</text:span></text:p>
        </text:list-item>
      </text:list>
      <text:p text:style-name="P188"><text:span text:style-name="T398">Champs initialisés : </text:span><text:span text:style-name="T482">date, type, </text:span>ruche, essaim, rucher.</text:p>
      <text:p text:style-name="P238">Champs obligatoires : date, type, <text:span text:style-name="T480">essaim.</text:span></text:p>
      <text:p text:style-name="P188"><text:span text:style-name="T431">À</text:span><text:span text:style-name="T436"> saisir : </text:span><text:span text:style-name="T437">date,</text:span> valeur poids <text:span text:style-name="T408">de </text:span>sucre ajouté <text:span text:style-name="T420">(ou retiré si négatif), </text:span><text:span text:style-name="T467">commentaire.</text:span></text:p>
      <text:p text:style-name="P219"><text:span text:style-name="T422">Ces événements sont a</text:span>ffichés par le menu Événements/Sucre avec poids total (prenant en compte un filtrage par Recherche <text:span text:style-name="T422">ou dates</text:span>).</text:p>
      <text:h text:style-name="Heading_20_3" text:outline-level="3"><text:bookmark-start text:name="__RefHeading___Toc6794_4003007640"/><text:soft-page-break/>Commentaire ruche<text:bookmark-end text:name="__RefHeading___Toc6794_4003007640"/></text:h>
      <text:p text:style-name="P213">Créé par </text:p>
      <text:list text:style-name="L86">
        <text:list-item>
          <text:p text:style-name="P652"><text:span text:style-name="T409">"Ajouter un événement </text:span><text:span text:style-name="T411">Commentaire </text:span><text:span text:style-name="T370">ruche</text:span><text:span text:style-name="T409">" dans la page détail </text:span><text:span text:style-name="T370">ruche</text:span><text:span text:style-name="T409">.</text:span></text:p>
        </text:list-item>
        <text:list-item>
          <text:p text:style-name="P649"><text:span text:style-name="T409">"Ajouter </text:span><text:span text:style-name="T419">des</text:span><text:span text:style-name="T409"> événement</text:span><text:span text:style-name="T419">s</text:span><text:span text:style-name="T409"> </text:span><text:span text:style-name="T411">Commentaire</text:span><text:span text:style-name="T409">" dans la page </text:span><text:span text:style-name="T419">liste des </text:span><text:span text:style-name="T451">ruches</text:span><text:span text:style-name="T410">.</text:span></text:p>
        </text:list-item>
      </text:list>
      <text:p text:style-name="P187"><text:span text:style-name="T398">Champs initialisés : </text:span><text:span text:style-name="T483">date, type, </text:span>ruche, essaim, rucher.</text:p>
      <text:p text:style-name="P239">Champs obligatoires : date, type, <text:span text:style-name="T483">ruche</text:span><text:span text:style-name="T480">.</text:span></text:p>
      <text:p text:style-name="P187"><text:span text:style-name="T431">À saisir : </text:span><text:span text:style-name="T432">date,</text:span> valeur <text:span text:style-name="T438">du</text:span> <text:span text:style-name="T404">nombre</text:span> de jours pour notification <text:span text:style-name="T466">(v</text:span><text:span text:style-name="T408">oir annexe </text:span><text:span text:style-name="T408"><text:bookmark-ref text:reference-format="chapter" text:ref-name="__RefNumPara__5490_2176436653">11.3</text:bookmark-ref></text:span><text:span text:style-name="T466">) et commentaire.</text:span></text:p>
      <text:h text:style-name="Heading_20_3" text:outline-level="3"><text:bookmark-start text:name="__RefHeading___Toc6796_4003007640"/>Commentaire hausse<text:bookmark-end text:name="__RefHeading___Toc6796_4003007640"/></text:h>
      <text:p text:style-name="P213">Créé par </text:p>
      <text:list text:style-name="L87">
        <text:list-item>
          <text:p text:style-name="P653"><text:span text:style-name="T409">"Ajouter un événement </text:span><text:span text:style-name="T411">Commentaire </text:span><text:span text:style-name="T370">hausse</text:span><text:span text:style-name="T409">" dans la page détail </text:span><text:span text:style-name="T370">hausse</text:span><text:span text:style-name="T409">.</text:span></text:p>
        </text:list-item>
        <text:list-item>
          <text:p text:style-name="P650"><text:span text:style-name="T409">"Ajouter </text:span><text:span text:style-name="T419">des</text:span><text:span text:style-name="T409"> événement</text:span><text:span text:style-name="T419">s</text:span><text:span text:style-name="T409"> </text:span><text:span text:style-name="T411">Commentaire</text:span><text:span text:style-name="T409">" dans la page </text:span><text:span text:style-name="T419">liste des </text:span><text:span text:style-name="T451">hausses</text:span><text:span text:style-name="T410">.</text:span></text:p>
        </text:list-item>
      </text:list>
      <text:p text:style-name="P187"><text:span text:style-name="T398">Champs initialisés : </text:span><text:span text:style-name="T483">date, type,</text:span><text:span text:style-name="T398"> </text:span>ruche, essaim, rucher, hausse.</text:p>
      <text:p text:style-name="P239">Champs obligatoires : date, type, <text:span text:style-name="T483">hausse</text:span><text:span text:style-name="T480">.</text:span></text:p>
      <text:p text:style-name="P187"><text:span text:style-name="T431">À saisir : </text:span><text:span text:style-name="T432">date,</text:span> valeur <text:span text:style-name="T438">du</text:span> <text:span text:style-name="T404">nombre</text:span> de jours pour notification <text:span text:style-name="T466">(v</text:span><text:span text:style-name="T408">oir annexe </text:span><text:span text:style-name="T408"><text:bookmark-ref text:reference-format="chapter" text:ref-name="__RefNumPara__5490_2176436653">11.3</text:bookmark-ref></text:span><text:span text:style-name="T466">) et commentaire.</text:span></text:p>
      <text:h text:style-name="Heading_20_3" text:outline-level="3"><text:bookmark-start text:name="__RefHeading___Toc6798_4003007640"/>Commentaire essaim<text:bookmark-end text:name="__RefHeading___Toc6798_4003007640"/></text:h>
      <text:p text:style-name="P213">Créé par </text:p>
      <text:list text:style-name="L88">
        <text:list-item>
          <text:p text:style-name="P654"><text:span text:style-name="T409">"Ajouter un événement </text:span><text:span text:style-name="T411">Commentaire essaim</text:span><text:span text:style-name="T409">" dans la page détail essaim.</text:span></text:p>
        </text:list-item>
        <text:list-item>
          <text:p text:style-name="P651"><text:span text:style-name="T409">"Ajouter </text:span><text:span text:style-name="T419">des</text:span><text:span text:style-name="T409"> événement</text:span><text:span text:style-name="T419">s</text:span><text:span text:style-name="T409"> </text:span><text:span text:style-name="T411">Commentaire</text:span><text:span text:style-name="T409">" dans la page </text:span><text:span text:style-name="T419">liste des essaims</text:span><text:span text:style-name="T410">.</text:span></text:p>
        </text:list-item>
      </text:list>
      <text:p text:style-name="P181"><text:span text:style-name="T409">Créé par "Ajouter un événement </text:span><text:span text:style-name="T411">Commentaire essaim</text:span><text:span text:style-name="T409">" dans la page détail essaim.</text:span></text:p>
      <text:p text:style-name="P185"><text:span text:style-name="T398">Champs initialisés : </text:span><text:span text:style-name="T484">date, type, </text:span>ruche, essaim, rucher.</text:p>
      <text:p text:style-name="P240">Champs obligatoires : date, type, <text:span text:style-name="T484">essaim</text:span><text:span text:style-name="T480">.</text:span></text:p>
      <text:p text:style-name="P185"><text:span text:style-name="T431">À saisir : </text:span><text:span text:style-name="T432">date,</text:span> valeur <text:span text:style-name="T438">du</text:span> <text:span text:style-name="T404">nombre</text:span> de jours pour notification <text:span text:style-name="T466">(v</text:span><text:span text:style-name="T408">oir annexe </text:span><text:span text:style-name="T408"><text:bookmark-ref text:reference-format="chapter" text:ref-name="__RefNumPara__5490_2176436653">11.3</text:bookmark-ref></text:span><text:span text:style-name="T466">) et commentaire.</text:span></text:p>
      <text:h text:style-name="Heading_20_3" text:outline-level="3"><text:bookmark-start text:name="__RefHeading___Toc6800_4003007640"/>Commentaire rucher<text:tab/><text:tab/><text:bookmark-end text:name="__RefHeading___Toc6800_4003007640"/></text:h>
      <text:p text:style-name="P228"><text:span text:style-name="T409">Créé par "Ajouter un événement </text:span><text:span text:style-name="T411">Commentaire </text:span><text:span text:style-name="T370">rucher</text:span><text:span text:style-name="T409">" dans la page détail </text:span><text:span text:style-name="T370">rucher</text:span><text:span text:style-name="T409">.</text:span></text:p>
      <text:p text:style-name="P184"><text:span text:style-name="T398">Champs initialisés : </text:span><text:span text:style-name="T485">date, type, </text:span>rucher.</text:p>
      <text:p text:style-name="P241">Champs obligatoires : date, type, <text:span text:style-name="T485">rucher</text:span><text:span text:style-name="T480">.</text:span></text:p>
      <text:p text:style-name="P184"><text:span text:style-name="T431">À saisir : </text:span><text:span text:style-name="T432">date,</text:span> valeur <text:span text:style-name="T438">du</text:span> <text:span text:style-name="T404">nombre</text:span> de jours pour notification <text:span text:style-name="T466">(v</text:span><text:span text:style-name="T408">oir annexe </text:span><text:span text:style-name="T408"><text:bookmark-ref text:reference-format="chapter" text:ref-name="__RefNumPara__5490_2176436653">11.3</text:bookmark-ref></text:span><text:span text:style-name="T466">) et commentaire.</text:span></text:p>
      <text:h text:style-name="Heading_20_3" text:outline-level="3"><text:bookmark-start text:name="__RefHeading___Toc6804_4003007640"/>Poids de la ruche<text:bookmark-end text:name="__RefHeading___Toc6804_4003007640"/></text:h>
      <text:p text:style-name="P182"><text:span text:style-name="T409">Créé par "Ajouter un événement </text:span><text:span text:style-name="T412">Pesée"</text:span><text:span text:style-name="T409"> dans la page détail essaim.</text:span></text:p>
      <text:p text:style-name="P183"><text:span text:style-name="T398">Champs initialisés : </text:span><text:span text:style-name="T486">date, type,</text:span><text:span text:style-name="T398"> </text:span>ruche, essaim, rucher.</text:p>
      <text:p text:style-name="P242">Champs obligatoires : date, type, <text:s/><text:span text:style-name="T486">essaim</text:span><text:span text:style-name="T480">.</text:span></text:p>
      <text:p text:style-name="P183"><text:soft-page-break/><text:span text:style-name="T464">À</text:span><text:span text:style-name="T428"> saisir :</text:span> <text:span text:style-name="T465">date, </text:span>valeur poids de la ruche <text:span text:style-name="T465">et commentaire.</text:span></text:p>
      <text:p text:style-name="P222">Ces événements sont affichés par le menu "<text:span text:style-name="T424">Événements/</text:span>Poids ruche" avec le poids à vide de la ruche, le poids pesé et la différence.</text:p>
      <text:h text:style-name="Heading_20_3" text:outline-level="3"><text:bookmark-start text:name="__RefHeading___Toc6806_4003007640"/>Cadres de la ruche<text:bookmark-end text:name="__RefHeading___Toc6806_4003007640"/></text:h>
      <text:p text:style-name="P182"><text:span text:style-name="T409">Créé par "Ajouter un événement </text:span><text:span text:style-name="T412">Cadres"</text:span><text:span text:style-name="T409"> dans la page détail essaim.</text:span></text:p>
      <text:p text:style-name="P186"><text:span text:style-name="T398">Champs initialisés : </text:span><text:span text:style-name="T487">date, type, </text:span>ruche, essaim, rucher.</text:p>
      <text:p text:style-name="P243">Champs obligatoires : date, type, <text:s/><text:span text:style-name="T486">essaim</text:span><text:span text:style-name="T480">.</text:span></text:p>
      <text:p text:style-name="P186"><text:span text:style-name="T464">À</text:span><text:span text:style-name="T428"> saisir : </text:span><text:span text:style-name="T465">date, </text:span><text:span text:style-name="T428">v</text:span>aleur <text:span text:style-name="T404">nombre</text:span> <text:span text:style-name="T428">de </text:span>cadres, commentaires description <text:span text:style-name="T428">des</text:span> cadres</text:p>
      <text:p text:style-name="P221">Pour la description des cadres dans le commentaire vous pouvez utiliser les abréviations suggérées dans le formulaire :</text:p>
      <text:p text:style-name="P221">B bâti, G gaufré, A <text:span text:style-name="T463">A</text:span>morcé, M Miel, P Pollen, I <text:span text:style-name="T463">I</text:span>ndéterminé, V <text:span text:style-name="T463">V</text:span>ide, T par<text:span text:style-name="T463">T</text:span>ition, <text:span text:style-name="T463">O cO</text:span>uvain operculé, <text:span text:style-name="T463">U couvain </text:span>o<text:span text:style-name="T463">U</text:span>vert</text:p>
      <text:h text:style-name="P359" text:outline-level="2"><text:bookmark-start text:name="__RefNumPara__12171_3448406833"/><text:bookmark-start text:name="__RefHeading___Toc6328_3240219463"/>Mise à jour des distances entre ruchers<text:bookmark-end text:name="__RefNumPara__12171_3448406833"/><text:bookmark-end text:name="__RefHeading___Toc6328_3240219463"/></text:h>
      <text:p text:style-name="P280">La distance<text:span text:style-name="T580"> et le temps de déplacement en voiture </text:span>entre un rucher et le dépôt est affichée dans la page détail de ce rucher. <text:span text:style-name="T578">En cliquant sur cette distance on affiche la page de toutes les distances entre ce rucher et les autres. De</text:span><text:span text:style-name="T579">ux</text:span><text:span text:style-name="T578"> boutons, </text:span><text:span text:style-name="T579">"Calcul des nouvelles distances" et "Recalcul de toutes les distances"</text:span><text:span text:style-name="T578"> permettent de calculer ces distances, ils sont utiles :</text:span></text:p>
      <text:list text:style-name="L89">
        <text:list-item>
          <text:p text:style-name="P655">pour mettre à jour les distances si des ruchers ont été déplacés</text:p>
        </text:list-item>
        <text:list-item>
          <text:p text:style-name="P655">pour calculer les distances des nouveaux ruchers.</text:p>
        </text:list-item>
      </text:list>
      <text:p text:style-name="P216">Les distances entre rucher sont calculées par appel du service de calcul d’itinéraire de l’IGN :</text:p>
      <text:p text:style-name="P216"><text:a xlink:type="simple" xlink:href="https://geoservices.ign.fr/documentation/services/api-et-services-ogc/itineraires/documentation-du-service-du-calcul" text:style-name="Internet_20_link" text:visited-style-name="Visited_20_Internet_20_Link">https://geoservices.ign.fr/documentation/services/api-et-services-ogc/itineraires/documentation-du-service-du-calcul</text:a></text:p>
      <text:p text:style-name="P216">Attention <text:span text:style-name="T421">le traitement</text:span> est assez long <text:span text:style-name="T421">(</text:span><text:span text:style-name="T578">plusieurs dizaine de minutes, </text:span><text:span text:style-name="T421">appels du service de calcul de l’IGN).</text:span></text:p>
      <text:p text:style-name="P281"><text:span text:style-name="T430">À la fin du traitement la page d’accueil est affichée avec le message : Calcul des distances te</text:span><text:span text:style-name="T435">r</text:span><text:span text:style-name="T430">miné.</text:span></text:p>
      <text:h text:style-name="P360" text:outline-level="2"><text:bookmark-start text:name="__RefHeading___Toc6582_2903251251"/>Mise à jour des noms des ruchers dans les événements Ruche ajout Rucher<text:bookmark-end text:name="__RefHeading___Toc6582_2903251251"/></text:h>
      <text:p text:style-name="P229">Le champ valeur de ces événements contient le nom du rucher de provenance de la ruche.</text:p>
      <text:p text:style-name="P229">Pour mettre à jour tous les noms en cas de renommage d’un rucher par exemple, appeler :</text:p>
      <text:p text:style-name="P217"><text:a xlink:type="simple" xlink:href="https://UrlDeVotreApplicationRuches/rucher/majValeurEveRAR" text:style-name="Internet_20_link" text:visited-style-name="Visited_20_Internet_20_Link">https://UrlDeVotreApplicationRuches/<text:span text:style-name="T462">rucher/majValeurEveRAR</text:span></text:a></text:p>
      <text:p text:style-name="P267">Cette outil analyse toutes les mouvements de ruches dans les ruchers pour en déduire la provenance.</text:p>
      <text:p text:style-name="P229">Pour afficher la liste de <text:span text:style-name="T549">tous </text:span>ces événements, menu :</text:p>
      <text:p text:style-name="P229">Événements/Ajout Ruche <text:bookmark-ref text:reference-format="chapter" text:ref-name="__RefNumPara__7576_75810495">8.4.5</text:bookmark-ref></text:p>
      <text:p text:style-name="P266"><text:soft-page-break/>Voir aussi le détail des transhumances avec l’état des ruchers après chaque mouvement <text:bookmark-ref text:reference-format="chapter" text:ref-name="__RefNumPara__7578_75810495">6.7</text:bookmark-ref>.</text:p>
      <text:p text:style-name="P266">Et les transhumances pour un rucher <text:bookmark-ref text:reference-format="chapter" text:ref-name="__RefNumPara__7580_75810495">6.8.10</text:bookmark-ref>.</text:p>
      <text:h text:style-name="P361" text:outline-level="2"><text:bookmark-start text:name="__RefHeading___Toc7084_2659094818"/><text:bookmark-start text:name="__RefNumPara__7394_2659094818"/>Annoter les cartes OSM ou IGN<text:bookmark-end text:name="__RefHeading___Toc7084_2659094818"/><text:bookmark-end text:name="__RefNumPara__7394_2659094818"/></text:h>
      <text:p text:style-name="P252">Le bouton "Annoter la carte" est disponible sur les cartes OSM et IGN de la carte d’un rucher.</text:p>
      <text:p text:style-name="P250"><text:span text:style-name="T509">Les "Outils de création" p</text:span>ermet<text:span text:style-name="T509">tent</text:span> de dessiner avec un texte de description :</text:p>
      <text:list text:style-name="L90">
        <text:list-item>
          <text:p text:style-name="P656">des marqueurs :<text:span text:style-name="T510"> "Placer des points"</text:span>,</text:p>
        </text:list-item>
        <text:list-item>
          <text:p text:style-name="P656">des polylignes :<text:span text:style-name="T510"> "Dessiner des lignes",</text:span></text:p>
        </text:list-item>
        <text:list-item>
          <text:p text:style-name="P656">des polygones :<text:span text:style-name="T510"> "Dessiner des polygones".</text:span></text:p>
        </text:list-item>
      </text:list>
      <text:p text:style-name="P250">Le texte <text:span text:style-name="T510">de description</text:span> <text:span text:style-name="T509">peut être</text:span> affiché par un clic droit sur le dessin.</text:p>
      <text:p text:style-name="P251">Les "Outils d’édition" permettent de modifier ces dessins :</text:p>
      <text:list text:style-name="L91">
        <text:list-item>
          <text:p text:style-name="P657">"Éditer des tracés" pour déplacer les points, ou les sommets des polylignes et des polygones,</text:p>
        </text:list-item>
        <text:list-item>
          <text:p text:style-name="P657">"Modifier l’apparence des objets" pour </text:p>
          <text:list>
            <text:list-item>
              <text:p text:style-name="P657">modifier la couleur ou la taille des marqueurs, </text:p>
            </text:list-item>
            <text:list-item>
              <text:p text:style-name="P657">modifier la couleur ou l’épaisseur des polylignes,</text:p>
            </text:list-item>
            <text:list-item>
              <text:p text:style-name="P657">modifier la couleur (trait ou remplissage) ou l’épaisseur des traits des polygones.</text:p>
            </text:list-item>
          </text:list>
        </text:list-item>
        <text:list-item>
          <text:p text:style-name="P657">"Modifier les textes / Infos-bulles",</text:p>
        </text:list-item>
        <text:list-item>
          <text:p text:style-name="P657">"Supprimer des objets".</text:p>
        </text:list-item>
      </text:list>
      <text:p text:style-name="P110"><text:span text:style-name="T509">Pour conserver le dessin, il faut l’enregistrer</text:span> en base en cliquant sur le bouton "Enregistrer".</text:p>
      <text:h text:style-name="P362" text:outline-level="2"><text:bookmark-start text:name="__RefHeading___Toc8328_3166814798"/><text:bookmark-start text:name="__RefNumPara__8142_3166814798"/>Géolocalisation<text:bookmark-end text:name="__RefHeading___Toc8328_3166814798"/><text:bookmark-end text:name="__RefNumPara__8142_3166814798"/></text:h>
      <text:p text:style-name="P276">Le bouton géolocalisation est utilisable avec un appareil (smartphone) muni d’un GPS. Il faut activer le GPS et autoriser son accès au navigateur utilisé.</text:p>
      <text:p text:style-name="P276">Poser le téléphone à l’endroit à géolocaliser, cliquer sur le bouton Géolocalisation. Si la géolocalisation réussi<text:span text:style-name="T558">t</text:span>, les coordonnées du point sont affichées, puis un repère est déposé sur la carte. <text:span text:style-name="T512">Un clic droit sur ce repère affiche ses coordonnées (latitude, longitude).</text:span></text:p>
      <text:p text:style-name="P276">Ce repère peut être utilisé immédiatement pour y déplacer une ruche ou l’entrée du rucher.</text:p>
      <text:p text:style-name="P276">Ce repère est aussi reconnu par les outils de dessin <text:span text:style-name="T512">(voir </text:span><text:span text:style-name="T512"><text:bookmark-ref text:reference-format="chapter" text:ref-name="__RefNumPara__7394_2659094818">11.7</text:bookmark-ref></text:span><text:span text:style-name="T512">), ce qui permet de le déplacer, de changer sa taille, sa couleur, le texte de description. On peut aussi le supprimer. Utiliser le bouton "Enregistrer" pour le sauvegarder en base.</text:span></text:p>
      <text:h text:style-name="P363" text:outline-level="2"><text:bookmark-start text:name="__RefNumPara__14404_1842270800"/><text:bookmark-start text:name="__RefHeading___Toc14005_1842270800"/>Graphiques chartjs<text:bookmark-end text:name="__RefNumPara__14404_1842270800"/><text:bookmark-end text:name="__RefHeading___Toc14005_1842270800"/></text:h>
      <text:p text:style-name="P319">La plupart des graphiques (sauf l’arbre de descendances) sont réalisés à l’aide de <text:a xlink:type="simple" xlink:href="https://www.chartjs.org/" text:style-name="Internet_20_link" text:visited-style-name="Visited_20_Internet_20_Link">chartjs</text:a>.</text:p>
      <text:p text:style-name="P319"><text:soft-page-break/>La légende affiche les noms des items affichés. En cliquant <text:s/>sur un de ces noms, on masque l’item dans le dessin qui est alors redessiné sans cet élément. <text:span text:style-name="T628">Le nom de l’élément est barré dans la légende.</text:span></text:p>
      <text:p text:style-name="P319">En mettant le curseur sur un des éléments du graphique ou un des points d’une courbe on affiche une fenêtre donnant des informations détaillées sur cet élément.</text:p>
      <text:p text:style-name="P321">Pour les courbes, on peut zoomer/dézoomer avec la molette de la souris. Une fois zoomé on peut faire déplacer la courbe <text:span text:style-name="T629">en cliquant sur le graphique et en déplaçant la souris</text:span> (panoramique).</text:p>
      <text:p text:style-name="P322">Toutes ces commandes sont aussi disponibles sur un smartphone.</text:p>
      <text:p text:style-name="P320">D’autres contrôles peuvent exister dans la fenêtre : </text:p>
      <text:list text:style-name="L92">
        <text:list-item>
          <text:p text:style-name="P658">pour les courbes afficher ou non les échelles et retour au zoom initial.</text:p>
        </text:list-item>
        <text:list-item>
          <text:p text:style-name="P658">pour le camembert de production des essaims pour une récolte, par exemple, on a une liste des ruchers concernés qui permet de limiter le graphique aux essaims d’un seul rucher.</text:p>
        </text:list-item>
      </text:list>
      <text:p text:style-name="P320"/>
      <text:p text:style-name="P320"/>
      <text:p text:style-name="P2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729fcf"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4-08-31T14:09:31.097024130</dc:date>
    <meta:editing-duration>P2DT14H54M25S</meta:editing-duration>
    <meta:editing-cycles>1346</meta:editing-cycles>
    <meta:generator>LibreOffice/24.2.5.2$Linux_X86_64 LibreOffice_project/420$Build-2</meta:generator>
    <dc:title>Ruches : Doc</dc:title>
    <meta:document-statistic meta:table-count="0" meta:image-count="0" meta:object-count="0" meta:page-count="64" meta:paragraph-count="1504" meta:word-count="19458" meta:character-count="111660" meta:non-whitespace-character-count="94369"/>
  </office:meta>
</office:document-meta>
</file>